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136cm"/>
    </style:style>
    <style:style style:name="co2" style:family="table-column">
      <style:table-column-properties fo:break-before="auto" style:column-width="14.822cm"/>
    </style:style>
    <style:style style:name="co3" style:family="table-column">
      <style:table-column-properties fo:break-before="auto" style:column-width="5.2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ro3" style:family="table-row">
      <style:table-row-properties style:row-height="0.827cm" fo:break-before="auto" style:use-optimal-row-height="false"/>
    </style:style>
    <style:style style:name="ro4" style:family="table-row">
      <style:table-row-properties style:row-height="1.221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601cm" fo:break-before="auto" style:use-optimal-row-height="false"/>
    </style:style>
    <style:style style:name="ro7" style:family="table-row">
      <style:table-row-properties style:row-height="0.901cm" fo:break-before="auto" style:use-optimal-row-height="false"/>
    </style:style>
    <style:style style:name="ro8" style:family="table-row">
      <style:table-row-properties style:row-height="2.01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864cm" fo:break-before="auto" style:use-optimal-row-height="false"/>
    </style:style>
    <style:style style:name="ro11" style:family="table-row">
      <style:table-row-properties style:row-height="0.506cm" fo:break-before="auto" style:use-optimal-row-height="false"/>
    </style:style>
    <style:style style:name="ro12" style:family="table-row">
      <style:table-row-properties style:row-height="1.616cm" fo:break-before="auto" style:use-optimal-row-height="true"/>
    </style:style>
    <style:style style:name="ro13" style:family="table-row">
      <style:table-row-properties style:row-height="0.884cm" fo:break-before="auto" style:use-optimal-row-height="false"/>
    </style:style>
    <style:style style:name="ro14" style:family="table-row">
      <style:table-row-properties style:row-height="0.545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1.316cm" fo:break-before="auto" style:use-optimal-row-height="false"/>
    </style:style>
    <style:style style:name="ro17" style:family="table-row">
      <style:table-row-properties style:row-height="0.732cm" fo:break-before="auto" style:use-optimal-row-height="false"/>
    </style:style>
    <style:style style:name="ro18" style:family="table-row">
      <style:table-row-properties style:row-height="1.147cm" fo:break-before="auto" style:use-optimal-row-height="false"/>
    </style:style>
    <style:style style:name="ro19" style:family="table-row">
      <style:table-row-properties style:row-height="0.808cm" fo:break-before="auto" style:use-optimal-row-height="false"/>
    </style:style>
    <style:style style:name="ro20" style:family="table-row">
      <style:table-row-properties style:row-height="0.751cm" fo:break-before="auto" style:use-optimal-row-height="false"/>
    </style:style>
    <style:style style:name="ro21" style:family="table-row">
      <style:table-row-properties style:row-height="0.958cm" fo:break-before="auto" style:use-optimal-row-height="false"/>
    </style:style>
    <style:style style:name="ro22" style:family="table-row">
      <style:table-row-properties style:row-height="0.845cm" fo:break-before="auto" style:use-optimal-row-height="false"/>
    </style:style>
    <style:style style:name="ro23" style:family="table-row">
      <style:table-row-properties style:row-height="1.446cm" fo:break-before="auto" style:use-optimal-row-height="false"/>
    </style:style>
    <style:style style:name="ro24" style:family="table-row">
      <style:table-row-properties style:row-height="2.027cm" fo:break-before="auto" style:use-optimal-row-height="true"/>
    </style:style>
    <style:style style:name="ro25" style:family="table-row">
      <style:table-row-properties style:row-height="1.034cm" fo:break-before="auto" style:use-optimal-row-height="false"/>
    </style:style>
    <style:style style:name="ro26" style:family="table-row">
      <style:table-row-properties style:row-height="1.203cm" fo:break-before="auto" style:use-optimal-row-height="false"/>
    </style:style>
    <style:style style:name="ro27" style:family="table-row">
      <style:table-row-properties style:row-height="1.108cm" fo:break-before="auto" style:use-optimal-row-height="false"/>
    </style:style>
    <style:style style:name="ro28" style:family="table-row">
      <style:table-row-properties style:row-height="1.296cm" fo:break-before="auto" style:use-optimal-row-height="false"/>
    </style:style>
    <style:style style:name="ro29" style:family="table-row">
      <style:table-row-properties style:row-height="1.804cm" fo:break-before="auto" style:use-optimal-row-height="false"/>
    </style:style>
    <style:style style:name="ro30" style:family="table-row">
      <style:table-row-properties style:row-height="1.655cm" fo:break-before="auto" style:use-optimal-row-height="false"/>
    </style:style>
    <style:style style:name="ro31" style:family="table-row">
      <style:table-row-properties style:row-height="0.639cm" fo:break-before="auto" style:use-optimal-row-height="false"/>
    </style:style>
    <style:style style:name="ro32" style:family="table-row">
      <style:table-row-properties style:row-height="1.259cm" fo:break-before="auto" style:use-optimal-row-height="false"/>
    </style:style>
    <style:style style:name="ro33" style:family="table-row">
      <style:table-row-properties style:row-height="0.469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09cm" fo:break-before="auto" style:use-optimal-row-height="false"/>
    </style:style>
    <style:style style:name="ro36" style:family="table-row">
      <style:table-row-properties style:row-height="0.997cm" fo:break-before="auto" style:use-optimal-row-height="false"/>
    </style:style>
    <style:style style:name="ro37" style:family="table-row">
      <style:table-row-properties style:row-height="1.353cm" fo:break-before="auto" style:use-optimal-row-height="false"/>
    </style:style>
    <style:style style:name="ro38" style:family="table-row">
      <style:table-row-properties style:row-height="2.406cm" fo:break-before="auto" style:use-optimal-row-height="true"/>
    </style:style>
    <style:style style:name="ro39" style:family="table-row">
      <style:table-row-properties style:row-height="0.788cm" fo:break-before="auto" style:use-optimal-row-height="false"/>
    </style:style>
    <style:style style:name="ro40" style:family="table-row">
      <style:table-row-properties style:row-height="4.791cm" fo:break-before="auto" style:use-optimal-row-height="true"/>
    </style:style>
    <style:style style:name="ro41" style:family="table-row">
      <style:table-row-properties style:row-height="1.974cm" fo:break-before="auto" style:use-optimal-row-height="false"/>
    </style:style>
    <style:style style:name="ro42" style:family="table-row">
      <style:table-row-properties style:row-height="0.921cm" fo:break-before="auto" style:use-optimal-row-height="false"/>
    </style:style>
    <style:style style:name="ro43" style:family="table-row">
      <style:table-row-properties style:row-height="1.01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rotation-align="top"/>
      <style:text-properties fo:font-weight="bold" style:font-weight-asian="bold" style:font-weight-complex="bold"/>
    </style:style>
    <style:style style:name="ce2" style:family="table-cell" style:parent-style-name="Default">
      <style:table-cell-properties style:text-align-source="fix" style:repeat-content="false" fo:wrap-option="wrap" style:rotation-align="top"/>
      <style:paragraph-properties fo:text-align="center" fo:margin-left="0cm"/>
    </style:style>
    <style:style style:name="ce7" style:family="table-cell" style:parent-style-name="Default">
      <style:table-cell-properties fo:wrap-option="wrap" style:rotation-align="top"/>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P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ce7"/>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APU KOLKI HIRKA</text:p>
          </table:table-cell>
          <table:table-cell table:number-columns-repeated="4"/>
        </table:table-row>
        <table:table-row table:style-name="ro1">
          <table:table-cell table:style-name="ce2" office:value-type="string" calcext:value-type="string">
            <text:p>HUK</text:p>
          </table:table-cell>
          <table:table-cell table:style-name="ce2" office:value-type="string" calcext:value-type="string">
            <text:p>UNO</text:p>
          </table:table-cell>
          <table:table-cell table:style-name="ce5" office:value-type="string" calcext:value-type="string">
            <text:p>HUK</text:p>
          </table:table-cell>
          <table:table-cell table:number-columns-repeated="2"/>
        </table:table-row>
        <table:table-row table:style-name="ro2">
          <table:table-cell office:value-type="string" calcext:value-type="string">
            <text:p>Kay ampi Qanchis Qochapa kuchunkunachoo wishikuna kushitsikur pintikachaqta rikarmi, maakurillaa awkisyay taripaamanqanta.</text:p>
          </table:table-cell>
          <table:table-cell office:value-type="string" calcext:value-type="string">
            <text:p>Esta noche en que veo saltar y retozar esos becerritos contagiando su alegría junto a las aguas de Qanchis Qocha, la gran laguna de siete colores, reparo en que de verdad ya estoy viejo.</text:p>
          </table:table-cell>
          <table:table-cell table:style-name="ce7" office:value-type="string" calcext:value-type="string">
            <text:p>Kay ampi Qanchis Quchapa kuchunkunachaw wishikuna kushitsikur pintikachaqta rikarmi, maakurillaa awkisyay taripaamanqanta.</text:p>
          </table:table-cell>
          <table:table-cell office:value-type="string" calcext:value-type="string">
            <text:p>AKH-001</text:p>
          </table:table-cell>
          <table:table-cell/>
        </table:table-row>
        <table:table-row table:style-name="ro2">
          <table:table-cell office:value-type="string" calcext:value-type="string">
            <text:p>Hirkakunapis awkisyaayaami, umaakunachoo, shunquukunachoo yarpakachaykunata, llakikuykunata hatishqa...</text:p>
          </table:table-cell>
          <table:table-cell office:value-type="string" calcext:value-type="string">
            <text:p>Los cerros también pues envejecemos, colmado nuestra memoria, nuestro corazón de pensamientos y recuerdos... </text:p>
          </table:table-cell>
          <table:table-cell table:style-name="ce7" office:value-type="string" calcext:value-type="string">
            <text:p>Hirkakunapis awkisyaayaami, umaakunachaw, shunquukunachaw yarpakachaykunata, llakikuykunata hatishqa...</text:p>
          </table:table-cell>
          <table:table-cell office:value-type="string" calcext:value-type="string">
            <text:p>AKH-002</text:p>
          </table:table-cell>
          <table:table-cell/>
        </table:table-row>
        <table:table-row table:style-name="ro2">
          <table:table-cell office:value-type="string" calcext:value-type="string">
            <text:p>Noqa awkis Kolki Hirkam kaa, Tayta Apu Amarupa hatun hirkankunachoo yachaq.</text:p>
          </table:table-cell>
          <table:table-cell office:value-type="string" calcext:value-type="string">
            <text:p>Yo soy el viejo Kolki Hirka, la montaña o cerro de plata, habitante de estas inmensas cordilleras del dios serpiente Amaru.</text:p>
          </table:table-cell>
          <table:table-cell table:style-name="ce7" office:value-type="string" calcext:value-type="string">
            <text:p>Nuqa awkis Kolki Hirkam kaa, Tayta Apu Amarupa hatun hirkankunachaw yachaq.</text:p>
          </table:table-cell>
          <table:table-cell office:value-type="string" calcext:value-type="string">
            <text:p>AKH-003</text:p>
          </table:table-cell>
          <table:table-cell/>
        </table:table-row>
        <table:table-row table:style-name="ro1">
          <table:table-cell office:value-type="string" calcext:value-type="string">
            <text:p>Unay ayllurunakunapa kuyayninmi kaa; hatun Apu Wamaanin.</text:p>
          </table:table-cell>
          <table:table-cell office:value-type="string" calcext:value-type="string">
            <text:p>Soy el venerado de antiguos ayllus, su gran Apu o Dios montaña.</text:p>
          </table:table-cell>
          <table:table-cell table:style-name="ce7" office:value-type="string" calcext:value-type="string">
            <text:p>Unay ayllurunakunapa kuyayninmi kaa; hatun Apu Wamaanin.</text:p>
          </table:table-cell>
          <table:table-cell office:value-type="string" calcext:value-type="string">
            <text:p>AKH-004</text:p>
          </table:table-cell>
          <table:table-cell/>
        </table:table-row>
        <table:table-row table:style-name="ro3">
          <table:table-cell office:value-type="string" calcext:value-type="string">
            <text:p>Allipaqpis, mana allipaqpis, shonquuchoo qellayniita qararqoomi pitapis allipa mañakayaamaqtaqa.</text:p>
          </table:table-cell>
          <table:table-cell office:value-type="string" calcext:value-type="string">
            <text:p>Para bien o para mal, para fortuna o para desgracia, he brindado el mineral de mis entrañas a cuantos han venido a pedírmela con buen espíritu.</text:p>
          </table:table-cell>
          <table:table-cell table:style-name="ce7" office:value-type="string" calcext:value-type="string">
            <text:p>Allipaqpis, mana allipaqpis, shunquuchaw qillayniita qararqawmi pitapis allipa mañakayaamaqtaqa.</text:p>
          </table:table-cell>
          <table:table-cell office:value-type="string" calcext:value-type="string">
            <text:p>AKH-005</text:p>
          </table:table-cell>
          <table:table-cell/>
        </table:table-row>
        <table:table-row table:style-name="ro1">
          <table:table-cell office:value-type="string" calcext:value-type="string">
            <text:p>Imay patsapita?</text:p>
          </table:table-cell>
          <table:table-cell office:value-type="string" calcext:value-type="string">
            <text:p>¿Desde qué tiempos?</text:p>
          </table:table-cell>
          <table:table-cell table:style-name="ce7" office:value-type="string" calcext:value-type="string">
            <text:p>Imay patsapita?</text:p>
          </table:table-cell>
          <table:table-cell office:value-type="string" calcext:value-type="string">
            <text:p>AKH-006</text:p>
          </table:table-cell>
          <table:table-cell/>
        </table:table-row>
        <table:table-row table:style-name="ro1">
          <table:table-cell office:value-type="string" calcext:value-type="string">
            <text:p>Ayka pachakuti kanqanpita?</text:p>
          </table:table-cell>
          <table:table-cell office:value-type="string" calcext:value-type="string">
            <text:p>¿Desde cuántos pachacutis o grandes cambios?</text:p>
          </table:table-cell>
          <table:table-cell table:style-name="ce7" office:value-type="string" calcext:value-type="string">
            <text:p>Ayka pachakuti kanqanpita?</text:p>
          </table:table-cell>
          <table:table-cell office:value-type="string" calcext:value-type="string">
            <text:p>AKH-007</text:p>
          </table:table-cell>
          <table:table-cell/>
        </table:table-row>
        <table:table-row table:style-name="ro1">
          <table:table-cell office:value-type="string" calcext:value-type="string">
            <text:p>Imayka unay kaptinpis tsayta yarparaykaa kanantanoollam.</text:p>
          </table:table-cell>
          <table:table-cell office:value-type="string" calcext:value-type="string">
            <text:p>Como si fuera hoy nomás lo recuerdo a pesar del tiempo.</text:p>
          </table:table-cell>
          <table:table-cell table:style-name="ce7" office:value-type="string" calcext:value-type="string">
            <text:p>Imayka unay kaptinpis tsayta yarparaykaa kanantanawllam.</text:p>
          </table:table-cell>
          <table:table-cell office:value-type="string" calcext:value-type="string">
            <text:p>AKH-008</text:p>
          </table:table-cell>
          <table:table-cell/>
        </table:table-row>
        <table:table-row table:style-name="ro4">
          <table:table-cell office:value-type="string" calcext:value-type="string">
            <text:p>Kanan qellayniita ushakaatsiyanqanchoo; mina uryaq runakunapa waktsa kayninta, wambrankunata apakurkur aywakuyanqanta rikaarir; wanushqakuna llakipaq wayrachoo niyanqanta wiyaraarir, kikiillachoomi allaapa llakishqa yarpaarii…</text:p>
          </table:table-cell>
          <table:table-cell table:style-name="ce4" office:value-type="string" calcext:value-type="string">
            <text:p>Y ahora que han agotado el mineral que pude ofrecerles, viendo cómo se marchan los obreros mineros con sus hijos y sus pobrezas; escuchando las voces de los muertos en el viento inundándome con su nostalgia, dentro de mí recuerdo…</text:p>
          </table:table-cell>
          <table:table-cell table:style-name="ce7" office:value-type="string" calcext:value-type="string">
            <text:p>Kanan qillayniita ushakaatsiyanqanchaw; mina uryaq runakunapa waktsa kayninta, wambrankunata apakurkur aywakuyanqanta rikaarir; wanushqakuna llakipaq wayrachaw niyanqanta wiyaraarir, kikiillachawmi allaapa llakishqa yarpaarii…</text:p>
          </table:table-cell>
          <table:table-cell office:value-type="string" calcext:value-type="string">
            <text:p>AKH-009</text:p>
          </table:table-cell>
          <table:table-cell/>
        </table:table-row>
        <table:table-row table:style-name="ro5">
          <table:table-cell office:value-type="string" calcext:value-type="string">
            <text:p>Pasaypa unay patsachooqa Kuta Kancha ayllu runaakunam shayaamurqan; allaapa unaypita Mama Pachapaq qaraynin churaqkuna, nuqatapis hina unaypeq kuyamaqnii runakuna.</text:p>
          </table:table-cell>
          <table:table-cell table:style-name="ce4" office:value-type="string" calcext:value-type="string">
            <text:p>En los comienzos del tiempo vinieron los cutacanchinos; mis runas, personas de ayllu, que ofrendaban ya desde siempre a la Madre Tierra y que me veneraban desde tiempo.</text:p>
          </table:table-cell>
          <table:table-cell table:style-name="ce7" office:value-type="string" calcext:value-type="string">
            <text:p>Pasaypa unay patsachawqa Kuta Kancha ayllu runaakunam shayaamurqan; allaapa unaypita Mama Pachapaq qaraynin churaqkuna, nuqatapis hina unaypiq kuyamaqnii runakuna.</text:p>
          </table:table-cell>
          <table:table-cell office:value-type="string" calcext:value-type="string">
            <text:p>AKH-010</text:p>
          </table:table-cell>
          <table:table-cell/>
        </table:table-row>
        <table:table-row table:style-name="ro1">
          <table:table-cell office:value-type="string" calcext:value-type="string">
            <text:p>Kuyaynin Qanchis Qocha kinrayninpam llamankunata, wikuñankunata mitsiyaq paykuna.</text:p>
          </table:table-cell>
          <table:table-cell table:style-name="ce4" office:value-type="string" calcext:value-type="string">
            <text:p>En las praderas junto a su venerada laguna Qanchis Qocha pastaban ellos sus llamas y vicuñas.</text:p>
          </table:table-cell>
          <table:table-cell table:style-name="ce7" office:value-type="string" calcext:value-type="string">
            <text:p>Kuyaynin Qanchis Qucha kinrayninpam llamankunata, wikuñankunata mitsiyaq paykuna.</text:p>
          </table:table-cell>
          <table:table-cell office:value-type="string" calcext:value-type="string">
            <text:p>AKH-011</text:p>
          </table:table-cell>
          <table:table-cell/>
        </table:table-row>
        <table:table-row table:style-name="ro2">
          <table:table-cell office:value-type="string" calcext:value-type="string">
            <text:p>Tsay mitsiqninkunam tariyarqan qaqakuna raqranpa qellaynii pashtaykaqta; tayta Intiwan chipapaypa chipapaykaqta.</text:p>
          </table:table-cell>
          <table:table-cell table:style-name="ce4" office:value-type="string" calcext:value-type="string">
            <text:p>Sus pastores encontraron mi plata aflorando por las hendiduras de las rocas, brillando con los rayos del padre Sol.</text:p>
          </table:table-cell>
          <table:table-cell table:style-name="ce7" office:value-type="string" calcext:value-type="string">
            <text:p>Tsay mitsiqninkunam tariyarqan qaqakuna raqranpa qillaynii pashtaykaqta; tayta Intiwan chipapaypa chipapaykaqta.</text:p>
          </table:table-cell>
          <table:table-cell office:value-type="string" calcext:value-type="string">
            <text:p>AKH-012</text:p>
          </table:table-cell>
          <table:table-cell/>
        </table:table-row>
        <table:table-row table:style-name="ro2">
          <table:table-cell office:value-type="string" calcext:value-type="string">
            <text:p>Paykunan willakuyarqan yachaq awkinkunaman: “Tayta Kolki Hirkapa pachankunachoomi sellaama shumaq qellay chipapaakuykan”, nishpa.</text:p>
          </table:table-cell>
          <table:table-cell office:value-type="string" calcext:value-type="string">
            <text:p>Ellos avisaron de su hallazgo a sus mayores diciendo: “en las laderas del padre Kolki Hirka resplandece hermosamente la plata”.</text:p>
          </table:table-cell>
          <table:table-cell table:style-name="ce7" office:value-type="string" calcext:value-type="string">
            <text:p>Paykunan willakuyarqan yachaq awkinkunaman: “Tayta Kolki Hirkapa pachankunachawmi sellaama shumaq qillay chipapaakuykan”, nishpa.</text:p>
          </table:table-cell>
          <table:table-cell office:value-type="string" calcext:value-type="string">
            <text:p>AKH-013</text:p>
          </table:table-cell>
          <table:table-cell/>
        </table:table-row>
        <table:table-row table:style-name="ro1">
          <table:table-cell office:value-type="string" calcext:value-type="string">
            <text:p>Tsaymi ayllukarkur shayaamorqan.</text:p>
          </table:table-cell>
          <table:table-cell office:value-type="string" calcext:value-type="string">
            <text:p>Por eso vinieron todos juntándose.</text:p>
          </table:table-cell>
          <table:table-cell table:style-name="ce7" office:value-type="string" calcext:value-type="string">
            <text:p>Tsaymi ayllukarkur shayaamurqan.</text:p>
          </table:table-cell>
          <table:table-cell office:value-type="string" calcext:value-type="string">
            <text:p>AKH-014</text:p>
          </table:table-cell>
          <table:table-cell/>
        </table:table-row>
        <table:table-row table:style-name="ro2">
          <table:table-cell office:value-type="string" calcext:value-type="string">
            <text:p>Imatapis manaraq aylluyaptinmi, tayta Amaru, punuyninkunallachoo willapaanaq: “Tsay qellayta munarqa, tayta Kolki Hirkapaqmi qaraynin churayaapunayki”, nishpa.</text:p>
          </table:table-cell>
          <table:table-cell office:value-type="string" calcext:value-type="string">
            <text:p>Antes que recogieran mi plata, el Dios Amaru les había advertido en sus sueños diciendo: “Si desean esa plata, tienen que ponerle ofrendas al padre Kolki Hirka”.</text:p>
          </table:table-cell>
          <table:table-cell table:style-name="ce7" office:value-type="string" calcext:value-type="string">
            <text:p>Imatapis manaraq aylluyaptinmi, tayta Amaru, punuyninkunallachaw willapaanaq: “Tsay qillayta munarqa, tayta Kolki Hirkapaqmi qaraynin churayaapunayki”, nishpa.</text:p>
          </table:table-cell>
          <table:table-cell office:value-type="string" calcext:value-type="string">
            <text:p>AKH-015</text:p>
          </table:table-cell>
          <table:table-cell/>
        </table:table-row>
        <table:table-row table:style-name="ro1">
          <table:table-cell office:value-type="string" calcext:value-type="string">
            <text:p>Tsayta wiyaykurmi shayaamurqan qarayninkunawan, takinkunawan, tushoq runankunawan.</text:p>
          </table:table-cell>
          <table:table-cell office:value-type="string" calcext:value-type="string">
            <text:p>En cumplimiento de la advertencia vinieron con sus ofrendas, sus canciones y sus danzantes.</text:p>
          </table:table-cell>
          <table:table-cell table:style-name="ce7" office:value-type="string" calcext:value-type="string">
            <text:p>Tsayta wiyaykurmi shayaamurqan qarayninkunawan, takinkunawan, tushuq runankunawan.</text:p>
          </table:table-cell>
          <table:table-cell office:value-type="string" calcext:value-type="string">
            <text:p>AKH-016</text:p>
          </table:table-cell>
          <table:table-cell/>
        </table:table-row>
        <table:table-row table:style-name="ro5">
          <table:table-cell office:value-type="string" calcext:value-type="string">
            <text:p>Allaapa shumaqmi shaqshankuna tushuykayaamurqan, tinyankunawan, pinkullunkunawan, kuyaynin Qanchis Qochapa kuchunkunachoo, yakun chipapaykaptin.</text:p>
          </table:table-cell>
          <table:table-cell office:value-type="string" calcext:value-type="string">
            <text:p>En las orillas de su venerada Qanchis Qocha, ante sus aguas brillantes, hermoso danzaron sus shaqshas al compás de flautas y tambores.</text:p>
          </table:table-cell>
          <table:table-cell table:style-name="ce7" office:value-type="string" calcext:value-type="string">
            <text:p>Allaapa shumaqmi shaqshankuna tushuykayaamurqan, tinyankunawan, pinkullunkunawan, kuyaynin Qanchis Quchapa kuchunkunachaw, yakun chipapaykaptin.</text:p>
          </table:table-cell>
          <table:table-cell office:value-type="string" calcext:value-type="string">
            <text:p>AKH-017</text:p>
          </table:table-cell>
          <table:table-cell/>
        </table:table-row>
        <table:table-row table:style-name="ro6">
          <table:table-cell office:value-type="string" calcext:value-type="string">
            <text:p>Llapaa apu hirkakunapam nawiikunapis, rinriikunapis allaapa kushirirqan.</text:p>
          </table:table-cell>
          <table:table-cell office:value-type="string" calcext:value-type="string">
            <text:p>Harto se alegraron nuestros ojos, nuestros oídos de nosotros los dioses montañas.</text:p>
          </table:table-cell>
          <table:table-cell table:style-name="ce7" office:value-type="string" calcext:value-type="string">
            <text:p>Llapaa apu hirkakunapam nawiikunapis, rinriikunapis allaapa kushirirqan.</text:p>
          </table:table-cell>
          <table:table-cell office:value-type="string" calcext:value-type="string">
            <text:p>AKH-018</text:p>
          </table:table-cell>
          <table:table-cell/>
        </table:table-row>
        <table:table-row table:style-name="ro2">
          <table:table-cell office:value-type="string" calcext:value-type="string">
            <text:p>Tsay takikunata wiyar Tayta Amarupis allaapam kushirirqan hina; patsa rurinchoo hatun kuru kayninta kuyuqraaratsirqaran paypis.</text:p>
          </table:table-cell>
          <table:table-cell office:value-type="string" calcext:value-type="string">
            <text:p>Hasta el padre Amaru mucho se alegró al escuchar esos cantos; su ser de gran serpiente agitó en las profundidades de la tierra.</text:p>
          </table:table-cell>
          <table:table-cell table:style-name="ce7" office:value-type="string" calcext:value-type="string">
            <text:p>Tsay takikunata wiyar Tayta Amarupis allaapam kushirirqan hina; patsa rurinchaw hatun kuru kayninta kuyuqraaratsirqaran paypis.</text:p>
          </table:table-cell>
          <table:table-cell office:value-type="string" calcext:value-type="string">
            <text:p>AKH-019</text:p>
          </table:table-cell>
          <table:table-cell/>
        </table:table-row>
        <table:table-row table:style-name="ro4">
          <table:table-cell office:value-type="string" calcext:value-type="string">
            <text:p>Tsaypitanam churarayaamurqan qeñwakuna, oqshakuna kinrayman qarayninta: kukata, aswata, tukuy laaya shumaq harata, mishkiq llullu papata, kantuta waytakunata, chasqa mikuykunatapis.</text:p>
          </table:table-cell>
          <table:table-cell office:value-type="string" calcext:value-type="string">
            <text:p>Luego colocaron sus ofrendas dentro de los quenuales y plantas de ichu: coca, chicha, hermosos granos de maíz de diferentes colores, dulces y hermosas papas tiernas, flores de kantuta, hasta comidas preparadas.</text:p>
          </table:table-cell>
          <table:table-cell table:style-name="ce7" office:value-type="string" calcext:value-type="string">
            <text:p>Tsaypitanam churarayaamurqan qiñwakuna, uqshakuna kinrayman qarayninta: kukata, aswata, tukuy laaya shumaq harata, mishkiq llullu papata, kantuta waytakunata, chasqa mikuykunatapis.</text:p>
          </table:table-cell>
          <table:table-cell office:value-type="string" calcext:value-type="string">
            <text:p>AKH-020</text:p>
          </table:table-cell>
          <table:table-cell/>
        </table:table-row>
        <table:table-row table:style-name="ro2">
          <table:table-cell office:value-type="string" calcext:value-type="string">
            <text:p>“Tayta Apu Kolki Hirka,</text:p>
            <text:p/>
          </table:table-cell>
          <table:table-cell office:value-type="string" calcext:value-type="string">
            <text:p>“Padre Dios Kolki Hirka,</text:p>
          </table:table-cell>
          <table:table-cell table:style-name="ce7" office:value-type="string" calcext:value-type="string">
            <text:p>“Tayta Apu Kolki Hirka,</text:p>
          </table:table-cell>
          <table:table-cell office:value-type="string" calcext:value-type="string">
            <text:p>AKH-021</text:p>
          </table:table-cell>
          <table:table-cell/>
        </table:table-row>
        <table:table-row table:style-name="ro1">
          <table:table-cell office:value-type="string" calcext:value-type="string">
            <text:p>Qaraynikim apallaayamurqoo;</text:p>
          </table:table-cell>
          <table:table-cell office:value-type="string" calcext:value-type="string">
            <text:p>Ofrendas te hemos traído;</text:p>
          </table:table-cell>
          <table:table-cell table:style-name="ce7" office:value-type="string" calcext:value-type="string">
            <text:p>Qarayniykim apallaayamurquu;</text:p>
          </table:table-cell>
          <table:table-cell office:value-type="string" calcext:value-type="string">
            <text:p>AKH-022</text:p>
          </table:table-cell>
          <table:table-cell/>
        </table:table-row>
        <table:table-row table:style-name="ro1">
          <table:table-cell office:value-type="string" calcext:value-type="string">
            <text:p>Kukata, aswata, mikuykunata.</text:p>
          </table:table-cell>
          <table:table-cell office:value-type="string" calcext:value-type="string">
            <text:p>Coca, chicha, alimentos.</text:p>
          </table:table-cell>
          <table:table-cell table:style-name="ce7" office:value-type="string" calcext:value-type="string">
            <text:p>Kukata, aswata, mikuykunata.</text:p>
          </table:table-cell>
          <table:table-cell office:value-type="string" calcext:value-type="string">
            <text:p>AKH-023</text:p>
          </table:table-cell>
          <table:table-cell/>
        </table:table-row>
        <table:table-row table:style-name="ro1">
          <table:table-cell office:value-type="string" calcext:value-type="string">
            <text:p>Qellaynikita qaraykayaamay, taytallay...”</text:p>
          </table:table-cell>
          <table:table-cell table:style-name="Default" office:value-type="string" calcext:value-type="string">
            <text:p>Regálanos tu plata, padre... ”</text:p>
          </table:table-cell>
          <table:table-cell table:style-name="ce7" office:value-type="string" calcext:value-type="string">
            <text:p>Qillayniykita qaraykayaamay, taytallay...”</text:p>
          </table:table-cell>
          <table:table-cell office:value-type="string" calcext:value-type="string">
            <text:p>AKH-024</text:p>
          </table:table-cell>
          <table:table-cell/>
        </table:table-row>
        <table:table-row table:style-name="ro1">
          <table:table-cell office:value-type="string" calcext:value-type="string">
            <text:p>Tsaymi noqaqa achka qellayniita pashtaratsipurqaa.</text:p>
          </table:table-cell>
          <table:table-cell table:style-name="Default" office:value-type="string" calcext:value-type="string">
            <text:p>Entonces hice que mi plata brotara abundante.</text:p>
          </table:table-cell>
          <table:table-cell table:style-name="ce7" office:value-type="string" calcext:value-type="string">
            <text:p>Tsaymi nuqaqa achka qillayniita pashtaratsipurqaa.</text:p>
          </table:table-cell>
          <table:table-cell office:value-type="string" calcext:value-type="string">
            <text:p>AKH-025</text:p>
          </table:table-cell>
          <table:table-cell/>
        </table:table-row>
        <table:table-row table:style-name="ro1">
          <table:table-cell office:value-type="string" calcext:value-type="string">
            <text:p>Kushikuymi urya kaq tsay patsachaw.</text:p>
          </table:table-cell>
          <table:table-cell table:style-name="Default" office:value-type="string" calcext:value-type="string">
            <text:p>El trabajo era alegría en aquellos tiempos.</text:p>
          </table:table-cell>
          <table:table-cell table:style-name="ce7" office:value-type="string" calcext:value-type="string">
            <text:p>Kushikuymi urya kaq tsay patsachaw.</text:p>
          </table:table-cell>
          <table:table-cell office:value-type="string" calcext:value-type="string">
            <text:p>AKH-026</text:p>
          </table:table-cell>
          <table:table-cell/>
        </table:table-row>
        <table:table-row table:style-name="ro1">
          <table:table-cell office:value-type="string" calcext:value-type="string">
            <text:p>Kallpankunawan yanapanakur, kushikuypa uryarmi qellayta raslla aylluriyarqan.</text:p>
          </table:table-cell>
          <table:table-cell office:value-type="string" calcext:value-type="string">
            <text:p>Uniendo sus fuerzas y trabajando con alegría recogieron mi plata.</text:p>
          </table:table-cell>
          <table:table-cell table:style-name="ce7" office:value-type="string" calcext:value-type="string">
            <text:p>Kallpankunawan yanapanakur, kushikuypa uryarmi qillayta raslla aylluriyarqan.</text:p>
          </table:table-cell>
          <table:table-cell office:value-type="string" calcext:value-type="string">
            <text:p>AKH-027</text:p>
          </table:table-cell>
          <table:table-cell/>
        </table:table-row>
        <table:table-row table:style-name="ro7">
          <table:table-cell office:value-type="string" calcext:value-type="string">
            <text:p>Tsaypitanam takiraakun apakuyarqan qellayniita, Qanchis <text:s/>Qochapeq yarqoq Tampu mayu uranpa.</text:p>
          </table:table-cell>
          <table:table-cell office:value-type="string" calcext:value-type="string">
            <text:p>Luego danzando se llevaron el metal hacia su ayllu bajando por las orillas del río Tampu que sale de Qanchis Qocha.</text:p>
          </table:table-cell>
          <table:table-cell table:style-name="ce7" office:value-type="string" calcext:value-type="string">
            <text:p>Tsaypitanam takiraakun apakuyarqan qillayniita, Qanchis <text:s/>Quchapiq yarquq Tampu mayu uranpa.</text:p>
          </table:table-cell>
          <table:table-cell office:value-type="string" calcext:value-type="string">
            <text:p>AKH-028</text:p>
          </table:table-cell>
          <table:table-cell/>
        </table:table-row>
        <table:table-row table:style-name="ro8">
          <table:table-cell office:value-type="string" calcext:value-type="string">
            <text:p>Markanman chaarirnam wayra tullpankunachoo ñanpuyaaratsir, ichikllallan qellaypeq shumaq murukunata, waatakunata ruraykur, Mama Pachapaq, noqakuna apukunapaq, Qanchis Qochapaq, churayaamurqan, tamya kananpaq, mikuy achka kananpaq, waatankuna mirananpaq; ari paykunaqa Tampu mayu aywaqchoo quñu patsapita rara punakamam murupakuyaq, waatapakuyaq.</text:p>
          </table:table-cell>
          <table:table-cell office:value-type="string" calcext:value-type="string">
            <text:p>Llegado a su pueblo, fundiéndola en sus hornos de viento, hacían frutos y animalitos de plata que colocaban como ofrenda a la Madre Tierra, a nosotros sus dioses, a su Qanchis Qocha, para que haya lluvias, para que fructificaran sus campos de cultivo, para que se multiplicaran sus animales.</text:p>
          </table:table-cell>
          <table:table-cell table:style-name="ce7" office:value-type="string" calcext:value-type="string">
            <text:p>Markanman chaarirnam wayra tullpankunachaw ñanpuyaaratsir, ichikllallan qillaypiq shumaq murukunata, waatakunata ruraykur, Mama Pachapaq, nuqakuna apukunapaq, Qanchis Quchapaq, churayaamurqan, tamya kananpaq, mikuy achka kananpaq, waatankuna mirananpaq; ari paykunaqa Tampu mayu aywaqchaw quñu patsapita rara punakamam murupakuyaq, waatapakuyaq.</text:p>
          </table:table-cell>
          <table:table-cell office:value-type="string" calcext:value-type="string">
            <text:p>AKH-029</text:p>
          </table:table-cell>
          <table:table-cell/>
        </table:table-row>
        <table:table-row table:style-name="ro9">
          <table:table-cell office:value-type="string" calcext:value-type="string">
            <text:p>Tsaynoo llapanta rurayarmi shumaq kawakuychoo kakuyaq: Mama Pachata kuyashpa, apukunata kuyashpa, Qanchis Qochata kuyashpa; llapan imaykachoopis yanapanakushpa, kushiypa uryashpa…</text:p>
          </table:table-cell>
          <table:table-cell office:value-type="string" calcext:value-type="string">
            <text:p>Pues ellos, en esa cuenca del río Tampu cultivaban y criaban sus animales desde las tierras cálidas de abajo hasta las frías punas de altura. Por hacerlo todo de ese modo ellos habían alcanzado el buen vivir; venerando a la Madre Tierra, a Qanchis Qocha, a los dioses montañas, ayudándose entre todos, trabajando con alegría… <text:s/></text:p>
          </table:table-cell>
          <table:table-cell table:style-name="ce7" office:value-type="string" calcext:value-type="string">
            <text:p>Tsaynaw llapanta rurayarmi shumaq kawakuychaw kakuyaq: Mama Pachata kuyashpa, apukunata kuyashpa, Qanchis Quchata kuyashpa; llapan imaykachawpis yanapanakushpa, kushiypa uryashpa…</text:p>
          </table:table-cell>
          <table:table-cell office:value-type="string" calcext:value-type="string">
            <text:p>AKH-030</text:p>
          </table:table-cell>
          <table:table-cell/>
        </table:table-row>
        <table:table-row table:style-name="ro10">
          <table:table-cell office:value-type="string" calcext:value-type="string">
            <text:p>Tsay patsapitam nuqa musyaq kaa imaykapis paykunapa umankunachoo kaqta, shunqunkunachoo kaqta.</text:p>
          </table:table-cell>
          <table:table-cell table:style-name="Default" office:value-type="string" calcext:value-type="string">
            <text:p>Desde esos lejanos tiempos conocía yo todo lo que ellos pensaban, todo lo que ellos sentían.</text:p>
          </table:table-cell>
          <table:table-cell table:style-name="ce7" office:value-type="string" calcext:value-type="string">
            <text:p>Tsay patsapitam nuqa musyaq kaa imaykapis paykunapa umankunachaw kaqta, shunqunkunachaw kaqta.</text:p>
          </table:table-cell>
          <table:table-cell office:value-type="string" calcext:value-type="string">
            <text:p>AKH-031</text:p>
          </table:table-cell>
          <table:table-cell/>
        </table:table-row>
        <table:table-row table:style-name="ro11">
          <table:table-cell office:value-type="string" calcext:value-type="string">
            <text:p>ISHKAY</text:p>
          </table:table-cell>
          <table:table-cell table:style-name="ce5" office:value-type="string" calcext:value-type="string">
            <text:p>DOS</text:p>
          </table:table-cell>
          <table:table-cell table:style-name="ce5" office:value-type="string" calcext:value-type="string">
            <text:p>ISHKAY</text:p>
          </table:table-cell>
          <table:table-cell table:number-columns-repeated="2"/>
        </table:table-row>
        <table:table-row table:style-name="ro1">
          <table:table-cell office:value-type="string" calcext:value-type="string">
            <text:p>Tsaypita unaynintanam karu marka runakuna shayaamurqan.</text:p>
          </table:table-cell>
          <table:table-cell table:style-name="Default" office:value-type="string" calcext:value-type="string">
            <text:p>Con el tiempo vinieron gentes de lejanos pueblos.</text:p>
          </table:table-cell>
          <table:table-cell table:style-name="ce7" office:value-type="string" calcext:value-type="string">
            <text:p>Tsaypita unaynintanam karu marka runakuna shayaamurqan.</text:p>
          </table:table-cell>
          <table:table-cell office:value-type="string" calcext:value-type="string">
            <text:p>AKH-032</text:p>
          </table:table-cell>
          <table:table-cell/>
        </table:table-row>
        <table:table-row table:style-name="ro4">
          <table:table-cell office:value-type="string" calcext:value-type="string">
            <text:p>Puntatam Chawinkuna, Tiyawanakukuna; hananmannam hatun Mama Qochapa kuchunchoo taaraq markakuna: Muchikkuna, Sipankuna, Parakaskuna, Chimukkuna, mana hutin yarpanqaa markakunapis.</text:p>
          </table:table-cell>
          <table:table-cell office:value-type="string" calcext:value-type="string">
            <text:p>Primero los Chavín, los Tiawanaco; luego de los pueblos junto a la Madre Mar: los Mochica, los Sipanes, los Paracas, los Chimús y otros pueblos cuyo nombre ya no recuerdo.</text:p>
          </table:table-cell>
          <table:table-cell table:style-name="ce7" office:value-type="string" calcext:value-type="string">
            <text:p>Puntatam Chawinkuna, Tiyawanakukuna; hananmannam hatun Mama Quchapa kuchunchaw taaraq markakuna: Muchikkuna, Sipankuna, Parakaskuna, Chimukkuna, mana hutin yarpanqaa markakunapis.</text:p>
          </table:table-cell>
          <table:table-cell office:value-type="string" calcext:value-type="string">
            <text:p>AKH-033</text:p>
          </table:table-cell>
          <table:table-cell/>
        </table:table-row>
        <table:table-row table:style-name="ro2">
          <table:table-cell office:value-type="string" calcext:value-type="string">
            <text:p>Kuta Kanchakunawanmi paykuna chaayaamoq, paykunapa noqa tayta Wamaanin kanqaata musyar.</text:p>
          </table:table-cell>
          <table:table-cell office:value-type="string" calcext:value-type="string">
            <text:p>Venían con los cutacanchinos sabedores que era su dios Wamani.</text:p>
          </table:table-cell>
          <table:table-cell table:style-name="ce7" office:value-type="string" calcext:value-type="string">
            <text:p>Kuta Kanchakunawanmi paykuna chaayaamuq, paykunapa nuqa tayta Wamaanin kanqaata musyar.</text:p>
          </table:table-cell>
          <table:table-cell office:value-type="string" calcext:value-type="string">
            <text:p>AKH-034</text:p>
          </table:table-cell>
          <table:table-cell/>
        </table:table-row>
        <table:table-row table:style-name="ro2">
          <table:table-cell office:value-type="string" calcext:value-type="string">
            <text:p>Tsay karu runakunapis hina apayaamuqmi qaraynii: mikuyninkunata, kukata, sellaama mishkiq Mama Qocha mullukunata, tayta Kamakoq Apu Wiraqochapa mikuyninta.</text:p>
          </table:table-cell>
          <table:table-cell table:style-name="Default" office:value-type="string" calcext:value-type="string">
            <text:p>También esos hombres de aquellos lejanos pueblos me traían ofrendas: alimentos, coca; también dulces conchas marinas, el alimento del gran padre creador Wiracocha.</text:p>
          </table:table-cell>
          <table:table-cell table:style-name="ce7" office:value-type="string" calcext:value-type="string">
            <text:p>Tsay karu runakunapis hina apayaamuqmi qaraynii: mikuyninkunata, kukata, sellaama mishkiq Mama Qucha mullukunata, tayta Kamakuq Apu Wiraquchapa mikuyninta.</text:p>
          </table:table-cell>
          <table:table-cell office:value-type="string" calcext:value-type="string">
            <text:p>AKH-035</text:p>
          </table:table-cell>
          <table:table-cell/>
        </table:table-row>
        <table:table-row table:style-name="ro9">
          <table:table-cell office:value-type="string" calcext:value-type="string">
            <text:p>Paykunaqa apayaamoqmi hina qaraynin Qanchis Qochapaqpis, llapan apukunapaqpis: tayta Waskaranpaqpis, tayta Allpamayupaqpis, tayta Yerupahápaqpis, tayta Katekiillapaqpis, tayta Libiaqpaqpis...</text:p>
          </table:table-cell>
          <table:table-cell office:value-type="string" calcext:value-type="string">
            <text:p>Pero también ofrendaban a la madre Qanchis Qocha, a los apus montañas: al Huascarán, al Alpamayo, al Yerupajá, al dios Katekilla, al dios Libiaq…</text:p>
          </table:table-cell>
          <table:table-cell table:style-name="ce7" office:value-type="string" calcext:value-type="string">
            <text:p>Paykunaqa apayaamuqmi hina qaraynin Qanchis Quchapaqpis, llapan apukunapaqpis: tayta Waskaranpaqpis, tayta Allpamayupaqpis, tayta Yerupahápaqpis, tayta Katekiillapaqpis, tayta Libiaqpaqpis...</text:p>
          </table:table-cell>
          <table:table-cell office:value-type="string" calcext:value-type="string">
            <text:p>AKH-036</text:p>
          </table:table-cell>
          <table:table-cell/>
        </table:table-row>
        <table:table-row table:style-name="ro5">
          <table:table-cell office:value-type="string" calcext:value-type="string">
            <text:p>Paykunapis hina alli tamyamunanpaq, Tampu Mayu imaypis mana tsakinanpaqmi mañakuyaq; tsaki aqushapa choopinkunachoo mikuykuna muruyanqanta waytatsiyaanampaq.</text:p>
          </table:table-cell>
          <table:table-cell office:value-type="string" calcext:value-type="string">
            <text:p>También ellos pedían lluvias, agua en abundancia para que nunca se secaran las aguas del río Tampu… para que florecieran los cultivos que habían sembrado en medio de los desiertos.</text:p>
          </table:table-cell>
          <table:table-cell table:style-name="ce7" office:value-type="string" calcext:value-type="string">
            <text:p>Paykunapis hina alli tamyamunanpaq, Tampu Mayu imaypis mana tsakinanpaqmi mañakuyaq; tsaki aqushapa chawpinkunachaw mikuykuna muruyanqanta waytatsiyaanampaq.</text:p>
          </table:table-cell>
          <table:table-cell office:value-type="string" calcext:value-type="string">
            <text:p>AKH-037</text:p>
          </table:table-cell>
          <table:table-cell/>
        </table:table-row>
        <table:table-row table:style-name="ro5">
          <table:table-cell office:value-type="string" calcext:value-type="string">
            <text:p>“Hatun Apu taytakuna,</text:p>
          </table:table-cell>
          <table:table-cell table:style-name="Default" office:value-type="string" calcext:value-type="string">
            <text:p>“Poderosos dioses montañas,</text:p>
          </table:table-cell>
          <table:table-cell table:style-name="ce7" office:value-type="string" calcext:value-type="string">
            <text:p>“Hatun Apu taytakuna,</text:p>
            <text:p/>
          </table:table-cell>
          <table:table-cell office:value-type="string" calcext:value-type="string">
            <text:p>AKH-038</text:p>
          </table:table-cell>
          <table:table-cell/>
        </table:table-row>
        <table:table-row table:style-name="ro1">
          <table:table-cell office:value-type="string" calcext:value-type="string">
            <text:p>Kay qaraykullaakunata chaskiykallaayaamay.</text:p>
          </table:table-cell>
          <table:table-cell table:style-name="Default" office:value-type="string" calcext:value-type="string">
            <text:p>Recíbannos nuestras ofrendas.</text:p>
          </table:table-cell>
          <table:table-cell table:style-name="ce7" office:value-type="string" calcext:value-type="string">
            <text:p>Kay qaraykullaakunata chaskiykallaayaamay.</text:p>
          </table:table-cell>
          <table:table-cell office:value-type="string" calcext:value-type="string">
            <text:p>AKH-039</text:p>
          </table:table-cell>
          <table:table-cell/>
        </table:table-row>
        <table:table-row table:style-name="ro1">
          <table:table-cell office:value-type="string" calcext:value-type="string">
            <text:p>Tamyallaakuna, yakullaakuna, <text:s/>waatallaakuna mirarinanpaq murullaakuna waytarinanpaq...</text:p>
          </table:table-cell>
          <table:table-cell table:style-name="Default" office:value-type="string" calcext:value-type="string">
            <text:p>Nuestra lluvia, nuestra agua, envíanos, para que se multipliquen nuestros animales, para que florezcan nuestros cultivos…</text:p>
          </table:table-cell>
          <table:table-cell table:style-name="ce7" office:value-type="string" calcext:value-type="string">
            <text:p>Tamyallaakuna, yakullaakuna, <text:s/>waatallaakuna mirarinanpaq murullaakuna waytarinanpaq...</text:p>
          </table:table-cell>
          <table:table-cell office:value-type="string" calcext:value-type="string">
            <text:p>AKH-040</text:p>
          </table:table-cell>
          <table:table-cell/>
        </table:table-row>
        <table:table-row table:style-name="ro2">
          <table:table-cell office:value-type="string" calcext:value-type="string">
            <text:p>Tayta Kolki Hirka, qellaynikita qaraykayaamay...”</text:p>
          </table:table-cell>
          <table:table-cell table:style-name="Default" office:value-type="string" calcext:value-type="string">
            <text:p>Padre Apu Kolki Hirka,</text:p>
            <text:p>Tu plata, regálanos…”</text:p>
          </table:table-cell>
          <table:table-cell table:style-name="ce7" office:value-type="string" calcext:value-type="string">
            <text:p>Tayta Kolki Hirka, qillayniykita qaraykayaamay...”</text:p>
          </table:table-cell>
          <table:table-cell office:value-type="string" calcext:value-type="string">
            <text:p>AKH-041</text:p>
          </table:table-cell>
          <table:table-cell/>
        </table:table-row>
        <table:table-row table:style-name="ro1">
          <table:table-cell office:value-type="string" calcext:value-type="string">
            <text:p>Qanchis Qochatapis hina mañakuyaqmi qarayninkunawan.</text:p>
          </table:table-cell>
          <table:table-cell table:style-name="Default" office:value-type="string" calcext:value-type="string">
            <text:p>También con sus ofrendas invocaban a la gran laguna Qanchis Qocha.</text:p>
          </table:table-cell>
          <table:table-cell table:style-name="ce7" office:value-type="string" calcext:value-type="string">
            <text:p>Qanchis Quchatapis hina mañakuyaqmi qarayninkunawan.</text:p>
          </table:table-cell>
          <table:table-cell office:value-type="string" calcext:value-type="string">
            <text:p>AKH-042</text:p>
          </table:table-cell>
          <table:table-cell/>
        </table:table-row>
        <table:table-row table:style-name="ro2">
          <table:table-cell office:value-type="string" calcext:value-type="string">
            <text:p>Tsaypitanam hina Tampu mayutapis; pasaypa tsuya yakunmanmi hitayaapoq mikuynin, sellaama achka challwakunapis pukllar pintikachaykaqman.</text:p>
          </table:table-cell>
          <table:table-cell office:value-type="string" calcext:value-type="string">
            <text:p>Luego también al río Tampu, arrojando regalos a sus cristalinas aguas donde se podía ver juguetear dando saltos a incontables peces.</text:p>
          </table:table-cell>
          <table:table-cell table:style-name="ce7" office:value-type="string" calcext:value-type="string">
            <text:p>Tsaypitanam hina Tampu mayutapis; pasaypa tsuya yakunmanmi hitayaapuq mikuynin, sellaama achka challwakunapis pukllar pintikachaykaqman.</text:p>
          </table:table-cell>
          <table:table-cell office:value-type="string" calcext:value-type="string">
            <text:p>AKH-043</text:p>
          </table:table-cell>
          <table:table-cell/>
        </table:table-row>
        <table:table-row table:style-name="ro1">
          <table:table-cell office:value-type="string" calcext:value-type="string">
            <text:p>Qarayaamanqannoomi hina noqapis tsay runakunata qellayniita qaraq kaa.</text:p>
          </table:table-cell>
          <table:table-cell table:style-name="Default" office:value-type="string" calcext:value-type="string">
            <text:p>Así como me ofrendaban, así también les regalaba mi plata a esos runas.</text:p>
          </table:table-cell>
          <table:table-cell table:style-name="ce7" office:value-type="string" calcext:value-type="string">
            <text:p>Qarayaamanqannawmi hina nuqapis tsay runakunata qillayniita qaraq kaa.</text:p>
          </table:table-cell>
          <table:table-cell office:value-type="string" calcext:value-type="string">
            <text:p>AKH-044</text:p>
          </table:table-cell>
          <table:table-cell/>
        </table:table-row>
        <table:table-row table:style-name="ro1">
          <table:table-cell office:value-type="string" calcext:value-type="string">
            <text:p>Mana qaraynii apamushpa qellayniita munayaptinqa piñakuqmi kaa.</text:p>
          </table:table-cell>
          <table:table-cell table:style-name="Default" office:value-type="string" calcext:value-type="string">
            <text:p>Pero cuando intentaban llevarla sin hacerme ofrendas, grande era mi cólera.</text:p>
          </table:table-cell>
          <table:table-cell table:style-name="ce7" office:value-type="string" calcext:value-type="string">
            <text:p>Mana qaraynii apamushpa qillayniita munayaptinqa piñakuqmi kaa.</text:p>
          </table:table-cell>
          <table:table-cell office:value-type="string" calcext:value-type="string">
            <text:p>AKH-045</text:p>
          </table:table-cell>
          <table:table-cell/>
        </table:table-row>
        <table:table-row table:style-name="ro2">
          <table:table-cell office:value-type="string" calcext:value-type="string">
            <text:p>Tsaymi tayta Amarunaaqa piñarkur runakunata mikuq; mana mikurpis wanuykatsikmi uchkukuna rurayanqan rurinchoo nina hamaninwan.</text:p>
          </table:table-cell>
          <table:table-cell office:value-type="string" calcext:value-type="string">
            <text:p>Entonces el terrible padre Amaru los devoraba o sino les quitaba la vida con su aliento de fuego dentro de las cuevas que ya estaban formando.</text:p>
          </table:table-cell>
          <table:table-cell table:style-name="ce7" office:value-type="string" calcext:value-type="string">
            <text:p>Tsaymi tayta Amarunaaqa piñarkur runakunata mikuq; mana mikurpis wanuykatsikmi uchkukuna rurayanqan rurinchaw nina hamaninwan.</text:p>
          </table:table-cell>
          <table:table-cell office:value-type="string" calcext:value-type="string">
            <text:p>AKH-046</text:p>
          </table:table-cell>
          <table:table-cell/>
        </table:table-row>
        <table:table-row table:style-name="ro1">
          <table:table-cell office:value-type="string" calcext:value-type="string">
            <text:p>Llapan markakunapis musyayaqmi tsaynoo kananta.</text:p>
          </table:table-cell>
          <table:table-cell office:value-type="string" calcext:value-type="string">
            <text:p>Todos los pueblos tenían en cuenta mi gran mandato.</text:p>
          </table:table-cell>
          <table:table-cell table:style-name="ce7" office:value-type="string" calcext:value-type="string">
            <text:p>Llapan markakunapis musyayaqmi tsaynaw kananta.</text:p>
          </table:table-cell>
          <table:table-cell office:value-type="string" calcext:value-type="string">
            <text:p>AKH-047</text:p>
          </table:table-cell>
          <table:table-cell/>
        </table:table-row>
        <table:table-row table:style-name="ro1">
          <table:table-cell office:value-type="string" calcext:value-type="string">
            <text:p>Manam qonqayaqtsu imaypis.</text:p>
          </table:table-cell>
          <table:table-cell office:value-type="string" calcext:value-type="string">
            <text:p>No lo olvidaban nunca.</text:p>
          </table:table-cell>
          <table:table-cell table:style-name="ce7" office:value-type="string" calcext:value-type="string">
            <text:p>Manam qunqayaqtsu imaypis.</text:p>
          </table:table-cell>
          <table:table-cell office:value-type="string" calcext:value-type="string">
            <text:p>AKH-048</text:p>
          </table:table-cell>
          <table:table-cell/>
        </table:table-row>
        <table:table-row table:style-name="ro4">
          <table:table-cell office:value-type="string" calcext:value-type="string">
            <text:p>Tsaymi llapan marka tsararaq Tawantinsuyu kanqan wiñaykunachoopis, kikin sapa inkakunapis, kuraakankunapis Qosqo markapita shayaamuq qarayninkunawan, kukawan, mikuykunawan; llullu llamakunatapis wanutsiyaamoqmi wamaq wamaqqa.</text:p>
          </table:table-cell>
          <table:table-cell office:value-type="string" calcext:value-type="string">
            <text:p>Por eso más tarde en los tiempos del Tahuantinsuyo, el gran imperio que dominaba estas tierras, hasta los mismos incas o sus curacas principales venían desde el Cusco con sus ofrendas de coca y alimentos o a veces nos hacían sacrificios de llamas tiernas.</text:p>
          </table:table-cell>
          <table:table-cell table:style-name="ce7" office:value-type="string" calcext:value-type="string">
            <text:p>Tsaymi llapan marka tsararaq Tawantinsuyu kanqan wiñaykunachawpis, kikin sapa inkakunapis, kuraakankunapis Qusqu markapita shayaamuq qarayninkunawan, kukawan, mikuykunawan; llullu llamakunatapis wanutsiyaamuqmi wamaq wamaqqa.</text:p>
          </table:table-cell>
          <table:table-cell office:value-type="string" calcext:value-type="string">
            <text:p>AKH-049</text:p>
          </table:table-cell>
          <table:table-cell/>
        </table:table-row>
        <table:table-row table:style-name="ro2">
          <table:table-cell office:value-type="string" calcext:value-type="string">
            <text:p>Allaapam qellayniita inkakuna munaykuyaq, sellaama kutiykamur kutiykamuryan ayka kutiraq apakuyarqan!, runankunata taki hanan, kushikuy hanan uryaykatsiryan.</text:p>
          </table:table-cell>
          <table:table-cell office:value-type="string" calcext:value-type="string">
            <text:p>Mucho apreciaban mi plata ellos y ¡cuántas veces se llevaron!, haciendo trabajar a los hombres con fiestas y alegría.</text:p>
          </table:table-cell>
          <table:table-cell table:style-name="ce7" office:value-type="string" calcext:value-type="string">
            <text:p>Allaapam qillayniita inkakuna munaykuyaq, sellaama kutiykamur kutiykamuryan ayka kutiraq apakuyarqan!, runankunata taki hanan, kushikuy hanan uryaykatsiryan.</text:p>
          </table:table-cell>
          <table:table-cell office:value-type="string" calcext:value-type="string">
            <text:p>AKH-050</text:p>
          </table:table-cell>
          <table:table-cell/>
        </table:table-row>
        <table:table-row table:style-name="ro12">
          <table:table-cell office:value-type="string" calcext:value-type="string">
            <text:p>Tsay llapanraykurmi kushishqa qellayniita paykunatapis qaraykuq kaa; uchkukuna rurayanqanpapis rasllam pashtaratsipoq kaa, potohh, potohh, nishpa; hatun Apukunapa wayinpaqmi niyaptin, kikin inkakunapa wayinpaqmi niyaptin; kay tayta Kolki Hirkapa qellayninwan Mama Killapa wayintam shumaqyaatsiyaashaq, niyaptinnaaqa.</text:p>
          </table:table-cell>
          <table:table-cell office:value-type="string" calcext:value-type="string">
            <text:p>Por todo eso, contento les regalaba yo mi plata; por los huecos que cavaban hacía aflorar rápido mi plata produciendo ruidos, potoj, potoj; porque comunicaban en sus invocaciones que era para los templos de sus dioses mayores, para los palacios de los incas; y más aún cuando decían: con esta plata del padre Kolki Hirka <text:s/>adornaremos el templo de nuestra madre Luna.</text:p>
          </table:table-cell>
          <table:table-cell table:style-name="ce7" office:value-type="string" calcext:value-type="string">
            <text:p>Tsay llapanraykurmi kushishqa qillayniita paykunatapis qaraykuq kaa; uchkukuna rurayanqanpapis rasllam pashtaratsipuq kaa, potohh, potohh, nishpa; hatun Apukunapa wayinpaqmi niyaptin, kikin inkakunapa wayinpaqmi niyaptin; kay tayta Kolki Hirkapa qillayninwan Mama Killapa wayintam shumaqyaatsiyaashaq, niyaptinnaaqa.</text:p>
          </table:table-cell>
          <table:table-cell office:value-type="string" calcext:value-type="string">
            <text:p>AKH-051</text:p>
          </table:table-cell>
          <table:table-cell/>
        </table:table-row>
        <table:table-row table:style-name="ro1">
          <table:table-cell office:value-type="string" calcext:value-type="string">
            <text:p>Tsay patsachawpis kushikuymi urya kaq llapanpaq.</text:p>
          </table:table-cell>
          <table:table-cell office:value-type="string" calcext:value-type="string">
            <text:p>También en esos tiempos el trabajo era alegría y goce para todos.</text:p>
          </table:table-cell>
          <table:table-cell table:style-name="ce7" office:value-type="string" calcext:value-type="string">
            <text:p>Tsay patsachawpis kushikuymi urya kaq llapanpaq.</text:p>
          </table:table-cell>
          <table:table-cell office:value-type="string" calcext:value-type="string">
            <text:p>AKH-052</text:p>
          </table:table-cell>
          <table:table-cell/>
        </table:table-row>
        <table:table-row table:style-name="ro1">
          <table:table-cell office:value-type="string" calcext:value-type="string">
            <text:p>KIMA</text:p>
          </table:table-cell>
          <table:table-cell table:style-name="ce2" office:value-type="string" calcext:value-type="string">
            <text:p>TRES</text:p>
          </table:table-cell>
          <table:table-cell table:style-name="ce5" office:value-type="string" calcext:value-type="string">
            <text:p>KIMA</text:p>
          </table:table-cell>
          <table:table-cell table:number-columns-repeated="2"/>
        </table:table-row>
        <table:table-row table:style-name="ro1">
          <table:table-cell office:value-type="string" calcext:value-type="string">
            <text:p>Tsaynoo kaykaptinmi Inkapa runankuna huklla illakaariyarqan qaraynintapis yarpaatsimar.</text:p>
          </table:table-cell>
          <table:table-cell office:value-type="string" calcext:value-type="string">
            <text:p>Pero de pronto dejaron de venir los incas y sus hombres haciéndome extrañar sus ofrendas.</text:p>
          </table:table-cell>
          <table:table-cell table:style-name="ce7" office:value-type="string" calcext:value-type="string">
            <text:p>Tsaynaw kaykaptinmi Inkapa runankuna huklla illakaariyarqan qaraynintapis yarpaatsimar.</text:p>
          </table:table-cell>
          <table:table-cell office:value-type="string" calcext:value-type="string">
            <text:p>AKH-053</text:p>
          </table:table-cell>
          <table:table-cell/>
        </table:table-row>
        <table:table-row table:style-name="ro1">
          <table:table-cell office:value-type="string" calcext:value-type="string">
            <text:p>Imaraq karqon, nirqaami noqa.</text:p>
          </table:table-cell>
          <table:table-cell office:value-type="string" calcext:value-type="string">
            <text:p>¿Qué ha de haber pasado?, me pregunté.</text:p>
          </table:table-cell>
          <table:table-cell table:style-name="ce7" office:value-type="string" calcext:value-type="string">
            <text:p>Imaraq karqun, nirqaami nuqa.</text:p>
          </table:table-cell>
          <table:table-cell office:value-type="string" calcext:value-type="string">
            <text:p>AKH-054</text:p>
          </table:table-cell>
          <table:table-cell/>
        </table:table-row>
        <table:table-row table:style-name="ro1">
          <table:table-cell office:value-type="string" calcext:value-type="string">
            <text:p>Huk pachakuti itsa?</text:p>
          </table:table-cell>
          <table:table-cell office:value-type="string" calcext:value-type="string">
            <text:p>¿Un pachacuti o cambio de tiempo acaso?</text:p>
          </table:table-cell>
          <table:table-cell table:style-name="ce7" office:value-type="string" calcext:value-type="string">
            <text:p>Huk pachakuti itsa?</text:p>
          </table:table-cell>
          <table:table-cell office:value-type="string" calcext:value-type="string">
            <text:p>AKH-055</text:p>
          </table:table-cell>
          <table:table-cell/>
        </table:table-row>
        <table:table-row table:style-name="ro4">
          <table:table-cell office:value-type="string" calcext:value-type="string">
            <text:p>Mitsiqkunaman rinriita kamaykurnam musyarirqaa: maa yuraq runakunash, shapra kaqlla runakunash, hatun Mama Qochapa yuriyaamunaq; kay llapan markakuna, llapan runakunata tsararaq;</text:p>
          </table:table-cell>
          <table:table-cell office:value-type="string" calcext:value-type="string">
            <text:p>Acercando mis oídos a los pastores cutacanchinos supe lo que pasaba: decían que unos hombres blancos, de rostros barbados, habían aparecido por las aguas de la madre mar a imponer su dominio a todos nuestros pueblos y gentes.</text:p>
          </table:table-cell>
          <table:table-cell table:style-name="ce7" office:value-type="string" calcext:value-type="string">
            <text:p>Mitsiqkunaman rinriita kamaykurnam musyarirqaa: maa yuraq runakunash, shapra kaqlla runakunash, hatun Mama Quchapa yuriyaamunaq; kay llapan markakuna, llapan runakunata tsararaq;</text:p>
          </table:table-cell>
          <table:table-cell office:value-type="string" calcext:value-type="string">
            <text:p>AKH-056</text:p>
          </table:table-cell>
          <table:table-cell/>
        </table:table-row>
        <table:table-row table:style-name="ro1">
          <table:table-cell office:value-type="string" calcext:value-type="string">
            <text:p>“noqantsiktapis, imaykantsiktapis tsararaq”.</text:p>
          </table:table-cell>
          <table:table-cell office:value-type="string" calcext:value-type="string">
            <text:p>“A poseer nuestras tierras y también a nosotros mismos, todo”.</text:p>
          </table:table-cell>
          <table:table-cell table:style-name="ce7" office:value-type="string" calcext:value-type="string">
            <text:p>“nuqantsiktapis, imaykantsiktapis tsararaq”.</text:p>
          </table:table-cell>
          <table:table-cell office:value-type="string" calcext:value-type="string">
            <text:p>AKH-057</text:p>
          </table:table-cell>
          <table:table-cell/>
        </table:table-row>
        <table:table-row table:style-name="ro1">
          <table:table-cell office:value-type="string" calcext:value-type="string">
            <text:p>Tsayllachoonam musyapakurirqaa llapan hirkakuna willakamunqanta.</text:p>
          </table:table-cell>
          <table:table-cell office:value-type="string" calcext:value-type="string">
            <text:p>Ya ahí nomás fue que supe todo lo que venían contando las montañas:</text:p>
          </table:table-cell>
          <table:table-cell table:style-name="ce7" office:value-type="string" calcext:value-type="string">
            <text:p>Tsayllachawnam musyapakurirqaa llapan hirkakuna willakamunqanta.</text:p>
          </table:table-cell>
          <table:table-cell office:value-type="string" calcext:value-type="string">
            <text:p>AKH-058</text:p>
          </table:table-cell>
          <table:table-cell/>
        </table:table-row>
        <table:table-row table:style-name="ro2">
          <table:table-cell office:value-type="string" calcext:value-type="string">
            <text:p>Markakunata chikinakiiman rakikaykatsir, atoqnoo ulikuykuryan inkapa sinchinkuna wanutsiyanqanta; tayta Wiraqochanoomi kayan, pantakur niyanqanta musyaykurnaaqa.</text:p>
          </table:table-cell>
          <table:table-cell office:value-type="string" calcext:value-type="string">
            <text:p>dividiendo a los pueblos unos contra otros, con astucias y mañas de zorro estaban matando a los soldados de los inkas, aprovechando sobre todo que los habían confundido con el dios Wiracocha.</text:p>
          </table:table-cell>
          <table:table-cell table:style-name="ce7" office:value-type="string" calcext:value-type="string">
            <text:p>Markakunata chikinakiiman rakikaykatsir, atuqnaw ulikuykuryan inkapa sinchinkuna wanutsiyanqanta; tayta Wiraquchanawmi kayan, pantakur niyanqanta musyaykurnaaqa.</text:p>
          </table:table-cell>
          <table:table-cell office:value-type="string" calcext:value-type="string">
            <text:p>AKH-059</text:p>
          </table:table-cell>
          <table:table-cell/>
        </table:table-row>
        <table:table-row table:style-name="ro4">
          <table:table-cell office:value-type="string" calcext:value-type="string">
            <text:p>Imanooshi wakin marka inkakuna chikiyanqanta musyaykurnaaqa tukuy marka runakunata paykunapaq aylluykuyaq. Paykunawanshi inkapa sinchinkunata ushakaatsiyaanaq, kikin Qosqokamapis chaariyaanaqshi inkakuna ushakaatsiq.</text:p>
          </table:table-cell>
          <table:table-cell office:value-type="string" calcext:value-type="string">
            <text:p>Aprovechando también que algunos pueblos guardaban rencor a los incas reunían gente para destruir los ejércitos cusqueños y que hasta el mismo Cusco, la capital del imperio, habían llegado a tratar de exterminarlos.</text:p>
          </table:table-cell>
          <table:table-cell table:style-name="ce7" office:value-type="string" calcext:value-type="string">
            <text:p>Imanawshi wakin marka inkakuna chikiyanqanta musyaykurnaaqa tukuy marka runakunata paykunapaq aylluykuyaq. Paykunawanshi inkapa sinchinkunata ushakaatsiyaanaq, kikin Qusqukamapis chaariyaanaqshi inkakuna ushakaatsiq.</text:p>
          </table:table-cell>
          <table:table-cell office:value-type="string" calcext:value-type="string">
            <text:p>AKH-060</text:p>
          </table:table-cell>
          <table:table-cell/>
        </table:table-row>
        <table:table-row table:style-name="ro1">
          <table:table-cell office:value-type="string" calcext:value-type="string">
            <text:p>Imanoo mantsakaypaq tsay uli wiraqochakuna qoritawan qellayta munaykuyaq.</text:p>
          </table:table-cell>
          <table:table-cell office:value-type="string" calcext:value-type="string">
            <text:p>Todos se asombraban de cómo los españoles ambicionaban el oro y la plata.</text:p>
          </table:table-cell>
          <table:table-cell table:style-name="ce7" office:value-type="string" calcext:value-type="string">
            <text:p>Imanaw mantsakaypaq tsay uli wiraquchakuna quritawan qillayta munaykuyaq.</text:p>
          </table:table-cell>
          <table:table-cell office:value-type="string" calcext:value-type="string">
            <text:p>AKH-061</text:p>
          </table:table-cell>
          <table:table-cell/>
        </table:table-row>
        <table:table-row table:style-name="ro2">
          <table:table-cell office:value-type="string" calcext:value-type="string">
            <text:p>Qaha Markachoo Atawallpa Inka wayi tinku qonqanpis maa pasaypa imatsu kanaq paykunapaqqa.</text:p>
          </table:table-cell>
          <table:table-cell office:value-type="string" calcext:value-type="string">
            <text:p>Que el rescate que el inca Atahualpa les entregó en Cajamarca llenando una habitación para que le dieran libertad no habían significado nada para ellos.</text:p>
          </table:table-cell>
          <table:table-cell table:style-name="ce7" office:value-type="string" calcext:value-type="string">
            <text:p>Qaha Markachaw Atawallpa Inka wayi tinku qunqanpis maa pasaypa imatsu kanaq paykunapaqqa.</text:p>
          </table:table-cell>
          <table:table-cell office:value-type="string" calcext:value-type="string">
            <text:p>AKH-062</text:p>
          </table:table-cell>
          <table:table-cell/>
        </table:table-row>
        <table:table-row table:style-name="ro2">
          <table:table-cell office:value-type="string" calcext:value-type="string">
            <text:p>Tsaypitaqa mana mantsakushpa hatun Apukuna wayinchoo ashirnash qallakuykuyaanaq; noopa Chawin Apukunapa wayintapis huchur qallayaanaqshi.</text:p>
          </table:table-cell>
          <table:table-cell office:value-type="string" calcext:value-type="string">
            <text:p>Porque inmediatamente, sin guardar respeto a los dioses habían comenzado a llevarse el oro y la plata de los templos; hasta habían comenzado a destruir el templo de los antiguos dioses Chavín;</text:p>
          </table:table-cell>
          <table:table-cell table:style-name="ce7" office:value-type="string" calcext:value-type="string">
            <text:p>Tsaypitaqa mana mantsakushpa hatun Apukuna wayinchaw ashirnash qallakuykuyaanaq; nawpa Chawin Apukunapa wayintapis huchur qallayaanaqshi.</text:p>
          </table:table-cell>
          <table:table-cell office:value-type="string" calcext:value-type="string">
            <text:p>AKH-063</text:p>
          </table:table-cell>
          <table:table-cell/>
        </table:table-row>
        <table:table-row table:style-name="ro1">
          <table:table-cell office:value-type="string" calcext:value-type="string">
            <text:p>Hatun Qorikancha wayipeqpis apakuyaanaqshi llapan apukunapa qorinta, qellayninta.</text:p>
          </table:table-cell>
          <table:table-cell table:style-name="Default" office:value-type="string" calcext:value-type="string">
            <text:p>que del gran templo Qoricancha se habían llevado todo el oro y la plata de los dioses.</text:p>
          </table:table-cell>
          <table:table-cell table:style-name="ce7" office:value-type="string" calcext:value-type="string">
            <text:p>Hatun Qurikancha wayipiqpis apakuyaanaqshi llapan apukunapa qurinta, qillayninta.</text:p>
          </table:table-cell>
          <table:table-cell office:value-type="string" calcext:value-type="string">
            <text:p>AKH-064</text:p>
          </table:table-cell>
          <table:table-cell/>
        </table:table-row>
        <table:table-row table:style-name="ro2">
          <table:table-cell office:value-type="string" calcext:value-type="string">
            <text:p>Sellaama qellay munaywan, qori munaywan, tsay shapra wiraqochakuna kikinkuna purapis wanutsinakuykuyaanaqshi.</text:p>
          </table:table-cell>
          <table:table-cell office:value-type="string" calcext:value-type="string">
            <text:p>Decían que era tanta su ambición de esos wiracochas barbudos por el oro y la plata que hasta se mataban entre ellos.</text:p>
          </table:table-cell>
          <table:table-cell table:style-name="ce7" office:value-type="string" calcext:value-type="string">
            <text:p>Sellaama qillay munaywan, quri munaywan, tsay shapra wiraquchakuna kikinkuna purapis wanutsinakuykuyaanaqshi.</text:p>
          </table:table-cell>
          <table:table-cell office:value-type="string" calcext:value-type="string">
            <text:p>AKH-065</text:p>
          </table:table-cell>
          <table:table-cell/>
        </table:table-row>
        <table:table-row table:style-name="ro12">
          <table:table-cell office:value-type="string" calcext:value-type="string">
            <text:p>Tsayraykurmi Manko Inka ninqan, tayta Inti yarqamuq markakunapita, Willkapanpa markachoo runankunawan imanoo tsay shaprakunata hitaytapis musyayanqanyaq, chaskikunata kachamunaq: kutakancha wawqintsikkuna <text:s/>tayta Kolki Hirkachoo uchkukunata alliq tsapaykuyaatsun, nishpa.</text:p>
          </table:table-cell>
          <table:table-cell office:value-type="string" calcext:value-type="string">
            <text:p>Por eso el llamado Manco Inca, mientras desde Vilcabamba en el oriente planeaba con su ejército cómo expulsar a los Wiracochas barbudos, había enviado chaskis mensajeros ordenando: que nuestros hermanos de Cuta Cancha oculten bien las cuevas del Apu Kolki Hirka.</text:p>
          </table:table-cell>
          <table:table-cell table:style-name="ce7" office:value-type="string" calcext:value-type="string">
            <text:p>Tsayraykurmi Manko Inka ninqan, tayta Inti yarqamuq markakunapita, Willkapanpa markachaw runankunawan imanaw tsay shaprakunata hitaytapis musyayanqanyaq, chaskikunata kachamunaq: kutakancha wawqintsikkuna <text:s/>tayta Kolki Hirkachaw uchkukunata alliq tsapaykuyaatsun, nishpa.</text:p>
          </table:table-cell>
          <table:table-cell office:value-type="string" calcext:value-type="string">
            <text:p>AKH-066</text:p>
          </table:table-cell>
          <table:table-cell/>
        </table:table-row>
        <table:table-row table:style-name="ro12">
          <table:table-cell office:value-type="string" calcext:value-type="string">
            <text:p>Tsaymi Tampu mayuman hitarkuyarqan Mama Killapa wayinpaq achka qellay aylluyanqantapis; Atawallpata kachariyaananpaq qellayta qorita Qosqopita achka llamakunawan chaskinkuna apaykaayanqantapis Qanchis Qochamanmi hitarkuyarqan hina, sapa Inkanta wanutsiyanqantana musyaykur.</text:p>
          </table:table-cell>
          <table:table-cell office:value-type="string" calcext:value-type="string">
            <text:p>También en esos días fue que arrojaron a las aguas del Tampu grandes cantidades de plata que habían recogido para el templo de la Madre Luna; asimismo a las aguas de Qanchis Qocha el oro y la plata que cargados en numerosas llamas llevaban sus chaskis desde Cusco para el rescate de Atahualpa, al saber que el inca ya había sido asesinado.</text:p>
          </table:table-cell>
          <table:table-cell table:style-name="ce7" office:value-type="string" calcext:value-type="string">
            <text:p>Tsaymi Tampu mayuman hitarkuyarqan Mama Killapa wayinpaq achka qillay aylluyanqantapis; Atawallpata kachariyaananpaq qillayta qurita Qusqupita achka llamakunawan chaskinkuna apaykaayanqantapis Qanchis Quchamanmi hitarkuyarqan hina, sapa Inkanta wanutsiyanqantana musyaykur.</text:p>
          </table:table-cell>
          <table:table-cell office:value-type="string" calcext:value-type="string">
            <text:p>AKH-067</text:p>
          </table:table-cell>
          <table:table-cell/>
        </table:table-row>
        <table:table-row table:style-name="ro2">
          <table:table-cell office:value-type="string" calcext:value-type="string">
            <text:p>“Qanchis Qocha, mamallay, Kay qellayta pakakurkuy shunquykichoo, Ama uli wiraqochakunapa makinman Kay qellay chaykutsuntsu...”</text:p>
          </table:table-cell>
          <table:table-cell table:style-name="Default" office:value-type="string" calcext:value-type="string">
            <text:p>“Qanchis Qocha, madre nuestra, esconde esta plata en tus profundidades, que no caiga a las manos de esos falsos wiracochas...</text:p>
          </table:table-cell>
          <table:table-cell table:style-name="ce7" office:value-type="string" calcext:value-type="string">
            <text:p>“Qanchis Qucha, mamallay, Kay qillayta pakakurkuy shunquykichaw, Ama uli wiraquchakunapa makinman Kay qillay chaykutsuntsu...”</text:p>
          </table:table-cell>
          <table:table-cell office:value-type="string" calcext:value-type="string">
            <text:p>AKH-068</text:p>
          </table:table-cell>
          <table:table-cell/>
        </table:table-row>
        <table:table-row table:style-name="ro2">
          <table:table-cell office:value-type="string" calcext:value-type="string">
            <text:p>Itsa huk shaprakuna qatiraq laqwa kurakakunachi willaykuyarqan hatun karu Kolki Hirkachoomi achka qellay kan, nishpa.</text:p>
          </table:table-cell>
          <table:table-cell office:value-type="string" calcext:value-type="string">
            <text:p>Pero algún cacique o curaca traidor, de esos que se apegaban a esos barbudos, les habría revelado diciendo que en el lejano y gran Kolki Hirka hay abundante plata.</text:p>
          </table:table-cell>
          <table:table-cell table:style-name="ce7" office:value-type="string" calcext:value-type="string">
            <text:p>Itsa huk shaprakuna qatiraq laqwa kurakakunachi willaykuyarqan hatun karu Kolki Hirkachawmi achka qillay kan, nishpa.</text:p>
          </table:table-cell>
          <table:table-cell office:value-type="string" calcext:value-type="string">
            <text:p>AKH-069</text:p>
          </table:table-cell>
          <table:table-cell/>
        </table:table-row>
        <table:table-row table:style-name="ro2">
          <table:table-cell office:value-type="string" calcext:value-type="string">
            <text:p>Tsaynoopam tsay uli wiraqochakuna yurikarayaamurqan, kutakanchakunata maqakur; maychoomi tsay hirka, tsay uchkukuna, nishpa.</text:p>
          </table:table-cell>
          <table:table-cell office:value-type="string" calcext:value-type="string">
            <text:p>Por esa razón fue que aparecieron esos falsos wiracochas, castigando a los cutacanchinos; dónde está esa montaña, dónde esas cuevas, preguntando.</text:p>
          </table:table-cell>
          <table:table-cell table:style-name="ce7" office:value-type="string" calcext:value-type="string">
            <text:p>Tsaynawpam tsay uli wiraquchakuna yurikarayaamurqan, kutakanchakunata maqakur; maychawmi tsay hirka, tsay uchkukuna, nishpa.</text:p>
          </table:table-cell>
          <table:table-cell office:value-type="string" calcext:value-type="string">
            <text:p>AKH-070</text:p>
          </table:table-cell>
          <table:table-cell/>
        </table:table-row>
        <table:table-row table:style-name="ro1">
          <table:table-cell office:value-type="string" calcext:value-type="string">
            <text:p>Tsayran reqiriyarqaa tsay huk laya runakunata; maa shaprashqam, yuraq, hikan kayaanaq.</text:p>
          </table:table-cell>
          <table:table-cell office:value-type="string" calcext:value-type="string">
            <text:p>Recién pude conocer a esos hombres extraños; eran blancos, altos, barbudos.</text:p>
          </table:table-cell>
          <table:table-cell table:style-name="ce7" office:value-type="string" calcext:value-type="string">
            <text:p>Tsayran riqiriyarqaa tsay huk laya runakunata; maa shaprashqam, yuraq, hikan kayaanaq.</text:p>
          </table:table-cell>
          <table:table-cell office:value-type="string" calcext:value-type="string">
            <text:p>AKH-071</text:p>
          </table:table-cell>
          <table:table-cell/>
        </table:table-row>
        <table:table-row table:style-name="ro13">
          <table:table-cell office:value-type="string" calcext:value-type="string">
            <text:p>Allaapa qellaypaq ayrayashqa kayanqan rikakuqmi wiskur nawinchoo, atoq shiminchoo.</text:p>
          </table:table-cell>
          <table:table-cell office:value-type="string" calcext:value-type="string">
            <text:p>Verdaderamente su ambición por el oro y la plata se notaba en en sus ojos de halcón, en sus bocas de zorro.</text:p>
          </table:table-cell>
          <table:table-cell table:style-name="ce7" office:value-type="string" calcext:value-type="string">
            <text:p>Allaapa qillaypaq ayrayashqa kayanqan rikakuqmi wiskur nawinchaw, atuq shiminchaw.</text:p>
          </table:table-cell>
          <table:table-cell office:value-type="string" calcext:value-type="string">
            <text:p>AKH-072</text:p>
          </table:table-cell>
          <table:table-cell/>
        </table:table-row>
        <table:table-row table:style-name="ro2">
          <table:table-cell office:value-type="string" calcext:value-type="string">
            <text:p>Kutakancha runaakuna allim tsarakuyarqan, tsay aksaykuna maychootaq tsay qellay hirka, nishpa maqatsiyaptin.</text:p>
          </table:table-cell>
          <table:table-cell office:value-type="string" calcext:value-type="string">
            <text:p>Mis runas cutacanchinos resistieron firmes el castigo de esos hombres crueles que exigían revelar el lugar de la montaña de plata.</text:p>
          </table:table-cell>
          <table:table-cell table:style-name="ce7" office:value-type="string" calcext:value-type="string">
            <text:p>Kutakancha runaakuna allim tsarakuyarqan, tsay aksaykuna maychawtaq tsay qillay hirka, nishpa maqatsiyaptin.</text:p>
          </table:table-cell>
          <table:table-cell office:value-type="string" calcext:value-type="string">
            <text:p>AKH-073</text:p>
          </table:table-cell>
          <table:table-cell/>
        </table:table-row>
        <table:table-row table:style-name="ro14">
          <table:table-cell office:value-type="string" calcext:value-type="string">
            <text:p>Ishkay awkinkunapis wanuyaallarqanmi mana willakuyanqanraykur.</text:p>
          </table:table-cell>
          <table:table-cell office:value-type="string" calcext:value-type="string">
            <text:p>Hasta murieron dos ancianos del ayllu por no avisarles.</text:p>
          </table:table-cell>
          <table:table-cell table:style-name="ce7" office:value-type="string" calcext:value-type="string">
            <text:p>Ishkay awkinkunapis wanuyaallarqanmi mana willakuyanqanraykur.</text:p>
          </table:table-cell>
          <table:table-cell office:value-type="string" calcext:value-type="string">
            <text:p>AKH-074</text:p>
          </table:table-cell>
          <table:table-cell/>
        </table:table-row>
        <table:table-row table:style-name="ro2">
          <table:table-cell office:value-type="string" calcext:value-type="string">
            <text:p>Tsarakuykaayaptinmi, huk shapra, kanan llapan wambrakunatam qochaman kunkanta roqurir hitarkuyaa, nirqan.</text:p>
          </table:table-cell>
          <table:table-cell office:value-type="string" calcext:value-type="string">
            <text:p>Cuando resistían firmes, un barbudo amenazó que degollarían y arrojarían a todos los niños del ayllu a una de las lagunas.</text:p>
          </table:table-cell>
          <table:table-cell table:style-name="ce7" office:value-type="string" calcext:value-type="string">
            <text:p>Tsarakuykaayaptinmi, huk shapra, kanan llapan wambrakunatam quchaman kunkanta ruqurir hitarkuyaa, nirqan.</text:p>
          </table:table-cell>
          <table:table-cell office:value-type="string" calcext:value-type="string">
            <text:p>AKH-075</text:p>
          </table:table-cell>
          <table:table-cell/>
        </table:table-row>
        <table:table-row table:style-name="ro1">
          <table:table-cell table:style-name="Default" office:value-type="string" calcext:value-type="string">
            <text:p>Tsaynoo nirirnam huk wamrata tsariykur roqurita munarqan.</text:p>
          </table:table-cell>
          <table:table-cell office:value-type="string" calcext:value-type="string">
            <text:p>Cogiendo a uno intentó hacerlo.</text:p>
          </table:table-cell>
          <table:table-cell office:value-type="string" calcext:value-type="string">
            <text:p>Tsaynaw nirirnam huk wamrata tsariykur ruqurita munarqan.</text:p>
          </table:table-cell>
          <table:table-cell office:value-type="string" calcext:value-type="string">
            <text:p>AKH-076</text:p>
          </table:table-cell>
          <table:table-cell/>
        </table:table-row>
        <table:table-row table:style-name="ro10">
          <table:table-cell office:value-type="string" calcext:value-type="string">
            <text:p>Tsaynooparan Kutakancha ayllu runaakuna willakuyarqan maychoo hirka kanqanta, maychoo yaykuna machaykuna kanqanta.</text:p>
          </table:table-cell>
          <table:table-cell office:value-type="string" calcext:value-type="string">
            <text:p>Sólo entonces los cutacanchinos decidieron revelar dónde estaba la montaña, dónde las cuevas ocultadas.</text:p>
          </table:table-cell>
          <table:table-cell table:style-name="ce7" office:value-type="string" calcext:value-type="string">
            <text:p>Tsaynawparan Kutakancha ayllu runaakuna willakuyarqan maychaw hirka kanqanta, maychaw yaykuna machaykuna kanqanta.</text:p>
          </table:table-cell>
          <table:table-cell office:value-type="string" calcext:value-type="string">
            <text:p>AKH-077</text:p>
          </table:table-cell>
          <table:table-cell/>
        </table:table-row>
        <table:table-row table:style-name="ro15">
          <table:table-cell office:value-type="string" calcext:value-type="string">
            <text:p>“Wamrantsikraykurqa hina willaykushun, Paykuna wanuptinqa, Kutakancha markantsik ushakanmanchi...”</text:p>
          </table:table-cell>
          <table:table-cell office:value-type="string" calcext:value-type="string">
            <text:p>“Si es por nuestros hijos, revelémosles.</text:p>
            <text:p>Si ellos murieran, nuestro pueblo desaparecería…”</text:p>
          </table:table-cell>
          <table:table-cell table:style-name="ce7" office:value-type="string" calcext:value-type="string">
            <text:p>“Wamrantsikraykurqa hina willaykushun, Paykuna wanuptinqa, Kutakancha markantsik ushakanmanchi...”</text:p>
          </table:table-cell>
          <table:table-cell office:value-type="string" calcext:value-type="string">
            <text:p>AKH-078</text:p>
          </table:table-cell>
          <table:table-cell/>
        </table:table-row>
        <table:table-row table:style-name="ro1">
          <table:table-cell office:value-type="string" calcext:value-type="string">
            <text:p>Españash maa kanaq tsay shaprakunapa markan.</text:p>
          </table:table-cell>
          <table:table-cell office:value-type="string" calcext:value-type="string">
            <text:p>España se había sido llamado el pueblo de esos barbudos.</text:p>
          </table:table-cell>
          <table:table-cell table:style-name="ce7" office:value-type="string" calcext:value-type="string">
            <text:p>Españash maa kanaq tsay shaprakunapa markan.</text:p>
          </table:table-cell>
          <table:table-cell office:value-type="string" calcext:value-type="string">
            <text:p>AKH-079</text:p>
          </table:table-cell>
          <table:table-cell/>
        </table:table-row>
        <table:table-row table:style-name="ro1">
          <table:table-cell office:value-type="string" calcext:value-type="string">
            <text:p>Haq marka.</text:p>
          </table:table-cell>
          <table:table-cell office:value-type="string" calcext:value-type="string">
            <text:p>Pueblo extranjero.</text:p>
          </table:table-cell>
          <table:table-cell table:style-name="ce7" office:value-type="string" calcext:value-type="string">
            <text:p>Haq marka.</text:p>
          </table:table-cell>
          <table:table-cell office:value-type="string" calcext:value-type="string">
            <text:p>AKH-080</text:p>
          </table:table-cell>
          <table:table-cell/>
        </table:table-row>
        <table:table-row table:style-name="ro1">
          <table:table-cell office:value-type="string" calcext:value-type="string">
            <text:p>Allaapa karu marka, hatun Mama Qochakuna pasayraq.</text:p>
          </table:table-cell>
          <table:table-cell office:value-type="string" calcext:value-type="string">
            <text:p>Un pueblo muy lejano al que se llegaba pasando las más grandes mama cochas o mares.</text:p>
          </table:table-cell>
          <table:table-cell table:style-name="ce7" office:value-type="string" calcext:value-type="string">
            <text:p>Allaapa karu marka, hatun Mama Quchakuna pasayraq.</text:p>
          </table:table-cell>
          <table:table-cell office:value-type="string" calcext:value-type="string">
            <text:p>AKH-081</text:p>
          </table:table-cell>
          <table:table-cell/>
        </table:table-row>
        <table:table-row table:style-name="ro2">
          <table:table-cell office:value-type="string" calcext:value-type="string">
            <text:p>Runakunapa pantakuyninwan wiraqocha hutiyoq, unay willakuychoo imanoo yachaq shapra runakuna Mama Qochapa chaayamunqanta yarpar.</text:p>
          </table:table-cell>
          <table:table-cell office:value-type="string" calcext:value-type="string">
            <text:p>Llamados wiracochas por la confusión de los hombres de estos pueblos, por recordar antiguos mitos en los que en lejanos tiempos llegaron sabios hombres barbados por las aguas de la diosa mar.</text:p>
          </table:table-cell>
          <table:table-cell table:style-name="ce7" office:value-type="string" calcext:value-type="string">
            <text:p>Runakunapa pantakuyninwan wiraqucha hutiyuq, unay willakuychaw imanaw yachaq shapra runakuna Mama Quchapa chaayamunqanta yarpar.</text:p>
          </table:table-cell>
          <table:table-cell office:value-type="string" calcext:value-type="string">
            <text:p>AKH-082</text:p>
          </table:table-cell>
          <table:table-cell/>
        </table:table-row>
        <table:table-row table:style-name="ro1">
          <table:table-cell office:value-type="string" calcext:value-type="string">
            <text:p>Huklaayam shiminkuna kanaq, kastellano nishqan; runa shimitsu.</text:p>
          </table:table-cell>
          <table:table-cell office:value-type="string" calcext:value-type="string">
            <text:p>Otra era su lengua, llamado castellano, no el quechua.</text:p>
          </table:table-cell>
          <table:table-cell table:style-name="ce7" office:value-type="string" calcext:value-type="string">
            <text:p>Huklaayam shiminkuna kanaq, kastellano nishqan; runa shimitsu.</text:p>
          </table:table-cell>
          <table:table-cell office:value-type="string" calcext:value-type="string">
            <text:p>AKH-083</text:p>
          </table:table-cell>
          <table:table-cell/>
        </table:table-row>
        <table:table-row table:style-name="ro1">
          <table:table-cell office:value-type="string" calcext:value-type="string">
            <text:p>Tsaypitam runakunapis, noqapis paykunapa parlakuyninta kaayiyta, inishiyta yachakuyarqaa.</text:p>
          </table:table-cell>
          <table:table-cell office:value-type="string" calcext:value-type="string">
            <text:p>Desde entonces fue que los runas y hasta nosotros aprendimos a entender y usar muchas de sus palabras.</text:p>
          </table:table-cell>
          <table:table-cell table:style-name="ce7" office:value-type="string" calcext:value-type="string">
            <text:p>Tsaypitam runakunapis, nuqapis paykunapa parlakuyninta kaayiyta, inishiyta yachakuyarqaa.</text:p>
          </table:table-cell>
          <table:table-cell office:value-type="string" calcext:value-type="string">
            <text:p>AKH-084</text:p>
          </table:table-cell>
          <table:table-cell/>
        </table:table-row>
        <table:table-row table:style-name="ro16">
          <table:table-cell office:value-type="string" calcext:value-type="string">
            <text:p>Tsayllachoonam imanoo markankunachoo kawayninta qallaykuyarqan, imanoo uryatsikuynintapis, imanoo apunkunapaq kuyaynin kanqantapis; hina tsaynoo paykunapa kawayninta kay markakunamanpis churamur.</text:p>
          </table:table-cell>
          <table:table-cell office:value-type="string" calcext:value-type="string">
            <text:p>Inmediatamente comenzaron a vivir como en sus pueblos, a hacer trabajar como en sus pueblos, a adorar a sus dioses según sus creencias; a establecer su modo de vida en estos pueblos.</text:p>
          </table:table-cell>
          <table:table-cell table:style-name="ce7" office:value-type="string" calcext:value-type="string">
            <text:p>Tsayllachawnam imanaw markankunachaw kawayninta qallaykuyarqan, imanaw uryatsikuynintapis, imanaw apunkunapaq kuyaynin kanqantapis; hina tsaynaw paykunapa kawayninta kay markakunamanpis churamur.</text:p>
          </table:table-cell>
          <table:table-cell office:value-type="string" calcext:value-type="string">
            <text:p>AKH-085</text:p>
          </table:table-cell>
          <table:table-cell/>
        </table:table-row>
        <table:table-row table:style-name="ro1">
          <table:table-cell office:value-type="string" calcext:value-type="string">
            <text:p>Karu runakunawanmi uchkukunata kicharatsiyaamurqan.</text:p>
          </table:table-cell>
          <table:table-cell office:value-type="string" calcext:value-type="string">
            <text:p>Ayudados por runas de otras comarcas abrieron mis entradas.</text:p>
          </table:table-cell>
          <table:table-cell table:style-name="ce7" office:value-type="string" calcext:value-type="string">
            <text:p>Karu runakunawanmi uchkukunata kicharatsiyaamurqan.</text:p>
          </table:table-cell>
          <table:table-cell office:value-type="string" calcext:value-type="string">
            <text:p>AKH-086</text:p>
          </table:table-cell>
          <table:table-cell/>
        </table:table-row>
        <table:table-row table:style-name="ro1">
          <table:table-cell office:value-type="string" calcext:value-type="string">
            <text:p>Imanoomi kushiykurqa shaprakunapa nawin chipapaq qellayniita rikaykur.</text:p>
          </table:table-cell>
          <table:table-cell office:value-type="string" calcext:value-type="string">
            <text:p>Cómo se alegraron los ojos de los barbudos viendo mi plata brillante.</text:p>
          </table:table-cell>
          <table:table-cell table:style-name="ce7" office:value-type="string" calcext:value-type="string">
            <text:p>Imanawmi kushiykurqa shaprakunapa nawin chipapaq qillayniita rikaykur.</text:p>
          </table:table-cell>
          <table:table-cell office:value-type="string" calcext:value-type="string">
            <text:p>AKH-087</text:p>
          </table:table-cell>
          <table:table-cell/>
        </table:table-row>
        <table:table-row table:style-name="ro1">
          <table:table-cell office:value-type="string" calcext:value-type="string">
            <text:p>Kay mina, niyarqanmi kastellano shiminchoo, San Juan de Kolki Hirkam hutin kanqa.</text:p>
          </table:table-cell>
          <table:table-cell office:value-type="string" calcext:value-type="string">
            <text:p>Esta mina, dijeron en su idioma, se llamará San Juan de Kolki Hirka.</text:p>
          </table:table-cell>
          <table:table-cell table:style-name="ce7" office:value-type="string" calcext:value-type="string">
            <text:p>Kay mina, niyarqanmi kastellano shiminchaw, San Juan de Kolki Hirkam hutin kanqa.</text:p>
          </table:table-cell>
          <table:table-cell office:value-type="string" calcext:value-type="string">
            <text:p>AKH-088</text:p>
          </table:table-cell>
          <table:table-cell/>
        </table:table-row>
        <table:table-row table:style-name="ro5">
          <table:table-cell office:value-type="string" calcext:value-type="string">
            <text:p>Huk cura niyanqanmi, inkakunapa willka uman niraqnoo, misan hirkaachoo ruramurqan; tsaypitanam huk krusta pachaa uran hawiramurqan.</text:p>
          </table:table-cell>
          <table:table-cell office:value-type="string" calcext:value-type="string">
            <text:p>El llamado sacerdote, como el willa uma de los inkas, celebró su rito llamado misa y plantó una cruz en una de mis laderas.</text:p>
          </table:table-cell>
          <table:table-cell table:style-name="ce7" office:value-type="string" calcext:value-type="string">
            <text:p>Huk cura niyanqanmi, inkakunapa willka uman niraqnaw, misan hirkaachaw ruramurqan; tsaypitanam huk krusta pachaa uran hawiramurqan.</text:p>
          </table:table-cell>
          <table:table-cell office:value-type="string" calcext:value-type="string">
            <text:p>AKH-089</text:p>
          </table:table-cell>
          <table:table-cell/>
        </table:table-row>
        <table:table-row table:style-name="ro1">
          <table:table-cell office:value-type="string" calcext:value-type="string">
            <text:p>Hananmannam tsay España curaqa ruratsirqan Kutakanchachoo ichikllan apunkunapa wayin.</text:p>
          </table:table-cell>
          <table:table-cell office:value-type="string" calcext:value-type="string">
            <text:p>Luego ese sacerdote español mandó hacer un pequeño templo para sus dioses.</text:p>
          </table:table-cell>
          <table:table-cell table:style-name="ce7" office:value-type="string" calcext:value-type="string">
            <text:p>Hananmannam tsay España curaqa ruratsirqan Kutakanchachaw ichikllan apunkunapa wayin.</text:p>
          </table:table-cell>
          <table:table-cell office:value-type="string" calcext:value-type="string">
            <text:p>AKH-090</text:p>
          </table:table-cell>
          <table:table-cell/>
        </table:table-row>
        <table:table-row table:style-name="ro5">
          <table:table-cell office:value-type="string" calcext:value-type="string">
            <text:p>Tsaymannam churarqan qerupeq San Juanta; runaakunata, <text:s/>kananpitaqa kay santutam kuyayaanayki, nishpa.</text:p>
          </table:table-cell>
          <table:table-cell office:value-type="string" calcext:value-type="string">
            <text:p>Ahí puso la imagen de madera de un santo llamado San Juan, ordenando a los cutacanchinos: a este santo venerarán desde ahora... <text:s/></text:p>
          </table:table-cell>
          <table:table-cell table:style-name="ce7" office:value-type="string" calcext:value-type="string">
            <text:p>Tsaymannam churarqan qirupiq San Juanta; runaakunata, <text:s/>kananpitaqa kay santutam kuyayaanayki, nishpa.</text:p>
          </table:table-cell>
          <table:table-cell office:value-type="string" calcext:value-type="string">
            <text:p>AKH-091</text:p>
          </table:table-cell>
          <table:table-cell/>
        </table:table-row>
        <table:table-row table:style-name="ro5">
          <table:table-cell office:value-type="string" calcext:value-type="string">
            <text:p>Tsaymi tayta Amaru allaapa piñashqa illarikurkurqan Qanchis Qocha rurimpa; patsatapis pasaypa mantsakaypaq kuyuratsimurnin; españakunatapis mantsakaaratsirnin.</text:p>
          </table:table-cell>
          <table:table-cell office:value-type="string" calcext:value-type="string">
            <text:p>Por todo eso terriblemente enojado el dios Amaru desapareció por las profundidades de Qanchis Qocha después de hacer temblar la tierra asustando también a los españoles.</text:p>
          </table:table-cell>
          <table:table-cell table:style-name="ce7" office:value-type="string" calcext:value-type="string">
            <text:p>Tsaymi tayta Amaru allaapa piñashqa illarikurkurqan Qanchis Qucha rurimpa; patsatapis pasaypa mantsakaypaq kuyuratsimurnin; españakunatapis mantsakaaratsirnin.</text:p>
          </table:table-cell>
          <table:table-cell office:value-type="string" calcext:value-type="string">
            <text:p>AKH-092</text:p>
          </table:table-cell>
          <table:table-cell/>
        </table:table-row>
        <table:table-row table:style-name="ro5">
          <table:table-cell office:value-type="string" calcext:value-type="string">
            <text:p>Tsay patsapaqnooqa Kutakancha markapis, runakunapis, hirkakunapis, muruy chakrakunapis huk España encomenderupana tikrarqa.</text:p>
          </table:table-cell>
          <table:table-cell office:value-type="string" calcext:value-type="string">
            <text:p>Ya para ese tiempo el ayllu de Cuta Cancha, sus tierras y sus animales pasaron a manos de un encomendero español.</text:p>
          </table:table-cell>
          <table:table-cell table:style-name="ce7" office:value-type="string" calcext:value-type="string">
            <text:p>Tsay patsapaqnawqa Kutakancha markapis, runakunapis, hirkakunapis, muruy chakrakunapis huk España encomenderupana tikrarqa.</text:p>
          </table:table-cell>
          <table:table-cell office:value-type="string" calcext:value-type="string">
            <text:p>AKH-093</text:p>
          </table:table-cell>
          <table:table-cell/>
        </table:table-row>
        <table:table-row table:style-name="ro5">
          <table:table-cell office:value-type="string" calcext:value-type="string">
            <text:p>Tsay patrón markanpita apamunqan waatankunatam mitsiyaapoq, waakankunata, uushankunata.</text:p>
          </table:table-cell>
          <table:table-cell office:value-type="string" calcext:value-type="string">
            <text:p>Los cutacanchinos tenían que pastar sus animales, sus vacunos y ovejas que habían traído de su lejano pueblo.</text:p>
          </table:table-cell>
          <table:table-cell table:style-name="ce7" office:value-type="string" calcext:value-type="string">
            <text:p>Tsay patrón markanpita apamunqan waatankunatam mitsiyaapuq, waakankunata, uushankunata.</text:p>
          </table:table-cell>
          <table:table-cell office:value-type="string" calcext:value-type="string">
            <text:p>AKH-094</text:p>
          </table:table-cell>
          <table:table-cell/>
        </table:table-row>
        <table:table-row table:style-name="ro1">
          <table:table-cell office:value-type="string" calcext:value-type="string">
            <text:p>Shumaq muruy chakrakunatapis paypaqnam muruyaapoq.</text:p>
          </table:table-cell>
          <table:table-cell office:value-type="string" calcext:value-type="string">
            <text:p>Las buenas tierras de cultivo eran también ya del encomendero.</text:p>
          </table:table-cell>
          <table:table-cell table:style-name="ce7" office:value-type="string" calcext:value-type="string">
            <text:p>Shumaq muruy chakrakunatapis paypaqnam muruyaapuq.</text:p>
          </table:table-cell>
          <table:table-cell office:value-type="string" calcext:value-type="string">
            <text:p>AKH-095</text:p>
          </table:table-cell>
          <table:table-cell/>
        </table:table-row>
        <table:table-row table:style-name="ro1">
          <table:table-cell office:value-type="string" calcext:value-type="string">
            <text:p>Tsaynoopam rikakaaramurqa pachakuti, patsa tikray.</text:p>
          </table:table-cell>
          <table:table-cell office:value-type="string" calcext:value-type="string">
            <text:p>Así pudo verse claramente aquel gran cambio de tiempo o pachacuti.</text:p>
          </table:table-cell>
          <table:table-cell table:style-name="ce7" office:value-type="string" calcext:value-type="string">
            <text:p>Tsaynawpam rikakaaramurqa pachakuti, patsa tikray.</text:p>
          </table:table-cell>
          <table:table-cell office:value-type="string" calcext:value-type="string">
            <text:p>AKH-096</text:p>
          </table:table-cell>
          <table:table-cell/>
        </table:table-row>
        <table:table-row table:style-name="ro1">
          <table:table-cell office:value-type="string" calcext:value-type="string">
            <text:p>Tsay waatakunachoomi kaq sellaama hikan torukuna, sellama kallpayoq torukuna.</text:p>
          </table:table-cell>
          <table:table-cell office:value-type="string" calcext:value-type="string">
            <text:p>Entre esos ganados había toros enormes, fuertes.</text:p>
          </table:table-cell>
          <table:table-cell table:style-name="ce7" office:value-type="string" calcext:value-type="string">
            <text:p>Tsay waatakunachawmi kaq sellaama hikan torukuna, sellama kallpayuq torukuna.</text:p>
          </table:table-cell>
          <table:table-cell office:value-type="string" calcext:value-type="string">
            <text:p>AKH-097</text:p>
          </table:table-cell>
          <table:table-cell/>
        </table:table-row>
        <table:table-row table:style-name="ro1">
          <table:table-cell office:value-type="string" calcext:value-type="string">
            <text:p>Piñarkur imanoomi pelyaykuyaq, hirkakuna uranpapis hitanakuyanqanyaq.</text:p>
          </table:table-cell>
          <table:table-cell office:value-type="string" calcext:value-type="string">
            <text:p>Cómo peleaban esos toros cuando se enrabiaban, hasta se desbarrancaban por los abismos de las montañas.</text:p>
          </table:table-cell>
          <table:table-cell table:style-name="ce7" office:value-type="string" calcext:value-type="string">
            <text:p>Piñarkur imanawmi pelyaykuyaq, hirkakuna uranpapis hitanakuyanqanyaq.</text:p>
          </table:table-cell>
          <table:table-cell office:value-type="string" calcext:value-type="string">
            <text:p>AKH-098</text:p>
          </table:table-cell>
          <table:table-cell/>
        </table:table-row>
        <table:table-row table:style-name="ro1">
          <table:table-cell office:value-type="string" calcext:value-type="string">
            <text:p>Tayta Amarunoomi kayan, niyaqmi mantsakashqa runakuna.</text:p>
          </table:table-cell>
          <table:table-cell office:value-type="string" calcext:value-type="string">
            <text:p>Como el tayta Amaru son esos toros, decían temerosos los runas.</text:p>
          </table:table-cell>
          <table:table-cell table:style-name="ce7" office:value-type="string" calcext:value-type="string">
            <text:p>Tayta Amarunawmi kayan, niyaqmi mantsakashqa runakuna.</text:p>
          </table:table-cell>
          <table:table-cell office:value-type="string" calcext:value-type="string">
            <text:p>AKH-099</text:p>
          </table:table-cell>
          <table:table-cell/>
        </table:table-row>
        <table:table-row table:style-name="ro2">
          <table:table-cell office:value-type="string" calcext:value-type="string">
            <text:p>Tsaymi kikin tayta Amaru Qanchis Qochachoo illarinqanyaq, hirkakunapis waatayarqaa toruukuna, taapamanantsiqpaq, nishpa.</text:p>
          </table:table-cell>
          <table:table-cell office:value-type="string" calcext:value-type="string">
            <text:p>Entonces, mientras el padre Amaru permanecía oculto en las profundidades de Qanchis Qocha, también los jirkas comenzamos a criar toros, para nuestra protección, diciendo.</text:p>
          </table:table-cell>
          <table:table-cell table:style-name="ce7" office:value-type="string" calcext:value-type="string">
            <text:p>Tsaymi kikin tayta Amaru Qanchis Quchachaw illarinqanyaq, hirkakunapis waatayarqaa toruukuna, taapamanantsiqpaq, nishpa.</text:p>
          </table:table-cell>
          <table:table-cell office:value-type="string" calcext:value-type="string">
            <text:p>AKH-100</text:p>
          </table:table-cell>
          <table:table-cell/>
        </table:table-row>
        <table:table-row table:style-name="ro17">
          <table:table-cell office:value-type="string" calcext:value-type="string">
            <text:p>Noqa waatarqaa hatun barrosu torutam; Qocha rurinchoomi pay kawaraq.</text:p>
          </table:table-cell>
          <table:table-cell office:value-type="string" calcext:value-type="string">
            <text:p>Yo crié un inmenso toro barroso que descansaba en las profundidades de Qanchis Qocha.</text:p>
          </table:table-cell>
          <table:table-cell table:style-name="ce7" office:value-type="string" calcext:value-type="string">
            <text:p>Nuqa waatarqaa hatun barrosu torutam; Qucha rurinchawmi pay kawaraq.</text:p>
          </table:table-cell>
          <table:table-cell office:value-type="string" calcext:value-type="string">
            <text:p>AKH-101</text:p>
          </table:table-cell>
          <table:table-cell/>
        </table:table-row>
        <table:table-row table:style-name="ro18">
          <table:table-cell office:value-type="string" calcext:value-type="string">
            <text:p>Imanoomi hatun killa ampikunachoo yarqaramuq Qanchis Qochapita.</text:p>
          </table:table-cell>
          <table:table-cell office:value-type="string" calcext:value-type="string">
            <text:p>Cómo emergía de la laguna en noches de luna llena; </text:p>
          </table:table-cell>
          <table:table-cell table:style-name="ce7" office:value-type="string" calcext:value-type="string">
            <text:p>Imanawmi hatun killa ampikunachaw yarqaramuq Qanchis Quchapita.</text:p>
          </table:table-cell>
          <table:table-cell office:value-type="string" calcext:value-type="string">
            <text:p>AKH-102</text:p>
          </table:table-cell>
          <table:table-cell/>
        </table:table-row>
        <table:table-row table:style-name="ro5">
          <table:table-cell office:value-type="string" calcext:value-type="string">
            <text:p>Imanoomi pururun pururun nishpa ayqikachaykuq pampakunapa, hirkakunapa, patsatapis kuyutsishpa, rumikunata halurpis tillapyaatsishpa, runakunata pasaypa mantsakaatsir.</text:p>
          </table:table-cell>
          <table:table-cell office:value-type="string" calcext:value-type="string">
            <text:p>cómo trotaba por las llanuras, por los montes, haciendo temblar la tierra, sacando chispas de las piedras con sus pisadas, dejando espantados a los runas.</text:p>
          </table:table-cell>
          <table:table-cell table:style-name="ce7" office:value-type="string" calcext:value-type="string">
            <text:p>Imanawmi pururun pururun nishpa ayqikachaykuq pampakunapa, hirkakunapa, patsatapis kuyutsishpa, rumikunata halurpis tillapyaatsishpa, runakunata pasaypa mantsakaatsir.</text:p>
          </table:table-cell>
          <table:table-cell office:value-type="string" calcext:value-type="string">
            <text:p>AKH-103</text:p>
          </table:table-cell>
          <table:table-cell/>
        </table:table-row>
        <table:table-row table:style-name="ro1">
          <table:table-cell office:value-type="string" calcext:value-type="string">
            <text:p>Noqallam musyaq kaa tayta Amaru kallpan qonqanta.</text:p>
          </table:table-cell>
          <table:table-cell office:value-type="string" calcext:value-type="string">
            <text:p>Sólo yo sabía que el Tayta Amaru serpiente le había dado sus poderes. <text:s/></text:p>
          </table:table-cell>
          <table:table-cell table:style-name="ce7" office:value-type="string" calcext:value-type="string">
            <text:p>Nuqallam musyaq kaa tayta Amaru kallpan qunqanta.</text:p>
          </table:table-cell>
          <table:table-cell office:value-type="string" calcext:value-type="string">
            <text:p>AKH-104</text:p>
          </table:table-cell>
          <table:table-cell/>
        </table:table-row>
        <table:table-row table:style-name="ro2">
          <table:table-cell office:value-type="string" calcext:value-type="string">
            <text:p>Españakunapa runanta toruu willapaqmi: “Mana Tayta Kolki Hirkapaq qaraynin apamurqa, patronnikikunawanmi ushakaayanki”.</text:p>
          </table:table-cell>
          <table:table-cell office:value-type="string" calcext:value-type="string">
            <text:p>A los runas auxiliares de los wiracochas españoles mi toro les advertía: “Si no hacen ofrendas al Tayta Kolki Hirka morirán junto con sus amos”.</text:p>
          </table:table-cell>
          <table:table-cell table:style-name="ce7" office:value-type="string" calcext:value-type="string">
            <text:p>Españakunapa runanta toruu willapaqmi: “Mana Tayta Kolki Hirkapaq qaraynin apamurqa, patronnikikunawanmi ushakaayanki”.</text:p>
          </table:table-cell>
          <table:table-cell office:value-type="string" calcext:value-type="string">
            <text:p>AKH-105</text:p>
          </table:table-cell>
          <table:table-cell/>
        </table:table-row>
        <table:table-row table:style-name="ro1">
          <table:table-cell office:value-type="string" calcext:value-type="string">
            <text:p>Españakuna mana qaraynii churamushpa qellayniita horqur qallaykuyarqa.</text:p>
          </table:table-cell>
          <table:table-cell office:value-type="string" calcext:value-type="string">
            <text:p>Los españoles no creían en mi aviso y comenzaron a sacar mi plata sin hacerme ofrendas.</text:p>
          </table:table-cell>
          <table:table-cell table:style-name="ce7" office:value-type="string" calcext:value-type="string">
            <text:p>Españakuna mana qaraynii churamushpa qillayniita hurqur qallaykuyarqa.</text:p>
          </table:table-cell>
          <table:table-cell office:value-type="string" calcext:value-type="string">
            <text:p>AKH-106</text:p>
          </table:table-cell>
          <table:table-cell/>
        </table:table-row>
        <table:table-row table:style-name="ro2">
          <table:table-cell office:value-type="string" calcext:value-type="string">
            <text:p>Niykurqa karu marka runakunatam chatsikarayaamurqan minachoo uryaq; Kuta Kancha runaakunatapis hina.</text:p>
          </table:table-cell>
          <table:table-cell office:value-type="string" calcext:value-type="string">
            <text:p>Luego, desde lejanos pueblos obligaron a venir a muchos runas al trabajo en la mina; también a mis runas cutacanchinos.</text:p>
          </table:table-cell>
          <table:table-cell table:style-name="ce7" office:value-type="string" calcext:value-type="string">
            <text:p>Niykurqa karu marka runakunatam chatsikarayaamurqan minachaw uryaq; Kuta Kancha runaakunatapis hina.</text:p>
          </table:table-cell>
          <table:table-cell office:value-type="string" calcext:value-type="string">
            <text:p>AKH-107</text:p>
          </table:table-cell>
          <table:table-cell/>
        </table:table-row>
        <table:table-row table:style-name="ro19">
          <table:table-cell office:value-type="string" calcext:value-type="string">
            <text:p>Imanoomi uryatsillaayaq qoya paqas, manaraqpis tayta inti yarqamunqanpita, ampi hiqanqan paqasyaq.</text:p>
          </table:table-cell>
          <table:table-cell office:value-type="string" calcext:value-type="string">
            <text:p>Cómo les hacían trabajar; desde antes que saliera el tayta inti hasta la llegada de la noche.</text:p>
          </table:table-cell>
          <table:table-cell table:style-name="ce7" office:value-type="string" calcext:value-type="string">
            <text:p>Imanawmi uryatsillaayaq quya paqas, manaraqpis tayta inti yarqamunqanpita, ampi hiqanqan paqasyaq.</text:p>
          </table:table-cell>
          <table:table-cell office:value-type="string" calcext:value-type="string">
            <text:p>AKH-108</text:p>
          </table:table-cell>
          <table:table-cell/>
        </table:table-row>
        <table:table-row table:style-name="ro1">
          <table:table-cell office:value-type="string" calcext:value-type="string">
            <text:p>Mitash tsay uryatsikuy kanaq.</text:p>
          </table:table-cell>
          <table:table-cell office:value-type="string" calcext:value-type="string">
            <text:p>Llamaban mita a ese trabajo obligatorio para los runas.</text:p>
          </table:table-cell>
          <table:table-cell table:style-name="ce7" office:value-type="string" calcext:value-type="string">
            <text:p>Mitash tsay uryatsikuy kanaq.</text:p>
          </table:table-cell>
          <table:table-cell office:value-type="string" calcext:value-type="string">
            <text:p>AKH-109</text:p>
          </table:table-cell>
          <table:table-cell/>
        </table:table-row>
        <table:table-row table:style-name="ro2">
          <table:table-cell office:value-type="string" calcext:value-type="string">
            <text:p>Warmikuna, mamakuna allapam llakillaayaq, waqallaayaq: “Mina mitam kay, nishpam markallaakunapeq aksaypa apakuyan runaakunata, ollqu wamraakunata.</text:p>
          </table:table-cell>
          <table:table-cell office:value-type="string" calcext:value-type="string">
            <text:p>Las mujeres y las madres sufrìan y derramaban sus lágrimas: “Esta es la mita minera, se llevan a la fuerza a nuestros hombres, a nuestros hijos varones desde todos los pueblos.</text:p>
          </table:table-cell>
          <table:table-cell table:style-name="ce7" office:value-type="string" calcext:value-type="string">
            <text:p>Warmikuna, mamakuna allapam llakillaayaq, waqallaayaq: “Mina mitam kay, nishpam markallaakunapiq aksaypa apakuyan runaakunata, ullqu wamraakunata.</text:p>
          </table:table-cell>
          <table:table-cell office:value-type="string" calcext:value-type="string">
            <text:p>AKH-110</text:p>
          </table:table-cell>
          <table:table-cell/>
        </table:table-row>
        <table:table-row table:style-name="ro20">
          <table:table-cell office:value-type="string" calcext:value-type="string">
            <text:p>Tsay minaman mitaq aywaqkunapaqqa manam kutimuypis kawaypis kannatsu.</text:p>
          </table:table-cell>
          <table:table-cell office:value-type="string" calcext:value-type="string">
            <text:p>Para los que van a las mitas, ya no hay retorno.</text:p>
          </table:table-cell>
          <table:table-cell table:style-name="ce7" office:value-type="string" calcext:value-type="string">
            <text:p>Tsay minaman mitaq aywaqkunapaqqa manam kutimuypis kawaypis kannatsu.</text:p>
          </table:table-cell>
          <table:table-cell office:value-type="string" calcext:value-type="string">
            <text:p>AKH-111</text:p>
          </table:table-cell>
          <table:table-cell/>
        </table:table-row>
        <table:table-row table:style-name="ro1">
          <table:table-cell office:value-type="string" calcext:value-type="string">
            <text:p>Minachoonam ushakaakullaayan...”.</text:p>
          </table:table-cell>
          <table:table-cell office:value-type="string" calcext:value-type="string">
            <text:p>En la mina solo les espera la muerte…”.</text:p>
          </table:table-cell>
          <table:table-cell table:style-name="ce7" office:value-type="string" calcext:value-type="string">
            <text:p>Minachawnam ushakaakullaayan...”.</text:p>
          </table:table-cell>
          <table:table-cell office:value-type="string" calcext:value-type="string">
            <text:p>AKH-112</text:p>
          </table:table-cell>
          <table:table-cell/>
        </table:table-row>
        <table:table-row table:style-name="ro1">
          <table:table-cell office:value-type="string" calcext:value-type="string">
            <text:p>Tsaynoopam waqakuy, llakikuy, kay patsachoo qallarqan.</text:p>
          </table:table-cell>
          <table:table-cell table:style-name="Default" office:value-type="string" calcext:value-type="string">
            <text:p>Así comenzó el sufrimiento y el llanto en este mundo.</text:p>
          </table:table-cell>
          <table:table-cell table:style-name="ce7" office:value-type="string" calcext:value-type="string">
            <text:p>Tsaynawpam waqakuy, llakikuy, kay patsachaw qallarqan.</text:p>
          </table:table-cell>
          <table:table-cell office:value-type="string" calcext:value-type="string">
            <text:p>AKH-113</text:p>
          </table:table-cell>
          <table:table-cell/>
        </table:table-row>
        <table:table-row table:style-name="ro2">
          <table:table-cell office:value-type="string" calcext:value-type="string">
            <text:p>Uryapis kushikuynatsu manam karqan, sellaama llakikuynam; españolkunapa minanchoopis, chakranchoopis, imaykachoopis paykunapaq kaqchooqa.</text:p>
          </table:table-cell>
          <table:table-cell office:value-type="string" calcext:value-type="string">
            <text:p>Porque el trabajo ya no era alegría sino profundo sufrimiento; ya sea en las minas o en las chacras de los españoles o en cualquier labor a favor de ellos.</text:p>
          </table:table-cell>
          <table:table-cell table:style-name="ce7" office:value-type="string" calcext:value-type="string">
            <text:p>Uryapis kushikuynatsu manam karqan, sellaama llakikuynam; españolkunapa minanchawpis, chakranchawpis, imaykachawpis paykunapaq kaqchawqa.</text:p>
          </table:table-cell>
          <table:table-cell office:value-type="string" calcext:value-type="string">
            <text:p>AKH-114</text:p>
          </table:table-cell>
          <table:table-cell/>
        </table:table-row>
        <table:table-row table:style-name="ro1">
          <table:table-cell office:value-type="string" calcext:value-type="string">
            <text:p>Rasonpa huk pasaypa mantsakaypaq pachacuti, huk laaya patsa.</text:p>
          </table:table-cell>
          <table:table-cell office:value-type="string" calcext:value-type="string">
            <text:p>Verdaderamente un terrible pachakuti, otro tiempo. </text:p>
          </table:table-cell>
          <table:table-cell table:style-name="ce7" office:value-type="string" calcext:value-type="string">
            <text:p>Rasonpa huk pasaypa mantsakaypaq pachacuti, huk laaya patsa.</text:p>
          </table:table-cell>
          <table:table-cell office:value-type="string" calcext:value-type="string">
            <text:p>AKH-115</text:p>
          </table:table-cell>
          <table:table-cell/>
        </table:table-row>
        <table:table-row table:style-name="ro2">
          <table:table-cell office:value-type="string" calcext:value-type="string">
            <text:p>Sokabón niyanqan machay allaapanam yaykuykoq hirkaakunaman qellayniipa naaninta qatiraychoo.</text:p>
          </table:table-cell>
          <table:table-cell office:value-type="string" calcext:value-type="string">
            <text:p>Las cuevas o socavones que cavaban día a día buscando mi plata eran cada vez más profundos.</text:p>
          </table:table-cell>
          <table:table-cell table:style-name="ce7" office:value-type="string" calcext:value-type="string">
            <text:p>Sokabón niyanqan machay allaapanam yaykuykuq hirkaakunaman qillayniipa naaninta qatiraychaw.</text:p>
          </table:table-cell>
          <table:table-cell office:value-type="string" calcext:value-type="string">
            <text:p>AKH-116</text:p>
          </table:table-cell>
          <table:table-cell/>
        </table:table-row>
        <table:table-row table:style-name="ro2">
          <table:table-cell office:value-type="string" calcext:value-type="string">
            <text:p>Mandonkuna chikuti hanallanllam mitaq runakuna uryaykullaayaq uchkukunachoo, lluta erramientakunallawan, yawartsashqa makinkunawan.</text:p>
          </table:table-cell>
          <table:table-cell office:value-type="string" calcext:value-type="string">
            <text:p>Los mandones hacían trabajar a los runas mitayos en esos huecos a punta de látigo, sangrantes sus manos, alumbrados por antorchas de sebo de llama, con herramientas rústicas.</text:p>
          </table:table-cell>
          <table:table-cell table:style-name="ce7" office:value-type="string" calcext:value-type="string">
            <text:p>Mandonkuna chikuti hanallanllam mitaq runakuna uryaykullaayaq uchkukunachaw, lluta erramientakunallawan, yawartsashqa makinkunawan.</text:p>
          </table:table-cell>
          <table:table-cell office:value-type="string" calcext:value-type="string">
            <text:p>AKH-117</text:p>
          </table:table-cell>
          <table:table-cell/>
        </table:table-row>
        <table:table-row table:style-name="ro2">
          <table:table-cell office:value-type="string" calcext:value-type="string">
            <text:p>Metal waskawanran, kadena nishqanwanran, mana aywakuyaananpaq wakin piñakuqnoo kaqtananaaqa wataraatsiyaq.</text:p>
          </table:table-cell>
          <table:table-cell office:value-type="string" calcext:value-type="string">
            <text:p>Con cadenas metálicas o con sogas fuertes sujetaban a los que se mostraban rebeldes para que no huyeran.</text:p>
          </table:table-cell>
          <table:table-cell table:style-name="ce7" office:value-type="string" calcext:value-type="string">
            <text:p>Metal waskawanran, kadena nishqanwanran, mana aywakuyaananpaq wakin piñakuqnaw kaqtananaaqa wataraatsiyaq.</text:p>
          </table:table-cell>
          <table:table-cell office:value-type="string" calcext:value-type="string">
            <text:p>AKH-118</text:p>
          </table:table-cell>
          <table:table-cell/>
        </table:table-row>
        <table:table-row table:style-name="ro9">
          <table:table-cell office:value-type="string" calcext:value-type="string">
            <text:p>Apariq mitaqkuna, waskakunawan, qaratsa pikshakunawan apayaq rumi rumintin qellayniita, españakunapa mulinunkunaman, hornunkunaman, hatun wayi ingeniu nishqan kutakancha uranin Tampu mayu kunchunkama.</text:p>
          </table:table-cell>
          <table:table-cell office:value-type="string" calcext:value-type="string">
            <text:p>Los mitayos apires o cargadores, con sus sogas y capachos de cuero cargaban el mineral hasta los molinos y hornos del ingenio, más abajo de Cuta Cancha junto al río Tampu.</text:p>
          </table:table-cell>
          <table:table-cell table:style-name="ce7" office:value-type="string" calcext:value-type="string">
            <text:p>Apariq mitaqkuna, waskakunawan, qaratsa pikshakunawan apayaq rumi rumintin qillayniita, españakunapa mulinunkunaman, hornunkunaman, hatun wayi ingeniu nishqan kutakancha uranin Tampu mayu kunchunkama.</text:p>
          </table:table-cell>
          <table:table-cell office:value-type="string" calcext:value-type="string">
            <text:p>AKH-119</text:p>
          </table:table-cell>
          <table:table-cell/>
        </table:table-row>
        <table:table-row table:style-name="ro9">
          <table:table-cell office:value-type="string" calcext:value-type="string">
            <text:p>Tsaychoonami españakuna, wamran mishtikuna, kikinwan shamuq mandonkunawanpis rikaraykaptin, ichikllallam tikatanoo runakuna rurakaatsiyaq pasaypa allikaq qellayniillata; rumi rumitaqa mayu kuchun pampakunamanmi hitakacharkuyaq.</text:p>
          </table:table-cell>
          <table:table-cell office:value-type="string" calcext:value-type="string">
            <text:p>Allí, bajo la vigilancia de otros mandones de confianza o sus hijos mestizos fundían y limpiaban solo la plata pura para hacer barras como adobes pequeños; pero la plata mezclada con piedra la arrojaban a las orillas del río Tampu. </text:p>
          </table:table-cell>
          <table:table-cell table:style-name="ce7" office:value-type="string" calcext:value-type="string">
            <text:p>Tsaychawnami españakuna, wamran mishtikuna, kikinwan shamuq mandonkunawanpis rikaraykaptin, ichikllallam tikatanaw runakuna rurakaatsiyaq pasaypa allikaq qillayniillata; rumi rumitaqa mayu kuchun pampakunamanmi hitakacharkuyaq.</text:p>
          </table:table-cell>
          <table:table-cell office:value-type="string" calcext:value-type="string">
            <text:p>AKH-120</text:p>
          </table:table-cell>
          <table:table-cell/>
        </table:table-row>
        <table:table-row table:style-name="ro5">
          <table:table-cell office:value-type="string" calcext:value-type="string">
            <text:p>Mitaq runakuna manam markankunaman kutillaayaqnatsu; allaapam wanuykuyaq hatun machay sokabonchoo, mallaqaywan, alalaywan, qeshyakunawan.</text:p>
          </table:table-cell>
          <table:table-cell office:value-type="string" calcext:value-type="string">
            <text:p>Muchos mitayos ya no volvían a sus pueblos, morían en los socavones, con el hambre, el frío o las enfermedades.</text:p>
          </table:table-cell>
          <table:table-cell table:style-name="ce7" office:value-type="string" calcext:value-type="string">
            <text:p>Mitaq runakuna manam markankunaman kutillaayaqnatsu; allaapam wanuykuyaq hatun machay sokabonchaw, mallaqaywan, alalaywan, qishyakunawan.</text:p>
          </table:table-cell>
          <table:table-cell office:value-type="string" calcext:value-type="string">
            <text:p>AKH-121</text:p>
          </table:table-cell>
          <table:table-cell/>
        </table:table-row>
        <table:table-row table:style-name="ro5">
          <table:table-cell office:value-type="string" calcext:value-type="string">
            <text:p>Wakinnaqa shallaayaamuq warminkunawan, wamrankunawan; paykunapis wakin wakinqa wanullaayaqmi hina tsay lluta lluta rumilla, ichulla wayikunachoo mallaqaywan, alalaywan.</text:p>
          </table:table-cell>
          <table:table-cell office:value-type="string" calcext:value-type="string">
            <text:p>Algunos venían con sus mujeres y sus niños que a veces morían también en los rústicos campamentos de piedras y pajas de ichu, vencidos por el hambre y el frío.</text:p>
          </table:table-cell>
          <table:table-cell table:style-name="ce7" office:value-type="string" calcext:value-type="string">
            <text:p>Wakinnaqa shallaayaamuq warminkunawan, wamrankunawan; paykunapis wakin wakinqa wanullaayaqmi hina tsay lluta lluta rumilla, ichulla wayikunachaw mallaqaywan, alalaywan.</text:p>
          </table:table-cell>
          <table:table-cell office:value-type="string" calcext:value-type="string">
            <text:p>AKH-122</text:p>
          </table:table-cell>
          <table:table-cell/>
        </table:table-row>
        <table:table-row table:style-name="ro1">
          <table:table-cell office:value-type="string" calcext:value-type="string">
            <text:p>Waktsa kaywan manam ima mirkapanpis pampar churayaqtsu huk kawaypaq.</text:p>
          </table:table-cell>
          <table:table-cell office:value-type="string" calcext:value-type="string">
            <text:p>Estaban tan pobres sus familias que ni les ponían sus cositas para la otra vida.</text:p>
          </table:table-cell>
          <table:table-cell table:style-name="ce7" office:value-type="string" calcext:value-type="string">
            <text:p>Waktsa kaywan manam ima mirkapanpis pampar churayaqtsu huk kawaypaq.</text:p>
          </table:table-cell>
          <table:table-cell office:value-type="string" calcext:value-type="string">
            <text:p>AKH-123</text:p>
          </table:table-cell>
          <table:table-cell/>
        </table:table-row>
        <table:table-row table:style-name="ro1">
          <table:table-cell office:value-type="string" calcext:value-type="string">
            <text:p>Ukhu pachapita wiyakamuqran llakikuynin.</text:p>
          </table:table-cell>
          <table:table-cell office:value-type="string" calcext:value-type="string">
            <text:p>Desde el mundo de abajo se escuchaba el lamento de los muertos.</text:p>
          </table:table-cell>
          <table:table-cell table:style-name="ce7" office:value-type="string" calcext:value-type="string">
            <text:p>Ukhu pachapita wiyakamuqran llakikuynin.</text:p>
          </table:table-cell>
          <table:table-cell office:value-type="string" calcext:value-type="string">
            <text:p>AKH-124</text:p>
          </table:table-cell>
          <table:table-cell/>
        </table:table-row>
        <table:table-row table:style-name="ro5">
          <table:table-cell office:value-type="string" calcext:value-type="string">
            <text:p>Pakayllapam kuyamaqnii mitaqkuna, mikiipa rantin kuka qoyanqanta rakirir, raqraakunaman wallkinpita hurqaramur churayaamuq, Kuta Kancha kaqkunanaaqa.</text:p>
          </table:table-cell>
          <table:table-cell office:value-type="string" calcext:value-type="string">
            <text:p>A escondidas los runas mitayos me ponían ofrendas de coca sacando de sus bolsitas de cuero o huallquis, especialmente los mitayos cutacanchinos. Era la coca que en reemplazo de comida repartían los mandones.</text:p>
          </table:table-cell>
          <table:table-cell table:style-name="ce7" office:value-type="string" calcext:value-type="string">
            <text:p>Pakayllapam kuyamaqnii mitaqkuna, mikiipa rantin kuka quyanqanta rakirir, raqraakunaman wallkinpita hurqaramur churayaamuq, Kuta Kancha kaqkunanaaqa.</text:p>
          </table:table-cell>
          <table:table-cell office:value-type="string" calcext:value-type="string">
            <text:p>AKH-125</text:p>
          </table:table-cell>
          <table:table-cell/>
        </table:table-row>
        <table:table-row table:style-name="ro12">
          <table:table-cell office:value-type="string" calcext:value-type="string">
            <text:p>“Tayta Kolki Hirka, qeshyaytapis, mallaqaytapis apakuy; tsarakuykatsillaayaamay kay mita ushakanqanyaq markallaakunaman kutikuyaanaapaq, <text:s/>Aw, hatun Awkish?...”</text:p>
          </table:table-cell>
          <table:table-cell table:style-name="Default" office:value-type="string" calcext:value-type="string">
            <text:p>“Padre Kolkijirka, llévate las enfermedades, el hambre;</text:p>
            <text:p>protégenos hasta que se acabe la mita, </text:p>
            <text:p>para retornar vivos a nuestros pueblos, </text:p>
            <text:p>¡Oh, gran padre!”</text:p>
          </table:table-cell>
          <table:table-cell table:style-name="ce7" office:value-type="string" calcext:value-type="string">
            <text:p>“Tayta Kolki Hirka, qishyaytapis, mallaqaytapis apakuy; tsarakuykatsillaayaamay kay mita ushakanqanyaq markallaakunaman kutikuyaanaapaq, <text:s/>Aw, hatun Awkish?...”</text:p>
          </table:table-cell>
          <table:table-cell office:value-type="string" calcext:value-type="string">
            <text:p>AKH-126</text:p>
          </table:table-cell>
          <table:table-cell/>
        </table:table-row>
        <table:table-row table:style-name="ro1">
          <table:table-cell office:value-type="string" calcext:value-type="string">
            <text:p>Tsay runapa waqaynin allaapam llakitsimaq.</text:p>
          </table:table-cell>
          <table:table-cell office:value-type="string" calcext:value-type="string">
            <text:p>Todos esos sufrimientos me causaban honda pena.</text:p>
          </table:table-cell>
          <table:table-cell table:style-name="ce7" office:value-type="string" calcext:value-type="string">
            <text:p>Tsay runapa waqaynin allaapam llakitsimaq.</text:p>
          </table:table-cell>
          <table:table-cell office:value-type="string" calcext:value-type="string">
            <text:p>AKH-127</text:p>
          </table:table-cell>
          <table:table-cell/>
        </table:table-row>
        <table:table-row table:style-name="ro2">
          <table:table-cell office:value-type="string" calcext:value-type="string">
            <text:p>Imanoomi shonquu puwaykoq piñaywan; imanoomi munaykoq kaa waqatsita tsay patronpa mandonninkunata.</text:p>
          </table:table-cell>
          <table:table-cell office:value-type="string" calcext:value-type="string">
            <text:p>Cómo ardía mi corazón con la rabia; cómo anhelaba castigar a sus mandones, hacerles sufrir, darles muerte.</text:p>
          </table:table-cell>
          <table:table-cell table:style-name="ce7" office:value-type="string" calcext:value-type="string">
            <text:p>Imanawmi shunquu puwaykuq piñaywan; imanawmi munaykuq kaa waqatsita tsay patronpa mandonninkunata.</text:p>
          </table:table-cell>
          <table:table-cell office:value-type="string" calcext:value-type="string">
            <text:p>AKH-128</text:p>
          </table:table-cell>
          <table:table-cell/>
        </table:table-row>
        <table:table-row table:style-name="ro1">
          <table:table-cell office:value-type="string" calcext:value-type="string">
            <text:p>Imanoopapis yeekurqaami punuyninkunaman.</text:p>
          </table:table-cell>
          <table:table-cell office:value-type="string" calcext:value-type="string">
            <text:p>Poco a poco logré entrar en sus sueños.</text:p>
          </table:table-cell>
          <table:table-cell table:style-name="ce7" office:value-type="string" calcext:value-type="string">
            <text:p>Imanawpapis yaykurqaami punuyninkunaman.</text:p>
          </table:table-cell>
          <table:table-cell office:value-type="string" calcext:value-type="string">
            <text:p>AKH-129</text:p>
          </table:table-cell>
          <table:table-cell/>
        </table:table-row>
        <table:table-row table:style-name="ro2">
          <table:table-cell office:value-type="string" calcext:value-type="string">
            <text:p>Hatun killa ampikunachoo, piña toruu musyatsiqmi, kanan tayta Kolki Hirka mikuyaashunkim, nishpa.</text:p>
          </table:table-cell>
          <table:table-cell office:value-type="string" calcext:value-type="string">
            <text:p>En noches de luna llena, mi terrible toro les anunciaba que les daría cruel muerte.</text:p>
          </table:table-cell>
          <table:table-cell table:style-name="ce7" office:value-type="string" calcext:value-type="string">
            <text:p>Hatun killa ampikunachaw, piña toruu musyatsiqmi, kanan tayta Kolki Hirka mikuyaashunkim, nishpa.</text:p>
          </table:table-cell>
          <table:table-cell office:value-type="string" calcext:value-type="string">
            <text:p>AKH-130</text:p>
          </table:table-cell>
          <table:table-cell/>
        </table:table-row>
        <table:table-row table:style-name="ro2">
          <table:table-cell office:value-type="string" calcext:value-type="string">
            <text:p>Mana qarayta churayanqanraykur, runaakunata waqatsiypa uryatsiyanqanraykur, kushikuyta mana qoyanqanraykurmi ushakaatsiyashqayki, nishpa.</text:p>
          </table:table-cell>
          <table:table-cell office:value-type="string" calcext:value-type="string">
            <text:p>Por no hacer ofrendas, por no hacer trabajar sin castigos, por no dar alegría a los runas, recibirán cruel muerte, advirtiendo…</text:p>
          </table:table-cell>
          <table:table-cell table:style-name="ce7" office:value-type="string" calcext:value-type="string">
            <text:p>Mana qarayta churayanqanraykur, runaakunata waqatsiypa uryatsiyanqanraykur, kushikuyta mana quyanqanraykurmi ushakaatsiyashqayki, nishpa.</text:p>
          </table:table-cell>
          <table:table-cell office:value-type="string" calcext:value-type="string">
            <text:p>AKH-131</text:p>
          </table:table-cell>
          <table:table-cell/>
        </table:table-row>
        <table:table-row table:style-name="ro2">
          <table:table-cell office:value-type="string" calcext:value-type="string">
            <text:p>Tsaynoopapis manam wiyakuyaqtsu, manam yachakuyaqtsu imanoo kaway kananta, alli kaway hatun yachakuyta.</text:p>
          </table:table-cell>
          <table:table-cell office:value-type="string" calcext:value-type="string">
            <text:p>Pero ni por mis mensajes acataban mi mandato; no aprendían cómo tenía que ser la vida, el principio supremo del buen vivir.</text:p>
          </table:table-cell>
          <table:table-cell table:style-name="ce7" office:value-type="string" calcext:value-type="string">
            <text:p>Tsaynawpapis manam wiyakuyaqtsu, manam yachakuyaqtsu imanaw kaway kananta, alli kaway hatun yachakuyta.</text:p>
          </table:table-cell>
          <table:table-cell office:value-type="string" calcext:value-type="string">
            <text:p>AKH-132</text:p>
          </table:table-cell>
          <table:table-cell/>
        </table:table-row>
        <table:table-row table:style-name="ro2">
          <table:table-cell office:value-type="string" calcext:value-type="string">
            <text:p>Tsaynoo kaptinmi qayakurqaa tayta Libiaqman, Tayta Illapaman; kaykunata kallpantsikta musyaratsi, nishpa.</text:p>
          </table:table-cell>
          <table:table-cell office:value-type="string" calcext:value-type="string">
            <text:p><text:span text:style-name="T2">Por eso invoqué al Dios Libiaq, el rayo: “muéstrales nuestro poder”</text:span>.</text:p>
          </table:table-cell>
          <table:table-cell table:style-name="ce7" office:value-type="string" calcext:value-type="string">
            <text:p>Tsaynaw kaptinmi qayakurqaa tayta Libiaqman, Tayta Illapaman; kaykunata kallpantsikta musyaratsi, nishpa.</text:p>
          </table:table-cell>
          <table:table-cell office:value-type="string" calcext:value-type="string">
            <text:p>AKH-133</text:p>
          </table:table-cell>
          <table:table-cell/>
        </table:table-row>
        <table:table-row table:style-name="ro1">
          <table:table-cell office:value-type="string" calcext:value-type="string">
            <text:p>Sellaamam tamya kaykamurqa, laqchiypa, hichaypa, taytakuna!</text:p>
          </table:table-cell>
          <table:table-cell office:value-type="string" calcext:value-type="string">
            <text:p>¡Qué fuerza de la lluvia, padres!</text:p>
          </table:table-cell>
          <table:table-cell table:style-name="ce7" office:value-type="string" calcext:value-type="string">
            <text:p>Sellaamam tamya kaykamurqa, laqchiypa, hichaypa, taytakuna!</text:p>
          </table:table-cell>
          <table:table-cell office:value-type="string" calcext:value-type="string">
            <text:p>AKH-134</text:p>
          </table:table-cell>
          <table:table-cell/>
        </table:table-row>
        <table:table-row table:style-name="ro1">
          <table:table-cell office:value-type="string" calcext:value-type="string">
            <text:p>Runtuntin, illapantin, patsatapis kuyutsiypa, tayta! Punrurunnn, punrurunnn...!, nishpa.</text:p>
          </table:table-cell>
          <table:table-cell office:value-type="string" calcext:value-type="string">
            <text:p>¡Con granizo, truenos y rayos, sacudiendo la tierra, padres! ¡Bunrurunnn, bunrurunn!, resonando.</text:p>
          </table:table-cell>
          <table:table-cell table:style-name="ce7" office:value-type="string" calcext:value-type="string">
            <text:p>Runtuntin, illapantin, patsatapis kuyutsiypa, tayta! Punrurunnn, punrurunnn...!, nishpa.</text:p>
          </table:table-cell>
          <table:table-cell office:value-type="string" calcext:value-type="string">
            <text:p>AKH-135</text:p>
          </table:table-cell>
          <table:table-cell/>
        </table:table-row>
        <table:table-row table:style-name="ro1">
          <table:table-cell office:value-type="string" calcext:value-type="string">
            <text:p>Wayrapis mandon mishtikunapa wayinta hitakacharkurqam.</text:p>
          </table:table-cell>
          <table:table-cell office:value-type="string" calcext:value-type="string">
            <text:p>Los vientos destruyeron los techos de sus campamentos;</text:p>
          </table:table-cell>
          <table:table-cell table:style-name="ce7" office:value-type="string" calcext:value-type="string">
            <text:p>Wayrapis mandon mishtikunapa wayinta hitakacharkurqam.</text:p>
          </table:table-cell>
          <table:table-cell office:value-type="string" calcext:value-type="string">
            <text:p>AKH-136</text:p>
          </table:table-cell>
          <table:table-cell/>
        </table:table-row>
        <table:table-row table:style-name="ro1">
          <table:table-cell office:value-type="string" calcext:value-type="string">
            <text:p>Hananmannam yuraq rashtawanna pasaypa qatarirqan.</text:p>
          </table:table-cell>
          <table:table-cell office:value-type="string" calcext:value-type="string">
            <text:p>con su nevada cubrió las casas de sus mandones; </text:p>
          </table:table-cell>
          <table:table-cell table:style-name="ce7" office:value-type="string" calcext:value-type="string">
            <text:p>Hananmannam yuraq rashtawanna pasaypa qatarirqan.</text:p>
          </table:table-cell>
          <table:table-cell office:value-type="string" calcext:value-type="string">
            <text:p>AKH-137</text:p>
          </table:table-cell>
          <table:table-cell/>
        </table:table-row>
        <table:table-row table:style-name="ro1">
          <table:table-cell office:value-type="string" calcext:value-type="string">
            <text:p>Runakunapa wayinllatam ankupaarirqan.</text:p>
          </table:table-cell>
          <table:table-cell office:value-type="string" calcext:value-type="string">
            <text:p>sólo respetó las casas de los runas.</text:p>
          </table:table-cell>
          <table:table-cell table:style-name="ce7" office:value-type="string" calcext:value-type="string">
            <text:p>Runakunapa wayinllatam ankupaarirqan.</text:p>
          </table:table-cell>
          <table:table-cell office:value-type="string" calcext:value-type="string">
            <text:p>AKH-138</text:p>
          </table:table-cell>
          <table:table-cell/>
        </table:table-row>
        <table:table-row table:style-name="ro1">
          <table:table-cell office:value-type="string" calcext:value-type="string">
            <text:p>Tsaymi ampipa sokabonkunaman yeekuyaamurqan mishtikuna.</text:p>
          </table:table-cell>
          <table:table-cell office:value-type="string" calcext:value-type="string">
            <text:p>Esa noche los mandones tuvieron que refugiarse en los socavones.</text:p>
          </table:table-cell>
          <table:table-cell table:style-name="ce7" office:value-type="string" calcext:value-type="string">
            <text:p>Tsaymi ampipa sokabonkunaman yaykuyaamurqan mishtikuna.</text:p>
          </table:table-cell>
          <table:table-cell office:value-type="string" calcext:value-type="string">
            <text:p>AKH-139</text:p>
          </table:table-cell>
          <table:table-cell/>
        </table:table-row>
        <table:table-row table:style-name="ro1">
          <table:table-cell office:value-type="string" calcext:value-type="string">
            <text:p>Tsaymi punuykatsir rurunkunata, orqu kayninta apakurqaa.</text:p>
          </table:table-cell>
          <table:table-cell office:value-type="string" calcext:value-type="string">
            <text:p>Entonces pude castigarlos quitándoles su hombría mientras dormían.</text:p>
          </table:table-cell>
          <table:table-cell table:style-name="ce7" office:value-type="string" calcext:value-type="string">
            <text:p>Tsaymi punuykatsir rurunkunata, urqu kayninta apakurqaa.</text:p>
          </table:table-cell>
          <table:table-cell office:value-type="string" calcext:value-type="string">
            <text:p>AKH-140</text:p>
          </table:table-cell>
          <table:table-cell/>
        </table:table-row>
        <table:table-row table:style-name="ro2">
          <table:table-cell office:value-type="string" calcext:value-type="string">
            <text:p>Hananmannam, kay qellaynii imanoopapis ushakaatsun, ama makinkunachoo tsarakutsuntsu, nishpa mañakurqaa hatun Pachakamaq taytantsikta.</text:p>
          </table:table-cell>
          <table:table-cell office:value-type="string" calcext:value-type="string">
            <text:p>Y además invoqué a nuestro gran padre Pachacámac que mi plata desaparezca, que no dure en sus manos, diciendo.</text:p>
          </table:table-cell>
          <table:table-cell table:style-name="ce7" office:value-type="string" calcext:value-type="string">
            <text:p>Hananmannam, kay qillaynii imanawpapis ushakaatsun, ama makinkunachaw tsarakutsuntsu, nishpa mañakurqaa hatun Pachakamaq taytantsikta.</text:p>
          </table:table-cell>
          <table:table-cell office:value-type="string" calcext:value-type="string">
            <text:p>AKH-141</text:p>
          </table:table-cell>
          <table:table-cell/>
        </table:table-row>
        <table:table-row table:style-name="ro1">
          <table:table-cell office:value-type="string" calcext:value-type="string">
            <text:p>Manam tsaynoopapis ushakarqatsu runa waqay, qellaynii suwakuy.</text:p>
          </table:table-cell>
          <table:table-cell office:value-type="string" calcext:value-type="string">
            <text:p>Pero ni así se acabó el sufrimiento de los runas, ni el robo de mi plata.</text:p>
          </table:table-cell>
          <table:table-cell table:style-name="ce7" office:value-type="string" calcext:value-type="string">
            <text:p>Manam tsaynawpapis ushakarqatsu runa waqay, qillaynii suwakuy.</text:p>
          </table:table-cell>
          <table:table-cell office:value-type="string" calcext:value-type="string">
            <text:p>AKH-142</text:p>
          </table:table-cell>
          <table:table-cell/>
        </table:table-row>
        <table:table-row table:style-name="ro13">
          <table:table-cell office:value-type="string" calcext:value-type="string">
            <text:p>Wanuyaptinpis, rasllam mitaq runakunata chaaratsiyaamuq mandoninkunapis, yanapaqnin kasikikunapis.</text:p>
          </table:table-cell>
          <table:table-cell office:value-type="string" calcext:value-type="string">
            <text:p>Y si los mitayos morían, pronto hacían llegar a otros sus mandones o los caciques inkas colaboradores.</text:p>
          </table:table-cell>
          <table:table-cell table:style-name="ce7" office:value-type="string" calcext:value-type="string">
            <text:p>Wanuyaptinpis, rasllam mitaq runakunata chaaratsiyaamuq mandoninkunapis, yanapaqnin kasikikunapis.</text:p>
          </table:table-cell>
          <table:table-cell office:value-type="string" calcext:value-type="string">
            <text:p>AKH-143</text:p>
          </table:table-cell>
          <table:table-cell/>
        </table:table-row>
        <table:table-row table:style-name="ro13">
          <table:table-cell office:value-type="string" calcext:value-type="string">
            <text:p>Llama qatiq, mula qatiq runakuna, qatinakuyllapam aywayaqpis kutiyaamuqpis ingeniupita Limakama qellay kargawan.</text:p>
          </table:table-cell>
          <table:table-cell office:value-type="string" calcext:value-type="string">
            <text:p>Los runas arrieros de llamas y mulas continuamente viajaban desde el ingenio hasta Lima con el cargamento de plata.</text:p>
          </table:table-cell>
          <table:table-cell table:style-name="ce7" office:value-type="string" calcext:value-type="string">
            <text:p>Llama qatiq, mula qatiq runakuna, qatinakuyllapam aywayaqpis kutiyaamuqpis ingeniupita Limakama qillay kargawan.</text:p>
          </table:table-cell>
          <table:table-cell office:value-type="string" calcext:value-type="string">
            <text:p>AKH-144</text:p>
          </table:table-cell>
          <table:table-cell/>
        </table:table-row>
        <table:table-row table:style-name="ro4">
          <table:table-cell office:value-type="string" calcext:value-type="string">
            <text:p>Paykunam willakayaamoq, mitaqkunata kaychoonoollash waqatsillaayan karu minakunachoopis; hatun Potoqsichoopis, Wankawillkachoopis, maychoopis hina, hinantin Amerika ninqan españakuna tsararaayanqanchooqa.</text:p>
          </table:table-cell>
          <table:table-cell office:value-type="string" calcext:value-type="string">
            <text:p>Ellos contaban que la suerte de los mitayos era igual nomás en las minas grandes de los cerros hermanos Potojsi y Wankawillca; y no sólo eso, sino en toda la América dominada por los españoles. </text:p>
          </table:table-cell>
          <table:table-cell table:style-name="ce7" office:value-type="string" calcext:value-type="string">
            <text:p>Paykunam willakayaamuq, mitaqkunata kaychawnawllash waqatsillaayan karu minakunachawpis; hatun Potuqsichawpis, Wankawillkachawpis, maychawpis hina, hinantin Amerika ninqan españakuna tsararaayanqanchawqa.</text:p>
          </table:table-cell>
          <table:table-cell office:value-type="string" calcext:value-type="string">
            <text:p>AKH-145</text:p>
          </table:table-cell>
          <table:table-cell/>
        </table:table-row>
        <table:table-row table:style-name="ro2">
          <table:table-cell office:value-type="string" calcext:value-type="string">
            <text:p>Tsaymi Tayta Túpak Amaru huk pachakutita waraykaatsin runankunawan, nishpa willakarayaamuptin, apukunapis allaapam kushiriyarqaa.</text:p>
          </table:table-cell>
          <table:table-cell office:value-type="string" calcext:value-type="string">
            <text:p>Por eso cuando noticiaron que el cacique justiciero Túpac Amaru estaba luchando con sus runas para que hubiera un pachacuti, los apus nos alegramos grandemente.</text:p>
          </table:table-cell>
          <table:table-cell table:style-name="ce7" office:value-type="string" calcext:value-type="string">
            <text:p>Tsaymi Tayta Túpak Amaru huk pachakutita waraykaatsin runankunawan, nishpa willakarayaamuptin, apukunapis allaapam kushiriyarqaa.</text:p>
          </table:table-cell>
          <table:table-cell office:value-type="string" calcext:value-type="string">
            <text:p>AKH-146</text:p>
          </table:table-cell>
          <table:table-cell/>
        </table:table-row>
        <table:table-row table:style-name="ro1">
          <table:table-cell office:value-type="string" calcext:value-type="string">
            <text:p>Kananqa mitapis, waqakuypis, mallaqaypis ushakanqam, niyaptin.</text:p>
          </table:table-cell>
          <table:table-cell office:value-type="string" calcext:value-type="string">
            <text:p>Porque anunciaban el fin de la mita, del sufrimiento, del hambre.</text:p>
          </table:table-cell>
          <table:table-cell table:style-name="ce7" office:value-type="string" calcext:value-type="string">
            <text:p>Kananqa mitapis, waqakuypis, mallaqaypis ushakanqam, niyaptin.</text:p>
          </table:table-cell>
          <table:table-cell office:value-type="string" calcext:value-type="string">
            <text:p>AKH-147</text:p>
          </table:table-cell>
          <table:table-cell/>
        </table:table-row>
        <table:table-row table:style-name="ro2">
          <table:table-cell office:value-type="string" calcext:value-type="string">
            <text:p>Inkakunam kutiyaamunqa niyaptin, noopa patsachoonoomi, noopa aylluntsikkunachoomi yapay allí kawakushun, niyaptin.</text:p>
          </table:table-cell>
          <table:table-cell office:value-type="string" calcext:value-type="string">
            <text:p>Porque anunciaban el retorno de los incas, el retorno de la vida como en los tiempos de nuestros ayllus.</text:p>
          </table:table-cell>
          <table:table-cell table:style-name="ce7" office:value-type="string" calcext:value-type="string">
            <text:p>Inkakunam kutiyaamunqa niyaptin, nawpa patsachawnawmi, nawpa aylluntsikkunachawmi yapay alli kawakushun, niyaptin.</text:p>
          </table:table-cell>
          <table:table-cell office:value-type="string" calcext:value-type="string">
            <text:p>AKH-148</text:p>
          </table:table-cell>
          <table:table-cell/>
        </table:table-row>
        <table:table-row table:style-name="ro21">
          <table:table-cell office:value-type="string" calcext:value-type="string">
            <text:p>Kananqa pachakutim kanqa, nishpam barrosu toruupis tumaykachaarirqan Qanchis Qochapeq yarqaramur.</text:p>
          </table:table-cell>
          <table:table-cell office:value-type="string" calcext:value-type="string">
            <text:p>Ahora habrá un pachacuti, anunciando trotó mi toro barroso saliendo de sus aguas de Qanchis Qocha.</text:p>
          </table:table-cell>
          <table:table-cell table:style-name="ce7" office:value-type="string" calcext:value-type="string">
            <text:p>Kananqa pachakutim kanqa, nishpam barrosu toruupis tumaykachaarirqan Qanchis Quchapiq yarqaramur.</text:p>
          </table:table-cell>
          <table:table-cell office:value-type="string" calcext:value-type="string">
            <text:p>AKH-149</text:p>
          </table:table-cell>
          <table:table-cell/>
        </table:table-row>
        <table:table-row table:style-name="ro22">
          <table:table-cell office:value-type="string" calcext:value-type="string">
            <text:p>Kikin Tayta Amarupis kuyurirqanmi hina karu karukama yakutapis hiruruypa ramar.</text:p>
          </table:table-cell>
          <table:table-cell office:value-type="string" calcext:value-type="string">
            <text:p>Y hasta el mismo tayta Amaru agitó su cuerpo causando remolinos y olas inmensas que saltaron lejos.</text:p>
          </table:table-cell>
          <table:table-cell table:style-name="ce7" office:value-type="string" calcext:value-type="string">
            <text:p>Kikin Tayta Amarupis kuyurirqanmi hina karu karukama yakutapis hiruruypa ramar.</text:p>
          </table:table-cell>
          <table:table-cell office:value-type="string" calcext:value-type="string">
            <text:p>AKH-150</text:p>
          </table:table-cell>
          <table:table-cell/>
        </table:table-row>
        <table:table-row table:style-name="ro2">
          <table:table-cell office:value-type="string" calcext:value-type="string">
            <text:p>Huk ampinam, ichikllan mitaq runanoo rurakaarir, qalachakilla, shillpilla, llapan runakupa kadenankunata paskarapurqaa, mandonkunata punukaaratsir.</text:p>
          </table:table-cell>
          <table:table-cell office:value-type="string" calcext:value-type="string">
            <text:p>Una noche, transformándome en un hombrecito como los mitaq runa mineros, rotosito, descalzo, desaté sus cadenas haciéndoles dormír en pesado sueño a los mandones.</text:p>
          </table:table-cell>
          <table:table-cell table:style-name="ce7" office:value-type="string" calcext:value-type="string">
            <text:p>Huk ampinam, ichikllan mitaq runanaw rurakaarir, qalachakilla, shillpilla, llapan runakupa kadenankunata paskarapurqaa, mandonkunata punukaaratsir.</text:p>
          </table:table-cell>
          <table:table-cell office:value-type="string" calcext:value-type="string">
            <text:p>AKH-151</text:p>
          </table:table-cell>
          <table:table-cell/>
        </table:table-row>
        <table:table-row table:style-name="ro13">
          <table:table-cell office:value-type="string" calcext:value-type="string">
            <text:p>Kushishqam aywakuyarqan hirkakunapa, inka naanikunapa, tayta Túpak Amarupa runankunawan ayllukaq.</text:p>
          </table:table-cell>
          <table:table-cell office:value-type="string" calcext:value-type="string">
            <text:p>Felices huyeron por los montes, avanzando por los caminos del inka, a juntarse con los runas del padre Túpac Amaru.</text:p>
          </table:table-cell>
          <table:table-cell table:style-name="ce7" office:value-type="string" calcext:value-type="string">
            <text:p>Kushishqam aywakuyarqan hirkakunapa, inka naanikunapa, tayta Túpak Amarupa runankunawan ayllukaq.</text:p>
          </table:table-cell>
          <table:table-cell office:value-type="string" calcext:value-type="string">
            <text:p>AKH-152</text:p>
          </table:table-cell>
          <table:table-cell/>
        </table:table-row>
        <table:table-row table:style-name="ro1">
          <table:table-cell office:value-type="string" calcext:value-type="string">
            <text:p>“Kananmi españakunata qarqushun; kananmi pachakuti kanqa...”.</text:p>
          </table:table-cell>
          <table:table-cell office:value-type="string" calcext:value-type="string">
            <text:p>“Ahora expulsaremos a los españoles; ahora habrá un pachacuti...”</text:p>
          </table:table-cell>
          <table:table-cell table:style-name="ce7" office:value-type="string" calcext:value-type="string">
            <text:p>“Kananmi españakunata qarqushun; kananmi pachakuti kanqa...”.</text:p>
          </table:table-cell>
          <table:table-cell office:value-type="string" calcext:value-type="string">
            <text:p>AKH-153</text:p>
          </table:table-cell>
          <table:table-cell/>
        </table:table-row>
        <table:table-row table:style-name="ro1">
          <table:table-cell office:value-type="string" calcext:value-type="string">
            <text:p>Manachi inkakunapaq, runakunapaq pachakutin chaanan karqaraqtsu.</text:p>
          </table:table-cell>
          <table:table-cell office:value-type="string" calcext:value-type="string">
            <text:p>Pero no habría llegado aún el tiempo del pachacuti para los inkas, para los runas.</text:p>
          </table:table-cell>
          <table:table-cell table:style-name="ce7" office:value-type="string" calcext:value-type="string">
            <text:p>Manachi inkakunapaq, runakunapaq pachakutin chaanan karqaraqtsu.</text:p>
          </table:table-cell>
          <table:table-cell office:value-type="string" calcext:value-type="string">
            <text:p>AKH-154</text:p>
          </table:table-cell>
          <table:table-cell/>
        </table:table-row>
        <table:table-row table:style-name="ro1">
          <table:table-cell office:value-type="string" calcext:value-type="string">
            <text:p>Túpak Amaru Inkata, runankunata, españapa allaapa hatun ejercitunkuna wanuykatsiyarqam.</text:p>
          </table:table-cell>
          <table:table-cell office:value-type="string" calcext:value-type="string">
            <text:p>Los poderosos ejércitos de los españoles mataron al inca Túpac Amaru junto con sus runas rebeldes.</text:p>
          </table:table-cell>
          <table:table-cell table:style-name="ce7" office:value-type="string" calcext:value-type="string">
            <text:p>Túpak Amaru Inkata, runankunata, españapa allaapa hatun ejercitunkuna wanuykatsiyarqam.</text:p>
          </table:table-cell>
          <table:table-cell office:value-type="string" calcext:value-type="string">
            <text:p>AKH-155</text:p>
          </table:table-cell>
          <table:table-cell/>
        </table:table-row>
        <table:table-row table:style-name="ro1">
          <table:table-cell office:value-type="string" calcext:value-type="string">
            <text:p>Tsaychoopis wanuyarqanmi Kuta Kancha runaakunapis.</text:p>
          </table:table-cell>
          <table:table-cell office:value-type="string" calcext:value-type="string">
            <text:p>Allí murieron también mis runas cutacanchinos.</text:p>
          </table:table-cell>
          <table:table-cell table:style-name="ce7" office:value-type="string" calcext:value-type="string">
            <text:p>Tsaychawpis wanuyarqanmi Kuta Kancha runaakunapis.</text:p>
          </table:table-cell>
          <table:table-cell office:value-type="string" calcext:value-type="string">
            <text:p>AKH-156</text:p>
          </table:table-cell>
          <table:table-cell/>
        </table:table-row>
        <table:table-row table:style-name="ro2">
          <table:table-cell office:value-type="string" calcext:value-type="string">
            <text:p>Tayta Tupak Amaru kikintanaaqa, allaapa llakikuypaqmi, allaapa waqakuypaqmi wanuykatsiyarqan.</text:p>
          </table:table-cell>
          <table:table-cell office:value-type="string" calcext:value-type="string">
            <text:p>Y al mismo inca Túpac Amaru le dieron una muerte de dolor sin medida, de llanto desgarrador.</text:p>
          </table:table-cell>
          <table:table-cell table:style-name="ce7" office:value-type="string" calcext:value-type="string">
            <text:p>Tayta Tupak Amaru kikintanaaqa, allaapa llakikuypaqmi, allaapa waqakuypaqmi wanuykatsiyarqan.</text:p>
          </table:table-cell>
          <table:table-cell office:value-type="string" calcext:value-type="string">
            <text:p>AKH-157</text:p>
          </table:table-cell>
          <table:table-cell/>
        </table:table-row>
        <table:table-row table:style-name="ro1">
          <table:table-cell office:value-type="string" calcext:value-type="string">
            <text:p>Manam imaypis tsaytaqa pipis qonqarinqatsu.</text:p>
          </table:table-cell>
          <table:table-cell office:value-type="string" calcext:value-type="string">
            <text:p>Nadie podrá olvidarlo nunca.</text:p>
          </table:table-cell>
          <table:table-cell table:style-name="ce7" office:value-type="string" calcext:value-type="string">
            <text:p>Manam imaypis tsaytaqa pipis qunqarinqatsu.</text:p>
          </table:table-cell>
          <table:table-cell office:value-type="string" calcext:value-type="string">
            <text:p>AKH-158</text:p>
          </table:table-cell>
          <table:table-cell/>
        </table:table-row>
        <table:table-row table:style-name="ro1">
          <table:table-cell office:value-type="string" calcext:value-type="string">
            <text:p>Tsaypaq hina paalla danzaq shipashkuna kaynoomi watatsaq watatsaq fiestakunachoo takiyan: </text:p>
          </table:table-cell>
          <table:table-cell office:value-type="string" calcext:value-type="string">
            <text:p>Para ello también año tras año las muchachas danzantes de paalla cantan en las fiestas:</text:p>
          </table:table-cell>
          <table:table-cell table:style-name="ce7" office:value-type="string" calcext:value-type="string">
            <text:p>Tsaypaq hina paalla danzaq shipashkuna kaynawmi watatsaq watatsaq fiestakunachaw takiyan: </text:p>
          </table:table-cell>
          <table:table-cell office:value-type="string" calcext:value-type="string">
            <text:p>AKH-159</text:p>
          </table:table-cell>
          <table:table-cell/>
        </table:table-row>
        <table:table-row table:style-name="ro1">
          <table:table-cell office:value-type="string" calcext:value-type="string">
            <text:p>“Chusku kawalluwanmi rachitsita munayarqan tsay españakuna; </text:p>
          </table:table-cell>
          <table:table-cell office:value-type="string" calcext:value-type="string">
            <text:p>“Con cuatro caballos partir su cuerpo esos españoles intentaron;</text:p>
          </table:table-cell>
          <table:table-cell table:style-name="ce7" office:value-type="string" calcext:value-type="string">
            <text:p>“Chusku kawalluwanmi rachitsita munayarqan tsay españakuna; </text:p>
          </table:table-cell>
          <table:table-cell office:value-type="string" calcext:value-type="string">
            <text:p>AKH-160</text:p>
          </table:table-cell>
          <table:table-cell/>
        </table:table-row>
        <table:table-row table:style-name="ro1">
          <table:table-cell office:value-type="string" calcext:value-type="string">
            <text:p>pasaypa tullunkuna eetsankuna rachikaanantam munayarqan;</text:p>
          </table:table-cell>
          <table:table-cell office:value-type="string" calcext:value-type="string">
            <text:p>Arrancar sus huesos y sus carnesellos quisieron.</text:p>
          </table:table-cell>
          <table:table-cell table:style-name="ce7" office:value-type="string" calcext:value-type="string">
            <text:p>pasaypa tullunkuna aytsankuna rachikaanantam munayarqan;</text:p>
          </table:table-cell>
          <table:table-cell office:value-type="string" calcext:value-type="string">
            <text:p>AKH-161</text:p>
          </table:table-cell>
          <table:table-cell/>
        </table:table-row>
        <table:table-row table:style-name="ro1">
          <table:table-cell office:value-type="string" calcext:value-type="string">
            <text:p>manam tsay chusku hatun kawallukuna puedirqatsu.</text:p>
          </table:table-cell>
          <table:table-cell office:value-type="string" calcext:value-type="string">
            <text:p>Esos cuatro caballos hacerlo no pudieron.</text:p>
          </table:table-cell>
          <table:table-cell table:style-name="ce7" office:value-type="string" calcext:value-type="string">
            <text:p>manam tsay chusku hatun kawallukuna pwedirqatsu.</text:p>
          </table:table-cell>
          <table:table-cell office:value-type="string" calcext:value-type="string">
            <text:p>AKH-162</text:p>
          </table:table-cell>
          <table:table-cell/>
        </table:table-row>
        <table:table-row table:style-name="ro1">
          <table:table-cell office:value-type="string" calcext:value-type="string">
            <text:p>Kanantanoollam yarparaykantsik, tayta Kolki Hirka...”</text:p>
          </table:table-cell>
          <table:table-cell office:value-type="string" calcext:value-type="string">
            <text:p>Como si hubiera sido hoylo recordamos, padre Kolki Hirka”.</text:p>
          </table:table-cell>
          <table:table-cell table:style-name="ce7" office:value-type="string" calcext:value-type="string">
            <text:p>Kanantanawllam yarparaykantsik, tayta Kolki Hirka...”</text:p>
          </table:table-cell>
          <table:table-cell office:value-type="string" calcext:value-type="string">
            <text:p>AKH-163</text:p>
          </table:table-cell>
          <table:table-cell/>
        </table:table-row>
        <table:table-row table:style-name="ro1">
          <table:table-cell office:value-type="string" calcext:value-type="string">
            <text:p>Llakikuy, waqakuy!</text:p>
          </table:table-cell>
          <table:table-cell office:value-type="string" calcext:value-type="string">
            <text:p>¡Oh tristeza, oh llanto!</text:p>
          </table:table-cell>
          <table:table-cell table:style-name="ce7" office:value-type="string" calcext:value-type="string">
            <text:p>Llakikuy, waqakuy!</text:p>
          </table:table-cell>
          <table:table-cell office:value-type="string" calcext:value-type="string">
            <text:p>AKH-164</text:p>
          </table:table-cell>
          <table:table-cell/>
        </table:table-row>
        <table:table-row table:style-name="ro1">
          <table:table-cell office:value-type="string" calcext:value-type="string">
            <text:p>Mitaq runakunata kutitsillaayarqam minaman.</text:p>
          </table:table-cell>
          <table:table-cell office:value-type="string" calcext:value-type="string">
            <text:p>Los runas volvieron a mitar.</text:p>
          </table:table-cell>
          <table:table-cell table:style-name="ce7" office:value-type="string" calcext:value-type="string">
            <text:p>Mitaq runakunata kutitsillaayarqam minaman.</text:p>
          </table:table-cell>
          <table:table-cell office:value-type="string" calcext:value-type="string">
            <text:p>AKH-165</text:p>
          </table:table-cell>
          <table:table-cell/>
        </table:table-row>
        <table:table-row table:style-name="ro1">
          <table:table-cell office:value-type="string" calcext:value-type="string">
            <text:p>Aywakuyanqanta yarpaykatsiryan, allaapatam hipaykatsiyaq mishti mandonkuna.</text:p>
          </table:table-cell>
          <table:table-cell office:value-type="string" calcext:value-type="string">
            <text:p>Y los mandones mestizos les hicieron padecer más aún recordándoles su huida.</text:p>
          </table:table-cell>
          <table:table-cell table:style-name="ce7" office:value-type="string" calcext:value-type="string">
            <text:p>Aywakuyanqanta yarpaykatsiryan, allaapatam hipaykatsiyaq mishti mandonkuna.</text:p>
          </table:table-cell>
          <table:table-cell office:value-type="string" calcext:value-type="string">
            <text:p>AKH-166</text:p>
          </table:table-cell>
          <table:table-cell/>
        </table:table-row>
        <table:table-row table:style-name="ro23">
          <table:table-cell office:value-type="string" calcext:value-type="string">
            <text:p>Kuta Kancha runakunaqa hina, España patronninkunapaq apayaapoq uushapa millwanta roqurir, waakanpis Limakamam qatiyaapoq;</text:p>
          </table:table-cell>
          <table:table-cell office:value-type="string" calcext:value-type="string">
            <text:p>Los pastores cutacanchinos tenían que llevar para sus patrones la lana trasquilada y el ganado vacuno hasta Lima.</text:p>
          </table:table-cell>
          <table:table-cell table:style-name="ce7" office:value-type="string" calcext:value-type="string">
            <text:p>Kuta Kancha runakunaqa hina, España patronninkunapaq apayaapuq uushapa millwanta ruqurir, waakanpis Limakamam qatiyaapuq;</text:p>
          </table:table-cell>
          <table:table-cell office:value-type="string" calcext:value-type="string">
            <text:p>AKH-167</text:p>
          </table:table-cell>
          <table:table-cell/>
        </table:table-row>
        <table:table-row table:style-name="ro1">
          <table:table-cell office:value-type="string" calcext:value-type="string">
            <text:p>mikuykunata ayllurirpis apayaapoqmi hina, mandonninkuna rikaylla.</text:p>
          </table:table-cell>
          <table:table-cell office:value-type="string" calcext:value-type="string">
            <text:p>Luego de las cosechas también tenían que llevar los productos bajo la vigilancia de los mandones. <text:s text:c="2"/></text:p>
          </table:table-cell>
          <table:table-cell table:style-name="ce7" office:value-type="string" calcext:value-type="string">
            <text:p>mikuykunata ayllurirpis apayaapuqmi hina, mandonninkuna rikaylla.</text:p>
          </table:table-cell>
          <table:table-cell office:value-type="string" calcext:value-type="string">
            <text:p>AKH-168</text:p>
          </table:table-cell>
          <table:table-cell/>
        </table:table-row>
        <table:table-row table:style-name="ro2">
          <table:table-cell office:value-type="string" calcext:value-type="string">
            <text:p>España wiraqochakuna allaapa qellaynin mana mirakaananpaq, wayratam qayaq kaa, Tayta Pachakamaqta yapay mañakurir.</text:p>
          </table:table-cell>
          <table:table-cell office:value-type="string" calcext:value-type="string">
            <text:p>Para que los wiracochas españoles no aumentaran sus <text:s/>riquezas con mi plata, llamaba al viento, invocando de nuevo al Dios Pachacámac.</text:p>
          </table:table-cell>
          <table:table-cell table:style-name="ce7" office:value-type="string" calcext:value-type="string">
            <text:p>España wiraquchakuna allaapa qillaynin mana mirakaananpaq, wayratam qayaq kaa, Tayta Pachakamaqta yapay mañakurir.</text:p>
          </table:table-cell>
          <table:table-cell office:value-type="string" calcext:value-type="string">
            <text:p>AKH-169</text:p>
          </table:table-cell>
          <table:table-cell/>
        </table:table-row>
        <table:table-row table:style-name="ro2">
          <table:table-cell office:value-type="string" calcext:value-type="string">
            <text:p>Imanoomi hirkakunapa, naanikunapa puukaykamuq; shukukuy rurakaarirmi qellay apaq llamakunata, mulakunata, hitarkoq huk ishkayllatapis mayuman, heqakunaman.</text:p>
          </table:table-cell>
          <table:table-cell office:value-type="string" calcext:value-type="string">
            <text:p>Cómo soplaba por los cerros, por los caminos; haciéndose remolino arrojaba a las llamas o mulas hacia los ríos y abismos.</text:p>
          </table:table-cell>
          <table:table-cell table:style-name="ce7" office:value-type="string" calcext:value-type="string">
            <text:p>Imanawmi hirkakunapa, naanikunapa puukaykamuq; shukukuy rurakaarirmi qillay apaq llamakunata, mulakunata, hitarkuq huk ishkayllatapis mayuman, hiqakunaman.</text:p>
          </table:table-cell>
          <table:table-cell office:value-type="string" calcext:value-type="string">
            <text:p>AKH-170</text:p>
          </table:table-cell>
          <table:table-cell/>
        </table:table-row>
        <table:table-row table:style-name="ro1">
          <table:table-cell office:value-type="string" calcext:value-type="string">
            <text:p>Tsaypitaqa mananam aylluyaqnatsu ichikllan qellay tikakunata, wanuyta mantsar.</text:p>
          </table:table-cell>
          <table:table-cell office:value-type="string" calcext:value-type="string">
            <text:p>Ya de ahí jamás recuperaban las barras de plata por miedo a la muerte.</text:p>
          </table:table-cell>
          <table:table-cell table:style-name="ce7" office:value-type="string" calcext:value-type="string">
            <text:p>Tsaypitaqa mananam aylluyaqnatsu ichikllan qillay tikakunata, wanuyta mantsar.</text:p>
          </table:table-cell>
          <table:table-cell office:value-type="string" calcext:value-type="string">
            <text:p>AKH-171</text:p>
          </table:table-cell>
          <table:table-cell/>
        </table:table-row>
        <table:table-row table:style-name="ro1">
          <table:table-cell office:value-type="string" calcext:value-type="string">
            <text:p>Limapitanam Mamaqochapa, barku nishqanwan, apatsiyaq karu markankunaman.</text:p>
          </table:table-cell>
          <table:table-cell office:value-type="string" calcext:value-type="string">
            <text:p>De Lima enviaban mi plata en los barcos que decían a su lejano país.</text:p>
          </table:table-cell>
          <table:table-cell table:style-name="ce7" office:value-type="string" calcext:value-type="string">
            <text:p>Limapitanam Mamaquchapa, barku nishqanwan, apatsiyaq karu markankunaman.</text:p>
          </table:table-cell>
          <table:table-cell office:value-type="string" calcext:value-type="string">
            <text:p>AKH-172</text:p>
          </table:table-cell>
          <table:table-cell/>
        </table:table-row>
        <table:table-row table:style-name="ro2">
          <table:table-cell office:value-type="string" calcext:value-type="string">
            <text:p>Tsaychoopis hina Tayta Pachakamaqmi munarqa tapsikacharkur mikukurqoq tsay barkukunata runa runantin.</text:p>
          </table:table-cell>
          <table:table-cell office:value-type="string" calcext:value-type="string">
            <text:p>También en el mar, si el dios Pachacámac lo decidía sacudía los barcos y se los devoraba con sus hombres y todo.</text:p>
          </table:table-cell>
          <table:table-cell table:style-name="ce7" office:value-type="string" calcext:value-type="string">
            <text:p>Tsaychawpis hina Tayta Pachakamaqmi munarqa tapsikacharkur mikukurquq tsay barkukunata runa runantin.</text:p>
          </table:table-cell>
          <table:table-cell office:value-type="string" calcext:value-type="string">
            <text:p>AKH-173</text:p>
          </table:table-cell>
          <table:table-cell/>
        </table:table-row>
        <table:table-row table:style-name="ro2">
          <table:table-cell office:value-type="string" calcext:value-type="string">
            <text:p>Mana tsaynookaptinnam karu marka suwakuna, piratakuna niyashqan, qochiykuyaq llapan qellaytapis, qoritapis apayanqantaqa.</text:p>
          </table:table-cell>
          <table:table-cell office:value-type="string" calcext:value-type="string">
            <text:p>Y si no era así los ladrones piratas de otras naciones les quitaban todo el oro y la plata que llevaban.</text:p>
          </table:table-cell>
          <table:table-cell table:style-name="ce7" office:value-type="string" calcext:value-type="string">
            <text:p>Mana tsaynaw kaptinnam karu marka suwakuna, piratakuna niyashqan, quchiykuyaq llapan qillaytapis, quritapis apayanqantaqa.</text:p>
          </table:table-cell>
          <table:table-cell office:value-type="string" calcext:value-type="string">
            <text:p>AKH-174</text:p>
          </table:table-cell>
          <table:table-cell/>
        </table:table-row>
        <table:table-row table:style-name="ro1">
          <table:table-cell office:value-type="string" calcext:value-type="string">
            <text:p>Imanoopapis hina achkataran qellayniita chaatsiyaq España markanman.</text:p>
          </table:table-cell>
          <table:table-cell office:value-type="string" calcext:value-type="string">
            <text:p>Aún así era abundante la plata que hacían llegar a España.</text:p>
          </table:table-cell>
          <table:table-cell table:style-name="ce7" office:value-type="string" calcext:value-type="string">
            <text:p>Imanawpapis hina achkataran qillayniita chaatsiyaq España markanman.</text:p>
          </table:table-cell>
          <table:table-cell office:value-type="string" calcext:value-type="string">
            <text:p>AKH-175</text:p>
          </table:table-cell>
          <table:table-cell/>
        </table:table-row>
        <table:table-row table:style-name="ro4">
          <table:table-cell office:value-type="string" calcext:value-type="string">
            <text:p>Pero niyaqmi tsay karu markakunapa pureqkuna: España reykuna, kuyapaariyanllash, rikapaarillanyash tsay qellayta, niykurqa hukkunanash apakuyan, haqaykipeqmi, imaykatapis rantikunqaqpeqmi, nishpa.</text:p>
          </table:table-cell>
          <table:table-cell office:value-type="string" calcext:value-type="string">
            <text:p>Pero decían los viajeros que recorrían esos lejanos pueblos: los reyes de España sólo acarician esa plata, porque luego se lo llevan otros extranjeros diciendo: como pago de tus deudas es, de las cosas que te he vendido es.</text:p>
          </table:table-cell>
          <table:table-cell table:style-name="ce7" office:value-type="string" calcext:value-type="string">
            <text:p>Pero niyaqmi tsay karu markakunapa puriqkuna: España reykuna, kuyapaariyanllash, rikapaarillanyash tsay qillayta, niykurqa hukkunanash apakuyan, haqaykipiqmi, imaykatapis rantikunqaqpiqmi, nishpa.</text:p>
          </table:table-cell>
          <table:table-cell office:value-type="string" calcext:value-type="string">
            <text:p>AKH-176</text:p>
          </table:table-cell>
          <table:table-cell/>
        </table:table-row>
        <table:table-row table:style-name="ro11">
          <table:table-cell office:value-type="string" calcext:value-type="string">
            <text:p>Tsay karu markakuna allaapa puediqshi kayaq.</text:p>
          </table:table-cell>
          <table:table-cell office:value-type="string" calcext:value-type="string">
            <text:p>Comunicaban que esos pueblos eran más poderosos que los españoles. </text:p>
          </table:table-cell>
          <table:table-cell table:style-name="ce7" office:value-type="string" calcext:value-type="string">
            <text:p>Tsay karu markakuna allaapa pwediqshi kayaq.</text:p>
          </table:table-cell>
          <table:table-cell office:value-type="string" calcext:value-type="string">
            <text:p>AKH-177</text:p>
          </table:table-cell>
          <table:table-cell/>
        </table:table-row>
        <table:table-row table:style-name="ro15">
          <table:table-cell office:value-type="string" calcext:value-type="string">
            <text:p>Tsaymi yarpaareq kaa unay patsakunata; imapaq kay markakuna, imapaq kikin inkakunapis qellayta, qorita ashiyanqanta; </text:p>
          </table:table-cell>
          <table:table-cell office:value-type="string" calcext:value-type="string">
            <text:p>Entonces recordaba los tiempos en que los pueblos antiguos de esta tierra y hasta los mismos incas buscaban el oro y la plata.</text:p>
          </table:table-cell>
          <table:table-cell table:style-name="ce7" office:value-type="string" calcext:value-type="string">
            <text:p>Tsaymi yarpaariq kaa unay patsakunata; imapaq kay markakuna, imapaq kikin inkakunapis qillayta, qurita ashiyanqanta; </text:p>
          </table:table-cell>
          <table:table-cell office:value-type="string" calcext:value-type="string">
            <text:p>AKH-178</text:p>
          </table:table-cell>
          <table:table-cell/>
        </table:table-row>
        <table:table-row table:style-name="ro24">
          <table:table-cell office:value-type="string" calcext:value-type="string">
            <text:p>mana ambisyaraykurtsu, mana puedeq kayaananpaqtsu; huk laayapaq: apukuna qarayanqanta kutitsiypa, apunkupanapa nawinta kushiratsiyaananpaq, wayinkunata, ushnunkunata shumaqyaatsiyaanampaq; inkakuna, willaq-uumakuna alli hanaakuriyaananpaq; apukunapaq qori putuchoo aswata hichapuyaananpaq; inkakuna, kasikikuna kushikuriyaananpaq; mana rantikuyaananpaqtsu, kayraykurmi puedeq tikrarii niyaananpaqtsu.</text:p>
          </table:table-cell>
          <table:table-cell office:value-type="string" calcext:value-type="string">
            <text:p>No por ambición o poder; sino con otro propósito: para corresponder a los dioses por los dones recibidos, para alegrar sus ojos, para adornar sus templos, sus adoratorios, para ofrendar en vaso de oro la sagrada chicha a los dioses o para la vestimenta de sus inkas y sacerdotes o para alegramiento de los señores; pero no para que vendieran o dijeran, por este oro o esta plata ahora soy poderoso. </text:p>
          </table:table-cell>
          <table:table-cell table:style-name="ce7" office:value-type="string" calcext:value-type="string">
            <text:p>mana ambisyaraykurtsu, mana pwediq kayaananpaqtsu; huk laayapaq: apukuna qarayanqanta kutitsiypa, apunkupanapa nawinta kushiratsiyaananpaq, wayinkunata, ushnunkunata shumaqyaatsiyaanampaq; inkakuna, willaq-uumakuna alli hanaakuriyaananpaq; apukunapaq quri putuchaw aswata hichapuyaananpaq; inkakuna, kasikikuna kushikuriyaananpaq; mana rantikuyaananpaqtsu, kayraykurmi pwediq tikrarii niyaananpaqtsu.</text:p>
          </table:table-cell>
          <table:table-cell office:value-type="string" calcext:value-type="string">
            <text:p>AKH-179</text:p>
          </table:table-cell>
          <table:table-cell/>
        </table:table-row>
        <table:table-row table:style-name="ro1">
          <table:table-cell table:style-name="ce2" office:value-type="string" calcext:value-type="string">
            <text:p>CHUSKU</text:p>
          </table:table-cell>
          <table:table-cell table:style-name="ce2" office:value-type="string" calcext:value-type="string">
            <text:p>QUATRO</text:p>
          </table:table-cell>
          <table:table-cell table:style-name="ce5" office:value-type="string" calcext:value-type="string">
            <text:p>CHUSKU</text:p>
          </table:table-cell>
          <table:table-cell table:number-columns-repeated="2"/>
        </table:table-row>
        <table:table-row table:style-name="ro2">
          <table:table-cell office:value-type="string" calcext:value-type="string">
            <text:p>Tupak Amaru wanunqanpita watakuna aywariqllatanam qallaykurqa españakuna hitay pelyaykuna.</text:p>
          </table:table-cell>
          <table:table-cell office:value-type="string" calcext:value-type="string">
            <text:p>A poco tiempo de la muerte de Túpac Amaru comenzó la guerra para expulsar a los españoles.</text:p>
          </table:table-cell>
          <table:table-cell table:style-name="ce7" office:value-type="string" calcext:value-type="string">
            <text:p>Tupak Amaru wanunqanpita watakuna aywariqllatanam qallaykurqa españakuna hitay pelyaykuna.</text:p>
          </table:table-cell>
          <table:table-cell office:value-type="string" calcext:value-type="string">
            <text:p>AKH-180</text:p>
          </table:table-cell>
          <table:table-cell/>
        </table:table-row>
        <table:table-row table:style-name="ro21">
          <table:table-cell office:value-type="string" calcext:value-type="string">
            <text:p>Tsaynoo kaykaptinllanam wiyariyarqaa criollukuna tropankunawan llapan Amerikapa puriyanqanta.</text:p>
          </table:table-cell>
          <table:table-cell office:value-type="string" calcext:value-type="string">
            <text:p>Esa vez nos noticiaron que los criollos, los hijos de los españoles, estaban recorriendo América con sus ejércitos.</text:p>
          </table:table-cell>
          <table:table-cell table:style-name="ce7" office:value-type="string" calcext:value-type="string">
            <text:p>Tsaynaw kaykaptinllanam wiyariyarqaa criollukuna tropankunawan llapan Amerikapa puriyanqanta.</text:p>
          </table:table-cell>
          <table:table-cell office:value-type="string" calcext:value-type="string">
            <text:p>AKH-181</text:p>
          </table:table-cell>
          <table:table-cell/>
        </table:table-row>
        <table:table-row table:style-name="ro25">
          <table:table-cell office:value-type="string" calcext:value-type="string">
            <text:p>Qayakuynintapis hina: “Noqantsik kay Amerika markachoomi yurirquntsik españakunapeq shamurpis.</text:p>
          </table:table-cell>
          <table:table-cell office:value-type="string" calcext:value-type="string">
            <text:p>Y su llamado se supo en todas partes: “Nosotros hemos nacido en esta América aunque seamos hijos de españoles.</text:p>
          </table:table-cell>
          <table:table-cell table:style-name="ce7" office:value-type="string" calcext:value-type="string">
            <text:p>Qayakuynintapis hina: “Nuqantsik kay Amerika markachawmi yurirquntsik españakunapiq shamurpis.</text:p>
          </table:table-cell>
          <table:table-cell office:value-type="string" calcext:value-type="string">
            <text:p>AKH-182</text:p>
          </table:table-cell>
          <table:table-cell/>
        </table:table-row>
        <table:table-row table:style-name="ro3">
          <table:table-cell office:value-type="string" calcext:value-type="string">
            <text:p>Kananpita noqantsikpaqmi Amerikapa naaninta rikaanantsik, maypa aywanantapis yarpakachaanantsik.</text:p>
          </table:table-cell>
          <table:table-cell office:value-type="string" calcext:value-type="string">
            <text:p>Nosotros tenemos que gobernar estos pueblos. Esta América tiene que ser de nosotros. Nosotros tenemos que pensar en su destino, decidir su futuro.</text:p>
          </table:table-cell>
          <table:table-cell table:style-name="ce7" office:value-type="string" calcext:value-type="string">
            <text:p>Kananpita nuqantsikpaqmi Amerikapa naaninta rikaanantsik, maypa aywanantapis yarpakachaanantsik.</text:p>
          </table:table-cell>
          <table:table-cell office:value-type="string" calcext:value-type="string">
            <text:p>AKH-183</text:p>
          </table:table-cell>
          <table:table-cell/>
        </table:table-row>
        <table:table-row table:style-name="ro1">
          <table:table-cell office:value-type="string" calcext:value-type="string">
            <text:p>Tsaypaqmi kay patriota ejércituntsik.</text:p>
          </table:table-cell>
          <table:table-cell table:style-name="Default" office:value-type="string" calcext:value-type="string">
            <text:p>Para esto tenemos nuestro ejército patriota.</text:p>
          </table:table-cell>
          <table:table-cell table:style-name="ce7" office:value-type="string" calcext:value-type="string">
            <text:p>Tsaypaqmi kay patriota ejércituntsik.</text:p>
          </table:table-cell>
          <table:table-cell office:value-type="string" calcext:value-type="string">
            <text:p>AKH-184</text:p>
          </table:table-cell>
          <table:table-cell/>
        </table:table-row>
        <table:table-row table:style-name="ro18">
          <table:table-cell office:value-type="string" calcext:value-type="string">
            <text:p>Españakunapis, virreyninkunapis, ejercitunkunapis aywakuyaananmi”.</text:p>
          </table:table-cell>
          <table:table-cell office:value-type="string" calcext:value-type="string">
            <text:p>Tienen que marcharse los españoles, sus virreyes, su ejército...”.</text:p>
          </table:table-cell>
          <table:table-cell table:style-name="ce7" office:value-type="string" calcext:value-type="string">
            <text:p>Españakunapis, virreyninkunapis, ejercitunkunapis aywakuyaananmi”.</text:p>
          </table:table-cell>
          <table:table-cell office:value-type="string" calcext:value-type="string">
            <text:p>AKH-185</text:p>
          </table:table-cell>
          <table:table-cell/>
        </table:table-row>
        <table:table-row table:style-name="ro26">
          <table:table-cell office:value-type="string" calcext:value-type="string">
            <text:p>Tsay qayakuy pasaypam musyakuy karirqan.</text:p>
          </table:table-cell>
          <table:table-cell table:style-name="Default"/>
          <table:table-cell table:style-name="ce7" office:value-type="string" calcext:value-type="string">
            <text:p>Tsay qayakuy pasaypam musyakuy karirqan.</text:p>
          </table:table-cell>
          <table:table-cell office:value-type="string" calcext:value-type="string">
            <text:p>AKH-186</text:p>
          </table:table-cell>
          <table:table-cell/>
        </table:table-row>
        <table:table-row table:style-name="ro2">
          <table:table-cell office:value-type="string" calcext:value-type="string">
            <text:p>Criollukuna qepanta aywayarqam yanapakuq kay marka runakunapis, ollqupis, warmipis, waktsa mishtikunapis, yana runakuna mayintsikpis.</text:p>
          </table:table-cell>
          <table:table-cell office:value-type="string" calcext:value-type="string">
            <text:p>Tras de los criollos marcharon los runas de estos pueblos, también los mestizos pobres y los hombres de color.</text:p>
          </table:table-cell>
          <table:table-cell table:style-name="ce7" office:value-type="string" calcext:value-type="string">
            <text:p>Criollukuna qipanta aywayarqam yanapakuq kay marka runakunapis, ullqupis, warmipis, waktsa mishtikunapis, yana runakuna mayintsikpis.</text:p>
          </table:table-cell>
          <table:table-cell office:value-type="string" calcext:value-type="string">
            <text:p>AKH-187</text:p>
          </table:table-cell>
          <table:table-cell/>
        </table:table-row>
        <table:table-row table:style-name="ro27">
          <table:table-cell office:value-type="string" calcext:value-type="string">
            <text:p>Perúkuna hinantin Amerika markakunawan ayllukarkurmi Españakunata qarquyarqan.</text:p>
          </table:table-cell>
          <table:table-cell office:value-type="string" calcext:value-type="string">
            <text:p>Los peruanos, juntándose con gentes de otros pueblos de América lograron expulsar a los españoles.</text:p>
          </table:table-cell>
          <table:table-cell table:style-name="ce7" office:value-type="string" calcext:value-type="string">
            <text:p>Perúkuna hinantin Amerika markakunawan ayllukarkurmi Españakunata qarquyarqan.</text:p>
          </table:table-cell>
          <table:table-cell office:value-type="string" calcext:value-type="string">
            <text:p>AKH-188</text:p>
          </table:table-cell>
          <table:table-cell/>
        </table:table-row>
        <table:table-row table:style-name="ro4">
          <table:table-cell office:value-type="string" calcext:value-type="string">
            <text:p>Tsaymi puntun tsarinakuychoo España wiraqochakuna niyarqan, hatun kaq sokabonkunata tsapayaatsun, ama criollukuna reqiyaatsuntsu Kolki Hirkapa punkunta; musyaykurqa tsay qellaywanmi armakunata rantiyanqa, nishpa.</text:p>
          </table:table-cell>
          <table:table-cell office:value-type="string" calcext:value-type="string">
            <text:p>Por eso en pleno enfrentamiento los wiracochas españoles ordenaron ocultar el socavón mayor de la mina, que los criollos no conozcan Kolki Hirka; si lo saben con esa plata comprarán las armas que necesitan, diciendo.</text:p>
          </table:table-cell>
          <table:table-cell table:style-name="ce7" office:value-type="string" calcext:value-type="string">
            <text:p>Tsaymi puntun tsarinakuychaw España wiraquchakuna niyarqan, hatun kaq sokabonkunata tsapayaatsun, ama criollukuna riqiyaatsuntsu Kolki Hirkapa punkunta; musyaykurqa tsay qillaywanmi armakunata rantiyanqa, nishpa.</text:p>
          </table:table-cell>
          <table:table-cell office:value-type="string" calcext:value-type="string">
            <text:p>AKH-189</text:p>
          </table:table-cell>
          <table:table-cell/>
        </table:table-row>
        <table:table-row table:style-name="ro22">
          <table:table-cell office:value-type="string" calcext:value-type="string">
            <text:p>Mitaqkuna pasaypa aywakuyanqanchoomi ejercitunwan hatun uchkukunata tsaparatsiyarqan.</text:p>
          </table:table-cell>
          <table:table-cell office:value-type="string" calcext:value-type="string">
            <text:p>Después que se marcharon los mitayos ordenaron a su ejército desaparecer todas las entradas de la mina.</text:p>
          </table:table-cell>
          <table:table-cell table:style-name="ce7" office:value-type="string" calcext:value-type="string">
            <text:p>Mitaqkuna pasaypa aywakuyanqanchawmi ejercitunwan hatun uchkukunata tsaparatsiyarqan.</text:p>
          </table:table-cell>
          <table:table-cell office:value-type="string" calcext:value-type="string">
            <text:p>AKH-190</text:p>
          </table:table-cell>
          <table:table-cell/>
        </table:table-row>
        <table:table-row table:style-name="ro1">
          <table:table-cell office:value-type="string" calcext:value-type="string">
            <text:p>Kuta Kanchapa witsar urarmi ishkan ejercitu puriykuyarqan.</text:p>
          </table:table-cell>
          <table:table-cell office:value-type="string" calcext:value-type="string">
            <text:p>Subiendo y bajando pasaban por Cuta Cancha los dos ejércitos.</text:p>
          </table:table-cell>
          <table:table-cell table:style-name="ce7" office:value-type="string" calcext:value-type="string">
            <text:p>Kuta Kanchapa witsar urarmi ishkan ejercitu puriykuyarqan.</text:p>
          </table:table-cell>
          <table:table-cell office:value-type="string" calcext:value-type="string">
            <text:p>AKH-191</text:p>
          </table:table-cell>
          <table:table-cell/>
        </table:table-row>
        <table:table-row table:style-name="ro9">
          <table:table-cell office:value-type="string" calcext:value-type="string">
            <text:p>Awkinkuna niyaqta wiyaq kaami: “Imanoo kanqanpis musyakuynatsu; españakunam banderanta markaakunaman churarayaamun, tsayta hitakacharkurnam patriotakuna hina banderanta hawiyaraamun; niykurqa mosu runaakunata apakuyan ejercitunpaq ishkanpis.</text:p>
          </table:table-cell>
          <table:table-cell office:value-type="string" calcext:value-type="string">
            <text:p>Les escuchaba decir a sus ancianos: “No entendemos bien lo que pasa: los españoles colocan su bandera en nuestro pueblo, los criollos lo arrojan y colocan el suyo; por otra parte ambos se llevan a nuestros jóvenes para su ejército.</text:p>
          </table:table-cell>
          <table:table-cell table:style-name="ce7" office:value-type="string" calcext:value-type="string">
            <text:p>Awkinkuna niyaqta wiyaq kaami: “Imanaw kanqanpis musyakuynatsu; españakunam banderanta markaakunaman churarayaamun, tsayta hitakacharkurnam patriotakuna hina banderanta hawiyaraamun; niykurqa mosu runaakunata apakuyan ejercitunpaq ishkanpis.</text:p>
          </table:table-cell>
          <table:table-cell office:value-type="string" calcext:value-type="string">
            <text:p>AKH-192</text:p>
          </table:table-cell>
          <table:table-cell/>
        </table:table-row>
        <table:table-row table:style-name="ro28">
          <table:table-cell office:value-type="string" calcext:value-type="string">
            <text:p>Hina manam musyakuynatsu imay hunaq mayqan waatakunataqa, miuyniikunata apakuyaanantapis...”.</text:p>
          </table:table-cell>
          <table:table-cell office:value-type="string" calcext:value-type="string">
            <text:p>Tampoco se sabe cuál de ellos se llevarán cualquier día nuestros animales, nuestros alimentos”. </text:p>
          </table:table-cell>
          <table:table-cell table:style-name="ce7" office:value-type="string" calcext:value-type="string">
            <text:p>Hina manam musyakuynatsu imay hunaq mayqan waatakunataqa, miuyniikunata apakuyaanantapis...”.</text:p>
          </table:table-cell>
          <table:table-cell office:value-type="string" calcext:value-type="string">
            <text:p>AKH-193</text:p>
          </table:table-cell>
          <table:table-cell/>
        </table:table-row>
        <table:table-row table:style-name="ro18">
          <table:table-cell office:value-type="string" calcext:value-type="string">
            <text:p>Alliran tsarakuyarqa españakuna; paykunapaqpis, criollukunapaqpis allaapam runakuna wanuykurqan.</text:p>
          </table:table-cell>
          <table:table-cell office:value-type="string" calcext:value-type="string">
            <text:p>Los españoles resistieron todavía. Murió mucha gente, tanto de ellos como de los criollos.</text:p>
          </table:table-cell>
          <table:table-cell table:style-name="ce7" office:value-type="string" calcext:value-type="string">
            <text:p>Alliran tsarakuyarqa españakuna; paykunapaqpis, criollukunapaqpis allaapam runakuna wanuykurqan.</text:p>
          </table:table-cell>
          <table:table-cell office:value-type="string" calcext:value-type="string">
            <text:p>AKH-194</text:p>
          </table:table-cell>
          <table:table-cell/>
        </table:table-row>
        <table:table-row table:style-name="ro1">
          <table:table-cell office:value-type="string" calcext:value-type="string">
            <text:p>Kuta Kancha runaakunapis tsaychoo hina wanuyarqam.</text:p>
          </table:table-cell>
          <table:table-cell office:value-type="string" calcext:value-type="string">
            <text:p>Mis runas cutacanchinos también murieron en esa guerra.</text:p>
          </table:table-cell>
          <table:table-cell table:style-name="ce7" office:value-type="string" calcext:value-type="string">
            <text:p>Kuta Kancha runaakunapis tsaychaw hina wanuyarqam.</text:p>
          </table:table-cell>
          <table:table-cell office:value-type="string" calcext:value-type="string">
            <text:p>AKH-195</text:p>
          </table:table-cell>
          <table:table-cell/>
        </table:table-row>
        <table:table-row table:style-name="ro2">
          <table:table-cell office:value-type="string" calcext:value-type="string">
            <text:p>Waatankunata mayqanpis ejercito chaqqa apakuqmi; imanoo karpis patriota ejércitupaqmi aylluyaapoq mikuykunata, waatakunata.</text:p>
          </table:table-cell>
          <table:table-cell office:value-type="string" calcext:value-type="string">
            <text:p>Cualquiera de los ejércitos que llegaba se llevaban sus animales. Pero ellos guardaban más alimentos y ganados para el ejército patriota.</text:p>
          </table:table-cell>
          <table:table-cell table:style-name="ce7" office:value-type="string" calcext:value-type="string">
            <text:p>Waatankunata mayqanpis ejercito chaqqa apakuqmi; imanaw karpis patriota ejércitupaqmi aylluyaapuq mikuykunata, waatakunata.</text:p>
          </table:table-cell>
          <table:table-cell office:value-type="string" calcext:value-type="string">
            <text:p>AKH-196</text:p>
          </table:table-cell>
          <table:table-cell/>
        </table:table-row>
        <table:table-row table:style-name="ro1">
          <table:table-cell office:value-type="string" calcext:value-type="string">
            <text:p>Mosu mosu kaqkuna aywayarqam soldadun hina.</text:p>
          </table:table-cell>
          <table:table-cell office:value-type="string" calcext:value-type="string">
            <text:p>Los más jóvenes marchaban a la guerra.</text:p>
          </table:table-cell>
          <table:table-cell table:style-name="ce7" office:value-type="string" calcext:value-type="string">
            <text:p>Mosu mosu kaqkuna aywayarqam soldadun hina.</text:p>
          </table:table-cell>
          <table:table-cell office:value-type="string" calcext:value-type="string">
            <text:p>AKH-197</text:p>
          </table:table-cell>
          <table:table-cell/>
        </table:table-row>
        <table:table-row table:style-name="ro2">
          <table:table-cell office:value-type="string" calcext:value-type="string">
            <text:p>Tsayllapitanam kutiykamur willakarayaamurqan kushikuypaq: españakuna aywakuyashqanam barkunkunawan, nishpa.</text:p>
          </table:table-cell>
          <table:table-cell office:value-type="string" calcext:value-type="string">
            <text:p>En poco tiempo, de retorno comunicaron: los españoles ya se han marchado con sus barcos.</text:p>
          </table:table-cell>
          <table:table-cell table:style-name="ce7" office:value-type="string" calcext:value-type="string">
            <text:p>Tsayllapitanam kutiykamur willakarayaamurqan kushikuypaq: españakuna aywakuyashqanam barkunkunawan, nishpa.</text:p>
          </table:table-cell>
          <table:table-cell office:value-type="string" calcext:value-type="string">
            <text:p>AKH-198</text:p>
          </table:table-cell>
          <table:table-cell/>
        </table:table-row>
        <table:table-row table:style-name="ro1">
          <table:table-cell office:value-type="string" calcext:value-type="string">
            <text:p>Limapis patriotakunapa makinchoonam.</text:p>
          </table:table-cell>
          <table:table-cell office:value-type="string" calcext:value-type="string">
            <text:p>También Lima ya está en manos de los patriotas.</text:p>
          </table:table-cell>
          <table:table-cell table:style-name="ce7" office:value-type="string" calcext:value-type="string">
            <text:p>Limapis patriotakunapa makinchawnam.</text:p>
          </table:table-cell>
          <table:table-cell office:value-type="string" calcext:value-type="string">
            <text:p>AKH-199</text:p>
          </table:table-cell>
          <table:table-cell/>
        </table:table-row>
        <table:table-row table:style-name="ro1">
          <table:table-cell office:value-type="string" calcext:value-type="string">
            <text:p>PITSQA</text:p>
          </table:table-cell>
          <table:table-cell table:style-name="Default" office:value-type="string" calcext:value-type="string">
            <text:p>CINCO</text:p>
          </table:table-cell>
          <table:table-cell table:style-name="ce5" office:value-type="string" calcext:value-type="string">
            <text:p>PITSQA</text:p>
          </table:table-cell>
          <table:table-cell table:number-columns-repeated="2"/>
        </table:table-row>
        <table:table-row table:style-name="ro1">
          <table:table-cell office:value-type="string" calcext:value-type="string">
            <text:p>Killapis, watapis unayran kutiykur kutiykur tumamurqan.</text:p>
          </table:table-cell>
          <table:table-cell office:value-type="string" calcext:value-type="string">
            <text:p>Dando vueltas pasaron muchas lunas, muchos años.</text:p>
          </table:table-cell>
          <table:table-cell table:style-name="ce7" office:value-type="string" calcext:value-type="string">
            <text:p>Killapis, watapis unayran kutiykur kutiykur tumamurqan.</text:p>
          </table:table-cell>
          <table:table-cell office:value-type="string" calcext:value-type="string">
            <text:p>AKH-200</text:p>
          </table:table-cell>
          <table:table-cell/>
        </table:table-row>
        <table:table-row table:style-name="ro9">
          <table:table-cell office:value-type="string" calcext:value-type="string">
            <text:p>Kuta Kanchakunapis yamaynam noopa aylluman kutishqa, comunidad hutiwanna, kawakuykaayarqan, kushiypa uryakur; murukur, waatakur, Tampu mayu uranmanpa hananmanpa: noqapaqpis noopanoo qaraynii churamur, tamya kananpaq, muruy mirananpaq.</text:p>
          </table:table-cell>
          <table:table-cell office:value-type="string" calcext:value-type="string">
            <text:p>Los cutacanchinos vueltos a su vida de ayllu, con nombre de comunidad, se dedicaban como antes al sembrío, al cuidado de sus animales en las diversas alturas de la cuenca del Tampu; haciéndonos ofrendas como antes para que haya lluvias, para que fructifiquen abundantes sus cultivos.</text:p>
          </table:table-cell>
          <table:table-cell table:style-name="ce7" office:value-type="string" calcext:value-type="string">
            <text:p>Kuta Kanchakunapis yamaynam nawpa aylluman kutishqa, comunidad hutiwanna, kawakuykaayarqan, kushiypa uryakur; murukur, waatakur, Tampu mayu uranmanpa hananmanpa: nuqapaqpis nawpanaw qaraynii churamur, tamya kananpaq, muruy mirananpaq.</text:p>
          </table:table-cell>
          <table:table-cell office:value-type="string" calcext:value-type="string">
            <text:p>AKH-201</text:p>
          </table:table-cell>
          <table:table-cell/>
        </table:table-row>
        <table:table-row table:style-name="ro9">
          <table:table-cell office:value-type="string" calcext:value-type="string">
            <text:p>Imanoollaraq kaynoolla kawakushwan nikaayaptinmi Limapeq yurikarayaamurqan españakunapa minan ashiqkuna, huk qellqashqa yuraq rapranoo papel niyashqanchoo rikapakur; kay minakunaqa España awiluukunapam, nishpa.</text:p>
          </table:table-cell>
          <table:table-cell office:value-type="string" calcext:value-type="string">
            <text:p>Cuando decían cómo nomás podría ser duradera esta vida, desde Lima aparecieron con sus mapas buscadores de minas de los tiempos de los españoles; diciendo que ellos eran los herederos de esos sus abuelos.</text:p>
          </table:table-cell>
          <table:table-cell table:style-name="ce7" office:value-type="string" calcext:value-type="string">
            <text:p>Imanawllaraq kaynawlla kawakushwan nikaayaptinmi Limapiq yurikarayaamurqan españakunapa minan ashiqkuna, huk qillqashqa yuraq rapranaw papel niyashqanchaw rikapakur; kay minakunaqa España awiluukunapam, nishpa.</text:p>
          </table:table-cell>
          <table:table-cell office:value-type="string" calcext:value-type="string">
            <text:p>AKH-202</text:p>
          </table:table-cell>
          <table:table-cell/>
        </table:table-row>
        <table:table-row table:style-name="ro2">
          <table:table-cell office:value-type="string" calcext:value-type="string">
            <text:p>Qellayniita mana tariyaananpaqmi barrosu toruu yanapaqninkunata punuyninllachoo willaparqan: “Aywakuyay, kay Kolki Hirkaqa wanutsikunmi”, nishpa.</text:p>
          </table:table-cell>
          <table:table-cell office:value-type="string" calcext:value-type="string">
            <text:p>Temeroso de que encontraron mi plata escondida mi toro barroso anunció a sus ayudantes mestizos en sus sueños diciendo: “Deben marcharse; esta montaña devora a los hombres”.</text:p>
          </table:table-cell>
          <table:table-cell table:style-name="ce7" office:value-type="string" calcext:value-type="string">
            <text:p>Qillayniita mana tariyaananpaqmi barrosu toruu yanapaqninkunata punuyninllachaw willaparqan: “Aywakuyay, kay Kolki Hirkaqa wanutsikunmi”, nishpa.</text:p>
          </table:table-cell>
          <table:table-cell office:value-type="string" calcext:value-type="string">
            <text:p>AKH-203</text:p>
          </table:table-cell>
          <table:table-cell/>
        </table:table-row>
        <table:table-row table:style-name="ro23">
          <table:table-cell office:value-type="string" calcext:value-type="string">
            <text:p>Ichik uchkukunachoo ashikaqman yuriykurmi toruu “kukaa qarayaamay”, niq. Tsaymi kukan qoyaptinqa qellaynin qaraykoq, shiminpita pushoqarllana ponchunkunaman, tsukunkunaman.</text:p>
          </table:table-cell>
          <table:table-cell office:value-type="string" calcext:value-type="string">
            <text:p>Cuando registraban mis cuevas superficiales mi toro barroso se aparecía y les pedía coca; si le daban, en recompensa les regalaba mi plata chorreando su boca como espuma en sus ponchos y sombreros.</text:p>
          </table:table-cell>
          <table:table-cell table:style-name="ce7" office:value-type="string" calcext:value-type="string">
            <text:p>Ichik uchkukunachaw ashikaqman yuriykurmi toruu “kukaa qarayaamay”, niq. Tsaymi kukan quyaptinqa qillaynin qaraykuq, shiminpita pushuqarllana ponchunkunaman, tsukunkunaman.</text:p>
          </table:table-cell>
          <table:table-cell office:value-type="string" calcext:value-type="string">
            <text:p>AKH-204</text:p>
          </table:table-cell>
          <table:table-cell/>
        </table:table-row>
        <table:table-row table:style-name="ro1">
          <table:table-cell office:value-type="string" calcext:value-type="string">
            <text:p>Waraayaamuqnatsu manan tsay qellay chaskiqkuna.</text:p>
          </table:table-cell>
          <table:table-cell office:value-type="string" calcext:value-type="string">
            <text:p>Al día siguiente ellos ya no amanecían. </text:p>
          </table:table-cell>
          <table:table-cell table:style-name="ce7" office:value-type="string" calcext:value-type="string">
            <text:p>Waraayaamuqnatsu manan tsay qillay chaskiqkuna.</text:p>
          </table:table-cell>
          <table:table-cell office:value-type="string" calcext:value-type="string">
            <text:p>AKH-205</text:p>
          </table:table-cell>
          <table:table-cell/>
        </table:table-row>
        <table:table-row table:style-name="ro1">
          <table:table-cell office:value-type="string" calcext:value-type="string">
            <text:p>Niykurnam karu markankunachoo allaapa kapuqyoq runa tikrayaq.</text:p>
          </table:table-cell>
          <table:table-cell office:value-type="string" calcext:value-type="string">
            <text:p>Más tarde se volvían hombres muy ricos en sus pueblos.</text:p>
          </table:table-cell>
          <table:table-cell table:style-name="ce7" office:value-type="string" calcext:value-type="string">
            <text:p>Niykurnam karu markankunachaw allaapa kapuqyuq runa tikrayaq.</text:p>
          </table:table-cell>
          <table:table-cell office:value-type="string" calcext:value-type="string">
            <text:p>AKH-206</text:p>
          </table:table-cell>
          <table:table-cell/>
        </table:table-row>
        <table:table-row table:style-name="ro1">
          <table:table-cell office:value-type="string" calcext:value-type="string">
            <text:p>Tsay Limakuna ashiyarqan hatun socavonta tariyanqankamam.</text:p>
          </table:table-cell>
          <table:table-cell office:value-type="string" calcext:value-type="string">
            <text:p>Pero esos limeños buscaron el socavón hasta encontrarlo.</text:p>
          </table:table-cell>
          <table:table-cell table:style-name="ce7" office:value-type="string" calcext:value-type="string">
            <text:p>Tsay Limakuna ashiyarqan hatun socavonta tariyanqankamam.</text:p>
          </table:table-cell>
          <table:table-cell office:value-type="string" calcext:value-type="string">
            <text:p>AKH-207</text:p>
          </table:table-cell>
          <table:table-cell/>
        </table:table-row>
        <table:table-row table:style-name="ro2">
          <table:table-cell office:value-type="string" calcext:value-type="string">
            <text:p><text:span text:style-name="T1">Paykunata rikapaarir niyaqmi Kutakanchakuna “</text:span>Españakuna niraqllataq taqaykuna kayan, shapra shapra qaqllampis.”</text:p>
          </table:table-cell>
          <table:table-cell office:value-type="string" calcext:value-type="string">
            <text:p>Luego de observarlos decían los cutacanchinos: “Como los españoles son, barbudos sus rostros”.</text:p>
          </table:table-cell>
          <table:table-cell table:style-name="ce7" office:value-type="string" calcext:value-type="string">
            <text:p><text:span text:style-name="T1">Paykunata rikapaarir niyaqmi Kutakanchakuna “</text:span>Españakuna niraqllataq taqaykuna kayan, shapra shapra qaqllampis.”</text:p>
          </table:table-cell>
          <table:table-cell office:value-type="string" calcext:value-type="string">
            <text:p>AKH-208</text:p>
          </table:table-cell>
          <table:table-cell/>
        </table:table-row>
        <table:table-row table:style-name="ro2">
          <table:table-cell office:value-type="string" calcext:value-type="string">
            <text:p><text:span text:style-name="T1">Hanamanmi hina yarpakachaayaq: “</text:span>Paykunapis mitaqtanoollatsuraq runakunata uryatsikuyanqa?”.</text:p>
          </table:table-cell>
          <table:table-cell office:value-type="string" calcext:value-type="string">
            <text:p>También meditaban con profunda preocupación: ¿También ellos harán trabajar a los runas como a mitayos?”</text:p>
          </table:table-cell>
          <table:table-cell table:style-name="ce7" office:value-type="string" calcext:value-type="string">
            <text:p>Hanamanmi hina yarpakachaayaq: “Paykunapis mitaqtanawllatsuraq runakunata uryatsikuyanqa?”.</text:p>
          </table:table-cell>
          <table:table-cell office:value-type="string" calcext:value-type="string">
            <text:p>AKH-209</text:p>
          </table:table-cell>
          <table:table-cell/>
        </table:table-row>
        <table:table-row table:style-name="ro16">
          <table:table-cell office:value-type="string" calcext:value-type="string">
            <text:p>Qellayniita mana apakuyaananpaq toruu wanutsirqam nina hamaninwan punta chaamoq uryaqkunata, peonkunata.</text:p>
          </table:table-cell>
          <table:table-cell office:value-type="string" calcext:value-type="string">
            <text:p>Para seguir defendiendo mi plata mi toro asfixió con su aliento de fuego a los primeros peones que llegaron.</text:p>
          </table:table-cell>
          <table:table-cell table:style-name="ce7" office:value-type="string" calcext:value-type="string">
            <text:p>Qillayniita mana apakuyaananpaq toruu wanutsirqam nina hamaninwan punta chaamuq uryaqkunata, peonkunata.</text:p>
          </table:table-cell>
          <table:table-cell office:value-type="string" calcext:value-type="string">
            <text:p>AKH-210</text:p>
          </table:table-cell>
          <table:table-cell/>
        </table:table-row>
        <table:table-row table:style-name="ro2">
          <table:table-cell office:value-type="string" calcext:value-type="string">
            <text:p>Mana pasaypa tariyaananpaq pakaykurqaami naaninoo qellaynii aywaqta, tsay musyaqninkuna veta niyanqanta.</text:p>
          </table:table-cell>
          <table:table-cell table:style-name="Default" office:value-type="string" calcext:value-type="string">
            <text:p>Para más seguridad escondí mi plata que iba como un camino, la veta que decían ellos al buscar.</text:p>
          </table:table-cell>
          <table:table-cell table:style-name="ce7" office:value-type="string" calcext:value-type="string">
            <text:p>Mana pasaypa tariyaananpaq pakaykurqaami naaninaw qillaynii aywaqta, tsay musyaqninkuna veta niyanqanta.</text:p>
          </table:table-cell>
          <table:table-cell office:value-type="string" calcext:value-type="string">
            <text:p>AKH-211</text:p>
          </table:table-cell>
          <table:table-cell/>
        </table:table-row>
        <table:table-row table:style-name="ro12">
          <table:table-cell office:value-type="string" calcext:value-type="string">
            <text:p>Kuta Kanchakuna, hatun sokabon tariyanqanta musyaykurmi shayaamurqan willapaqnin: “Mishtikuna, tayta Kolki Hirkapa qellayninta munarqa, qarayninmi churayaapunayki; mana tsaynoo kaptinqa, huchuypis kanqam, runapis wanunqam, qeshyaypis kanqam; vetapis oqrakanqam”, nishpa.</text:p>
          </table:table-cell>
          <table:table-cell office:value-type="string" calcext:value-type="string">
            <text:p>Los cutacanchinos, al saber que habían encontrado el socavón mayor, vinieron y advirtieron a los patrones diciéndoles: “Señores, si quieren la plata del padre Kolki Hirka tienen que hacerle ofrendas; si no lo hacen habrá derrumbes, muertes y enfermedades; hasta perderán la veta”.</text:p>
          </table:table-cell>
          <table:table-cell table:style-name="ce7" office:value-type="string" calcext:value-type="string">
            <text:p>Kuta Kanchakuna, hatun sokabon tariyanqanta musyaykurmi shayaamurqan willapaqnin: “Mishtikuna, tayta Kolki Hirkapa qillayninta munarqa, qarayninmi churayaapunayki; mana tsaynaw kaptinqa, huchuypis kanqam, runapis wanunqam, qishyaypis kanqam; vetapis uqrakanqam”, nishpa.</text:p>
          </table:table-cell>
          <table:table-cell office:value-type="string" calcext:value-type="string">
            <text:p>AKH-212</text:p>
          </table:table-cell>
          <table:table-cell/>
        </table:table-row>
        <table:table-row table:style-name="ro2">
          <table:table-cell office:value-type="string" calcext:value-type="string">
            <text:p>Tsaynoo wakin minakunachoo rurayanqanta musyar, tsay mishtikunapis tsaynoomi rurayarqan, peonkuna mana mantsakushpa uryayaananpaq.</text:p>
          </table:table-cell>
          <table:table-cell office:value-type="string" calcext:value-type="string">
            <text:p>Sabiendo que hacían lo mismo en otras minas así lo hicieron para que no tuvieran temor sus peones.</text:p>
          </table:table-cell>
          <table:table-cell table:style-name="ce7" office:value-type="string" calcext:value-type="string">
            <text:p>Tsaynaw wakin minakunachaw rurayanqanta musyar, tsay mishtikunapis tsaynawmi rurayarqan, peonkuna mana mantsakushpa uryayaananpaq.</text:p>
          </table:table-cell>
          <table:table-cell office:value-type="string" calcext:value-type="string">
            <text:p>AKH-213</text:p>
          </table:table-cell>
          <table:table-cell/>
        </table:table-row>
        <table:table-row table:style-name="ro2">
          <table:table-cell office:value-type="string" calcext:value-type="string">
            <text:p>Kukaami, mikuyniimi churarayaamorqan; nikurnam aswaa, washkuu hicharayaamurqan uchkuukunaman, raqraakunaman, hatun sokabonniiman.</text:p>
          </table:table-cell>
          <table:table-cell office:value-type="string" calcext:value-type="string">
            <text:p>Me trajeron coca y alimentos; rociaron licor y chicha dentro y fuera de la mina a mis cuevas pequeñas, a mis aberturas en la roca, a mi socavón mayor.</text:p>
          </table:table-cell>
          <table:table-cell table:style-name="ce7" office:value-type="string" calcext:value-type="string">
            <text:p>Kukaami, mikuyniimi churarayaamurqan; nikurnam aswaa, washkuu hicharayaamurqan uchkuukunaman, raqraakunaman, hatun sokabonniiman.</text:p>
          </table:table-cell>
          <table:table-cell office:value-type="string" calcext:value-type="string">
            <text:p>AKH-214</text:p>
          </table:table-cell>
          <table:table-cell/>
        </table:table-row>
        <table:table-row table:style-name="ro1">
          <table:table-cell office:value-type="string" calcext:value-type="string">
            <text:p>Tsaynoopanam Compañìa Minera Kolki Hirka nishqan qellayniita uryatsir qallaykamurqan.</text:p>
          </table:table-cell>
          <table:table-cell office:value-type="string" calcext:value-type="string">
            <text:p>Fue así que comenzó a explotar mi plata la llamada Compañía Minera Kolki Hirka.</text:p>
          </table:table-cell>
          <table:table-cell table:style-name="ce7" office:value-type="string" calcext:value-type="string">
            <text:p>Tsaynawpanam Compañìa Minera Kolki Hirka nishqan qillayniita uryatsir qallaykamurqan.</text:p>
          </table:table-cell>
          <table:table-cell office:value-type="string" calcext:value-type="string">
            <text:p>AKH-215</text:p>
          </table:table-cell>
          <table:table-cell/>
        </table:table-row>
        <table:table-row table:style-name="ro1">
          <table:table-cell office:value-type="string" calcext:value-type="string">
            <text:p>Yapaymi hina achka runakuna chaakarayaamurqan.</text:p>
          </table:table-cell>
          <table:table-cell office:value-type="string" calcext:value-type="string">
            <text:p>Vino otra vez mucha gente.</text:p>
          </table:table-cell>
          <table:table-cell table:style-name="ce7" office:value-type="string" calcext:value-type="string">
            <text:p>Yapaymi hina achka runakuna chaakarayaamurqan.</text:p>
          </table:table-cell>
          <table:table-cell office:value-type="string" calcext:value-type="string">
            <text:p>AKH-216</text:p>
          </table:table-cell>
          <table:table-cell/>
        </table:table-row>
        <table:table-row table:style-name="ro29">
          <table:table-cell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office:value-type="string" calcext:value-type="string">
            <text:p>Levantaron casas de adobes junto a los escombros dejados por los españoles; con techos de calaminas y cómodos para los ingenieros y capataces y de paja para los peones;</text:p>
          </table:table-cell>
          <table:table-cell table:style-name="ce7"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office:value-type="string" calcext:value-type="string">
            <text:p>AKH-217</text:p>
          </table:table-cell>
          <table:table-cell/>
        </table:table-row>
        <table:table-row table:style-name="ro2">
          <table:table-cell office:value-type="string" calcext:value-type="string">
            <text:p>Kuta Kancha uraychoonam churayarqan planta concentradora nishqanta, Tampu Mayupa yakunta apaykurnin.</text:p>
          </table:table-cell>
          <table:table-cell table:style-name="Default" office:value-type="string" calcext:value-type="string">
            <text:p>y más abajo, junto a las chacras de los cutacanchinos instalaron una concentradora que decían aprovechando las aguas del río Tampu para su molino.</text:p>
          </table:table-cell>
          <table:table-cell table:style-name="ce7" office:value-type="string" calcext:value-type="string">
            <text:p>Kuta Kancha uraychawnam churayarqan planta concentradora nishqanta, Tampu Mayupa yakunta apaykurnin.</text:p>
          </table:table-cell>
          <table:table-cell office:value-type="string" calcext:value-type="string">
            <text:p>AKH-218</text:p>
          </table:table-cell>
          <table:table-cell/>
        </table:table-row>
        <table:table-row table:style-name="ro2">
          <table:table-cell office:value-type="string" calcext:value-type="string">
            <text:p>Imanoomi minachoopis, tsee concentradorachoopis runa kaykuq; qellay horqaychoopis, qellay akraychoopis, concentradoraman apaychoopis.</text:p>
          </table:table-cell>
          <table:table-cell office:value-type="string" calcext:value-type="string">
            <text:p>Cuánta gente se movía en la mina, en la concentradora, sacando el mineral de la roca o escogiendo las piedras mineralizadas o transportando el mineral a la concentradora.</text:p>
          </table:table-cell>
          <table:table-cell table:style-name="ce7" office:value-type="string" calcext:value-type="string">
            <text:p>Imanawmi minachawpis, tsay concentradorachawpis runa kaykuq; qillay hurqaychawpis, qillay akraychawpis, concentradoraman apaychawpis.</text:p>
          </table:table-cell>
          <table:table-cell office:value-type="string" calcext:value-type="string">
            <text:p>AKH-219</text:p>
          </table:table-cell>
          <table:table-cell/>
        </table:table-row>
        <table:table-row table:style-name="ro2">
          <table:table-cell office:value-type="string" calcext:value-type="string">
            <text:p>Tsay patsa aywaymi qallaykurqan mineralpa aqushan, relave nishqan ayllukar; unay españakuna rumikuna, aqukuna haqiyanqan hananman.</text:p>
          </table:table-cell>
          <table:table-cell office:value-type="string" calcext:value-type="string">
            <text:p>Por ese tiempo comenzaron a acumularse los relaves sobre los desperdicios de piedra y arena de mineral que dejaron los españoles.</text:p>
          </table:table-cell>
          <table:table-cell table:style-name="ce7" office:value-type="string" calcext:value-type="string">
            <text:p>Tsay patsa aywaymi qallaykurqan mineralpa aqushan, relave nishqan ayllukar; unay españakuna rumikuna, aqukuna haqiyanqan hananman.</text:p>
          </table:table-cell>
          <table:table-cell office:value-type="string" calcext:value-type="string">
            <text:p>AKH-220</text:p>
          </table:table-cell>
          <table:table-cell/>
        </table:table-row>
        <table:table-row table:style-name="ro2">
          <table:table-cell office:value-type="string" calcext:value-type="string">
            <text:p>Hananmannam Urkón haciendadayoqkuna Kuta Kanchakunapa allí kaq chakrankunata qochiykur murukurkuyarqan.</text:p>
          </table:table-cell>
          <table:table-cell office:value-type="string" calcext:value-type="string" table:number-columns-spanned="1" table:number-rows-spanned="2">
            <text:p>Los dueños de la vecina hacienda de Urkón se apropiaron de las tierras de los cutachanchinos y luego las sembraron, mintiendo que en sus papeles estaba escrito que esas tierras les pertenecían.</text:p>
          </table:table-cell>
          <table:table-cell table:style-name="ce7" office:value-type="string" calcext:value-type="string">
            <text:p>Hananmannam Urkón haciendadayuqkuna Kuta Kanchakunapa allí kaq chakrankunata quchiykur murukurkuyarqan.</text:p>
          </table:table-cell>
          <table:table-cell office:value-type="string" calcext:value-type="string">
            <text:p>AKH-221</text:p>
          </table:table-cell>
          <table:table-cell/>
        </table:table-row>
        <table:table-row table:style-name="ro1">
          <table:table-cell office:value-type="string" calcext:value-type="string">
            <text:p>Ulikurkur papelniikunachoo tsaynoomi qellqaraykan, nishpa.</text:p>
          </table:table-cell>
          <table:covered-table-cell table:style-name="Default"/>
          <table:table-cell table:style-name="ce7" office:value-type="string" calcext:value-type="string">
            <text:p>Ulikurkur papelniikunachaw tsaynawmi qillqaraykan, nishpa.</text:p>
          </table:table-cell>
          <table:table-cell office:value-type="string" calcext:value-type="string">
            <text:p>AKH-222</text:p>
          </table:table-cell>
          <table:table-cell/>
        </table:table-row>
        <table:table-row table:style-name="ro5">
          <table:table-cell office:value-type="string" calcext:value-type="string">
            <text:p>Manam ima rurayta musyayarqatsu kutakanchakuna tsay allí kaq chakrankunata murukurkuyaptin.</text:p>
          </table:table-cell>
          <table:table-cell office:value-type="string" calcext:value-type="string">
            <text:p>Nada pudieron hacer los cutacanchinos cuando les despojaron sus mejores tierras.</text:p>
          </table:table-cell>
          <table:table-cell table:style-name="ce7" office:value-type="string" calcext:value-type="string">
            <text:p>Manam ima rurayta musyayarqatsu kutakanchakuna tsay allí kaq chakrankunata murukurkuyaptin.</text:p>
          </table:table-cell>
          <table:table-cell office:value-type="string" calcext:value-type="string">
            <text:p>AKH-223</text:p>
          </table:table-cell>
          <table:table-cell/>
        </table:table-row>
        <table:table-row table:style-name="ro5">
          <table:table-cell office:value-type="string" calcext:value-type="string">
            <text:p>Hananmanpis niyarqaran, rara qora hirkakunapis nuqakunapam, nishpa; tsayraykurmi waakaakunata, uushaakunata mitsiyaamunayki, hina nishpa.</text:p>
          </table:table-cell>
          <table:table-cell office:value-type="string" calcext:value-type="string" table:number-columns-spanned="1" table:number-rows-spanned="2">
            <text:p>Dijeron también que los cerros cubiertos de pastos les pertenecían; por eso tienen que pastar nuestras vacas y ovejas; imponiéndoles además que a cambio podrían criar pocos animales.</text:p>
          </table:table-cell>
          <table:table-cell table:style-name="ce7" office:value-type="string" calcext:value-type="string">
            <text:p>Hananmanpis niyarqaran, rara qura hirkakunapis nuqakunapam, nishpa; tsayraykurmi waakaakunata, uushaakunata mitsiyaamunayki, hina nishpa.</text:p>
          </table:table-cell>
          <table:table-cell office:value-type="string" calcext:value-type="string">
            <text:p>AKH-224</text:p>
          </table:table-cell>
          <table:table-cell/>
        </table:table-row>
        <table:table-row table:style-name="ro30">
          <table:table-cell office:value-type="string" calcext:value-type="string">
            <text:p>Qamkunapa waataykikunaqa ichikllam kanan hirkaakunachoo mitsiyta munayaptikiqa, nishpa.</text:p>
          </table:table-cell>
          <table:covered-table-cell table:style-name="Default"/>
          <table:table-cell table:style-name="ce7" office:value-type="string" calcext:value-type="string">
            <text:p>Qamkunapa waataykikunaqa ichikllam kanan hirkaakunachaw mitsiyta munayaptiykiqa, nishpa.</text:p>
          </table:table-cell>
          <table:table-cell office:value-type="string" calcext:value-type="string">
            <text:p>AKH-225</text:p>
          </table:table-cell>
          <table:table-cell/>
        </table:table-row>
        <table:table-row table:style-name="ro5">
          <table:table-cell office:value-type="string" calcext:value-type="string">
            <text:p>Tsaynoopam haciendapa chakrankunata muruyaapuq, waatankunata hirkakunachoo mitsiyaapuq.</text:p>
          </table:table-cell>
          <table:table-cell office:value-type="string" calcext:value-type="string" table:number-columns-spanned="1" table:number-rows-spanned="2">
            <text:p>De ese modo los cutacanchinos se vieron en la obligación de sembrar lo que los hacendados decían que eran sus tierras y pastar por turnos sus animales en las frías alturas cercanas a mí, su Apu Kolki Hirka y otras montañas, ayudados por sus hijos.</text:p>
          </table:table-cell>
          <table:table-cell table:style-name="ce7" office:value-type="string" calcext:value-type="string">
            <text:p>Tsaynawpam haciendapa chakrankunata muruyaapuq, waatankunata hirkakunachaw mitsiyaapuq.</text:p>
          </table:table-cell>
          <table:table-cell office:value-type="string" calcext:value-type="string">
            <text:p>AKH-226</text:p>
          </table:table-cell>
          <table:table-cell/>
        </table:table-row>
        <table:table-row table:style-name="ro5">
          <table:table-cell office:value-type="string" calcext:value-type="string">
            <text:p>Tsaynoopam rara alalay hirkakunachoo tumaypa mitsiyaapoq wamrankunawan, llutalla tsukllakunachoo kawaypa, noqa Apun Kolki Hirka ayway.</text:p>
          </table:table-cell>
          <table:covered-table-cell table:style-name="Default"/>
          <table:table-cell table:style-name="ce7" office:value-type="string" calcext:value-type="string">
            <text:p>Tsaynawpam rara alalay hirkakunachaw tumaypa mitsiyaapuq wamrankunawan, llutalla tsukllakunachaw kawaypa, nuqa Apun Kolki Hirka ayway.</text:p>
          </table:table-cell>
          <table:table-cell office:value-type="string" calcext:value-type="string">
            <text:p>AKH-227</text:p>
          </table:table-cell>
          <table:table-cell/>
        </table:table-row>
        <table:table-row table:style-name="ro1">
          <table:table-cell office:value-type="string" calcext:value-type="string">
            <text:p>Tsaynoopam waktsa kay, mallaqay Kuta Kanchakunapaq yapay kutirqamurqan.</text:p>
          </table:table-cell>
          <table:table-cell office:value-type="string" calcext:value-type="string">
            <text:p>De ese modo también volvió la pobreza y el hambre para mis cutacanchinos.</text:p>
          </table:table-cell>
          <table:table-cell table:style-name="ce7" office:value-type="string" calcext:value-type="string">
            <text:p>Tsaynawpam waktsa kay, mallaqay Kuta Kanchakunapaq yapay kutirqamurqan.</text:p>
          </table:table-cell>
          <table:table-cell office:value-type="string" calcext:value-type="string">
            <text:p>AKH-228</text:p>
          </table:table-cell>
          <table:table-cell/>
        </table:table-row>
        <table:table-row table:style-name="ro1">
          <table:table-cell office:value-type="string" calcext:value-type="string">
            <text:p>Aaniyarqan tsay mana allí kawayta mana tsay patsanta, markanta haqiyta munarllam.</text:p>
          </table:table-cell>
          <table:table-cell office:value-type="string" calcext:value-type="string">
            <text:p>Aceptaron ese mal vivir solo por no alejarse de su tierra y su pueblo.</text:p>
          </table:table-cell>
          <table:table-cell table:style-name="ce7" office:value-type="string" calcext:value-type="string">
            <text:p>Aaniyarqan tsay mana allí kawayta mana tsay patsanta, markanta haqiyta munarllam.</text:p>
          </table:table-cell>
          <table:table-cell office:value-type="string" calcext:value-type="string">
            <text:p>AKH-229</text:p>
          </table:table-cell>
          <table:table-cell/>
        </table:table-row>
        <table:table-row table:style-name="ro2">
          <table:table-cell office:value-type="string" calcext:value-type="string">
            <text:p>“Mana qellqasqa papelnintsik kaptinmi kayta ruramantsiq; wamrantsikkunata kachashun maypapis yachakayaamunanpaq”.</text:p>
          </table:table-cell>
          <table:table-cell office:value-type="string" calcext:value-type="string">
            <text:p>“Porque no tenemos esos papeles nos despojan; debemos enviar a nuestros hijos para que aprendan a leer y escribir en esos papeles...”.</text:p>
          </table:table-cell>
          <table:table-cell table:style-name="ce7" office:value-type="string" calcext:value-type="string">
            <text:p>“Mana qillqasqa papelnintsik kaptinmi kayta ruramantsiq; wamrantsikkunata kachashun maypapis yachakayaamunanpaq”.</text:p>
          </table:table-cell>
          <table:table-cell office:value-type="string" calcext:value-type="string">
            <text:p>AKH-230</text:p>
          </table:table-cell>
          <table:table-cell/>
        </table:table-row>
        <table:table-row table:style-name="ro2">
          <table:table-cell office:value-type="string" calcext:value-type="string">
            <text:p>Unaymi mulakunapa ashtayarqan tsay qellay akrashqa concentradu niyashqanta Callao puertukama, barcuwan karu markakunapa apakuyaananpaq.</text:p>
          </table:table-cell>
          <table:table-cell office:value-type="string" calcext:value-type="string">
            <text:p>Durante buen tiempo acarrearon los concentrados en recuas de mulas hasta el puerto del Callao para embarcarlo a países lejanos.</text:p>
          </table:table-cell>
          <table:table-cell table:style-name="ce7" office:value-type="string" calcext:value-type="string">
            <text:p>Unaymi mulakunapa ashtayarqan tsay qillay akrashqa concentradu niyashqanta Callao puertukama, barcuwan karu markakunapa apakuyaananpaq.</text:p>
          </table:table-cell>
          <table:table-cell office:value-type="string" calcext:value-type="string">
            <text:p>AKH-231</text:p>
          </table:table-cell>
          <table:table-cell/>
        </table:table-row>
        <table:table-row table:style-name="ro12">
          <table:table-cell office:value-type="string" calcext:value-type="string">
            <text:p>Minachoo llakikuypaq urya kaptinpis, Kuta Kanchakunaqa sharaayaamuqmi hina unayta unayta uryapakuq; tayta Kolki Hirkantsikta ama haqishuntsu, nishpa; ima heqakarkamunman piñakurkur Qanchis Qochaman; nikurnin mina wayikunata apakunman, markantsiktapis apaakuy huchu apakunman hina, nishpa.</text:p>
          </table:table-cell>
          <table:table-cell office:value-type="string" calcext:value-type="string">
            <text:p>A pesar de los padecimientos muchos cutacanchinos venían a trabajar en la mina por temporadas, para estar cerca de mí, su tayta Kolkijirka, como decían; no fuera a enrabiarme y caer sobre Qanchis Qocha, hacer saltar sus aguas, arrasar los campamentos de la mina y hasta su comunidad.</text:p>
          </table:table-cell>
          <table:table-cell table:style-name="ce7" office:value-type="string" calcext:value-type="string">
            <text:p>Minachaw llakikuypaq urya kaptinpis, Kuta Kanchakunaqa sharaayaamuqmi hina unayta unayta uryapakuq; tayta Kolki Hirkantsikta ama haqishuntsu, nishpa; ima hiqakarkamunman piñakurkur Qanchis Quchaman; nikurnin mina wayikunata apakunman, markantsiktapis apaakuy huchu apakunman hina, nishpa.</text:p>
          </table:table-cell>
          <table:table-cell office:value-type="string" calcext:value-type="string">
            <text:p>AKH-232</text:p>
          </table:table-cell>
          <table:table-cell/>
        </table:table-row>
        <table:table-row table:style-name="ro12">
          <table:table-cell office:value-type="string" calcext:value-type="string">
            <text:p>Tsayraykurmi hina watan watan maypitapis ayllukarkur San Juanpa fiestan qanyanninkunachoo, unay takinkunawan, unay churakuyninkunawan apayaamuq qaraynii; rahuukama lloqaykamuryan; waatallaakunata, muruyllaakunata miratsiykallaamuy, tayta awilu, tayta awkish, tayta Hatun Apu Kolki Hirka, nishpa.</text:p>
          </table:table-cell>
          <table:table-cell office:value-type="string" calcext:value-type="string">
            <text:p>Y también por eso cada <text:s/>año, juntándose todos en <text:s/>junio días antes de la fiesta de San Juan, con fiestas y ritos antiguos me dedicaban ofrendas grandes subiendo hasta mis nevados; nuestros animales, nuestros sembríos haz que aumenten, padre, gran anciano, gran dios Kolkijirka, diciendo.</text:p>
          </table:table-cell>
          <table:table-cell table:style-name="ce7" office:value-type="string" calcext:value-type="string">
            <text:p>Tsayraykurmi hina watan watan maypitapis ayllukarkur San Juanpa fiestan qanyanninkunachaw, unay takinkunawan, unay churakuyninkunawan apayaamuq qaraynii; rahuukama lluqaykamuryan; waatallaakunata, muruyllaakunata miratsiykallaamuy, tayta awilu, tayta awkish, tayta Hatun Apu Kolki Hirka, nishpa.</text:p>
          </table:table-cell>
          <table:table-cell office:value-type="string" calcext:value-type="string">
            <text:p>AKH-233</text:p>
          </table:table-cell>
          <table:table-cell/>
        </table:table-row>
        <table:table-row table:style-name="ro1">
          <table:table-cell office:value-type="string" calcext:value-type="string">
            <text:p>“Ama taqay kapuqyoq patronkuna chakrallaakunata pasaypaqa apakuyaatsuntsu...”.</text:p>
          </table:table-cell>
          <table:table-cell office:value-type="string" calcext:value-type="string">
            <text:p>“Que no nos quiten todas nuestras chacras esos señores poderosos…”.</text:p>
          </table:table-cell>
          <table:table-cell table:style-name="ce7" office:value-type="string" calcext:value-type="string">
            <text:p>“Ama taqay kapuqyuq patronkuna chakrallaakunata pasaypaqa apakuyaatsuntsu...”.</text:p>
          </table:table-cell>
          <table:table-cell office:value-type="string" calcext:value-type="string">
            <text:p>AKH-234</text:p>
          </table:table-cell>
          <table:table-cell/>
        </table:table-row>
        <table:table-row table:style-name="ro18">
          <table:table-cell office:value-type="string" calcext:value-type="string">
            <text:p>Minachoo peonkunaqa tuna Kuta Kancha runakunanoomi kayaq, noopa hacienda runakuna o comunidad runakunanoo, wakinnam waktsa mishtikuna kaq.</text:p>
          </table:table-cell>
          <table:table-cell office:value-type="string" calcext:value-type="string">
            <text:p>La mayoría de peones eran runas cordilleranos como los cutacanchinos, antiguos comuneros o peones de haciendas, otros eran mestizos pobres.</text:p>
          </table:table-cell>
          <table:table-cell table:style-name="ce7" office:value-type="string" calcext:value-type="string">
            <text:p>Minachaw peonkunaqa tuna Kuta Kancha runakunanawmi kayaq, nawpa hacienda runakuna o comunidad runakunanaw, wakinnam waktsa mishtikuna kaq.</text:p>
          </table:table-cell>
          <table:table-cell office:value-type="string" calcext:value-type="string">
            <text:p>AKH-235</text:p>
          </table:table-cell>
          <table:table-cell/>
        </table:table-row>
        <table:table-row table:style-name="ro1">
          <table:table-cell office:value-type="string" calcext:value-type="string">
            <text:p>Llakikuypaqmi wamrankuna waqallaayaq mallaqaywan, alalaywan.</text:p>
          </table:table-cell>
          <table:table-cell table:style-name="Default" office:value-type="string" calcext:value-type="string">
            <text:p>Honda pena me causaban sus hijos que sufrían por el hambre, por el frío.</text:p>
          </table:table-cell>
          <table:table-cell table:style-name="ce7" office:value-type="string" calcext:value-type="string">
            <text:p>Llakikuypaqmi wamrankuna waqallaayaq mallaqaywan, alalaywan.</text:p>
          </table:table-cell>
          <table:table-cell office:value-type="string" calcext:value-type="string">
            <text:p>AKH-236</text:p>
          </table:table-cell>
          <table:table-cell/>
        </table:table-row>
        <table:table-row table:style-name="ro2">
          <table:table-cell office:value-type="string" calcext:value-type="string">
            <text:p>Tsay peonkunatam, mana qaraynii churayaamuptinqa uchkukunachoo Mukiiwan mantsakaatsiq kaa.</text:p>
          </table:table-cell>
          <table:table-cell office:value-type="string" calcext:value-type="string" table:number-columns-spanned="1" table:number-rows-spanned="2">
            <text:p>A todos ellos, si no me hacían ofrendas les causaba temor en los socavones con el Muki, un enanito vestido como ellos, con sombrero de lana, ropas de bayeta y ojotas y su lamparita de carburo.</text:p>
          </table:table-cell>
          <table:table-cell table:style-name="ce7" office:value-type="string" calcext:value-type="string">
            <text:p>Tsay peonkunatam, mana qaraynii churayaamuptinqa uchkukunachaw Mukiiwan mantsakaatsiq kaa.</text:p>
          </table:table-cell>
          <table:table-cell office:value-type="string" calcext:value-type="string">
            <text:p>AKH-237</text:p>
          </table:table-cell>
          <table:table-cell/>
        </table:table-row>
        <table:table-row table:style-name="ro2">
          <table:table-cell office:value-type="string" calcext:value-type="string">
            <text:p>Pasaypa ichikllallan runam pay kaq, mineru peon niraqlla, millwa tsukurishqa, bayeeta hanashqa, llankishqa, carburu atsikyaynin hanchashqa.</text:p>
          </table:table-cell>
          <table:covered-table-cell table:style-name="Default"/>
          <table:table-cell table:style-name="ce7" office:value-type="string" calcext:value-type="string">
            <text:p>Pasaypa ichikllallan runam pay kaq, mineru peon niraqlla, millwa tsukurishqa, bayeeta hanashqa, llankishqa, carburu atsikyaynin hanchashqa.</text:p>
          </table:table-cell>
          <table:table-cell office:value-type="string" calcext:value-type="string">
            <text:p>AKH-238</text:p>
          </table:table-cell>
          <table:table-cell/>
        </table:table-row>
        <table:table-row table:style-name="ro1">
          <table:table-cell office:value-type="string" calcext:value-type="string">
            <text:p>Imanoomi tsay Mukiita kuyayaqpis mantsayaqpis.</text:p>
          </table:table-cell>
          <table:table-cell office:value-type="string" calcext:value-type="string">
            <text:p>Cómo amaban o temían a mi Muki cuando aparecía en los túneles.</text:p>
          </table:table-cell>
          <table:table-cell table:style-name="ce7" office:value-type="string" calcext:value-type="string">
            <text:p>Imanawmi tsay Mukiita kuyayaqpis mantsayaqpis.</text:p>
          </table:table-cell>
          <table:table-cell office:value-type="string" calcext:value-type="string">
            <text:p>AKH-239</text:p>
          </table:table-cell>
          <table:table-cell/>
        </table:table-row>
        <table:table-row table:style-name="ro2">
          <table:table-cell office:value-type="string" calcext:value-type="string">
            <text:p>Uchkukunachoo yuriptin kukan, cigarrun churayaptinqa, Mukiiqa hina qaraqmi qellaynin, tsay charpa nishqan pasaypa qellaylla kaqta; ruminnaq, allpannaq kaqta.</text:p>
          </table:table-cell>
          <table:table-cell office:value-type="string" calcext:value-type="string">
            <text:p>Cuando le regalaban coca y cigarro, el Muki les daba mi plata, purita, en charpas sin piedra ni tierra.</text:p>
          </table:table-cell>
          <table:table-cell table:style-name="ce7" office:value-type="string" calcext:value-type="string">
            <text:p>Uchkukunachaw yuriptin kukan, cigarrun churayaptinqa, Mukiiqa hina qaraqmi qillaynin, tsay charpa nishqan pasaypa qillaylla kaqta; ruminnaq, allpannaq kaqta.</text:p>
          </table:table-cell>
          <table:table-cell office:value-type="string" calcext:value-type="string">
            <text:p>AKH-240</text:p>
          </table:table-cell>
          <table:table-cell/>
        </table:table-row>
        <table:table-row table:style-name="ro1">
          <table:table-cell office:value-type="string" calcext:value-type="string">
            <text:p>Wamrankunatanam hina toruu ashiq.</text:p>
          </table:table-cell>
          <table:table-cell office:value-type="string" calcext:value-type="string">
            <text:p>Igual ocurría con sus hijos a quienes buscaba mi toro.</text:p>
          </table:table-cell>
          <table:table-cell table:style-name="ce7" office:value-type="string" calcext:value-type="string">
            <text:p>Wamrankunatanam hina toruu ashiq.</text:p>
          </table:table-cell>
          <table:table-cell office:value-type="string" calcext:value-type="string">
            <text:p>AKH-241</text:p>
          </table:table-cell>
          <table:table-cell/>
        </table:table-row>
        <table:table-row table:style-name="ro2">
          <table:table-cell office:value-type="string" calcext:value-type="string">
            <text:p>Hatun killa ampikunachoomi Qanchis Qochapita yarqaramur qellayniita qaraykuq shiminpita pusuqaypa pusuqar shututsipa, makinkunamanpis, tsukunkunamanpis.</text:p>
          </table:table-cell>
          <table:table-cell office:value-type="string" calcext:value-type="string">
            <text:p>Saliendo de las aguas de Qanchis Qocha en las noches de luna llena, chorreando de su boca les regalaba mi plata en sus manos, en sus sombreros.</text:p>
          </table:table-cell>
          <table:table-cell table:style-name="ce7" office:value-type="string" calcext:value-type="string">
            <text:p>Hatun killa ampikunachawmi Qanchis Quchapita yarqaramur qillayniita qaraykuq shiminpita pusuqaypa pusuqar shututsipa, makinkunamanpis, tsukunkunamanpis.</text:p>
          </table:table-cell>
          <table:table-cell office:value-type="string" calcext:value-type="string">
            <text:p>AKH-242</text:p>
          </table:table-cell>
          <table:table-cell/>
        </table:table-row>
        <table:table-row table:style-name="ro1">
          <table:table-cell office:value-type="string" calcext:value-type="string">
            <text:p>Tsaynoollam hina qaraq Kuta Kancha mitsiqpa wamrankunatapis.</text:p>
          </table:table-cell>
          <table:table-cell office:value-type="string" calcext:value-type="string">
            <text:p>Igual nomás les regalaba a los hijos de los pastores cutacanchinos. </text:p>
          </table:table-cell>
          <table:table-cell table:style-name="ce7" office:value-type="string" calcext:value-type="string">
            <text:p>Tsaynawllam hina qaraq Kuta Kancha mitsiqpa wamrankunatapis.</text:p>
          </table:table-cell>
          <table:table-cell office:value-type="string" calcext:value-type="string">
            <text:p>AKH-243</text:p>
          </table:table-cell>
          <table:table-cell/>
        </table:table-row>
        <table:table-row table:style-name="ro4">
          <table:table-cell office:value-type="string" calcext:value-type="string">
            <text:p>Hananmannam allaapa Qanchis Qochaman witiyaptinqa toruu wambrakunata encantaykur, yaykuratsiq yaku rurinman; tsaychoonam puriykatsiq sellaama shumaq hatun wayikunapa, perqankunapis patsanpis qellaylla, waytakunapis qorilla.</text:p>
          </table:table-cell>
          <table:table-cell office:value-type="string" calcext:value-type="string">
            <text:p>O también si se aproximaban demasiado a Qanchis Qocha mi toro les encantaba y les hacía entrar a sus profundidades; allí les hacía pasear por hermosos palacios donde hasta las paredes y los pisos eran de plata y las flores de oro.</text:p>
          </table:table-cell>
          <table:table-cell table:style-name="ce7" office:value-type="string" calcext:value-type="string">
            <text:p>Hananmannam allaapa Qanchis Quchaman witiyaptinqa toruu wambrakunata encantaykur, yaykuratsiq yaku rurinman; tsaychawnam puriykatsiq sellaama shumaq hatun wayikunapa, perqankunapis patsanpis qillaylla, waytakunapis qurilla.</text:p>
          </table:table-cell>
          <table:table-cell office:value-type="string" calcext:value-type="string">
            <text:p>AKH-244</text:p>
          </table:table-cell>
          <table:table-cell/>
        </table:table-row>
        <table:table-row table:style-name="ro2">
          <table:table-cell office:value-type="string" calcext:value-type="string">
            <text:p>Puriratsirnam, unay kaq shumaq ñusta chaqaykuq ima laaya mishki mikuykunata, sellaama achkata, pacha waqaynintapis pasaypa qunqatsik mikuykunata.</text:p>
          </table:table-cell>
          <table:table-cell office:value-type="string" calcext:value-type="string">
            <text:p>Terminado el paseo una antigua ñusta muy bella les servía deliciosos y abundantes manjares que les quitaban el hambre para siempre.</text:p>
          </table:table-cell>
          <table:table-cell table:style-name="ce7" office:value-type="string" calcext:value-type="string">
            <text:p>Puriratsirnam, unay kaq shumaq ñusta chaqaykuq ima laaya mishki mikuykunata, sellaama achkata, pacha waqaynintapis pasaypa qunqatsik mikuykunata.</text:p>
          </table:table-cell>
          <table:table-cell office:value-type="string" calcext:value-type="string">
            <text:p>AKH-245</text:p>
          </table:table-cell>
          <table:table-cell/>
        </table:table-row>
        <table:table-row table:style-name="ro31">
          <table:table-cell office:value-type="string" calcext:value-type="string">
            <text:p>Kutiykurnam wayinkunachoo willakuyaq: <text:s text:c="2"/>“Tsaychoo imaykapis sellaama achkam, mamay, taytay.</text:p>
          </table:table-cell>
          <table:table-cell table:style-name="Default" office:value-type="string" calcext:value-type="string">
            <text:p>“Allí es el reino de la abundancia, madre, padre; </text:p>
          </table:table-cell>
          <table:table-cell table:style-name="ce7" office:value-type="string" calcext:value-type="string">
            <text:p>Kutiykurnam wayinkunachaw willakuyaq: <text:s text:c="2"/>“Tsaychaw imaykapis sellaama achkam, mamay, taytay.</text:p>
          </table:table-cell>
          <table:table-cell office:value-type="string" calcext:value-type="string">
            <text:p>AKH-246</text:p>
          </table:table-cell>
          <table:table-cell/>
        </table:table-row>
        <table:table-row table:style-name="ro31">
          <table:table-cell office:value-type="string" calcext:value-type="string">
            <text:p>Manam kay patsachoonoo imapis pishiq, imapis kaqtsu…”</text:p>
          </table:table-cell>
          <table:table-cell table:style-name="Default" office:value-type="string" calcext:value-type="string">
            <text:p>no es como en este mundo de estrechez o carencia…”</text:p>
          </table:table-cell>
          <table:table-cell table:style-name="ce7" office:value-type="string" calcext:value-type="string">
            <text:p>Manam kay patsachawnaw imapis pishiq, imapis kaqtsu…”</text:p>
          </table:table-cell>
          <table:table-cell office:value-type="string" calcext:value-type="string">
            <text:p>AKH-247</text:p>
          </table:table-cell>
          <table:table-cell/>
        </table:table-row>
        <table:table-row table:style-name="ro32">
          <table:table-cell office:value-type="string" calcext:value-type="string">
            <text:p>Tsay llapanraykurmi peonkuna qonqayaqtsu uchkukunaman qaraynii, pagu niyanqan churamuyta; Apupaq, Mukipaq, Awiichupaq, nishpa.</text:p>
          </table:table-cell>
          <table:table-cell office:value-type="string" calcext:value-type="string">
            <text:p>Por eso todos los trabajadores no olvidaban poner su pago en algún hueco de los socavones; para nuestro Apu, para el Muki o chinchilico o abuelo diciendo.</text:p>
          </table:table-cell>
          <table:table-cell table:style-name="ce7" office:value-type="string" calcext:value-type="string">
            <text:p>Tsay llapanraykurmi peonkuna qunqayaqtsu uchkukunaman qaraynii, pagu niyanqan churamuyta; Apupaq, Mukipaq, Awiichupaq, nishpa.</text:p>
          </table:table-cell>
          <table:table-cell office:value-type="string" calcext:value-type="string">
            <text:p>AKH-248</text:p>
          </table:table-cell>
          <table:table-cell/>
        </table:table-row>
        <table:table-row table:style-name="ro5">
          <table:table-cell office:value-type="string" calcext:value-type="string">
            <text:p>Tsaymi noqapis, mana qellaynita paywan qaratsirqa, tsapaq kaa tsay ankupar uryaqkunata huchukunapeq, rakcha metalkunapa hamaninpeq; tsayta muskir mana wanuyaananpaq.</text:p>
          </table:table-cell>
          <table:table-cell office:value-type="string" calcext:value-type="string">
            <text:p>Por eso yo, si no les daba mi plata por su intermedio, les protegía de los derrumbes, del aire venenoso de los metales, para que no murieran aspirando ese aire.</text:p>
          </table:table-cell>
          <table:table-cell table:style-name="ce7" office:value-type="string" calcext:value-type="string">
            <text:p>Tsaymi nuqapis, mana qillaynita paywan qaratsirqa, tsapaq kaa tsay ankupar uryaqkunata huchukunapiq, rakcha metalkunapa hamaninpiq; tsayta muskir mana wanuyaananpaq.</text:p>
          </table:table-cell>
          <table:table-cell office:value-type="string" calcext:value-type="string">
            <text:p>AKH-249</text:p>
          </table:table-cell>
          <table:table-cell/>
        </table:table-row>
        <table:table-row table:style-name="ro5">
          <table:table-cell office:value-type="string" calcext:value-type="string">
            <text:p>Huk hunaqmi, huk mana musyaq mandakoq capataz warmita yaykatsimurqa minaman, warmi chikinqanta musyaykar; minaqa ari warmim.</text:p>
          </table:table-cell>
          <table:table-cell office:value-type="string" calcext:value-type="string">
            <text:p>Un día, un capataz nuevo hizo entrar a una mujer a la mina, sabiendo que ellas son rechazadas, pues la mina tiene alma de mujer.</text:p>
          </table:table-cell>
          <table:table-cell table:style-name="ce7" office:value-type="string" calcext:value-type="string">
            <text:p>Huk hunaqmi, huk mana musyaq mandakuq capataz warmita yaykatsimurqa minaman, warmi chikinqanta musyaykar; minaqa ari warmim.</text:p>
          </table:table-cell>
          <table:table-cell office:value-type="string" calcext:value-type="string">
            <text:p>AKH-250</text:p>
          </table:table-cell>
          <table:table-cell/>
        </table:table-row>
        <table:table-row table:style-name="ro1">
          <table:table-cell office:value-type="string" calcext:value-type="string">
            <text:p>Tsaymi piñakurkur yapay betaata pakaykurqaa.</text:p>
          </table:table-cell>
          <table:table-cell office:value-type="string" calcext:value-type="string">
            <text:p>Por eso escondí mi veta de nuevo.</text:p>
          </table:table-cell>
          <table:table-cell table:style-name="ce7" office:value-type="string" calcext:value-type="string">
            <text:p>Tsaymi piñakurkur yapay betaata pakaykurqaa.</text:p>
          </table:table-cell>
          <table:table-cell office:value-type="string" calcext:value-type="string">
            <text:p>AKH-251</text:p>
          </table:table-cell>
          <table:table-cell/>
        </table:table-row>
        <table:table-row table:style-name="ro1">
          <table:table-cell office:value-type="string" calcext:value-type="string">
            <text:p>Rasllam taririyarqa ingenierunkuna qaraynii churamuq peonkuna yanapaptin.</text:p>
          </table:table-cell>
          <table:table-cell office:value-type="string" calcext:value-type="string">
            <text:p>Pero sus ingenieros la encontraron rápido con la ayuda de los runas peones que me hacían ofrendas.</text:p>
          </table:table-cell>
          <table:table-cell table:style-name="ce7" office:value-type="string" calcext:value-type="string">
            <text:p>Rasllam taririyarqa ingenierunkuna qaraynii churamuq peonkuna yanapaptin.</text:p>
          </table:table-cell>
          <table:table-cell office:value-type="string" calcext:value-type="string">
            <text:p>AKH-252</text:p>
          </table:table-cell>
          <table:table-cell/>
        </table:table-row>
        <table:table-row table:style-name="ro1">
          <table:table-cell office:value-type="string" calcext:value-type="string">
            <text:p>Oqrayanqanpitaqa kaychooqa vetaataqa allapa winashqatanam taririyarqan.</text:p>
          </table:table-cell>
          <table:table-cell office:value-type="string" calcext:value-type="string">
            <text:p>En comparación a la que perdieron, esta vez encontraron mi veta más ancha que antes.</text:p>
          </table:table-cell>
          <table:table-cell table:style-name="ce7" office:value-type="string" calcext:value-type="string">
            <text:p>Uqrayanqanpitaqa kaychawqa vetaataqa allapa winashqatanam taririyarqan.</text:p>
          </table:table-cell>
          <table:table-cell office:value-type="string" calcext:value-type="string">
            <text:p>AKH-253</text:p>
          </table:table-cell>
          <table:table-cell/>
        </table:table-row>
        <table:table-row table:style-name="ro33">
          <table:table-cell office:value-type="string" calcext:value-type="string">
            <text:p>Tsaypaqnooqa noqa pakarqaa vetaataqa yapaykuryannam.</text:p>
          </table:table-cell>
          <table:table-cell office:value-type="string" calcext:value-type="string">
            <text:p>Recuerdo que para ese tiempo ya había escondido mi veta repetidas veces.</text:p>
          </table:table-cell>
          <table:table-cell table:style-name="ce7" office:value-type="string" calcext:value-type="string">
            <text:p>Tsaypaqnawqa nuqa pakarqaa vetaataqa yapaykuryannam.</text:p>
          </table:table-cell>
          <table:table-cell office:value-type="string" calcext:value-type="string">
            <text:p>AKH-254</text:p>
          </table:table-cell>
          <table:table-cell/>
        </table:table-row>
        <table:table-row table:style-name="ro13">
          <table:table-cell office:value-type="string" calcext:value-type="string">
            <text:p>Ingenierunkuna, sellaama sokabonta rikapaykuryanmi niyarqan: kay vetaqa rosariunoomi.</text:p>
          </table:table-cell>
          <table:table-cell office:value-type="string" calcext:value-type="string">
            <text:p>Los ingenieros, luego de estudiar detenidamente los socavones, dijeron: esta es una veta “en rosario”.</text:p>
          </table:table-cell>
          <table:table-cell table:style-name="ce7" office:value-type="string" calcext:value-type="string">
            <text:p>Ingenierunkuna, sellaama sokabonta rikapaykuryanmi niyarqan: kay vetaqa rosariunawmi.</text:p>
          </table:table-cell>
          <table:table-cell office:value-type="string" calcext:value-type="string">
            <text:p>AKH-255</text:p>
          </table:table-cell>
          <table:table-cell/>
        </table:table-row>
        <table:table-row table:style-name="ro1">
          <table:table-cell office:value-type="string" calcext:value-type="string">
            <text:p>Allaapam kushiykuyarqan vetaa winaypa winaptim.</text:p>
          </table:table-cell>
          <table:table-cell office:value-type="string" calcext:value-type="string">
            <text:p>Grande fue su alegría cuando vieron que cuanto más profundizaban, crecía y crecía más mi veta.</text:p>
          </table:table-cell>
          <table:table-cell table:style-name="ce7" office:value-type="string" calcext:value-type="string">
            <text:p>Allaapam kushiykuyarqan vetaa winaypa winaptin.</text:p>
          </table:table-cell>
          <table:table-cell office:value-type="string" calcext:value-type="string">
            <text:p>AKH-256</text:p>
          </table:table-cell>
          <table:table-cell/>
        </table:table-row>
        <table:table-row table:style-name="ro2">
          <table:table-cell office:value-type="string" calcext:value-type="string">
            <text:p>Ingenierukuna sellaama imankunawanpis rikapaykayaamarninam niyarqan: kay Kolki Hirka qanchis kilómetrum; tsayran kimallaraq uryakashqa, nishpa.</text:p>
          </table:table-cell>
          <table:table-cell office:value-type="string" calcext:value-type="string">
            <text:p>Luego de hacer mediciones y cálculos dijeron los ingenieros: este Kolki Hirka mide siete kilómetros, apenas se han trabajado tres.</text:p>
          </table:table-cell>
          <table:table-cell table:style-name="ce7" office:value-type="string" calcext:value-type="string">
            <text:p>Ingenierukuna sellaama imankunawanpis rikapaykayaamarninam niyarqan: kay Kolki Hirka qanchis kilómetrum; tsayran kimallaraq uryakashqa, nishpa.</text:p>
          </table:table-cell>
          <table:table-cell office:value-type="string" calcext:value-type="string">
            <text:p>AKH-257</text:p>
          </table:table-cell>
          <table:table-cell/>
        </table:table-row>
        <table:table-row table:style-name="ro34">
          <table:table-cell office:value-type="string" calcext:value-type="string">
            <text:p>Tsaynoopam apaykayaamurqa achka peonkunata; pishiptinnam hina chakra runakunata aylluykayaamurqan; enganche niyanqanwannaaqa allaapam chaykayaamurqan.</text:p>
          </table:table-cell>
          <table:table-cell office:value-type="string" calcext:value-type="string" table:number-columns-spanned="1" table:number-rows-spanned="2">
            <text:p>Contrataron más peones, y cuando vieron que faltaban más, trajeron a runas campesinos con el sistema de “enganche” que llamaban, por el cual engañados en las cuentas por los patrones, resultaban siempre deudores de los adelantos que habían recibido.</text:p>
          </table:table-cell>
          <table:table-cell table:style-name="ce7" office:value-type="string" calcext:value-type="string">
            <text:p>Tsaynawpam apaykayaamurqa achka peonkunata; pishiptinnam hina chakra runakunata aylluykayaamurqan; enganche niyanqanwannaaqa allaapam chaykayaamurqan.</text:p>
          </table:table-cell>
          <table:table-cell office:value-type="string" calcext:value-type="string">
            <text:p>AKH-258</text:p>
          </table:table-cell>
          <table:table-cell/>
        </table:table-row>
        <table:table-row table:style-name="ro1">
          <table:table-cell office:value-type="string" calcext:value-type="string">
            <text:p>Tsaywanmi mana noopa chaskiyanqanta kutitsir haqalla haqalla kakuyaq.</text:p>
          </table:table-cell>
          <table:covered-table-cell table:style-name="Default"/>
          <table:table-cell table:style-name="ce7" office:value-type="string" calcext:value-type="string">
            <text:p>Tsaywanmi mana nawpa chaskiyanqanta kutitsir haqalla haqalla kakuyaq.</text:p>
          </table:table-cell>
          <table:table-cell office:value-type="string" calcext:value-type="string">
            <text:p>AKH-259</text:p>
          </table:table-cell>
          <table:table-cell/>
        </table:table-row>
        <table:table-row table:style-name="ro1">
          <table:table-cell office:value-type="string" calcext:value-type="string">
            <text:p>Llakikuypaq unay mitaqkunatam yarpaaratsiyaamarqan paykunaqa.</text:p>
          </table:table-cell>
          <table:table-cell office:value-type="string" calcext:value-type="string">
            <text:p>La triste vida de los mitayos me trajeron ellos a la memoria.</text:p>
          </table:table-cell>
          <table:table-cell table:style-name="ce7" office:value-type="string" calcext:value-type="string">
            <text:p>Llakikuypaq unay mitaqkunatam yarpaaratsiyaamarqan paykunaqa.</text:p>
          </table:table-cell>
          <table:table-cell office:value-type="string" calcext:value-type="string">
            <text:p>AKH-260</text:p>
          </table:table-cell>
          <table:table-cell/>
        </table:table-row>
        <table:table-row table:style-name="ro12">
          <table:table-cell office:value-type="string" calcext:value-type="string">
            <text:p>Wakin hatun minakunachoonoomi carrupa naanin carreteratana ruratsiyarqan mulakuna pishiptin; tsay concentradunkunata carruwan apayanqanta huk costa aywaq carreterakama musyarir; tsaypitana Callau puertuman chaatsiyaananpaq, munarqa hina huk puertukunapmanpis.</text:p>
          </table:table-cell>
          <table:table-cell office:value-type="string" calcext:value-type="string">
            <text:p>Como en otras minas grandes hicieron construir una carretera cuando escasearon las mulas, para transportar los concentrados en carros hasta otra carretera grande que iba a la costa y de ahí ya al puerto de Callao o si querían a cualquier otro puerto.</text:p>
          </table:table-cell>
          <table:table-cell table:style-name="ce7" office:value-type="string" calcext:value-type="string">
            <text:p>Wakin hatun minakunachawnawmi carrupa naanin carreteratana ruratsiyarqan mulakuna pishiptin; tsay concentradunkunata carruwan apayanqanta huk costa aywaq carreterakama musyarir; tsaypitana Callau puertuman chaatsiyaananpaq, munarqa hina huk puertukunapmanpis.</text:p>
          </table:table-cell>
          <table:table-cell office:value-type="string" calcext:value-type="string">
            <text:p>AKH-261</text:p>
          </table:table-cell>
          <table:table-cell/>
        </table:table-row>
        <table:table-row table:style-name="ro2">
          <table:table-cell office:value-type="string" calcext:value-type="string">
            <text:p>Tsay laaya qellayniita, huk laaya mineralkunata apaykarpis, peonkunapa, obrerukunapa kawayninqa tsaynoollam kakuykaq.</text:p>
          </table:table-cell>
          <table:table-cell office:value-type="string" calcext:value-type="string">
            <text:p>A pesar de la gran cantidad de plata y otros minerales que se llevaban no cambiaba la situación de los obreros.</text:p>
          </table:table-cell>
          <table:table-cell table:style-name="ce7" office:value-type="string" calcext:value-type="string">
            <text:p>Tsay laaya qillayniita, huk laaya mineralkunata apaykarpis, peonkunapa, obrerukunapa kawayninqa tsaynawllam kakuykaq.</text:p>
          </table:table-cell>
          <table:table-cell office:value-type="string" calcext:value-type="string">
            <text:p>AKH-262</text:p>
          </table:table-cell>
          <table:table-cell/>
        </table:table-row>
        <table:table-row table:style-name="ro2">
          <table:table-cell office:value-type="string" calcext:value-type="string">
            <text:p>Kay kawayqa manam kawaynatsu, niyaqmi, waktsa kayninta, mallaqayninta, uyu wamrankunata, qeshyayta, wanuyta yarparkur.</text:p>
          </table:table-cell>
          <table:table-cell office:value-type="string" calcext:value-type="string">
            <text:p>Esta vida ya no es vida, decían pensando en su pobreza, su hambre, la delgadez de sus hijos, los peligros en el trabajo, las enfermedades y las muertes.</text:p>
          </table:table-cell>
          <table:table-cell table:style-name="ce7" office:value-type="string" calcext:value-type="string">
            <text:p>Kay kawayqa manam kawaynatsu, niyaqmi, waktsa kayninta, mallaqayninta, uyu wamrankunata, qishyayta, wanuyta yarparkur.</text:p>
          </table:table-cell>
          <table:table-cell office:value-type="string" calcext:value-type="string">
            <text:p>AKH-263</text:p>
          </table:table-cell>
          <table:table-cell/>
        </table:table-row>
        <table:table-row table:style-name="ro10">
          <table:table-cell office:value-type="string" calcext:value-type="string">
            <text:p>Tsaymi, huk hatun markakunachooqa uryaqkunata noqantsiktanooqa allaapaqa katsiyantsu, niyaq.</text:p>
          </table:table-cell>
          <table:table-cell office:value-type="string" calcext:value-type="string">
            <text:p>Dijeron que en otros lugares los obreros no eran tratados como ellos.</text:p>
          </table:table-cell>
          <table:table-cell table:style-name="ce7" office:value-type="string" calcext:value-type="string">
            <text:p>Tsaymi, huk hatun markakunachawqa uryaqkunata nuqantsiktanouqa allaapaqa katsiyantsu, niyaq.</text:p>
          </table:table-cell>
          <table:table-cell office:value-type="string" calcext:value-type="string">
            <text:p>AKH-264</text:p>
          </table:table-cell>
          <table:table-cell/>
        </table:table-row>
        <table:table-row table:style-name="ro35">
          <table:table-cell office:value-type="string" calcext:value-type="string">
            <text:p>Tsaypaqmi imapis hatun uryakunachooqa sindicatunkuna rurayashqa, hatun minakunachoopis tsaynoomi rurayashqa, nishpa.</text:p>
          </table:table-cell>
          <table:table-cell office:value-type="string" calcext:value-type="string">
            <text:p>Para eso, decían, habían organizado su sindicato; también en las minas grandes.</text:p>
          </table:table-cell>
          <table:table-cell table:style-name="ce7" office:value-type="string" calcext:value-type="string">
            <text:p>Tsaypaqmi imapis hatun uryakunachawqa sindicatunkuna rurayashqa, hatun minakunachawpis tsaynawmi rurayashqa, nishpa.</text:p>
          </table:table-cell>
          <table:table-cell office:value-type="string" calcext:value-type="string">
            <text:p>AKH-265</text:p>
          </table:table-cell>
          <table:table-cell/>
        </table:table-row>
        <table:table-row table:style-name="ro36">
          <table:table-cell office:value-type="string" calcext:value-type="string">
            <text:p>Tsaynoopam ayllukaarir sindicatun rurayarqan, dirigentinkuna churayarqan.</text:p>
          </table:table-cell>
          <table:table-cell office:value-type="string" calcext:value-type="string">
            <text:p>Entonces reunidos todos organizaron su sindicato, nombraron sus dirigentes.</text:p>
          </table:table-cell>
          <table:table-cell table:style-name="ce7" office:value-type="string" calcext:value-type="string">
            <text:p>Tsaynawpam ayllukaarir sindicatun rurayarqan, dirigentinkuna churayarqan.</text:p>
          </table:table-cell>
          <table:table-cell office:value-type="string" calcext:value-type="string">
            <text:p>AKH-266</text:p>
          </table:table-cell>
          <table:table-cell/>
        </table:table-row>
        <table:table-row table:style-name="ro37">
          <table:table-cell office:value-type="string" calcext:value-type="string">
            <text:p>Niykurnam, mana shumaqllapa mañakuyanqanta yaskiyaptin, huelgata rurashun nishpa uryayta tsinkaratsiyarqan.</text:p>
          </table:table-cell>
          <table:table-cell office:value-type="string" calcext:value-type="string">
            <text:p>Luego al no tener respuesta a sus pedidos hechos de buena manera, hagamos huelga decidiendo paralizaron el trabajo.</text:p>
          </table:table-cell>
          <table:table-cell table:style-name="ce7" office:value-type="string" calcext:value-type="string">
            <text:p>Niykurnam, mana shumaqllapa mañakuyanqanta yaskiyaptin, huelgata rurashun nishpa uryayta tsinkaratsiyarqan.</text:p>
          </table:table-cell>
          <table:table-cell office:value-type="string" calcext:value-type="string">
            <text:p>AKH-267</text:p>
          </table:table-cell>
          <table:table-cell/>
        </table:table-row>
        <table:table-row table:style-name="ro11">
          <table:table-cell office:value-type="string" calcext:value-type="string">
            <text:p>Noqantsik mañakuntsik manam llutantatsu, nishpa.</text:p>
          </table:table-cell>
          <table:table-cell office:value-type="string" calcext:value-type="string">
            <text:p>No pedimos nada fuera de lo justo, decían;</text:p>
          </table:table-cell>
          <table:table-cell table:style-name="ce7" office:value-type="string" calcext:value-type="string">
            <text:p>Nuqantsik mañakuntsik manam llutantatsu, nishpa.</text:p>
          </table:table-cell>
          <table:table-cell office:value-type="string" calcext:value-type="string">
            <text:p>AKH-268</text:p>
          </table:table-cell>
          <table:table-cell/>
        </table:table-row>
        <table:table-row table:style-name="ro38">
          <table:table-cell office:value-type="string" calcext:value-type="string">
            <text:p>Munantsik tsay campamentu wayikunata altsatsiyaamunantam, qalapaachunoo mana kawanapaq; munantsik puwaq ora uryaytam, maychoopis ushakaakushqanam paqaspita ampikama uryakuyqa; munantsik sokabonkunachoo seguridaatam; munantsik wamrantsiqkunapaq escuelatam; munantsik segurutam, qeshyashqa hampimaanapaq; warmintsikpaqpis, wamrantsikkunapaqpis, awkisyaynintsiqpaq; munantsik hina tsay haqalla runakuna waatakoq enganchi ushakaanantam.</text:p>
          </table:table-cell>
          <table:table-cell office:value-type="string" calcext:value-type="string">
            <text:p>queremos que arreglen nuestros campamentos, porque el frío nos castiga como si estuviéramos desnudos; queremos jornada de ocho horas, porque el trabajo desde la madrugada hasta la noche ya no existe en ninguna parte; queremos seguridad en los socavones; queremos escuela para nuestros hijos, seguro para las enfermedades, seguro para nuestras mujeres, nuestros hijos, para nuestra vejez; por último queremos que termine el sistema de enganche que con engaños mantiene siempre como deudores a los runas.</text:p>
          </table:table-cell>
          <table:table-cell table:style-name="ce7" office:value-type="string" calcext:value-type="string">
            <text:p>Munantsik tsay campamentu wayikunata altsatsiyaamunantam, qalapaachunaw mana kawanapaq; munantsik puwaq ora uryaytam, maychawpis ushakaakushqanam paqaspita ampikama uryakuyqa; munantsik sokabonkunachaw seguridaatam; munantsik wamrantsiqkunapaq escuelatam; munantsik segurutam, qishyashqa hampimaanapaq; warmintsikpaqpis, wamrantsikkunapaqpis, awkisyaynintsiqpaq; munantsik hina tsay haqalla runakuna waatakuq enganchi ushakaanantam.</text:p>
          </table:table-cell>
          <table:table-cell office:value-type="string" calcext:value-type="string">
            <text:p>AKH-269</text:p>
          </table:table-cell>
          <table:table-cell/>
        </table:table-row>
        <table:table-row table:style-name="ro1">
          <table:table-cell office:value-type="string" calcext:value-type="string">
            <text:p>Allaapa unaymi tsay huelgachoo tsarakuykuyarqan.</text:p>
          </table:table-cell>
          <table:table-cell office:value-type="string" calcext:value-type="string">
            <text:p>Mucho tiempo resistieron con esa huelga. </text:p>
          </table:table-cell>
          <table:table-cell table:style-name="ce7" office:value-type="string" calcext:value-type="string">
            <text:p>Allaapa unaymi tsay huelgachaw tsarakuykuyarqan.</text:p>
          </table:table-cell>
          <table:table-cell office:value-type="string" calcext:value-type="string">
            <text:p>AKH-270</text:p>
          </table:table-cell>
          <table:table-cell/>
        </table:table-row>
        <table:table-row table:style-name="ro1">
          <table:table-cell office:value-type="string" calcext:value-type="string">
            <text:p>Minayoqkuna manam imatapis yaskiyaamorqatsu Limachoo oficinankupita.</text:p>
          </table:table-cell>
          <table:table-cell office:value-type="string" calcext:value-type="string">
            <text:p>Los dueños de la mina no respondían a esos pedidos desde sus oficinas en Lima.</text:p>
          </table:table-cell>
          <table:table-cell table:style-name="ce7" office:value-type="string" calcext:value-type="string">
            <text:p>Minayuqkuna manam imatapis yaskiyaamurqatsu Limachaw oficinankupita.</text:p>
          </table:table-cell>
          <table:table-cell office:value-type="string" calcext:value-type="string">
            <text:p>AKH-271</text:p>
          </table:table-cell>
          <table:table-cell/>
        </table:table-row>
        <table:table-row table:style-name="ro1">
          <table:table-cell office:value-type="string" calcext:value-type="string">
            <text:p>Hananmanpis ingenierunkuna hukllayllapayanmi aywakuyarqam.</text:p>
          </table:table-cell>
          <table:table-cell office:value-type="string" calcext:value-type="string">
            <text:p>Sobre eso se marcharon los ingenieros poco a poco.</text:p>
          </table:table-cell>
          <table:table-cell table:style-name="ce7" office:value-type="string" calcext:value-type="string">
            <text:p>Hananmanpis ingenierunkuna hukllayllapayanmi aywakuyarqam.</text:p>
          </table:table-cell>
          <table:table-cell office:value-type="string" calcext:value-type="string">
            <text:p>AKH-272</text:p>
          </table:table-cell>
          <table:table-cell/>
        </table:table-row>
        <table:table-row table:style-name="ro1">
          <table:table-cell office:value-type="string" calcext:value-type="string">
            <text:p>Niykurnam mandakoq capatazkunapis hina aywakuyarqan.</text:p>
          </table:table-cell>
          <table:table-cell office:value-type="string" calcext:value-type="string">
            <text:p>Finalmente se marcharon sus capataces.</text:p>
          </table:table-cell>
          <table:table-cell table:style-name="ce7" office:value-type="string" calcext:value-type="string">
            <text:p>Niykurnam mandakuq capatazkunapis hina aywakuyarqan.</text:p>
          </table:table-cell>
          <table:table-cell office:value-type="string" calcext:value-type="string">
            <text:p>AKH-273</text:p>
          </table:table-cell>
          <table:table-cell/>
        </table:table-row>
        <table:table-row table:style-name="ro22">
          <table:table-cell office:value-type="string" calcext:value-type="string">
            <text:p>Allaapa unaypitam purillaayarqa hacienda runakuna uryayanqan chakrata mañakur.</text:p>
          </table:table-cell>
          <table:table-cell office:value-type="string" calcext:value-type="string" table:number-columns-spanned="1" table:number-rows-spanned="2">
            <text:p>Mucho tiempo habían luchado los campesinos pidiendo las tierras que trabajaban, que eran propiedad de los patrones hacendados, a pesar de que antes fueron de los ayllus y comunidades.</text:p>
          </table:table-cell>
          <table:table-cell table:style-name="ce7" office:value-type="string" calcext:value-type="string">
            <text:p>Allaapa unaypitam purillaayarqa hacienda runakuna uryayanqan chakrata mañakur.</text:p>
          </table:table-cell>
          <table:table-cell office:value-type="string" calcext:value-type="string">
            <text:p>AKH-274</text:p>
          </table:table-cell>
          <table:table-cell/>
        </table:table-row>
        <table:table-row table:style-name="ro13">
          <table:table-cell office:value-type="string" calcext:value-type="string">
            <text:p>Musyakuytsu kaq imanoopa comunidad ayllukunapa chakran patrón hacendadukunapa makinman chanqan.</text:p>
          </table:table-cell>
          <table:covered-table-cell table:style-name="Default"/>
          <table:table-cell table:style-name="ce7" office:value-type="string" calcext:value-type="string">
            <text:p>Musyakuytsu kaq imanawpa comunidad ayllukunapa chakran patrón hacendadukunapa makinman chanqan.</text:p>
          </table:table-cell>
          <table:table-cell office:value-type="string" calcext:value-type="string">
            <text:p>AKH-275</text:p>
          </table:table-cell>
          <table:table-cell/>
        </table:table-row>
        <table:table-row table:style-name="ro1">
          <table:table-cell office:value-type="string" calcext:value-type="string">
            <text:p>Tsaymi kushikuypaq Limachoo gobiernu Reforma Agraria Ley nishqanta churamunaq.</text:p>
          </table:table-cell>
          <table:table-cell office:value-type="string" calcext:value-type="string">
            <text:p>Por eso para alegría de los runas el gobierno había dado en Lima una Ley de Reforma Agraria;</text:p>
          </table:table-cell>
          <table:table-cell table:style-name="ce7" office:value-type="string" calcext:value-type="string">
            <text:p>Tsaymi kushikuypaq Limachaw gobiernu Reforma Agraria Ley nishqanta churamunaq.</text:p>
          </table:table-cell>
          <table:table-cell office:value-type="string" calcext:value-type="string">
            <text:p>AKH-276</text:p>
          </table:table-cell>
          <table:table-cell/>
        </table:table-row>
        <table:table-row table:style-name="ro1">
          <table:table-cell office:value-type="string" calcext:value-type="string">
            <text:p>Tsaynoopam llapan chakrakuna, mitsina hirkakunapis Kuta Kanchapa makinman kutirqa.</text:p>
          </table:table-cell>
          <table:table-cell table:style-name="Default" office:value-type="string" calcext:value-type="string">
            <text:p>de ese modo todas las tierras y los pastos volvieron como propiedad de la comunidad de Cutacancha.</text:p>
          </table:table-cell>
          <table:table-cell table:style-name="ce7" office:value-type="string" calcext:value-type="string">
            <text:p>Tsaynawpam llapan chakrakuna, mitsina hirkakunapis Kuta Kanchapa makinman kutirqa.</text:p>
          </table:table-cell>
          <table:table-cell office:value-type="string" calcext:value-type="string">
            <text:p>AKH-277</text:p>
          </table:table-cell>
          <table:table-cell/>
        </table:table-row>
        <table:table-row table:style-name="ro1">
          <table:table-cell office:value-type="string" calcext:value-type="string">
            <text:p>Tsaynoopam paykuna huelgachoo minerukunata yanapayarqa mikuykunawan.</text:p>
          </table:table-cell>
          <table:table-cell office:value-type="string" calcext:value-type="string">
            <text:p>Entonces ellos decidieron ayudar a los trabajadores con alimentos mientras durara la huelga.</text:p>
          </table:table-cell>
          <table:table-cell table:style-name="ce7" office:value-type="string" calcext:value-type="string">
            <text:p>Tsaynawpam paykuna huelgachaw minerukunata yanapayarqa mikuykunawan.</text:p>
          </table:table-cell>
          <table:table-cell office:value-type="string" calcext:value-type="string">
            <text:p>AKH-278</text:p>
          </table:table-cell>
          <table:table-cell/>
        </table:table-row>
        <table:table-row table:style-name="ro1">
          <table:table-cell table:style-name="ce2" office:value-type="string" calcext:value-type="string">
            <text:p>HOQTA</text:p>
          </table:table-cell>
          <table:table-cell table:style-name="ce2" office:value-type="string" calcext:value-type="string">
            <text:p>SEIS</text:p>
          </table:table-cell>
          <table:table-cell table:style-name="ce5" office:value-type="string" calcext:value-type="string">
            <text:p>HUQTA</text:p>
          </table:table-cell>
          <table:table-cell table:number-columns-repeated="2"/>
        </table:table-row>
        <table:table-row table:style-name="ro2">
          <table:table-cell office:value-type="string" calcext:value-type="string">
            <text:p>Isqon killanoo huelgawan llakiriryan, mallaqaariryan tsarakuykayaptinmi yurikarayaamurqan pukaypa pukaq, rawraq aqtsashqa runakuna, gringukuna.</text:p>
          </table:table-cell>
          <table:table-cell office:value-type="string" calcext:value-type="string">
            <text:p>Durante más de nueve meses cuando seguían resistiendo con temores y hambre, aparecieron hombres medio colorados, rubios, gringos.</text:p>
          </table:table-cell>
          <table:table-cell table:style-name="ce7" office:value-type="string" calcext:value-type="string">
            <text:p>Isqun killanaw huelgawan llakiriryan, mallaqaariryan tsarakuykayaptinmi yurikarayaamurqan pukaypa pukaq, rawraq aqtsashqa runakuna, gringukuna.</text:p>
          </table:table-cell>
          <table:table-cell office:value-type="string" calcext:value-type="string">
            <text:p>AKH-279</text:p>
          </table:table-cell>
          <table:table-cell/>
        </table:table-row>
        <table:table-row table:style-name="ro1">
          <table:table-cell office:value-type="string" calcext:value-type="string">
            <text:p>Yapay haq runakuna hina; hatun karu marka runakuna.</text:p>
          </table:table-cell>
          <table:table-cell office:value-type="string" calcext:value-type="string">
            <text:p>Hombres de otras tierras otra vez, extranjeros de grandes y lejanos pueblos.</text:p>
          </table:table-cell>
          <table:table-cell table:style-name="ce7" office:value-type="string" calcext:value-type="string">
            <text:p>Yapay haq runakuna hina; hatun karu marka runakuna.</text:p>
          </table:table-cell>
          <table:table-cell office:value-type="string" calcext:value-type="string">
            <text:p>AKH-280</text:p>
          </table:table-cell>
          <table:table-cell/>
        </table:table-row>
        <table:table-row table:style-name="ro10">
          <table:table-cell office:value-type="string" calcext:value-type="string">
            <text:p>Kananqa noqaakunapam kay mina, nishpam parlarayaamurqan.</text:p>
          </table:table-cell>
          <table:table-cell office:value-type="string" calcext:value-type="string">
            <text:p>Ahora esta mina es nuestra, hablaron.</text:p>
          </table:table-cell>
          <table:table-cell table:style-name="ce7" office:value-type="string" calcext:value-type="string">
            <text:p>Kananqa nuqaakunapam kay mina, nishpam parlarayaamurqan.</text:p>
          </table:table-cell>
          <table:table-cell office:value-type="string" calcext:value-type="string">
            <text:p>AKH-281</text:p>
          </table:table-cell>
          <table:table-cell/>
        </table:table-row>
        <table:table-row table:style-name="ro1">
          <table:table-cell office:value-type="string" calcext:value-type="string">
            <text:p>Qellqashqa papelninkunata rikaarirmi, awtaq niyarqan dirigentikuna.</text:p>
          </table:table-cell>
          <table:table-cell office:value-type="string" calcext:value-type="string">
            <text:p>Revisando sus papeles los dirigentes sindicales afirmaron que era cierto.</text:p>
          </table:table-cell>
          <table:table-cell table:style-name="ce7" office:value-type="string" calcext:value-type="string">
            <text:p>Qillqashqa papelninkunata rikaarirmi, awtaq niyarqan dirigentikuna.</text:p>
          </table:table-cell>
          <table:table-cell office:value-type="string" calcext:value-type="string">
            <text:p>AKH-282</text:p>
          </table:table-cell>
          <table:table-cell/>
        </table:table-row>
        <table:table-row table:style-name="ro1">
          <table:table-cell office:value-type="string" calcext:value-type="string">
            <text:p>Maa Lima kaq patronkunam minata rantikuykuyaanaq tsay gringukunata.</text:p>
          </table:table-cell>
          <table:table-cell office:value-type="string" calcext:value-type="string">
            <text:p>Los dueños limeños habían vendido la mina a esos gringos extranjeros.</text:p>
          </table:table-cell>
          <table:table-cell table:style-name="ce7" office:value-type="string" calcext:value-type="string">
            <text:p>Maa Lima kaq patronkunam minata rantikuykuyaanaq tsay gringukunata.</text:p>
          </table:table-cell>
          <table:table-cell office:value-type="string" calcext:value-type="string">
            <text:p>AKH-283</text:p>
          </table:table-cell>
          <table:table-cell/>
        </table:table-row>
        <table:table-row table:style-name="ro2">
          <table:table-cell office:value-type="string" calcext:value-type="string">
            <text:p>Minaman yeekaramurnam gringukunapis hina parlayninkunachoo hutin churarayaamorqan: Kolki Hirka Corporation, niq hutita.</text:p>
          </table:table-cell>
          <table:table-cell office:value-type="string" calcext:value-type="string">
            <text:p>Después de tomar posesión de la mina también ellos le pusieron un nombre en su lengua: Kolki Hirka Corporation.</text:p>
          </table:table-cell>
          <table:table-cell table:style-name="ce7" office:value-type="string" calcext:value-type="string">
            <text:p>Minaman yaykaramurnam gringukunapis hina parlayninkunachaw hutin churarayaamurqan: Kolki Hirka Corporation, niq hutita.</text:p>
          </table:table-cell>
          <table:table-cell office:value-type="string" calcext:value-type="string">
            <text:p>AKH-284</text:p>
          </table:table-cell>
          <table:table-cell/>
        </table:table-row>
        <table:table-row table:style-name="ro1">
          <table:table-cell office:value-type="string" calcext:value-type="string">
            <text:p>Minero runakunawan parlarirnam contrato nishqan papelta qellqariyarqan.</text:p>
          </table:table-cell>
          <table:table-cell office:value-type="string" calcext:value-type="string">
            <text:p>Luego de hablar con los obreros les hicieron firmar papeles que eran contratos.</text:p>
          </table:table-cell>
          <table:table-cell table:style-name="ce7" office:value-type="string" calcext:value-type="string">
            <text:p>Minero runakunawan parlarirnam contrato nishqan papelta qillqariyarqan.</text:p>
          </table:table-cell>
          <table:table-cell office:value-type="string" calcext:value-type="string">
            <text:p>AKH-285</text:p>
          </table:table-cell>
          <table:table-cell/>
        </table:table-row>
        <table:table-row table:style-name="ro4">
          <table:table-cell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office:value-type="string" calcext:value-type="string">
            <text:p>Arreglaron los campamentos, las viviendas de los obreros; luego atendieron algunos de sus pedidos: ropa de trabajo, servicio médico, la jornada de ocho horas, escuela para sus hijos.</text:p>
          </table:table-cell>
          <table:table-cell table:style-name="ce7"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office:value-type="string" calcext:value-type="string">
            <text:p>AKH-286</text:p>
          </table:table-cell>
          <table:table-cell/>
        </table:table-row>
        <table:table-row table:style-name="ro2">
          <table:table-cell office:value-type="string" calcext:value-type="string">
            <text:p>Tsaymanpaqqa allinoomi tsay gringukuna qallaykuyarqan; dirigentikuna maakuqllam kaykaashun imatapis hananman mañakunapaq, niyaqmi.</text:p>
          </table:table-cell>
          <table:table-cell office:value-type="string" calcext:value-type="string">
            <text:p>En tal sentido empezaban bien esos gringos.</text:p>
          </table:table-cell>
          <table:table-cell table:style-name="ce7" office:value-type="string" calcext:value-type="string">
            <text:p>Tsaymanpaqqa allinawmi tsay gringukuna qallaykuyarqan; dirigentikuna maakuqllam kaykaashun imatapis hananman mañakunapaq, niyaqmi.</text:p>
          </table:table-cell>
          <table:table-cell office:value-type="string" calcext:value-type="string">
            <text:p>AKH-287</text:p>
          </table:table-cell>
          <table:table-cell/>
        </table:table-row>
        <table:table-row table:style-name="ro39">
          <table:table-cell office:value-type="string" calcext:value-type="string">
            <text:p>Tampu mayu uraymannoonam rurayarqan ingenierunkunapaq wayinkuna.</text:p>
          </table:table-cell>
          <table:table-cell office:value-type="string" calcext:value-type="string">
            <text:p>Hacia la bajada del río Tampu mandaron construir casas para sus ingenieros.</text:p>
          </table:table-cell>
          <table:table-cell table:style-name="ce7" office:value-type="string" calcext:value-type="string">
            <text:p>Tampu mayu uraymannawnam rurayarqan ingenierunkunapaq wayinkuna.</text:p>
          </table:table-cell>
          <table:table-cell office:value-type="string" calcext:value-type="string">
            <text:p>AKH-288</text:p>
          </table:table-cell>
          <table:table-cell/>
        </table:table-row>
        <table:table-row table:style-name="ro15">
          <table:table-cell office:value-type="string" calcext:value-type="string">
            <text:p>Imanoo shumaqmi tsay wayikuna kaykoq; alalaypis, wayrapis manash tsaymanqa yaykuqtsu.</text:p>
          </table:table-cell>
          <table:table-cell office:value-type="string" calcext:value-type="string">
            <text:p>Qué bonitas eran; decían que ni el frío ni el viento penetraban en ellas;</text:p>
          </table:table-cell>
          <table:table-cell table:style-name="ce7" office:value-type="string" calcext:value-type="string">
            <text:p>Imanaw shumaqmi tsay wayikuna kaykuq; alalaypis, wayrapis manash tsaymanqa yaykuqtsu.</text:p>
          </table:table-cell>
          <table:table-cell office:value-type="string" calcext:value-type="string">
            <text:p>AKH-289</text:p>
          </table:table-cell>
          <table:table-cell/>
        </table:table-row>
        <table:table-row table:style-name="ro1">
          <table:table-cell office:value-type="string" calcext:value-type="string">
            <text:p>Qoñuy qoñuyllash tsaychooqa kakoq.</text:p>
          </table:table-cell>
          <table:table-cell office:value-type="string" calcext:value-type="string">
            <text:p>que el calor era como de un fogón de leña.</text:p>
          </table:table-cell>
          <table:table-cell table:style-name="ce7" office:value-type="string" calcext:value-type="string">
            <text:p>Quñuy quñuyllash tsaychawqa kakuq.</text:p>
          </table:table-cell>
          <table:table-cell office:value-type="string" calcext:value-type="string">
            <text:p>AKH-290</text:p>
          </table:table-cell>
          <table:table-cell/>
        </table:table-row>
        <table:table-row table:style-name="ro1">
          <table:table-cell office:value-type="string" calcext:value-type="string">
            <text:p>Tsaypaqqa hatun markakunanoonam minapa campamentun kaq.</text:p>
          </table:table-cell>
          <table:table-cell office:value-type="string" calcext:value-type="string">
            <text:p>Por ese tiempo ya como un pueblo grande se veía los campamentos de la mina.</text:p>
          </table:table-cell>
          <table:table-cell table:style-name="ce7" office:value-type="string" calcext:value-type="string">
            <text:p>Tsaypaqqa hatun markakunanawnam minapa campamentun kaq.</text:p>
          </table:table-cell>
          <table:table-cell office:value-type="string" calcext:value-type="string">
            <text:p>AKH-291</text:p>
          </table:table-cell>
          <table:table-cell/>
        </table:table-row>
        <table:table-row table:style-name="ro2">
          <table:table-cell office:value-type="string" calcext:value-type="string">
            <text:p>Chaamuqkunapis mantsakaayaqmi; kayqa hatun pueblunootaq, ichik plazakunapis, callikunapis, mercadupis, tiendakunapis kantaq, nishpa.</text:p>
          </table:table-cell>
          <table:table-cell office:value-type="string" calcext:value-type="string">
            <text:p>Hasta se asombraban los recién llegados; es como una gran ciudad, decìan; con plazuelas, muchas calles, mercado y tiendas. </text:p>
          </table:table-cell>
          <table:table-cell table:style-name="ce7" office:value-type="string" calcext:value-type="string">
            <text:p>Chaamuqkunapis mantsakaayaqmi; kayqa hatun pueblunawtaq, ichik plazakunapis, callikunapis, mercadupis, tiendakunapis kantaq, nishpa.</text:p>
          </table:table-cell>
          <table:table-cell office:value-type="string" calcext:value-type="string">
            <text:p>AKH-292</text:p>
          </table:table-cell>
          <table:table-cell/>
        </table:table-row>
        <table:table-row table:style-name="ro1">
          <table:table-cell office:value-type="string" calcext:value-type="string">
            <text:p>Karreteratapis huktam tsay gringukunaqa usharatsiyarqan.</text:p>
          </table:table-cell>
          <table:table-cell table:style-name="Default" office:value-type="string" calcext:value-type="string">
            <text:p>Rápidamente hicieron otra carretera los gringos;</text:p>
          </table:table-cell>
          <table:table-cell table:style-name="ce7" office:value-type="string" calcext:value-type="string">
            <text:p>Karreteratapis huktam tsay gringukunaqa usharatsiyarqan.</text:p>
          </table:table-cell>
          <table:table-cell office:value-type="string" calcext:value-type="string">
            <text:p>AKH-293</text:p>
          </table:table-cell>
          <table:table-cell/>
        </table:table-row>
        <table:table-row table:style-name="ro1">
          <table:table-cell office:value-type="string" calcext:value-type="string">
            <text:p>Usharatsiyaptin tsay karretera charqan minapita trenpa chaanankamam.</text:p>
          </table:table-cell>
          <table:table-cell table:style-name="Default" office:value-type="string" calcext:value-type="string">
            <text:p>esta vez con dirección a la ruta del tren que iba a un puerto. </text:p>
          </table:table-cell>
          <table:table-cell table:style-name="ce7" office:value-type="string" calcext:value-type="string">
            <text:p>Usharatsiyaptin tsay karretera charqan minapita trenpa chaanankamam.</text:p>
          </table:table-cell>
          <table:table-cell office:value-type="string" calcext:value-type="string">
            <text:p>AKH-294</text:p>
          </table:table-cell>
          <table:table-cell/>
        </table:table-row>
        <table:table-row table:style-name="ro1">
          <table:table-cell office:value-type="string" calcext:value-type="string">
            <text:p>“Imanoo mantsakaakuypaqmi tsay tren kanaq, taytakuna, mamaykuna!</text:p>
          </table:table-cell>
          <table:table-cell table:style-name="Default" office:value-type="string" calcext:value-type="string">
            <text:p>“¡Qué miedo causa ese tren, padres míos, madres mías!</text:p>
          </table:table-cell>
          <table:table-cell table:style-name="ce7" office:value-type="string" calcext:value-type="string">
            <text:p>“Imanaw mantsakaakuypaqmi tsay tren kanaq, taytakuna, mamaykuna!</text:p>
          </table:table-cell>
          <table:table-cell office:value-type="string" calcext:value-type="string">
            <text:p>AKH-295</text:p>
          </table:table-cell>
          <table:table-cell/>
        </table:table-row>
        <table:table-row table:style-name="ro2">
          <table:table-cell office:value-type="string" calcext:value-type="string">
            <text:p>Sellaama hatun kurunoo, Tayta Amarunoo, hirkakuna rurimpapis yaykur, yarqurmi puriykun riel nishqan naaninpa, senqanpapis yanaqoyayta puukarllana.</text:p>
          </table:table-cell>
          <table:table-cell table:style-name="Default" office:value-type="string" calcext:value-type="string">
            <text:p>Como una gran serpiente, como el padre Amaru, entrando y saliendo por los cerros avanza por un camino de rieles, resoplando humo negro por sus narices.</text:p>
          </table:table-cell>
          <table:table-cell table:style-name="ce7" office:value-type="string" calcext:value-type="string">
            <text:p>Sellaama hatun kurunaw, Tayta Amarunaw, hirkakuna rurimpapis yaykur, yarqurmi puriykun riel nishqan naaninpa, senqanpapis yanaquyayta puukarllana.</text:p>
          </table:table-cell>
          <table:table-cell office:value-type="string" calcext:value-type="string">
            <text:p>AKH-296</text:p>
          </table:table-cell>
          <table:table-cell/>
        </table:table-row>
        <table:table-row table:style-name="ro2">
          <table:table-cell office:value-type="string" calcext:value-type="string">
            <text:p>Tukuytaqa apaykun hina: runatapis, waakatapis, mineraltapis; imayka achka wayi sutaqnoo aywaykun...”.</text:p>
          </table:table-cell>
          <table:table-cell table:style-name="Default" office:value-type="string" calcext:value-type="string">
            <text:p>Y lleva tantas cosas: minerales, gentes, ganados. Se va como arrastrando muchas casas...”.</text:p>
          </table:table-cell>
          <table:table-cell table:style-name="ce7" office:value-type="string" calcext:value-type="string">
            <text:p>Tukuytaqa apaykun hina: runatapis, waakatapis, mineraltapis; imayka achka wayi sutaqnaw aywaykun...”.</text:p>
          </table:table-cell>
          <table:table-cell office:value-type="string" calcext:value-type="string">
            <text:p>AKH-297</text:p>
          </table:table-cell>
          <table:table-cell/>
        </table:table-row>
        <table:table-row table:style-name="ro2">
          <table:table-cell office:value-type="string" calcext:value-type="string">
            <text:p>Karu markankunapeqmi tukuy laaya maakinakunata apaykayaamurqa, mana imaypis rikanqaakunata, concentradorapaqpis, minapaqpis.</text:p>
          </table:table-cell>
          <table:table-cell table:style-name="Default" office:value-type="string" calcext:value-type="string">
            <text:p>Máquinas que nunca había visto mis ojos trajeron de sus lejanos países para la mina y la concentradora.</text:p>
          </table:table-cell>
          <table:table-cell table:style-name="ce7" office:value-type="string" calcext:value-type="string">
            <text:p>Karu markankunapiqmi tukuy laaya maakinakunata apaykayaamurqa, mana imaypis rikanqaakunata, concentradorapaqpis, minapaqpis.</text:p>
          </table:table-cell>
          <table:table-cell office:value-type="string" calcext:value-type="string">
            <text:p>AKH-298</text:p>
          </table:table-cell>
          <table:table-cell/>
        </table:table-row>
        <table:table-row table:style-name="ro1">
          <table:table-cell office:value-type="string" calcext:value-type="string">
            <text:p>Tampu mayu kuchonchoomi hina churayarqan hidroeléctrica niyanqanta.</text:p>
          </table:table-cell>
          <table:table-cell office:value-type="string" calcext:value-type="string">
            <text:p>Instalaron una hidroeléctrica que decían junto al río Tampu.</text:p>
          </table:table-cell>
          <table:table-cell table:style-name="ce7" office:value-type="string" calcext:value-type="string">
            <text:p>Tampu mayu kuchonchawmi hina churayarqan hidroeléctrica niyanqanta.</text:p>
          </table:table-cell>
          <table:table-cell office:value-type="string" calcext:value-type="string">
            <text:p>AKH-299</text:p>
          </table:table-cell>
          <table:table-cell/>
        </table:table-row>
        <table:table-row table:style-name="ro1">
          <table:table-cell office:value-type="string" calcext:value-type="string">
            <text:p>Tsaypitam aywaq alambrikuna aktsipaqpis, maakinakunata muyutsinanpaqpis.</text:p>
          </table:table-cell>
          <table:table-cell office:value-type="string" calcext:value-type="string">
            <text:p>Desde allí iban los alambres para la luz y para mover las máquinas.</text:p>
          </table:table-cell>
          <table:table-cell table:style-name="ce7" office:value-type="string" calcext:value-type="string">
            <text:p>Tsaypitam aywaq alambrikuna aktsipaqpis, maakinakunata muyutsinanpaqpis.</text:p>
          </table:table-cell>
          <table:table-cell office:value-type="string" calcext:value-type="string">
            <text:p>AKH-300</text:p>
          </table:table-cell>
          <table:table-cell/>
        </table:table-row>
        <table:table-row table:style-name="ro1">
          <table:table-cell office:value-type="string" calcext:value-type="string">
            <text:p>Machaykunaman aktsin churaykurmi uryatsiyaq obrerukunata qatinallaman tumatsipa.</text:p>
          </table:table-cell>
          <table:table-cell office:value-type="string" calcext:value-type="string">
            <text:p>Iluminando los socavones hacían trabajar a los obreros por turnos.</text:p>
          </table:table-cell>
          <table:table-cell table:style-name="ce7" office:value-type="string" calcext:value-type="string">
            <text:p>Machaykunaman aktsin churaykurmi uryatsiyaq obrerukunata qatinallaman tumatsipa.</text:p>
          </table:table-cell>
          <table:table-cell office:value-type="string" calcext:value-type="string">
            <text:p>AKH-301</text:p>
          </table:table-cell>
          <table:table-cell/>
        </table:table-row>
        <table:table-row table:style-name="ro4">
          <table:table-cell office:value-type="string" calcext:value-type="string">
            <text:p>Katataypa katatar perforadora niyanqanwan rasllam qaqata uchkukachaariyaq, nikurnam patsatapis kuyutsir pashtaratsiyaq dinamitata; pasaypam tsay qaqakunata ishkukaaratsiyaq vetaakunapita.</text:p>
          </table:table-cell>
          <table:table-cell office:value-type="string" calcext:value-type="string">
            <text:p>Con las <text:s/>perforadoras y luego con los potentes explosivos desgranaban rápido el mineral desde mis vetas.</text:p>
          </table:table-cell>
          <table:table-cell table:style-name="ce7" office:value-type="string" calcext:value-type="string">
            <text:p>Katataypa katatar perforadora niyanqanwan rasllam qaqata uchkukachaariyaq, nikurnam patsatapis kuyutsir pashtaratsiyaq dinamitata; pasaypam tsay qaqakunata ishkukaaratsiyaq vetaakunapita.</text:p>
          </table:table-cell>
          <table:table-cell office:value-type="string" calcext:value-type="string">
            <text:p>AKH-302</text:p>
          </table:table-cell>
          <table:table-cell/>
        </table:table-row>
        <table:table-row table:style-name="ro1">
          <table:table-cell office:value-type="string" calcext:value-type="string">
            <text:p>Imanoomi tsay rumikunachoo chipapaykoq qellaynii.</text:p>
          </table:table-cell>
          <table:table-cell office:value-type="string" calcext:value-type="string">
            <text:p>Cómo brillaba mi plata en esas piedras.</text:p>
          </table:table-cell>
          <table:table-cell table:style-name="ce7" office:value-type="string" calcext:value-type="string">
            <text:p>Imanawmi tsay rumikunachaw chipapaykuq qillaynii.</text:p>
          </table:table-cell>
          <table:table-cell office:value-type="string" calcext:value-type="string">
            <text:p>AKH-303</text:p>
          </table:table-cell>
          <table:table-cell/>
        </table:table-row>
        <table:table-row table:style-name="ro5">
          <table:table-cell office:value-type="string" calcext:value-type="string">
            <text:p>Tsaytanam hina obrerukuna winariyaq taksha fierru karrukunaman; haqkmannam raslla hurqarayaamoq ichikllallan trenpanoo.</text:p>
          </table:table-cell>
          <table:table-cell office:value-type="string" calcext:value-type="string" table:number-columns-spanned="1" table:number-rows-spanned="3">
            <text:p>Los obreros llenaban rápido esos trozos en pequeños carros de fierro que con un pequeño tren sacaba por unos rieles fuera de la mina; allí otra máquina, como si jugara nomás, lo cargaba en enormes volquetes, los que yendo y viniendo rápido llevaban el mineral a la concentradora.</text:p>
          </table:table-cell>
          <table:table-cell table:style-name="ce7" office:value-type="string" calcext:value-type="string">
            <text:p>Tsaytanam hina obrerukuna winariyaq taksha fierru karrukunaman; haqkmannam raslla hurqarayaamuq ichikllallan trenpanaw.</text:p>
          </table:table-cell>
          <table:table-cell office:value-type="string" calcext:value-type="string">
            <text:p>AKH-304</text:p>
          </table:table-cell>
          <table:table-cell/>
        </table:table-row>
        <table:table-row table:style-name="ro1">
          <table:table-cell office:value-type="string" calcext:value-type="string">
            <text:p>Tsaypitanam haytsikan bolquetitikunaman winariq hina juk maakinana imayka pukllakuqnoolla.</text:p>
          </table:table-cell>
          <table:covered-table-cell/>
          <table:table-cell table:style-name="ce7" office:value-type="string" calcext:value-type="string">
            <text:p>Tsaypitanam haytsikan bolquetitikunaman winariq hina juk maakinana imayka pukllakuqnawlla.</text:p>
          </table:table-cell>
          <table:table-cell office:value-type="string" calcext:value-type="string">
            <text:p>AKH-305</text:p>
          </table:table-cell>
          <table:table-cell/>
        </table:table-row>
        <table:table-row table:style-name="ro1">
          <table:table-cell office:value-type="string" calcext:value-type="string">
            <text:p>Tsay bolketikunaqa tumarir tikrarirmi apaykuyaq mineralta ura concentradorakama.</text:p>
          </table:table-cell>
          <table:covered-table-cell/>
          <table:table-cell table:style-name="ce7" office:value-type="string" calcext:value-type="string">
            <text:p>Tsay bolketikunaqa tumarir tikrarirmi apaykuyaq mineralta ura concentradorakama.</text:p>
          </table:table-cell>
          <table:table-cell office:value-type="string" calcext:value-type="string">
            <text:p>AKH-306</text:p>
          </table:table-cell>
          <table:table-cell/>
        </table:table-row>
        <table:table-row table:style-name="ro5">
          <table:table-cell office:value-type="string" calcext:value-type="string">
            <text:p>Mantsakaakuypaqmi tsaychoo urya kaq, imayka maquinashqa hatun anwaqshiikuna kuyuqnoo.</text:p>
          </table:table-cell>
          <table:table-cell office:value-type="string" calcext:value-type="string">
            <text:p>El movimiento del trabajo era para asombrarse; como si se moviera un enjambre de hormigas gigantes con sus máquinas.</text:p>
          </table:table-cell>
          <table:table-cell table:style-name="ce7" office:value-type="string" calcext:value-type="string">
            <text:p>Mantsakaakuypaqmi tsaychaw urya kaq, imayka maquinashqa hatun anwaqshiikuna kuyuqnaw.</text:p>
          </table:table-cell>
          <table:table-cell office:value-type="string" calcext:value-type="string">
            <text:p>AKH-307</text:p>
          </table:table-cell>
          <table:table-cell/>
        </table:table-row>
        <table:table-row table:style-name="ro5">
          <table:table-cell office:value-type="string" calcext:value-type="string">
            <text:p>Tsaypitaqa hatun volqueti nishqan carrukunanam mineralta apaykoq trenkama; trennam hina ima tayta Amarunoopis, imayka hatun kurunoopis, apakoq tsay mineralta puertukama.</text:p>
          </table:table-cell>
          <table:table-cell office:value-type="string" calcext:value-type="string">
            <text:p>Ya desde la concentradora, volquetes aún más grandes transportaban los minerales hasta la estación del tren; y éste, como si fuera el padre Amaru, los llevaba hasta el puerto.</text:p>
          </table:table-cell>
          <table:table-cell table:style-name="ce7" office:value-type="string" calcext:value-type="string">
            <text:p>Tsaypitaqa hatun volqueti nishqan carrukunanam mineralta apaykuq trenkama; trennam hina ima tayta Amarunawpis, imayka hatun kurunawpis, apakuq tsay mineralta puertukama.</text:p>
          </table:table-cell>
          <table:table-cell office:value-type="string" calcext:value-type="string">
            <text:p>AKH-308</text:p>
          </table:table-cell>
          <table:table-cell/>
        </table:table-row>
        <table:table-row table:style-name="ro1">
          <table:table-cell office:value-type="string" calcext:value-type="string">
            <text:p>Tsaypitanam apakuyaq qellayniita, mineralniikunata, extranjero nishqan hatun markakunaman.</text:p>
          </table:table-cell>
          <table:table-cell office:value-type="string" calcext:value-type="string">
            <text:p>De allí, mi plata y mis otros metales se llevaban con barcos a los países extranjeros.</text:p>
          </table:table-cell>
          <table:table-cell table:style-name="ce7" office:value-type="string" calcext:value-type="string">
            <text:p>Tsaypitanam apakuyaq qillayniita, mineralniikunata, extranjero nishqan hatun markakunaman.</text:p>
          </table:table-cell>
          <table:table-cell office:value-type="string" calcext:value-type="string">
            <text:p>AKH-309</text:p>
          </table:table-cell>
          <table:table-cell/>
        </table:table-row>
        <table:table-row table:style-name="ro5">
          <table:table-cell office:value-type="string" calcext:value-type="string">
            <text:p>“Maquinapis runapis kay minachoqa, <text:s/>ayqipa ayqirmi uryakuykuyaa; <text:s/>imayka pipis chikutinwan qatiraayaamaptinnoomi...”.</text:p>
          </table:table-cell>
          <table:table-cell office:value-type="string" calcext:value-type="string">
            <text:p>“Máquinas y gentes, a la carrera trabajamos todos en esta mina; como si alguien nos persiguiera con su látigo...”.</text:p>
          </table:table-cell>
          <table:table-cell table:style-name="ce7" office:value-type="string" calcext:value-type="string">
            <text:p>“Maquinapis runapis kay minachuqa, ayqipa ayqirmi uryakuykuyaa; <text:s/>imayka pipis chikutinwan qatiraayaamaptinnawmi...”.</text:p>
          </table:table-cell>
          <table:table-cell office:value-type="string" calcext:value-type="string">
            <text:p>AKH-310</text:p>
          </table:table-cell>
          <table:table-cell/>
        </table:table-row>
        <table:table-row table:style-name="ro40">
          <table:table-cell office:value-type="string" calcext:value-type="string">
            <text:p>Hatun killa ampikunachoo, allaapa kallpayoq barrosu tooruu, mantsakaypaqmi ayqikachaykoq, patsatapis katataatsirllana...</text:p>
          </table:table-cell>
          <table:table-cell office:value-type="string" calcext:value-type="string">
            <text:p>Cómo aumentaba el relave de la concentradora, crecía como una montaña oscura pero sin vida.</text:p>
          </table:table-cell>
          <table:table-cell table:style-name="ce7" office:value-type="string" calcext:value-type="string">
            <text:p>Imanawmi tsay concentradorachaw relave niyanqan ayllukaykuq, yana hirkanawran winaykuq pera manam kawayqa kaqtsu.</text:p>
          </table:table-cell>
          <table:table-cell office:value-type="string" calcext:value-type="string">
            <text:p>AKH-311</text:p>
          </table:table-cell>
          <table:table-cell table:style-name="ce7" office:value-type="string" calcext:value-type="string">
            <text:p>Hatun killa ampikunachaw, allaapa kallpayuq barrosu tooruu, mantsakaypaqmi ayqikachaykuq, patsatapis katataatsirllana...</text:p>
          </table:table-cell>
        </table:table-row>
        <table:table-row table:style-name="ro41">
          <table:table-cell office:value-type="string" calcext:value-type="string">
            <text:p>Concentradorapeq mayuman rakcha aywaqqa manam pasaypa allitatsu kawayta ruraykoq: tsaymi putkayaatsirqa, yanayaatsirqa Tampu mayupa tsuyalla yakunta; ushakaatsirqa shumaq challwakunata, tsakitsirqan shumaq qorakunata; retamakunapis, kantutakunapis waytaayarqanatsu manam.</text:p>
          </table:table-cell>
          <table:table-cell office:value-type="string" calcext:value-type="string">
            <text:p><text:span text:style-name="T1">Los venenos que salían del relave causaban mucho daño: </text:span>las cristalinas aguas del Tampu se volvieron turbias, negras; se murieron los hermosos peces, se secaron las hierbas de sus orillas, dejaron de florecer las retamas y cantutas.</text:p>
          </table:table-cell>
          <table:table-cell table:style-name="ce7" office:value-type="string" calcext:value-type="string">
            <text:p>Concentradorapiq mayuman rakcha aywaqqa manam pasaypa allitatsu kawayta ruraykuq: tsaymi putkayaatsirqa, yanayaatsirqa Tampu mayupa tsuyalla yakunta; ushakaatsirqa shumaq challwakunata, tsakitsirqan shumaq qurakunata; retamakunapis, kantutakunapis waytaayarqanatsu manam.</text:p>
          </table:table-cell>
          <table:table-cell office:value-type="string" calcext:value-type="string">
            <text:p>AKH-312</text:p>
          </table:table-cell>
          <table:table-cell/>
        </table:table-row>
        <table:table-row table:style-name="ro2">
          <table:table-cell office:value-type="string" calcext:value-type="string">
            <text:p>Mananam ima yakuchoo kanqanpis rikakuqnatsu; tarukakunapis, lluichukunapis mantsayaqmi Tampuman witiyta.</text:p>
          </table:table-cell>
          <table:table-cell office:value-type="string" calcext:value-type="string">
            <text:p><text:s/></text:p>
          </table:table-cell>
          <table:table-cell table:style-name="ce7" office:value-type="string" calcext:value-type="string">
            <text:p>Mananam ima yakuchaw kanqanpis rikakuqnatsu; tarukakunapis, lluichukunapis mantsayaqmi Tampuman witiyta.</text:p>
          </table:table-cell>
          <table:table-cell office:value-type="string" calcext:value-type="string">
            <text:p>AKH-313</text:p>
          </table:table-cell>
          <table:table-cell/>
        </table:table-row>
        <table:table-row table:style-name="ro2">
          <table:table-cell office:value-type="string" calcext:value-type="string">
            <text:p>Chinchiskunapis, urpikunapis, wanchaqkunapis karu karutam huk mayukunaman shumaq qotsunta apakuyarqan...</text:p>
          </table:table-cell>
          <table:table-cell office:value-type="string" calcext:value-type="string">
            <text:p>Los jilgueros, las palomas, los huanchacos, hacia lejos, muy lejos, a otros valles, se llevaron su hermoso canto.</text:p>
          </table:table-cell>
          <table:table-cell table:style-name="ce7" office:value-type="string" calcext:value-type="string">
            <text:p>Chinchiskunapis, urpikunapis, wanchaqkunapis karu karutam huk mayukunaman shumaq qutsunta apakuyarqan...</text:p>
          </table:table-cell>
          <table:table-cell office:value-type="string" calcext:value-type="string">
            <text:p>AKH-314</text:p>
          </table:table-cell>
          <table:table-cell/>
        </table:table-row>
        <table:table-row table:style-name="ro2">
          <table:table-cell office:value-type="string" calcext:value-type="string">
            <text:p>“Chil chil, chiichirrr, chiichirrr, <text:s/>Chil chil, chiichirrr, chiichirrr, <text:s/>tuquuu, tuquuu..., <text:s/>nishpa mayparaq aywakullaayashqa pishqukuna”.</text:p>
          </table:table-cell>
          <table:table-cell office:value-type="string" calcext:value-type="string">
            <text:p>“Ya no se escucha chil chil, cucuu, cucuu, chil chil, ..., ¿A dónde se habrán llevado los pájaros su canto?”.</text:p>
          </table:table-cell>
          <table:table-cell table:style-name="ce7" office:value-type="string" calcext:value-type="string">
            <text:p>“Chil chil, chiichirrr, chiichirrr, <text:s/>Chil chil, chiichirrr, chiichirrr, <text:s/>tuquuu, tuquuu..., <text:s/>nishpa mayparaq aywakullaayashqa pishqukuna”.</text:p>
          </table:table-cell>
          <table:table-cell office:value-type="string" calcext:value-type="string">
            <text:p>AKH-315</text:p>
          </table:table-cell>
          <table:table-cell/>
        </table:table-row>
        <table:table-row table:style-name="ro1">
          <table:table-cell office:value-type="string" calcext:value-type="string">
            <text:p>Kuta Kancha kaq obrerukuna manam qaraynii qonqayaamaqtsu.</text:p>
          </table:table-cell>
          <table:table-cell office:value-type="string" calcext:value-type="string">
            <text:p>Los obreros cutacanchinos, que seguían siendo comuneros, nunca olvidaban hacerme ofrendas.</text:p>
          </table:table-cell>
          <table:table-cell table:style-name="ce7" office:value-type="string" calcext:value-type="string">
            <text:p>Kuta Kancha kaq obrerukuna manam qaraynii qunqayaamaqtsu.</text:p>
          </table:table-cell>
          <table:table-cell office:value-type="string" calcext:value-type="string">
            <text:p>AKH-316</text:p>
          </table:table-cell>
          <table:table-cell/>
        </table:table-row>
        <table:table-row table:style-name="ro1">
          <table:table-cell office:value-type="string" calcext:value-type="string">
            <text:p>Fiestaapis rurayaamuqmi hina.</text:p>
          </table:table-cell>
          <table:table-cell office:value-type="string" calcext:value-type="string">
            <text:p>Tampoco olvidaban hacerme fiestas.</text:p>
          </table:table-cell>
          <table:table-cell table:style-name="ce7" office:value-type="string" calcext:value-type="string">
            <text:p>Fiestaapis rurayaamuqmi hina.</text:p>
          </table:table-cell>
          <table:table-cell office:value-type="string" calcext:value-type="string">
            <text:p>AKH-317</text:p>
          </table:table-cell>
          <table:table-cell/>
        </table:table-row>
        <table:table-row table:style-name="ro1">
          <table:table-cell office:value-type="string" calcext:value-type="string">
            <text:p>Minachoo quyan quyanmi manaraq uryayta qallar kukaa churayaamuq.</text:p>
          </table:table-cell>
          <table:table-cell office:value-type="string" calcext:value-type="string">
            <text:p>En la mina, todas las mañanas me ponían coca antes de iniciar sus faenas.</text:p>
          </table:table-cell>
          <table:table-cell table:style-name="ce7" office:value-type="string" calcext:value-type="string">
            <text:p>Minachaw quyan quyanmi manaraq uryayta qallar kukaa churayaamuq.</text:p>
          </table:table-cell>
          <table:table-cell office:value-type="string" calcext:value-type="string">
            <text:p>AKH-318</text:p>
          </table:table-cell>
          <table:table-cell/>
        </table:table-row>
        <table:table-row table:style-name="ro1">
          <table:table-cell office:value-type="string" calcext:value-type="string">
            <text:p>Paykunapis yachakuyarqam maquinakuna tsarayta.</text:p>
          </table:table-cell>
          <table:table-cell office:value-type="string" calcext:value-type="string">
            <text:p>Aprendieron a manejar diversas máquinas luego de ser ayudantes.</text:p>
          </table:table-cell>
          <table:table-cell table:style-name="ce7" office:value-type="string" calcext:value-type="string">
            <text:p>Paykunapis yachakuyarqam maquinakuna tsarayta.</text:p>
          </table:table-cell>
          <table:table-cell office:value-type="string" calcext:value-type="string">
            <text:p>AKH-319</text:p>
          </table:table-cell>
          <table:table-cell/>
        </table:table-row>
        <table:table-row table:style-name="ro1">
          <table:table-cell office:value-type="string" calcext:value-type="string">
            <text:p>Imanoo nikuqtukurmi puriykuyaq volqueti manejaqkunanaqa, concentradorachoo uryaqkuna.</text:p>
          </table:table-cell>
          <table:table-cell office:value-type="string" calcext:value-type="string">
            <text:p>Echando prosa manejaban los volquetes, los cargadores o trabajaban en la concentradora.</text:p>
          </table:table-cell>
          <table:table-cell table:style-name="ce7" office:value-type="string" calcext:value-type="string">
            <text:p>Imanaw nikuqtukurmi puriykuyaq volqueti manejaqkunanaqa, concentradorachaw uryaqkuna.</text:p>
          </table:table-cell>
          <table:table-cell office:value-type="string" calcext:value-type="string">
            <text:p>AKH-320</text:p>
          </table:table-cell>
          <table:table-cell/>
        </table:table-row>
        <table:table-row table:style-name="ro5">
          <table:table-cell office:value-type="string" calcext:value-type="string">
            <text:p>Wakin kutakancha comunida runakunanaqa hacienda katuyanqan chakrakunachoo murukuyanqanta, waatakuyanqanta.</text:p>
          </table:table-cell>
          <table:table-cell office:value-type="string" calcext:value-type="string">
            <text:p>Otros Cutacanchinos seguían en la comunidad cultivando sus chacras o criando sus ganados.</text:p>
          </table:table-cell>
          <table:table-cell table:style-name="ce7" office:value-type="string" calcext:value-type="string">
            <text:p>Wakin kutakancha comunida runakunanaqa hacienda katuyanqan chakrakunachaw murukuyanqanta, waatakuyanqanta.</text:p>
          </table:table-cell>
          <table:table-cell office:value-type="string" calcext:value-type="string">
            <text:p>AKH-321</text:p>
          </table:table-cell>
          <table:table-cell/>
        </table:table-row>
        <table:table-row table:style-name="ro1">
          <table:table-cell office:value-type="string" calcext:value-type="string">
            <text:p>Minachoo imatapis munayanqanta musyar apayaqmi rantikuq.</text:p>
          </table:table-cell>
          <table:table-cell office:value-type="string" calcext:value-type="string">
            <text:p>Sabían lo que necesitaban en el campamento; allí llevaban sus productos y animales las mozas comuneras.</text:p>
          </table:table-cell>
          <table:table-cell table:style-name="ce7" office:value-type="string" calcext:value-type="string">
            <text:p>Minachaw imatapis munayanqanta musyar apayaqmi rantikuq.</text:p>
          </table:table-cell>
          <table:table-cell office:value-type="string" calcext:value-type="string">
            <text:p>AKH-322</text:p>
          </table:table-cell>
          <table:table-cell/>
        </table:table-row>
        <table:table-row table:style-name="ro5">
          <table:table-cell office:value-type="string" calcext:value-type="string">
            <text:p>Tsaychoomi aywaq moosakuna reqinakuyaq karu marka obrerukunawan; wakinqa ayllukaakuyarqanmi paykunawan.</text:p>
          </table:table-cell>
          <table:table-cell office:value-type="string" calcext:value-type="string">
            <text:p>Algunas de ellas se conocieron con trabajadores de otras tierras y con ellos formaron sus familias.</text:p>
          </table:table-cell>
          <table:table-cell table:style-name="ce7" office:value-type="string" calcext:value-type="string">
            <text:p>Tsaychawmi aywaq mawsakuna riqinakuyaq karu marka obrerukunawan; wakinqa ayllukaakuyarqanmi paykunawan.</text:p>
          </table:table-cell>
          <table:table-cell office:value-type="string" calcext:value-type="string">
            <text:p>AKH-323</text:p>
          </table:table-cell>
          <table:table-cell/>
        </table:table-row>
        <table:table-row table:style-name="ro5">
          <table:table-cell office:value-type="string" calcext:value-type="string">
            <text:p>Pay llapankuna, karu markachoo kawaqkunapis, wata wata tumaypa San Juanpa fiestan ruraqpis yaykuyaqmi hina.</text:p>
          </table:table-cell>
          <table:table-cell office:value-type="string" calcext:value-type="string">
            <text:p>Todos ellos, y hasta los que vivían en otros pueblos grandes, por turnos anuales, también se hacían cargo de las fiestas de San Juan.</text:p>
          </table:table-cell>
          <table:table-cell table:style-name="ce7" office:value-type="string" calcext:value-type="string">
            <text:p>Pay llapankuna, karu markachaw kawaqkunapis, wata wata tumaypa San Juanpa fiestan ruraqpis yaykuyaqmi hina.</text:p>
          </table:table-cell>
          <table:table-cell office:value-type="string" calcext:value-type="string">
            <text:p>AKH-324</text:p>
          </table:table-cell>
          <table:table-cell/>
        </table:table-row>
        <table:table-row table:style-name="ro30">
          <table:table-cell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oo uryaq ingenierupis kayta munar.</text:p>
          </table:table-cell>
          <table:table-cell office:value-type="string" calcext:value-type="string">
            <text:p>El pueblo de Cuta Cancha también había crecido, con su trabajo progresaban a pesar de las dificultades, sus hijos se educaban hasta la secundaria y algunos lograban ingresar a la universidad para ser profesionales, quizá ingenieros que trabajaran en la mina. </text:p>
          </table:table-cell>
          <table:table-cell table:style-name="ce7"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aw uryaq ingenierupis kayta munar.</text:p>
          </table:table-cell>
          <table:table-cell office:value-type="string" calcext:value-type="string">
            <text:p>AKH-325</text:p>
          </table:table-cell>
          <table:table-cell/>
        </table:table-row>
        <table:table-row table:style-name="ro4">
          <table:table-cell office:value-type="string" calcext:value-type="string">
            <text:p>Noopa awilunkunanoomi, taytankunanoomi Kuta Kanchakuna mañayaq gringukunatapis, peruanu ingenierukunatapis, qaraynii: Tayta Kolki Hirkapaq churakuyay, Mama Pachata qarayay, nishpa.</text:p>
          </table:table-cell>
          <table:table-cell office:value-type="string" calcext:value-type="string">
            <text:p>Como lo hicieron sus abuelos y sus padres, los obreros cutacanchinos pedían a los gringos y a sus ingenieros peruanos, mis ofrendas: para el padre Kolki Hirka, para la Mama Pacha, exigiendo.</text:p>
          </table:table-cell>
          <table:table-cell table:style-name="ce7" office:value-type="string" calcext:value-type="string">
            <text:p>Nawpa awilunkunanawmi, taytankunanawmi Kuta Kanchakuna mañayaq gringukunatapis, peruanu ingenierukunatapis, qaraynii: Tayta Kolki Hirkapaq churakuyay, Mama Pachata qarayay, nishpa.</text:p>
          </table:table-cell>
          <table:table-cell office:value-type="string" calcext:value-type="string">
            <text:p>AKH-326</text:p>
          </table:table-cell>
          <table:table-cell/>
        </table:table-row>
        <table:table-row table:style-name="ro1">
          <table:table-cell office:value-type="string" calcext:value-type="string">
            <text:p>Manam wiyakuykuyaqtsu.</text:p>
          </table:table-cell>
          <table:table-cell office:value-type="string" calcext:value-type="string">
            <text:p>Pero no les escuchaban.</text:p>
          </table:table-cell>
          <table:table-cell table:style-name="ce7" office:value-type="string" calcext:value-type="string">
            <text:p>Manam wiyakuykuyaqtsu.</text:p>
          </table:table-cell>
          <table:table-cell office:value-type="string" calcext:value-type="string">
            <text:p>AKH-327</text:p>
          </table:table-cell>
          <table:table-cell/>
        </table:table-row>
        <table:table-row table:style-name="ro1">
          <table:table-cell office:value-type="string" calcext:value-type="string">
            <text:p>Manam paykunapis yachakuyaqtsu imanoo kaway kananta, allí kaway hatun yachakuyta.</text:p>
          </table:table-cell>
          <table:table-cell office:value-type="string" calcext:value-type="string">
            <text:p>Tampoco aprendían cómo tenía que ser la vida, el principio supremo del buen vivir.</text:p>
          </table:table-cell>
          <table:table-cell table:style-name="ce7" office:value-type="string" calcext:value-type="string">
            <text:p>Manam paykunapis yachakuyaqtsu imanaw kaway kananta, allí kaway hatun yachakuyta.</text:p>
          </table:table-cell>
          <table:table-cell office:value-type="string" calcext:value-type="string">
            <text:p>AKH-328</text:p>
          </table:table-cell>
          <table:table-cell/>
        </table:table-row>
        <table:table-row table:style-name="ro5">
          <table:table-cell office:value-type="string" calcext:value-type="string">
            <text:p>Kay kullu rinrikuna mantsakaayaatsun, nishpam, patsa rurinpa aywaq mayuta qayaykur llapan uchkukunaman yakuta kamaykurqaa.</text:p>
          </table:table-cell>
          <table:table-cell office:value-type="string" calcext:value-type="string">
            <text:p>Estos sordos que aprendan, diciendo, llamando a un río subterránero lo anegué toda la mina.</text:p>
          </table:table-cell>
          <table:table-cell table:style-name="ce7" office:value-type="string" calcext:value-type="string">
            <text:p>Kay kullu rinrikuna mantsakaayaatsun, nishpam, patsa rurinpa aywaq mayuta qayaykur llapan uchkukunaman yakuta kamaykurqaa.</text:p>
          </table:table-cell>
          <table:table-cell office:value-type="string" calcext:value-type="string">
            <text:p>AKH-329</text:p>
          </table:table-cell>
          <table:table-cell/>
        </table:table-row>
        <table:table-row table:style-name="ro1">
          <table:table-cell office:value-type="string" calcext:value-type="string">
            <text:p>Mantsakayninta kushishqa rikaraykaptiimi, imanoo laya maquinatachi chaatsikarayaamurqan.</text:p>
          </table:table-cell>
          <table:table-cell office:value-type="string" calcext:value-type="string">
            <text:p>Cuando burloso estaba mirando mi obra, trajeron una extraña máquina.</text:p>
          </table:table-cell>
          <table:table-cell table:style-name="ce7" office:value-type="string" calcext:value-type="string">
            <text:p>Mantsakayninta kushishqa rikaraykaptiimi, imanaw laya maquinatachi chaatsikarayaamurqan.</text:p>
          </table:table-cell>
          <table:table-cell office:value-type="string" calcext:value-type="string">
            <text:p>AKH-330</text:p>
          </table:table-cell>
          <table:table-cell/>
        </table:table-row>
        <table:table-row table:style-name="ro5">
          <table:table-cell office:value-type="string" calcext:value-type="string">
            <text:p>Tsay imayka yakunaq torunoo rasllam yakuta shoqukurkurqa; nikurnam sikinpa ishparamurqan Tampu mayuman.</text:p>
          </table:table-cell>
          <table:table-cell office:value-type="string" calcext:value-type="string">
            <text:p>Como si fuera un gigantesco toro sediento aspiró y orinó las aguas al Tampu.</text:p>
          </table:table-cell>
          <table:table-cell table:style-name="ce7" office:value-type="string" calcext:value-type="string">
            <text:p>Tsay imayka yakunaq torunaw rasllam yakuta shuqukurkurqa; nikurnam sikinpa ishparamurqan Tampu mayuman.</text:p>
          </table:table-cell>
          <table:table-cell office:value-type="string" calcext:value-type="string">
            <text:p>AKH-331</text:p>
          </table:table-cell>
          <table:table-cell/>
        </table:table-row>
        <table:table-row table:style-name="ro42">
          <table:table-cell office:value-type="string" calcext:value-type="string">
            <text:p>“—Tsaynoollam llapan qellaynii munaqkuna kayashqa mina rurakanqampita.</text:p>
          </table:table-cell>
          <table:table-cell office:value-type="string" calcext:value-type="string">
            <text:p>“—Como esa máquina nomás han sido los que se llevaron mi plata desde que se formó el centro minero.</text:p>
          </table:table-cell>
          <table:table-cell table:style-name="ce7" office:value-type="string" calcext:value-type="string">
            <text:p>“—Tsaynawllam llapan qillaynii munaqkuna kayashqa mina rurakanqampita.</text:p>
          </table:table-cell>
          <table:table-cell office:value-type="string" calcext:value-type="string">
            <text:p>AKH-332</text:p>
          </table:table-cell>
          <table:table-cell/>
        </table:table-row>
        <table:table-row table:style-name="ro1">
          <table:table-cell office:value-type="string" calcext:value-type="string">
            <text:p>—Awmi Tayta: imanoo upyayanqanta, imanoo ishpayanqanta manam maakuyannatsu...”</text:p>
          </table:table-cell>
          <table:table-cell office:value-type="string" calcext:value-type="string">
            <text:p>—Así es, padre: ya no sienten ni cómo toman ni cómo orinan”.</text:p>
          </table:table-cell>
          <table:table-cell table:style-name="ce7" office:value-type="string" calcext:value-type="string">
            <text:p>—Awmi Tayta: imanaw upyayanqanta, imanaw ishpayanqanta manam maakuyannatsu...”</text:p>
          </table:table-cell>
          <table:table-cell office:value-type="string" calcext:value-type="string">
            <text:p>AKH-333</text:p>
          </table:table-cell>
          <table:table-cell/>
        </table:table-row>
        <table:table-row table:style-name="ro2">
          <table:table-cell office:value-type="string" calcext:value-type="string">
            <text:p>Imayka ishkay mayukuna tarinakuqnoo, imayka ishkay pelyaq torukunanoomi compañiawan obrerukuna yamay kayta tariykuyaqtsu.</text:p>
          </table:table-cell>
          <table:table-cell office:value-type="string" calcext:value-type="string">
            <text:p>Como dos ríos caudalosos que se encuentran, como dos toros bravos que se embisten, así la compañía y los obreros no encontraban tranquilidad.</text:p>
          </table:table-cell>
          <table:table-cell table:style-name="ce7" office:value-type="string" calcext:value-type="string">
            <text:p>Imayka ishkay mayukuna tarinakuqnaw, imayka ishkay pelyaq torukunanawmi compañiawan obrerukuna yamay kayta tariykuyaqtsu.</text:p>
          </table:table-cell>
          <table:table-cell office:value-type="string" calcext:value-type="string">
            <text:p>AKH-334</text:p>
          </table:table-cell>
          <table:table-cell/>
        </table:table-row>
        <table:table-row table:style-name="ro43">
          <table:table-cell office:value-type="string" calcext:value-type="string">
            <text:p>Tsaylaayata tariykarpis manam obrerukunata allillaqa imanpis qoyaqtsu.</text:p>
          </table:table-cell>
          <table:table-cell office:value-type="string" calcext:value-type="string">
            <text:p>A pesar de las grandes ganancias que la compañía obtenía con mi plata y otros minerales no mejoraba la suerte de los obreros.</text:p>
          </table:table-cell>
          <table:table-cell table:style-name="ce7" office:value-type="string" calcext:value-type="string">
            <text:p>Tsaylaayata tariykarpis manam obrerukunata allillaqa imanpis quyaqtsu.</text:p>
          </table:table-cell>
          <table:table-cell office:value-type="string" calcext:value-type="string">
            <text:p>AKH-335</text:p>
          </table:table-cell>
          <table:table-cell/>
        </table:table-row>
        <table:table-row table:style-name="ro1">
          <table:table-cell office:value-type="string" calcext:value-type="string">
            <text:p>Pagunkunapis pasaypam kaq.</text:p>
          </table:table-cell>
          <table:table-cell office:value-type="string" calcext:value-type="string">
            <text:p>Sus sueldos eran muy bajos.</text:p>
          </table:table-cell>
          <table:table-cell table:style-name="ce7" office:value-type="string" calcext:value-type="string">
            <text:p>Pagunkunapis pasaypam kaq.</text:p>
          </table:table-cell>
          <table:table-cell office:value-type="string" calcext:value-type="string">
            <text:p>AKH-336</text:p>
          </table:table-cell>
          <table:table-cell/>
        </table:table-row>
        <table:table-row table:style-name="ro1">
          <table:table-cell office:value-type="string" calcext:value-type="string">
            <text:p>Huelgapis, parupis kaqllanam gringukuna aniyanqanta mañakuyaptin.</text:p>
          </table:table-cell>
          <table:table-cell office:value-type="string" calcext:value-type="string">
            <text:p>Reclamaciones y huelgas había cuando pedían a los gringos el cumplimiento de sus promesas.</text:p>
          </table:table-cell>
          <table:table-cell table:style-name="ce7" office:value-type="string" calcext:value-type="string">
            <text:p>Huelgapis, parupis kaqllanam gringukuna aniyanqanta mañakuyaptin.</text:p>
          </table:table-cell>
          <table:table-cell office:value-type="string" calcext:value-type="string">
            <text:p>AKH-337</text:p>
          </table:table-cell>
          <table:table-cell/>
        </table:table-row>
        <table:table-row table:style-name="ro1">
          <table:table-cell office:value-type="string" calcext:value-type="string">
            <text:p>Tsaymi mana ankupashpa qarquriyaq sindicatupa dirigentikunata.</text:p>
          </table:table-cell>
          <table:table-cell office:value-type="string" calcext:value-type="string">
            <text:p>Por eso despedían sin contemplación a los dirigentes del sindicato.</text:p>
          </table:table-cell>
          <table:table-cell table:style-name="ce7" office:value-type="string" calcext:value-type="string">
            <text:p>Tsaymi mana ankupashpa qarquriyaq sindicatupa dirigentikunata.</text:p>
          </table:table-cell>
          <table:table-cell office:value-type="string" calcext:value-type="string">
            <text:p>AKH-338</text:p>
          </table:table-cell>
          <table:table-cell/>
        </table:table-row>
        <table:table-row table:style-name="ro1">
          <table:table-cell office:value-type="string" calcext:value-type="string">
            <text:p>“Noqakuna mañakuyaq kaa rasonllatam.</text:p>
          </table:table-cell>
          <table:table-cell office:value-type="string" calcext:value-type="string">
            <text:p>“Nosotros pedíamos solamente lo justo.</text:p>
          </table:table-cell>
          <table:table-cell table:style-name="ce7" office:value-type="string" calcext:value-type="string">
            <text:p>“Nuqakuna mañakuyaq kaa rasonllatam.</text:p>
          </table:table-cell>
          <table:table-cell office:value-type="string" calcext:value-type="string">
            <text:p>AKH-339</text:p>
          </table:table-cell>
          <table:table-cell/>
        </table:table-row>
        <table:table-row table:style-name="ro1">
          <table:table-cell office:value-type="string" calcext:value-type="string">
            <text:p>Kikinkuna contratunkuna churayanqanllata.</text:p>
          </table:table-cell>
          <table:table-cell office:value-type="string" calcext:value-type="string">
            <text:p>Lo que ellos mismos habían puesto en sus contratos.</text:p>
          </table:table-cell>
          <table:table-cell table:style-name="ce7" office:value-type="string" calcext:value-type="string">
            <text:p>Kikinkuna contratunkuna churayanqanllata.</text:p>
          </table:table-cell>
          <table:table-cell office:value-type="string" calcext:value-type="string">
            <text:p>AKH-340</text:p>
          </table:table-cell>
          <table:table-cell/>
        </table:table-row>
        <table:table-row table:style-name="ro2">
          <table:table-cell office:value-type="string" calcext:value-type="string">
            <text:p>Manam medicu shamuqtsu, runakuna wanullaayaq kaa tunelkunachoo huchuwan, wamraakunaqa choqawan, escuelaqa wichqaraakuqlla.</text:p>
          </table:table-cell>
          <table:table-cell office:value-type="string" calcext:value-type="string">
            <text:p>No venía el médico, los obreros moríamos en <text:s/>los derrumbes de los túneles, nuestros niños con tuberculosis, la escuela paraba cerrada.</text:p>
          </table:table-cell>
          <table:table-cell table:style-name="ce7" office:value-type="string" calcext:value-type="string">
            <text:p>Manam medicu shamuqtsu, runakuna wanullaayaq kaa tunelkunachaw huchuwan, wamraakunaqa chuqawan, escuelaqa wichqaraakuqlla.</text:p>
          </table:table-cell>
          <table:table-cell office:value-type="string" calcext:value-type="string">
            <text:p>AKH-341</text:p>
          </table:table-cell>
          <table:table-cell/>
        </table:table-row>
        <table:table-row table:style-name="ro4">
          <table:table-cell office:value-type="string" calcext:value-type="string">
            <text:p>Tsayta mañakuyaptiinam qarqarayaamaq dirigentikunata; kutiyaamuptiinam carcelman llawiratsiyaamaq abogadunkunawan; llapaa ayllukarkur piñaypa aywayaptiinam policía shuyaraykaayaamaq armankunawan, bombankunawan ...”.</text:p>
          </table:table-cell>
          <table:table-cell office:value-type="string" calcext:value-type="string">
            <text:p>Por exigir esos derechos nos despedían a los dirigentes; y si volvíamos sus abogados nos hacían encerrar en las cárceles; y cuando íbamos a reclamar juntándonos todos los policías nos estaba esperando para hacernos retroceder con sus armas y sus bombas ...”.</text:p>
          </table:table-cell>
          <table:table-cell table:style-name="ce7" office:value-type="string" calcext:value-type="string">
            <text:p>Tsaytamañakuyaptiinam qarqarayaamaq dirigentikunata; kutiyaamuptiinam carcelman llawiratsiyaamaq abogadunkunawan; llapaa ayllukarkur piñaypa aywayaptiinam policía shuyaraykaayaamaq armankunawan, bombankunawan ...”.</text:p>
          </table:table-cell>
          <table:table-cell office:value-type="string" calcext:value-type="string">
            <text:p>AKH-342</text:p>
          </table:table-cell>
          <table:table-cell/>
        </table:table-row>
        <table:table-row table:style-name="ro1">
          <table:table-cell office:value-type="string" calcext:value-type="string">
            <text:p>Chaykaayarqan pasaypa hatun kaq vetaamanam.</text:p>
          </table:table-cell>
          <table:table-cell office:value-type="string" calcext:value-type="string">
            <text:p>Estaban llegando ya a mis vetas mayores.</text:p>
          </table:table-cell>
          <table:table-cell table:style-name="ce7" office:value-type="string" calcext:value-type="string">
            <text:p>Chaykaayarqan pasaypa hatun kaq vetaamanam.</text:p>
          </table:table-cell>
          <table:table-cell office:value-type="string" calcext:value-type="string">
            <text:p>AKH-343</text:p>
          </table:table-cell>
          <table:table-cell/>
        </table:table-row>
        <table:table-row table:style-name="ro5">
          <table:table-cell office:value-type="string" calcext:value-type="string">
            <text:p>Hina kutipaykuryanmi, Toruupis, Mukiipis, runaakunapis capatazninkunata, willapaq: achka mineraltam apakuykaayanki; Tayta Kolki Hirkapaq achka qaraynin churayay, nishpa.</text:p>
          </table:table-cell>
          <table:table-cell office:value-type="string" calcext:value-type="string">
            <text:p>Reiterando cuántas veces, mi toro, mi Muki, mis runas advertían a sus capataces diciendo: grandes cantidades de mineral están llevando; al padre Kolki Hirka hagan ofrendas grandes.</text:p>
          </table:table-cell>
          <table:table-cell table:style-name="ce7" office:value-type="string" calcext:value-type="string">
            <text:p>Hina kutipaykuryanmi, Toruupis, Mukiipis, runaakunapis capatazninkunata, willapaq: achka mineraltam apakuykaayanki; Tayta Kolki Hirkapaq achka qaraynin churayay, nishpa.</text:p>
          </table:table-cell>
          <table:table-cell office:value-type="string" calcext:value-type="string">
            <text:p>AKH-344</text:p>
          </table:table-cell>
          <table:table-cell/>
        </table:table-row>
        <table:table-row table:style-name="ro5">
          <table:table-cell office:value-type="string" calcext:value-type="string">
            <text:p>Tsay shumaq wayinkunachoo, asikuyaqmi mandakuqninkuna, imayka asikuypaqnoo niyanqan kanqantanoopis.</text:p>
          </table:table-cell>
          <table:table-cell office:value-type="string" calcext:value-type="string">
            <text:p>Pero sus jefes se rieron en sus oficinas lujosos como si fuera gracia las advertencias.</text:p>
          </table:table-cell>
          <table:table-cell table:style-name="ce7" office:value-type="string" calcext:value-type="string">
            <text:p>Tsay shumaq wayinkunachaw, asikuyaqmi mandakuqninkuna, imayka asikuypaqnaw niyanqan kanqantanawpis.</text:p>
          </table:table-cell>
          <table:table-cell office:value-type="string" calcext:value-type="string">
            <text:p>AKH-345</text:p>
          </table:table-cell>
          <table:table-cell/>
        </table:table-row>
        <table:table-row table:style-name="ro1">
          <table:table-cell office:value-type="string" calcext:value-type="string">
            <text:p>Allaapam piñaykurqaa shunquuchoo.</text:p>
          </table:table-cell>
          <table:table-cell office:value-type="string" calcext:value-type="string">
            <text:p>Una inmensa rabia creció en mi espìritu.</text:p>
          </table:table-cell>
          <table:table-cell table:style-name="ce7" office:value-type="string" calcext:value-type="string">
            <text:p>Allaapam piñaykurqaa shunquuchaw.</text:p>
          </table:table-cell>
          <table:table-cell office:value-type="string" calcext:value-type="string">
            <text:p>AKH-346</text:p>
          </table:table-cell>
          <table:table-cell/>
        </table:table-row>
        <table:table-row table:style-name="ro1">
          <table:table-cell office:value-type="string" calcext:value-type="string">
            <text:p><text:span text:style-name="T1">“—</text:span>Tayta, kaykunata kallpaykita musyaratsishun...”</text:p>
          </table:table-cell>
          <table:table-cell office:value-type="string" calcext:value-type="string">
            <text:p>“Muéstrales tu poder, padre.”</text:p>
          </table:table-cell>
          <table:table-cell table:style-name="ce7" office:value-type="string" calcext:value-type="string">
            <text:p><text:span text:style-name="T1">“—</text:span>Tayta, kaykunata kallpaykita musyaratsishun...”</text:p>
          </table:table-cell>
          <table:table-cell office:value-type="string" calcext:value-type="string">
            <text:p>AKH-347</text:p>
          </table:table-cell>
          <table:table-cell/>
        </table:table-row>
        <table:table-row table:style-name="ro1">
          <table:table-cell office:value-type="string" calcext:value-type="string">
            <text:p>Hukllanam illatsikurkurqaa vetaakunata.</text:p>
          </table:table-cell>
          <table:table-cell office:value-type="string" calcext:value-type="string">
            <text:p>De un momento a otro desaparecí mis vetas.</text:p>
          </table:table-cell>
          <table:table-cell table:style-name="ce7" office:value-type="string" calcext:value-type="string">
            <text:p>Hukllanam illatsikurkurqaa vetaakunata.</text:p>
          </table:table-cell>
          <table:table-cell office:value-type="string" calcext:value-type="string">
            <text:p>AKH-348</text:p>
          </table:table-cell>
          <table:table-cell/>
        </table:table-row>
        <table:table-row table:style-name="ro2">
          <table:table-cell office:value-type="string" calcext:value-type="string">
            <text:p>Kaykuna allaapanam qellayniiwan cebaq kuchinoopis wirayaakuykaayan; nuqaqa achka qellaynin quykaptii paykunaqa qaraynipis apayaamuntsu, nishpa.</text:p>
          </table:table-cell>
          <table:table-cell office:value-type="string" calcext:value-type="string">
            <text:p>Estos, como cerdos en ceba ya demasiado están enriqueciéndose con mi plata que les doy en abundancia; pero a pesar eso ni me ponen ofrendas, diciendo.</text:p>
          </table:table-cell>
          <table:table-cell table:style-name="ce7" office:value-type="string" calcext:value-type="string">
            <text:p>Kaykuna allaapanam qillayniiwan cebaq kuchinawpis wirayaakuykaayan; nuqaqa achka qillaynin quykaptii paykunaqa qaraynipis apayaamuntsu, nishpa.</text:p>
          </table:table-cell>
          <table:table-cell office:value-type="string" calcext:value-type="string">
            <text:p>AKH-349</text:p>
          </table:table-cell>
          <table:table-cell/>
        </table:table-row>
        <table:table-row table:style-name="ro25">
          <table:table-cell office:value-type="string" calcext:value-type="string">
            <text:p>Llapan apukunapa torunkunata qayaykurmi qellayniita relave hawankama churaratsirqaa.</text:p>
          </table:table-cell>
          <table:table-cell office:value-type="string" calcext:value-type="string">
            <text:p>Convocando a los toros de todos los apus montañas hice que empujaran toda mi plata hasta debajo del cerro de relave.</text:p>
          </table:table-cell>
          <table:table-cell table:style-name="ce7" office:value-type="string" calcext:value-type="string">
            <text:p>Llapan apukunapa torunkunata qayaykurmi qillayniita relave hawankama churaratsirqaa.</text:p>
          </table:table-cell>
          <table:table-cell office:value-type="string" calcext:value-type="string">
            <text:p>AKH-350</text:p>
          </table:table-cell>
          <table:table-cell/>
        </table:table-row>
        <table:table-row table:style-name="ro15">
          <table:table-cell office:value-type="string" calcext:value-type="string">
            <text:p>Imanoomi torukuna hipakuykuyarqa; alli hinchiykuryanmi qellayta vetantin patsa rurinpa kumaykuyarqan.</text:p>
          </table:table-cell>
          <table:table-cell office:value-type="string" calcext:value-type="string">
            <text:p>Cómo se esforzaron los toros; poniéndo toda su energía empujaron mi plata con sus vetas por debajo de la tierra.</text:p>
          </table:table-cell>
          <table:table-cell table:style-name="ce7" office:value-type="string" calcext:value-type="string">
            <text:p>Imanawmi torukuna hipakuykuyarqa; alli hinchiykuryanmi qillayta vetantin patsa rurinpa kumaykuyarqan.</text:p>
          </table:table-cell>
          <table:table-cell office:value-type="string" calcext:value-type="string">
            <text:p>AKH-351</text:p>
          </table:table-cell>
          <table:table-cell/>
        </table:table-row>
        <table:table-row table:style-name="ro1">
          <table:table-cell office:value-type="string" calcext:value-type="string">
            <text:p>Geólogo kaq ingenierukuna puntataqa nikaakurmi vetata ashiyarqan.</text:p>
          </table:table-cell>
          <table:table-cell office:value-type="string" calcext:value-type="string">
            <text:p>Sus ingenieros geólogos primero buscaron calmosos mi veta.</text:p>
          </table:table-cell>
          <table:table-cell table:style-name="ce7" office:value-type="string" calcext:value-type="string">
            <text:p>Geólogo kaq ingenierukuna puntataqa nikaakurmi vetata ashiyarqan.</text:p>
          </table:table-cell>
          <table:table-cell office:value-type="string" calcext:value-type="string">
            <text:p>AKH-352</text:p>
          </table:table-cell>
          <table:table-cell/>
        </table:table-row>
        <table:table-row table:style-name="ro1">
          <table:table-cell office:value-type="string" calcext:value-type="string">
            <text:p>Mana tariykurmi siqa mantsakaakuriyarqan.</text:p>
          </table:table-cell>
          <table:table-cell office:value-type="string" calcext:value-type="string">
            <text:p>No encontrándolo, se desesperaron.</text:p>
          </table:table-cell>
          <table:table-cell table:style-name="ce7" office:value-type="string" calcext:value-type="string">
            <text:p>Mana tariykurmi siqa mantsakaakuriyarqan.</text:p>
          </table:table-cell>
          <table:table-cell office:value-type="string" calcext:value-type="string">
            <text:p>AKH-353</text:p>
          </table:table-cell>
          <table:table-cell/>
        </table:table-row>
        <table:table-row table:style-name="ro1">
          <table:table-cell office:value-type="string" calcext:value-type="string">
            <text:p>Kaymanparan wakmanparan, ashiykuyarqa.</text:p>
          </table:table-cell>
          <table:table-cell office:value-type="string" calcext:value-type="string">
            <text:p>Auscultaron por todas partes buscando mi veta.</text:p>
          </table:table-cell>
          <table:table-cell table:style-name="ce7" office:value-type="string" calcext:value-type="string">
            <text:p>Kaymanparan wakmanparan, ashiykuyarqa.</text:p>
          </table:table-cell>
          <table:table-cell office:value-type="string" calcext:value-type="string">
            <text:p>AKH-354</text:p>
          </table:table-cell>
          <table:table-cell/>
        </table:table-row>
        <table:table-row table:style-name="ro1">
          <table:table-cell office:value-type="string" calcext:value-type="string">
            <text:p>Manam vetaata tariykuyarqatsu.</text:p>
          </table:table-cell>
          <table:table-cell office:value-type="string" calcext:value-type="string">
            <text:p>No pudieron encontrarla.</text:p>
          </table:table-cell>
          <table:table-cell table:style-name="ce7" office:value-type="string" calcext:value-type="string">
            <text:p>Manam vetaata tariykuyarqatsu.</text:p>
          </table:table-cell>
          <table:table-cell office:value-type="string" calcext:value-type="string">
            <text:p>AKH-355</text:p>
          </table:table-cell>
          <table:table-cell/>
        </table:table-row>
        <table:table-row table:style-name="ro2">
          <table:table-cell office:value-type="string" calcext:value-type="string">
            <text:p>Llakinashqa aywakuyaanampaq kaykaayaptinnam, huk kukaa churamoq obreru, karupa purikachanqanta ichukuna rurinchoo tariykurqa qellayniipa yupinta.</text:p>
          </table:table-cell>
          <table:table-cell office:value-type="string" calcext:value-type="string">
            <text:p>Desilusionados cuando iban a marcharse, un obrero que me hacía ofrendas de coca, cuando merodeaba por el cerro, lejos, encontró entre los ichus señales de mi plata.</text:p>
          </table:table-cell>
          <table:table-cell table:style-name="ce7" office:value-type="string" calcext:value-type="string">
            <text:p>Llakinashqa aywakuyaanampaq kaykaayaptinnam, huk kukaa churamuq obreru, karupa purikachanqanta ichukuna rurinchaw tariykurqa qillayniipa yupinta.</text:p>
          </table:table-cell>
          <table:table-cell office:value-type="string" calcext:value-type="string">
            <text:p>AKH-356</text:p>
          </table:table-cell>
          <table:table-cell/>
        </table:table-row>
        <table:table-row table:style-name="ro1">
          <table:table-cell office:value-type="string" calcext:value-type="string">
            <text:p>Tsaymanmi ingenierukuna chaakarayaamurqa perforadorankunawan, dinamitankunawan.</text:p>
          </table:table-cell>
          <table:table-cell office:value-type="string" calcext:value-type="string">
            <text:p>Vinieron sus ingenieros con sus perforadoras.</text:p>
          </table:table-cell>
          <table:table-cell table:style-name="ce7" office:value-type="string" calcext:value-type="string">
            <text:p>Tsaymanmi ingenierukuna chaakarayaamurqa perforadorankunawan, dinamitankunawan.</text:p>
          </table:table-cell>
          <table:table-cell office:value-type="string" calcext:value-type="string">
            <text:p>AKH-357</text:p>
          </table:table-cell>
          <table:table-cell/>
        </table:table-row>
        <table:table-row table:style-name="ro1">
          <table:table-cell office:value-type="string" calcext:value-type="string">
            <text:p>Qaqakuna imanoomi kichakaaramurqa chillapaq qellayniita rikaatsikur.</text:p>
          </table:table-cell>
          <table:table-cell office:value-type="string" calcext:value-type="string">
            <text:p>Cómo se abrieron las rocas mostrando mi plata brillosa.</text:p>
          </table:table-cell>
          <table:table-cell table:style-name="ce7" office:value-type="string" calcext:value-type="string">
            <text:p>Qaqakuna imanawmi kichakaaramurqa chillapaq qillayniita rikaatsikur.</text:p>
          </table:table-cell>
          <table:table-cell office:value-type="string" calcext:value-type="string">
            <text:p>AKH-358</text:p>
          </table:table-cell>
          <table:table-cell/>
        </table:table-row>
        <table:table-row table:style-name="ro12">
          <table:table-cell office:value-type="string" calcext:value-type="string">
            <text:p>Tsaymi geólogu nirqan patronninkunatapis, obrerukunatapis: Kay Kolki hirka allaapa hatun hirkam, falla nishqanmi qatsatsishqa, tsaypitanam rara rahukunapeq, rara qochakunapep apakuykuna, aluvionkuna shamushqa; tsaymi yapaykuryan mineralta apakushqa Tampu urampa.</text:p>
          </table:table-cell>
          <table:table-cell office:value-type="string" calcext:value-type="string">
            <text:p>Entonces explicó el geólogo a sus jefes y los obreros: el Kolki Hirka fue una gran montaña, pero lo partió una falla; luego, de los nevados y lagunas altas vinieron grandes aluviones que arrasaron todo y se llevaron repetidas veces el mineral por la quebrada del Tampu.</text:p>
          </table:table-cell>
          <table:table-cell table:style-name="ce7" office:value-type="string" calcext:value-type="string">
            <text:p>Tsaymi geólogu nirqan patronninkunatapis, obrerukunatapis: Kay Kolki hirka allaapa hatun hirkam, falla nishqanmi qatsatsishqa, tsaypitanam rara rahukunapiq, rara quchakunapep apakuykuna, aluvionkuna shamushqa; tsaymi yapaykuryan mineralta apakushqa Tampu urampa.</text:p>
          </table:table-cell>
          <table:table-cell office:value-type="string" calcext:value-type="string">
            <text:p>AKH-359</text:p>
          </table:table-cell>
          <table:table-cell/>
        </table:table-row>
        <table:table-row table:style-name="ro5">
          <table:table-cell office:value-type="string" calcext:value-type="string">
            <text:p>Nikurnam yapay hina hirka winashqa apakuykunawan; tsaynoopam aqu aqu rumikunallata tarintsik ishkay kilometrupanoo; tsaychoonam ichukunapis, qeñuakunapis yapay winashqa...</text:p>
          </table:table-cell>
          <table:table-cell office:value-type="string" calcext:value-type="string">
            <text:p>Después otros aluviones rellenaron la montaña; por eso esta parte es cascajo y piedra por más o menos dos kilómetros; allí crecieron nuevamente ichus y los quenuales...</text:p>
          </table:table-cell>
          <table:table-cell table:style-name="ce7" office:value-type="string" calcext:value-type="string">
            <text:p>Nikurnam yapay hina hirka winashqa apakuykunawan; tsaynawpam aqu aqu rumikunallata tarintsik ishkay kilometrupanaw; tsaychawnam ichukunapis, qiñuakunapis yapay winashqa...</text:p>
          </table:table-cell>
          <table:table-cell office:value-type="string" calcext:value-type="string">
            <text:p>AKH-360</text:p>
          </table:table-cell>
          <table:table-cell/>
        </table:table-row>
        <table:table-row table:style-name="ro5">
          <table:table-cell office:value-type="string" calcext:value-type="string">
            <text:p>“Jajay, fallapis, imaykapis ardayllam; mana qaraynin churayaptikim Tayta Kolki Hirkaqa qellayninta apakushqa...”.</text:p>
          </table:table-cell>
          <table:table-cell office:value-type="string" calcext:value-type="string">
            <text:p>“¡Ja jay! Falla o lo que sea, mentira nomás es; porque no le pusieron ofrendas el padre Kolki Hirka se ha llevado su plata...”</text:p>
          </table:table-cell>
          <table:table-cell table:style-name="ce7" office:value-type="string" calcext:value-type="string">
            <text:p>“Jajay, fallapis, imaykapis ardayllam; mana qaraynin churayaptiykim Tayta Kolki Hirkaqa qillayninta apakushqa...”.</text:p>
          </table:table-cell>
          <table:table-cell office:value-type="string" calcext:value-type="string">
            <text:p>AKH-361</text:p>
          </table:table-cell>
          <table:table-cell/>
        </table:table-row>
        <table:table-row table:style-name="ro5">
          <table:table-cell office:value-type="string" calcext:value-type="string">
            <text:p>Apakuy qellay uraatsinqan ramakashqa Tampu aywaymi, <text:s/>concentradora hawanmanpam aywaran; rikapakamurqoonam, nirqam geólogu, manam yupin ushakantsu.</text:p>
          </table:table-cell>
          <table:table-cell office:value-type="string" calcext:value-type="string">
            <text:p>La plata que se llevó el aluvión está esparcida en el cauce del río Tampu, por la zona baja de la concentradora; ya lo he estudiado detenidamente, dijo el geólogo, sus huellas no se acaban.</text:p>
          </table:table-cell>
          <table:table-cell table:style-name="ce7" office:value-type="string" calcext:value-type="string">
            <text:p>Apakuy qillay uraatsinqan ramakashqa Tampu aywaymi, <text:s/>concentradora hawanmanpam aywaran; rikapakamurqawnam, nirqam geólogu, manam yupin ushakantsu.</text:p>
          </table:table-cell>
          <table:table-cell office:value-type="string" calcext:value-type="string">
            <text:p>AKH-362</text:p>
          </table:table-cell>
          <table:table-cell/>
        </table:table-row>
        <table:table-row table:style-name="ro1">
          <table:table-cell office:value-type="string" calcext:value-type="string">
            <text:p>Peqanman pasaypa charqatsu toruukuna tsay hirkata uraatsiyanqanta, qellayniita pakaayanqanta.</text:p>
          </table:table-cell>
          <table:table-cell office:value-type="string" calcext:value-type="string">
            <text:p>Jamás llegó a su pensamiento que fueron mis toros los que empujaron la montaña, que ocultaron mi plata...</text:p>
          </table:table-cell>
          <table:table-cell table:style-name="ce7" office:value-type="string" calcext:value-type="string">
            <text:p>Piqanman pasaypa charqatsu toruukuna tsay hirkata uraatsiyanqanta, qillayniita pakaayanqanta.</text:p>
          </table:table-cell>
          <table:table-cell office:value-type="string" calcext:value-type="string">
            <text:p>AKH-363</text:p>
          </table:table-cell>
          <table:table-cell/>
        </table:table-row>
        <table:table-row table:style-name="ro1">
          <table:table-cell office:value-type="string" calcext:value-type="string">
            <text:p>Hatun kaq vetaata yapaymi taririyarqa; ishkay metrupanoo ramakaypa aywaqta.</text:p>
          </table:table-cell>
          <table:table-cell office:value-type="string" calcext:value-type="string">
            <text:p>Mi veta principal encontraron nuevamente, con ramificaciones en un ancho de dos metros más o menos. </text:p>
          </table:table-cell>
          <table:table-cell table:style-name="ce7" office:value-type="string" calcext:value-type="string">
            <text:p>Hatun kaq vetaata yapaymi taririyarqa; ishkay metrupanaw ramakaypa aywaqta.</text:p>
          </table:table-cell>
          <table:table-cell office:value-type="string" calcext:value-type="string">
            <text:p>AKH-364</text:p>
          </table:table-cell>
          <table:table-cell/>
        </table:table-row>
        <table:table-row table:style-name="ro1">
          <table:table-cell office:value-type="string" calcext:value-type="string">
            <text:p>Tsaymanpam tunelkunata kichakachaariyarqan.</text:p>
          </table:table-cell>
          <table:table-cell office:value-type="string" calcext:value-type="string">
            <text:p>Abrieron nuevos túneles.</text:p>
          </table:table-cell>
          <table:table-cell table:style-name="ce7" office:value-type="string" calcext:value-type="string">
            <text:p>Tsaymanpam tunelkunata kichakachaariyarqan.</text:p>
          </table:table-cell>
          <table:table-cell office:value-type="string" calcext:value-type="string">
            <text:p>AKH-365</text:p>
          </table:table-cell>
          <table:table-cell/>
        </table:table-row>
        <table:table-row table:style-name="ro1">
          <table:table-cell office:value-type="string" calcext:value-type="string">
            <text:p>Yapaymi hina mineralta horqakuykuyarqa maquinankunawan, runakunawan.</text:p>
          </table:table-cell>
          <table:table-cell office:value-type="string" calcext:value-type="string">
            <text:p>Otra vez se afanaron sacando el mineral máquinas y hombres.</text:p>
          </table:table-cell>
          <table:table-cell table:style-name="ce7" office:value-type="string" calcext:value-type="string">
            <text:p>Yapaymi hina mineralta hurqakuykuyarqa maquinankunawan, runakunawan.</text:p>
          </table:table-cell>
          <table:table-cell office:value-type="string" calcext:value-type="string">
            <text:p>AKH-366</text:p>
          </table:table-cell>
          <table:table-cell/>
        </table:table-row>
        <table:table-row table:style-name="ro2">
          <table:table-cell office:value-type="string" calcext:value-type="string">
            <text:p>Vetaa llanuyanqanta maakurirnam, niyarqan patronninkunata: aluvionkuna hirka apanqanchoomi qellayqa kaykushqa, bolsa bolsakuna.</text:p>
          </table:table-cell>
          <table:table-cell office:value-type="string" calcext:value-type="string">
            <text:p>Al ver que se estrechaba cada vez mi veta, dijeron a sus patrones: en la parte de la montaña que se llevaron los aluviones hubo bolsonadas y bolsonadas de plata jamás imaginadas.</text:p>
          </table:table-cell>
          <table:table-cell table:style-name="ce7" office:value-type="string" calcext:value-type="string">
            <text:p>Vetaa llanuyanqanta maakurirnam, niyarqan patronninkunata: aluvionkuna hirka apanqanchawmi qillayqa kaykushqa, bolsa bolsakuna.</text:p>
          </table:table-cell>
          <table:table-cell office:value-type="string" calcext:value-type="string">
            <text:p>AKH-367</text:p>
          </table:table-cell>
          <table:table-cell/>
        </table:table-row>
        <table:table-row table:style-name="ro1">
          <table:table-cell office:value-type="string" calcext:value-type="string">
            <text:p>Allaapa qellay, taytakuna, mana pipis rikanqan.</text:p>
          </table:table-cell>
          <table:table-cell office:value-type="string" calcext:value-type="string">
            <text:p>Grandes cantidades de plata, señores, que nadie ha visto nunca.</text:p>
          </table:table-cell>
          <table:table-cell table:style-name="ce7" office:value-type="string" calcext:value-type="string">
            <text:p>Allaapa qillay, taytakuna, mana pipis rikanqan.</text:p>
          </table:table-cell>
          <table:table-cell office:value-type="string" calcext:value-type="string">
            <text:p>AKH-368</text:p>
          </table:table-cell>
          <table:table-cell/>
        </table:table-row>
        <table:table-row table:style-name="ro1">
          <table:table-cell office:value-type="string" calcext:value-type="string">
            <text:p>Veta llanuyanqanmannoomi qellayniipis karutsarqa.</text:p>
          </table:table-cell>
          <table:table-cell office:value-type="string" calcext:value-type="string">
            <text:p>A medida que se estrechaba mi veta fue disminuyendo mi plata en potencia.</text:p>
          </table:table-cell>
          <table:table-cell table:style-name="ce7" office:value-type="string" calcext:value-type="string">
            <text:p>Veta llanuyanqanmannawmi qillayniipis karutsarqa.</text:p>
          </table:table-cell>
          <table:table-cell office:value-type="string" calcext:value-type="string">
            <text:p>AKH-369</text:p>
          </table:table-cell>
          <table:table-cell/>
        </table:table-row>
        <table:table-row table:style-name="ro1">
          <table:table-cell office:value-type="string" calcext:value-type="string">
            <text:p>Ingenierukuna tsaynam niyarqan: kaychooqa mineral ushakaarinnam, nishpa.</text:p>
          </table:table-cell>
          <table:table-cell office:value-type="string" calcext:value-type="string">
            <text:p>Entonces los ingenieros dijeron: aquí el mineral ya se va agotando.</text:p>
          </table:table-cell>
          <table:table-cell table:style-name="ce7" office:value-type="string" calcext:value-type="string">
            <text:p>Ingenierukuna tsaynam niyarqan: kaychawqa mineral ushakaarinnam, nishpa.</text:p>
          </table:table-cell>
          <table:table-cell office:value-type="string" calcext:value-type="string">
            <text:p>AKH-370</text:p>
          </table:table-cell>
          <table:table-cell/>
        </table:table-row>
        <table:table-row table:style-name="ro4">
          <table:table-cell office:value-type="string" calcext:value-type="string">
            <text:p>Pasaypa uyullam tsayqa hatun killachoopis toruu purireq, ankupaypaqmi shiminpis pashtaykoq; manam runakunatapis mantsakaatsiqnatsu; manam pampakunapa ayqikachaananpaq, hirkakunapa lloqananpaq kallpallan kaqnatsu.</text:p>
          </table:table-cell>
          <table:table-cell office:value-type="string" calcext:value-type="string">
            <text:p>Delgado y sin energías aparecía entonces mi toro aun en luna llena; me apenaban sus mugidos lastimeros que ya no causaban temor a la gente; ya no tenía fuerzas para trotar por las pampas o remontar las cordilleras.</text:p>
          </table:table-cell>
          <table:table-cell table:style-name="ce7" office:value-type="string" calcext:value-type="string">
            <text:p>Pasaypa uyullam tsayqa hatun killachawpis toruu puririq, ankupaypaqmi shiminpis pashtaykuq; manam runakunatapis mantsakaatsiqnatsu; manam pampakunapa ayqikachaananpaq, hirkakunapa lluqananpaq kallpallan kaqnatsu.</text:p>
          </table:table-cell>
          <table:table-cell office:value-type="string" calcext:value-type="string">
            <text:p>AKH-371</text:p>
          </table:table-cell>
          <table:table-cell/>
        </table:table-row>
        <table:table-row table:style-name="ro1">
          <table:table-cell office:value-type="string" calcext:value-type="string">
            <text:p>Tsayllachoonam compañía apakurqan hatun maaquinankunata.</text:p>
          </table:table-cell>
          <table:table-cell office:value-type="string" calcext:value-type="string">
            <text:p>Ahí nomás fue que la compañía se llevó sus grandes máquinas.</text:p>
          </table:table-cell>
          <table:table-cell table:style-name="ce7" office:value-type="string" calcext:value-type="string">
            <text:p>Tsayllachawnam compañía apakurqan hatun maaquinankunata.</text:p>
          </table:table-cell>
          <table:table-cell office:value-type="string" calcext:value-type="string">
            <text:p>AKH-372</text:p>
          </table:table-cell>
          <table:table-cell/>
        </table:table-row>
        <table:table-row table:style-name="ro1">
          <table:table-cell office:value-type="string" calcext:value-type="string">
            <text:p>Tsayllanam Veta ushakaariptinnam minata wichqakanmi nishpa willakuriyarqan.</text:p>
          </table:table-cell>
          <table:table-cell office:value-type="string" calcext:value-type="string">
            <text:p>Finalmente, cuando se fue acabando la última veta anunciaron el cierre de la mina.</text:p>
          </table:table-cell>
          <table:table-cell table:style-name="ce7" office:value-type="string" calcext:value-type="string">
            <text:p>Tsayllanam Veta ushakaariptinnam minata wichqakanmi nishpa willakuriyarqan.</text:p>
          </table:table-cell>
          <table:table-cell office:value-type="string" calcext:value-type="string">
            <text:p>AKH-373</text:p>
          </table:table-cell>
          <table:table-cell/>
        </table:table-row>
        <table:table-row table:style-name="ro1">
          <table:table-cell office:value-type="string" calcext:value-type="string">
            <text:p>Kay compañía aywakunnam, niyarqam.</text:p>
          </table:table-cell>
          <table:table-cell office:value-type="string" calcext:value-type="string">
            <text:p>Se marcha ya la compañía, dijeron.</text:p>
          </table:table-cell>
          <table:table-cell table:style-name="ce7" office:value-type="string" calcext:value-type="string">
            <text:p>Kay compañía aywakunnam, niyarqam.</text:p>
          </table:table-cell>
          <table:table-cell office:value-type="string" calcext:value-type="string">
            <text:p>AKH-374</text:p>
          </table:table-cell>
          <table:table-cell/>
        </table:table-row>
        <table:table-row table:style-name="ro1">
          <table:table-cell office:value-type="string" calcext:value-type="string">
            <text:p>Tsaymi llakikuyman llapan obrerukuna churakaariyarqan.</text:p>
          </table:table-cell>
          <table:table-cell office:value-type="string" calcext:value-type="string">
            <text:p>Entonces tuvieron gran tristeza los obreros.</text:p>
          </table:table-cell>
          <table:table-cell table:style-name="ce7" office:value-type="string" calcext:value-type="string">
            <text:p>Tsaymi llakikuyman llapan obrerukuna churakaariyarqan.</text:p>
          </table:table-cell>
          <table:table-cell office:value-type="string" calcext:value-type="string">
            <text:p>AKH-375</text:p>
          </table:table-cell>
          <table:table-cell/>
        </table:table-row>
        <table:table-row table:style-name="ro2">
          <table:table-cell office:value-type="string" calcext:value-type="string">
            <text:p>“Kananqa maytanaraq aywakullaashun, maychoonaraq uryata tarillaashun, imaykamaraq wamrantsikkuna mallaqaychoo kanqa, imaykama...”.</text:p>
          </table:table-cell>
          <table:table-cell office:value-type="string" calcext:value-type="string">
            <text:p>“Ahora adónde iremos, dónde encontraremos trabajo, hasta cuándo nuestros hijos padecerán hambre, hasta cuándo...”.</text:p>
          </table:table-cell>
          <table:table-cell table:style-name="ce7" office:value-type="string" calcext:value-type="string">
            <text:p>“Kananqa maytanaraq aywakullaashun, maychawnaraq uryata tarillaashun, imaykamaraq wamrantsikkuna mallaqaychaw kanqa, imaykama...”.</text:p>
          </table:table-cell>
          <table:table-cell office:value-type="string" calcext:value-type="string">
            <text:p>AKH-376</text:p>
          </table:table-cell>
          <table:table-cell/>
        </table:table-row>
        <table:table-row table:style-name="ro2">
          <table:table-cell office:value-type="string" calcext:value-type="string">
            <text:p>Tsayno parlaqta wiyaykur llakirirqaami; mana allipaqtsuraqpis mineralniita apakurqoo?, nishpam yarpaarirqaa.</text:p>
          </table:table-cell>
          <table:table-cell office:value-type="string" calcext:value-type="string">
            <text:p>Pena tuve escuchando esas palabras; ¿no será que hice mal escondiendo mi plata?, pensé.</text:p>
          </table:table-cell>
          <table:table-cell table:style-name="ce7" office:value-type="string" calcext:value-type="string">
            <text:p>Tsaynaw parlaqta wiyaykur llakirirqaami; mana allipaqtsuraqpis mineralniita apakurqaw?, nishpam yarpaarirqaa.</text:p>
          </table:table-cell>
          <table:table-cell office:value-type="string" calcext:value-type="string">
            <text:p>AKH-377</text:p>
          </table:table-cell>
          <table:table-cell/>
        </table:table-row>
        <table:table-row table:style-name="ro2">
          <table:table-cell office:value-type="string" calcext:value-type="string">
            <text:p>Kikiimi hina nirirqaa: llapanpis yachakuyaatsun; noqataqa uchkullatana haqiykaayaaman, pasaypa qeshyaqtanoo.</text:p>
          </table:table-cell>
          <table:table-cell office:value-type="string" calcext:value-type="string">
            <text:p>Pero yo mismo dije: que aprendan todos; a mí me están dejando destruido, lleno de túneles, como un enfermo grave.</text:p>
          </table:table-cell>
          <table:table-cell table:style-name="ce7" office:value-type="string" calcext:value-type="string">
            <text:p>Kikiimi hina nirirqaa: llapanpis yachakuyaatsun; nuqataqa uchkullatana haqiykaayaaman, pasaypa qishyaqtanaw.</text:p>
          </table:table-cell>
          <table:table-cell office:value-type="string" calcext:value-type="string">
            <text:p>AKH-378</text:p>
          </table:table-cell>
          <table:table-cell/>
        </table:table-row>
        <table:table-row table:style-name="ro2">
          <table:table-cell office:value-type="string" calcext:value-type="string">
            <text:p>Llapan qellayniitapis, huk laaya mineralniitapis allaapata apakuyashqa; tsay apayanpaqnooqa imaypis qaraynii churayaamushqatsu.</text:p>
          </table:table-cell>
          <table:table-cell office:value-type="string" calcext:value-type="string">
            <text:p>Se llevaron mi plata y otros minerales en cantidades sin límite; pero jamás me hicieron ofrendas que correspondieran a esas cantidades.</text:p>
          </table:table-cell>
          <table:table-cell table:style-name="ce7" office:value-type="string" calcext:value-type="string">
            <text:p>Llapan qillayniitapis, huk laaya mineralniitapis allaapata apakuyashqa; tsay apayanpaqnawqa imaypis qaraynii churayaamushqatsu.</text:p>
          </table:table-cell>
          <table:table-cell office:value-type="string" calcext:value-type="string">
            <text:p>AKH-379</text:p>
          </table:table-cell>
          <table:table-cell/>
        </table:table-row>
        <table:table-row table:style-name="ro24">
          <table:table-cell office:value-type="string" calcext:value-type="string">
            <text:p>Hananmanqa hina ninqaanoopis rakchataayashqa wayrata, tsayraykur mana riqishqa qishyakunapis purimun; rakchataayashqa yakuta, tsayraykur challwakunapis mayukunachoo kawallaayannatsu; pishqukunapis aywakullaayashqa mayparaq, qoyakunapa qotsumuqta wiyaanatsu; ichik kurukunapis kayannatsu; wiyaanatsu ratsakllatapis, pukyukunachoo patsa ushay parlayninta; mikuykunapis noopanoo waytannatsu, noopanoo wachannatsu.</text:p>
          </table:table-cell>
          <table:table-cell office:value-type="string" calcext:value-type="string">
            <text:p>Y sobre todo eso, no puedo olviarlo, han contaminado el aire que ahora hace andar enfermedades desconocidas; han contamidado el agua razón por la cual no hay peces en los ríos; las aves se han marchado sin rumbo, ya no escucho su canto en los amaneceres; hasta los insectos han desaparecido; ya no escucho en los puquiales el croar de los sapitos en las tardes. Y las plantas no florecen ni producen como antes.</text:p>
          </table:table-cell>
          <table:table-cell table:style-name="ce7" office:value-type="string" calcext:value-type="string">
            <text:p>Hananmanqa hina ninqaanawpis rakchataayashqa wayrata, tsayraykur mana riqishqa qishyakunapis purimun; rakchataayashqa yakuta, tsayraykur challwakunapis mayukunachaw kawallaayannatsu; pishqukunapis aywakullaayashqa mayparaq, quyakunapa qutsumuqta wiyaanatsu; ichik kurukunapis kayannatsu; wiyaanatsu ratsakllatapis, pukyukunachaw patsa ushay parlayninta; mikuykunapis nawpanaw waytannatsu, nawpanaw wachannatsu.</text:p>
          </table:table-cell>
          <table:table-cell office:value-type="string" calcext:value-type="string">
            <text:p>AKH-380</text:p>
          </table:table-cell>
          <table:table-cell/>
        </table:table-row>
        <table:table-row table:style-name="ro1">
          <table:table-cell office:value-type="string" calcext:value-type="string">
            <text:p>Kay patsachoo kawaynintsik ushakaakuykan.</text:p>
          </table:table-cell>
          <table:table-cell office:value-type="string" calcext:value-type="string">
            <text:p>La vida en este mundo se nos va acabando poco a poco. </text:p>
          </table:table-cell>
          <table:table-cell table:style-name="ce7" office:value-type="string" calcext:value-type="string">
            <text:p>Kay patsachaw kawaynintsik ushakaakuykan.</text:p>
          </table:table-cell>
          <table:table-cell office:value-type="string" calcext:value-type="string">
            <text:p>AKH-381</text:p>
          </table:table-cell>
          <table:table-cell/>
        </table:table-row>
        <table:table-row table:style-name="ro1">
          <table:table-cell table:style-name="ce2" office:value-type="string" calcext:value-type="string">
            <text:p>QANCHIS</text:p>
          </table:table-cell>
          <table:table-cell table:style-name="ce2" office:value-type="string" calcext:value-type="string">
            <text:p>SIETE</text:p>
          </table:table-cell>
          <table:table-cell table:style-name="ce2" office:value-type="string" calcext:value-type="string">
            <text:p>QANCHIS</text:p>
          </table:table-cell>
          <table:table-cell table:number-columns-repeated="2"/>
        </table:table-row>
        <table:table-row table:style-name="ro1">
          <table:table-cell office:value-type="string" calcext:value-type="string">
            <text:p>Compañía llapanninkunatam apakushqa.</text:p>
          </table:table-cell>
          <table:table-cell office:value-type="string" calcext:value-type="string">
            <text:p>La compañía se ha llevado todo.</text:p>
          </table:table-cell>
          <table:table-cell table:style-name="ce7" office:value-type="string" calcext:value-type="string">
            <text:p>Compañía llapanninkunatam apakushqa.</text:p>
          </table:table-cell>
          <table:table-cell office:value-type="string" calcext:value-type="string">
            <text:p>AKH-382</text:p>
          </table:table-cell>
          <table:table-cell/>
        </table:table-row>
        <table:table-row table:style-name="ro36">
          <table:table-cell office:value-type="string" calcext:value-type="string">
            <text:p>Allaapa shunquuchoo llakiypam rikarqoo inti uraykaptin minero runakuna waktsa kaynin ayllupakuykaqta.</text:p>
          </table:table-cell>
          <table:table-cell office:value-type="string" calcext:value-type="string">
            <text:p>Cargado mi corazón de pena he visto en el atardecer recoger sus pobrezas a los mineros.</text:p>
          </table:table-cell>
          <table:table-cell table:style-name="ce7" office:value-type="string" calcext:value-type="string">
            <text:p>Allaapa shunquuchaw llakiypam rikarqaw inti uraykaptin minero runakuna waktsa kaynin ayllupakuykaqta.</text:p>
          </table:table-cell>
          <table:table-cell office:value-type="string" calcext:value-type="string">
            <text:p>AKH-383</text:p>
          </table:table-cell>
          <table:table-cell/>
        </table:table-row>
        <table:table-row table:style-name="ro1">
          <table:table-cell office:value-type="string" calcext:value-type="string">
            <text:p>Waray paqasllam yarquyan.</text:p>
          </table:table-cell>
          <table:table-cell office:value-type="string" calcext:value-type="string">
            <text:p>Se marchan mañana en la madrugada.</text:p>
          </table:table-cell>
          <table:table-cell table:style-name="ce7" office:value-type="string" calcext:value-type="string">
            <text:p>Waray paqasllam yarquyan.</text:p>
          </table:table-cell>
          <table:table-cell office:value-type="string" calcext:value-type="string">
            <text:p>AKH-384</text:p>
          </table:table-cell>
          <table:table-cell/>
        </table:table-row>
        <table:table-row table:style-name="ro1">
          <table:table-cell office:value-type="string" calcext:value-type="string">
            <text:p>Compañía karrukunatam churayaapushqa aywakuyaananpaq.</text:p>
          </table:table-cell>
          <table:table-cell office:value-type="string" calcext:value-type="string">
            <text:p>La compañía ha puesto camiones para su traslado.</text:p>
          </table:table-cell>
          <table:table-cell table:style-name="ce7" office:value-type="string" calcext:value-type="string">
            <text:p>Compañía karrukunatam churayaapushqa aywakuyaananpaq.</text:p>
          </table:table-cell>
          <table:table-cell office:value-type="string" calcext:value-type="string">
            <text:p>AKH-385</text:p>
          </table:table-cell>
          <table:table-cell/>
        </table:table-row>
        <table:table-row table:style-name="ro1">
          <table:table-cell office:value-type="string" calcext:value-type="string">
            <text:p>Maytaraq aywaallaayanqa?</text:p>
          </table:table-cell>
          <table:table-cell office:value-type="string" calcext:value-type="string">
            <text:p>¿A dónde irán?</text:p>
          </table:table-cell>
          <table:table-cell table:style-name="ce7" office:value-type="string" calcext:value-type="string">
            <text:p>Maytaraq aywaallaayanqa?</text:p>
          </table:table-cell>
          <table:table-cell office:value-type="string" calcext:value-type="string">
            <text:p>AKH-386</text:p>
          </table:table-cell>
          <table:table-cell/>
        </table:table-row>
        <table:table-row table:style-name="ro1">
          <table:table-cell office:value-type="string" calcext:value-type="string">
            <text:p>May naanikunapa?</text:p>
          </table:table-cell>
          <table:table-cell office:value-type="string" calcext:value-type="string">
            <text:p>¿Por qué caminos?</text:p>
          </table:table-cell>
          <table:table-cell table:style-name="ce7" office:value-type="string" calcext:value-type="string">
            <text:p>May naanikunapa?</text:p>
          </table:table-cell>
          <table:table-cell office:value-type="string" calcext:value-type="string">
            <text:p>AKH-387</text:p>
          </table:table-cell>
          <table:table-cell/>
        </table:table-row>
        <table:table-row table:style-name="ro1">
          <table:table-cell office:value-type="string" calcext:value-type="string">
            <text:p>Trabajuta mañakurchi purillaayanqa huk minakunachoo, huk markakunapachi aywayanqa.</text:p>
          </table:table-cell>
          <table:table-cell office:value-type="string" calcext:value-type="string">
            <text:p>Buscando trabajo andarán quizá en otras minas, se irán acaso a otros pueblos.</text:p>
          </table:table-cell>
          <table:table-cell table:style-name="ce7" office:value-type="string" calcext:value-type="string">
            <text:p>Trabajuta mañakurchi purillaayanqa huk minakunachaw, huk markakunapachi aywayanqa.</text:p>
          </table:table-cell>
          <table:table-cell office:value-type="string" calcext:value-type="string">
            <text:p>AKH-388</text:p>
          </table:table-cell>
          <table:table-cell/>
        </table:table-row>
        <table:table-row table:style-name="ro1">
          <table:table-cell office:value-type="string" calcext:value-type="string">
            <text:p>Imayllaqa manatsuraq kushi kushilla kawayanqa?</text:p>
          </table:table-cell>
          <table:table-cell office:value-type="string" calcext:value-type="string">
            <text:p>¿Su vida no será alguna vez de alegría?</text:p>
          </table:table-cell>
          <table:table-cell table:style-name="ce7" office:value-type="string" calcext:value-type="string">
            <text:p>Imayllaqa manatsuraq kushi kushilla kawayanqa?</text:p>
          </table:table-cell>
          <table:table-cell office:value-type="string" calcext:value-type="string">
            <text:p>AKH-389</text:p>
          </table:table-cell>
          <table:table-cell/>
        </table:table-row>
        <table:table-row table:style-name="ro1">
          <table:table-cell office:value-type="string" calcext:value-type="string">
            <text:p>Kuta Kancha runaakunaqa comunidaninmanchi kutikuyanqa.</text:p>
          </table:table-cell>
          <table:table-cell office:value-type="string" calcext:value-type="string">
            <text:p>Mis runas obreros de Cuta Cancha se volverán a su comunidad seguramente.</text:p>
          </table:table-cell>
          <table:table-cell table:style-name="ce7" office:value-type="string" calcext:value-type="string">
            <text:p>Kuta Kancha runaakunaqa comunidaninmanchi kutikuyanqa.</text:p>
          </table:table-cell>
          <table:table-cell office:value-type="string" calcext:value-type="string">
            <text:p>AKH-390</text:p>
          </table:table-cell>
          <table:table-cell/>
        </table:table-row>
        <table:table-row table:style-name="ro1">
          <table:table-cell office:value-type="string" calcext:value-type="string">
            <text:p>Umankunachoomi yarpakachaykaayan.</text:p>
          </table:table-cell>
          <table:table-cell office:value-type="string" calcext:value-type="string">
            <text:p>Pensativos están.</text:p>
          </table:table-cell>
          <table:table-cell table:style-name="ce7" office:value-type="string" calcext:value-type="string">
            <text:p>Umankunachawmi yarpakachaykaayan.</text:p>
          </table:table-cell>
          <table:table-cell office:value-type="string" calcext:value-type="string">
            <text:p>AKH-391</text:p>
          </table:table-cell>
          <table:table-cell/>
        </table:table-row>
        <table:table-row table:style-name="ro2">
          <table:table-cell office:value-type="string" calcext:value-type="string">
            <text:p>Yanaqin tariq moosaakunapis itsachi aywakuyanqa Kuta Kanchapa; qowankunawanmi llakishqa parlapakuykaayan.</text:p>
          </table:table-cell>
          <table:table-cell office:value-type="string" calcext:value-type="string">
            <text:p>Quizá también mis mozas cutacanchinas que se unieron con obreros de otros pueblos se vayan hacia Cuta Cancha; con sus parejas hablan con tristeza.</text:p>
          </table:table-cell>
          <table:table-cell table:style-name="ce7" office:value-type="string" calcext:value-type="string">
            <text:p>Yanaqin tariq mawsaakunapis itsachi aywakuyanqa Kuta Kanchapa; quwankunawanmi llakishqa parlapakuykaayan.</text:p>
          </table:table-cell>
          <table:table-cell office:value-type="string" calcext:value-type="string">
            <text:p>AKH-392</text:p>
          </table:table-cell>
          <table:table-cell/>
        </table:table-row>
        <table:table-row table:style-name="ro2">
          <table:table-cell office:value-type="string" calcext:value-type="string">
            <text:p>Kananqa llapanpis hamapakuykaayan huchusqa wayikunallachoonam llakikuy kawayta yarpakachar, waray waraantin mana musyakuypaq parlar, punuy chaamonqanyaq.</text:p>
          </table:table-cell>
          <table:table-cell office:value-type="string" calcext:value-type="string">
            <text:p>Ahora todos descansan en las casas desarmadas hablando de los inciertos tiempos que les esperan mientras les llega el sueño.</text:p>
          </table:table-cell>
          <table:table-cell table:style-name="ce7" office:value-type="string" calcext:value-type="string">
            <text:p>Kananqa llapanpis hamapakuykaayan huchusqa wayikunallachawnam llakikuy kawayta yarpakachar, waray waraantin mana musyakuypaq parlar, punuy chaamunqanyaq.</text:p>
          </table:table-cell>
          <table:table-cell office:value-type="string" calcext:value-type="string">
            <text:p>AKH-393</text:p>
          </table:table-cell>
          <table:table-cell/>
        </table:table-row>
        <table:table-row table:style-name="ro1">
          <table:table-cell office:value-type="string" calcext:value-type="string">
            <text:p>Umankunam puriykan kay kaway patsachoo, hina punuy patsachoopis.</text:p>
          </table:table-cell>
          <table:table-cell office:value-type="string" calcext:value-type="string">
            <text:p>Sus mentes oscilan entre la verdad del mundo y del sueño.</text:p>
          </table:table-cell>
          <table:table-cell table:style-name="ce7" office:value-type="string" calcext:value-type="string">
            <text:p>Umankunam puriykan kay kaway patsachaw, hina punuy patsachawpis.</text:p>
          </table:table-cell>
          <table:table-cell office:value-type="string" calcext:value-type="string">
            <text:p>AKH-394</text:p>
          </table:table-cell>
          <table:table-cell/>
        </table:table-row>
        <table:table-row table:style-name="ro1">
          <table:table-cell office:value-type="string" calcext:value-type="string">
            <text:p>Hina noqapapis.</text:p>
          </table:table-cell>
          <table:table-cell office:value-type="string" calcext:value-type="string">
            <text:p>También mi mente. </text:p>
          </table:table-cell>
          <table:table-cell table:style-name="ce7" office:value-type="string" calcext:value-type="string">
            <text:p>Hina nuqapapis.</text:p>
          </table:table-cell>
          <table:table-cell office:value-type="string" calcext:value-type="string">
            <text:p>AKH-395</text:p>
          </table:table-cell>
          <table:table-cell/>
        </table:table-row>
        <table:table-row table:style-name="ro1">
          <table:table-cell office:value-type="string" calcext:value-type="string">
            <text:p>Wamayayllam campamentuchoo.</text:p>
          </table:table-cell>
          <table:table-cell office:value-type="string" calcext:value-type="string">
            <text:p>Desolación nomás hay en el campamento.</text:p>
          </table:table-cell>
          <table:table-cell table:style-name="ce7" office:value-type="string" calcext:value-type="string">
            <text:p>Wamayayllam campamentuchaw.</text:p>
          </table:table-cell>
          <table:table-cell office:value-type="string" calcext:value-type="string">
            <text:p>AKH-396</text:p>
          </table:table-cell>
          <table:table-cell/>
        </table:table-row>
        <table:table-row table:style-name="ro1">
          <table:table-cell office:value-type="string" calcext:value-type="string">
            <text:p>Wayikunapa perqanllam qatannaq, punkunnaq kakuykan.</text:p>
          </table:table-cell>
          <table:table-cell office:value-type="string" calcext:value-type="string">
            <text:p>Sólo quedan las paredes de las construcciones, sin techos ni puertas.</text:p>
          </table:table-cell>
          <table:table-cell table:style-name="ce7" office:value-type="string" calcext:value-type="string">
            <text:p>Wayikunapa perqanllam qatannaq, punkunnaq kakuykan.</text:p>
          </table:table-cell>
          <table:table-cell office:value-type="string" calcext:value-type="string">
            <text:p>AKH-397</text:p>
          </table:table-cell>
          <table:table-cell/>
        </table:table-row>
        <table:table-row table:style-name="ro2">
          <table:table-cell office:value-type="string" calcext:value-type="string">
            <text:p>Naanikunapa, ichukunapa wayikunapa purikachaq wayrachoomi wiyakun unaypita wanoq runakunapa waqaynin, parlakuynin.</text:p>
          </table:table-cell>
          <table:table-cell office:value-type="string" calcext:value-type="string">
            <text:p>En el viento que camina por las calles, por los escombros y los campos de ichus escucho el llanto y las voces de los muertos de tantas épocas.</text:p>
          </table:table-cell>
          <table:table-cell table:style-name="ce7" office:value-type="string" calcext:value-type="string">
            <text:p>Naanikunapa, ichukunapa wayikunapa purikachaq wayrachawmi wiyakun unaypita wanuq runakunapa waqaynin, parlakuynin.</text:p>
          </table:table-cell>
          <table:table-cell office:value-type="string" calcext:value-type="string">
            <text:p>AKH-398</text:p>
          </table:table-cell>
          <table:table-cell/>
        </table:table-row>
        <table:table-row table:style-name="ro1">
          <table:table-cell office:value-type="string" calcext:value-type="string">
            <text:p>Ukhu pachapitam qayakuykayaamun.</text:p>
          </table:table-cell>
          <table:table-cell office:value-type="string" calcext:value-type="string">
            <text:p>Del mundo de abajo escucho su llamado.</text:p>
          </table:table-cell>
          <table:table-cell table:style-name="ce7" office:value-type="string" calcext:value-type="string">
            <text:p>Ukhu pachapitam qayakuykayaamun.</text:p>
          </table:table-cell>
          <table:table-cell office:value-type="string" calcext:value-type="string">
            <text:p>AKH-399</text:p>
          </table:table-cell>
          <table:table-cell/>
        </table:table-row>
        <table:table-row table:style-name="ro2">
          <table:table-cell office:value-type="string" calcext:value-type="string">
            <text:p>Haaninkuna allaapachi llakinqa llapan runakuna aywakuyaptin; yupinta ashirchi purillaayanqa witsaarir uraarir.</text:p>
          </table:table-cell>
          <table:table-cell office:value-type="string" calcext:value-type="string">
            <text:p>Sus almas llorarán cuando se vaya la gente; buscando sus huellas caminarán subiendo y bajando por los caminos.</text:p>
          </table:table-cell>
          <table:table-cell table:style-name="ce7" office:value-type="string" calcext:value-type="string">
            <text:p>Haaninkuna allaapachi llakinqa llapan runakuna aywakuyaptin; yupinta ashirchi purillaayanqa witsaarir uraarir.</text:p>
          </table:table-cell>
          <table:table-cell office:value-type="string" calcext:value-type="string">
            <text:p>AKH-400</text:p>
          </table:table-cell>
          <table:table-cell/>
        </table:table-row>
        <table:table-row table:style-name="ro1">
          <table:table-cell office:value-type="string" calcext:value-type="string">
            <text:p>Kay patsachooqa llakishqam kaykaayaa llapaakunapis, hirkakunapis runakunapis.</text:p>
          </table:table-cell>
          <table:table-cell office:value-type="string" calcext:value-type="string">
            <text:p>En el mundo de aquí estamos tristes todos, montañas y hombres.</text:p>
          </table:table-cell>
          <table:table-cell table:style-name="ce7" office:value-type="string" calcext:value-type="string">
            <text:p>Kay patsachawqa llakishqam kaykaayaa llapaakunapis, hirkakunapis runakunapis.</text:p>
          </table:table-cell>
          <table:table-cell office:value-type="string" calcext:value-type="string">
            <text:p>AKH-401</text:p>
          </table:table-cell>
          <table:table-cell/>
        </table:table-row>
        <table:table-row table:style-name="ro1">
          <table:table-cell office:value-type="string" calcext:value-type="string">
            <text:p>Hanaq patsachoopis llakikuychi kan.</text:p>
          </table:table-cell>
          <table:table-cell office:value-type="string" calcext:value-type="string">
            <text:p>En el mundo de arriba también habrá tristeza seguro.</text:p>
          </table:table-cell>
          <table:table-cell table:style-name="ce7" office:value-type="string" calcext:value-type="string">
            <text:p>Hanaq patsachawpis llakikuychi kan.</text:p>
          </table:table-cell>
          <table:table-cell office:value-type="string" calcext:value-type="string">
            <text:p>AKH-402</text:p>
          </table:table-cell>
          <table:table-cell/>
        </table:table-row>
        <table:table-row table:style-name="ro36">
          <table:table-cell office:value-type="string" calcext:value-type="string">
            <text:p>Yana pukutaymi tsaparan Mama Killata, hatun Apu Taytakunata, Alpamaayuta, Yerupahaata, Waskaranta.</text:p>
          </table:table-cell>
          <table:table-cell office:value-type="string" calcext:value-type="string">
            <text:p>Nubes negras cubren a la Madre Luna a los apus dioses mayores; el Alpamayo, el Yerupajá, al Huascarán.</text:p>
          </table:table-cell>
          <table:table-cell table:style-name="ce7" office:value-type="string" calcext:value-type="string">
            <text:p>Yana pukutaymi tsaparan Mama Killata, hatun Apu Taytakunata, Alpamaayuta, Yerupahaata, Waskaranta.</text:p>
          </table:table-cell>
          <table:table-cell office:value-type="string" calcext:value-type="string">
            <text:p>AKH-403</text:p>
          </table:table-cell>
          <table:table-cell/>
        </table:table-row>
        <table:table-row table:style-name="ro1">
          <table:table-cell office:value-type="string" calcext:value-type="string">
            <text:p>Tayta Katekiillapis, Tayta Libiaqpis manataq illapankunata parlatsimushqatsu.</text:p>
          </table:table-cell>
          <table:table-cell office:value-type="string" calcext:value-type="string">
            <text:p>Tampoco el dios Katekilla, el dios Libiaq han hecho hablar sus rayos. </text:p>
          </table:table-cell>
          <table:table-cell table:style-name="ce7" office:value-type="string" calcext:value-type="string">
            <text:p>Tayta Katekiillapis, Tayta Libiaqpis manataq illapankunata parlatsimushqatsu.</text:p>
          </table:table-cell>
          <table:table-cell office:value-type="string" calcext:value-type="string">
            <text:p>AKH-404</text:p>
          </table:table-cell>
          <table:table-cell/>
        </table:table-row>
        <table:table-row table:style-name="ro2">
          <table:table-cell office:value-type="string" calcext:value-type="string">
            <text:p>Mukillaapis llakikuywan wanushqam hitaraykan huk machaychoo, cascunwan, atsikyaynin upishqa, qaqllallanpis mineralpa pichushqa.</text:p>
          </table:table-cell>
          <table:table-cell office:value-type="string" calcext:value-type="string">
            <text:p>Mi Muki yace muerto de pena y está botadito con su casco, su lamparita y sus ropas manchadas de minero en uno de los socavones.</text:p>
          </table:table-cell>
          <table:table-cell table:style-name="ce7" office:value-type="string" calcext:value-type="string">
            <text:p>Mukillaapis llakikuywan wanushqam hitaraykan huk machaychaw, cascunwan, atsikyaynin upishqa, qaqllallanpis mineralpa pichushqa.</text:p>
          </table:table-cell>
          <table:table-cell office:value-type="string" calcext:value-type="string">
            <text:p>AKH-405</text:p>
          </table:table-cell>
          <table:table-cell/>
        </table:table-row>
        <table:table-row table:style-name="ro2">
          <table:table-cell office:value-type="string" calcext:value-type="string">
            <text:p>Barrosu Toruupis ichukunachoomi hitaraykan wanuyta shuyar, chipapaq nawillankunapis ichikllapayanmi ampikuraykan.</text:p>
          </table:table-cell>
          <table:table-cell office:value-type="string" calcext:value-type="string">
            <text:p>También mi toro barroso yace agonizante entre los ichus, en sus ojos está apagándose la luz poco a poco.</text:p>
          </table:table-cell>
          <table:table-cell table:style-name="ce7" office:value-type="string" calcext:value-type="string">
            <text:p>Barrosu Toruupis ichukunachawmi hitaraykan wanuyta shuyar, chipapaq nawillankunapis ichikllapayanmi ampikuraykan.</text:p>
          </table:table-cell>
          <table:table-cell office:value-type="string" calcext:value-type="string">
            <text:p>AKH-406</text:p>
          </table:table-cell>
          <table:table-cell/>
        </table:table-row>
        <table:table-row table:style-name="ro1">
          <table:table-cell office:value-type="string" calcext:value-type="string">
            <text:p>Tsaymi allaapa kushitsiyaaman Tayta Amaru kachamunqan wishikuna.</text:p>
          </table:table-cell>
          <table:table-cell office:value-type="string" calcext:value-type="string">
            <text:p>Por eso nos causan gran alegría esos becerritos que ha enviado el padre Amaru.</text:p>
          </table:table-cell>
          <table:table-cell table:style-name="ce7" office:value-type="string" calcext:value-type="string">
            <text:p>Tsaymi allaapa kushitsiyaaman Tayta Amaru kachamunqan wishikuna.</text:p>
          </table:table-cell>
          <table:table-cell office:value-type="string" calcext:value-type="string">
            <text:p>AKH-407</text:p>
          </table:table-cell>
          <table:table-cell/>
        </table:table-row>
        <table:table-row table:style-name="ro1">
          <table:table-cell office:value-type="string" calcext:value-type="string">
            <text:p>Qanchismi kayan, turmanyaypa tukuy color rikayninnoo.</text:p>
          </table:table-cell>
          <table:table-cell office:value-type="string" calcext:value-type="string">
            <text:p>Son siete, como los colores del arco iris.</text:p>
          </table:table-cell>
          <table:table-cell table:style-name="ce7" office:value-type="string" calcext:value-type="string">
            <text:p>Qanchismi kayan, turmanyaypa tukuy color rikayninnaw.</text:p>
          </table:table-cell>
          <table:table-cell office:value-type="string" calcext:value-type="string">
            <text:p>AKH-408</text:p>
          </table:table-cell>
          <table:table-cell/>
        </table:table-row>
        <table:table-row table:style-name="ro2">
          <table:table-cell office:value-type="string" calcext:value-type="string">
            <text:p>Imanoomi pukllapaanakur pampakunapa ayqikachaykuyan, Qanchis Qochapeq yeekuriryan, yarqaramuryan.</text:p>
          </table:table-cell>
          <table:table-cell office:value-type="string" calcext:value-type="string">
            <text:p>Cómo corretean jugando por las pampas, saliendo y entrando de Qanchis Qocha.</text:p>
          </table:table-cell>
          <table:table-cell table:style-name="ce7" office:value-type="string" calcext:value-type="string">
            <text:p>Imanawmi pukllapaanakur pampakunapa ayqikachaykuyan, Qanchis Quchapiq yaykuriryan, yarqaramuryan.</text:p>
          </table:table-cell>
          <table:table-cell office:value-type="string" calcext:value-type="string">
            <text:p>AKH-409</text:p>
          </table:table-cell>
          <table:table-cell/>
        </table:table-row>
        <table:table-row table:style-name="ro1">
          <table:table-cell office:value-type="string" calcext:value-type="string">
            <text:p>Hatun Mama Killapis pukutaykunata witiratsirmi sellaama shanshakaykaamun.</text:p>
          </table:table-cell>
          <table:table-cell office:value-type="string" calcext:value-type="string">
            <text:p>Ahora, hasta la madre Luna despejando las nubes resplandece con fuerza.</text:p>
          </table:table-cell>
          <table:table-cell table:style-name="ce7" office:value-type="string" calcext:value-type="string">
            <text:p>Hatun Mama Killapis pukutaykunata witiratsirmi sellaama shanshakaykaamun.</text:p>
          </table:table-cell>
          <table:table-cell office:value-type="string" calcext:value-type="string">
            <text:p>AKH-410</text:p>
          </table:table-cell>
          <table:table-cell/>
        </table:table-row>
        <table:table-row table:style-name="ro1">
          <table:table-cell office:value-type="string" calcext:value-type="string">
            <text:p>Llapaa Apukunam rikaraykayaa.</text:p>
          </table:table-cell>
          <table:table-cell office:value-type="string" calcext:value-type="string">
            <text:p>Todos los apus estamos viendo.</text:p>
          </table:table-cell>
          <table:table-cell table:style-name="ce7" office:value-type="string" calcext:value-type="string">
            <text:p>Llapaa Apukunam rikaraykayaa.</text:p>
          </table:table-cell>
          <table:table-cell office:value-type="string" calcext:value-type="string">
            <text:p>AKH-411</text:p>
          </table:table-cell>
          <table:table-cell/>
        </table:table-row>
        <table:table-row table:style-name="ro4">
          <table:table-cell office:value-type="string" calcext:value-type="string">
            <text:p>Runakunapis warmikunapis, tukuy markakunapita kashpa ayllukarkur, wamrankunata hanchasqam rikaraykaayan kushishqa, imanoo illakuna pukllaypa patsatapis chakinwan ashpiqta.</text:p>
          </table:table-cell>
          <table:table-cell office:value-type="string" calcext:value-type="string">
            <text:p>También los hombres y mujeres, reunidos como un solo ayllu a pesar de proceder de pueblos diferentes, cogidos a sus hijos están mirando alegres cómo juegan y arañan la tierra con sus cascos.</text:p>
          </table:table-cell>
          <table:table-cell table:style-name="ce7" office:value-type="string" calcext:value-type="string">
            <text:p>Runakunapis warmikunapis, tukuy markakunapita kashpa ayllukarkur, wamrankunata hanchasqam rikaraykaayan kushishqa, imanaw illakuna pukllaypa patsatapis chakinwan ashpiqta.</text:p>
          </table:table-cell>
          <table:table-cell office:value-type="string" calcext:value-type="string">
            <text:p>AKH-412</text:p>
          </table:table-cell>
          <table:table-cell/>
        </table:table-row>
        <table:table-row table:style-name="ro1">
          <table:table-cell office:value-type="string" calcext:value-type="string">
            <text:p>Tsay wishikuna illam kayan; imaykapis miratsiqkuna.</text:p>
          </table:table-cell>
          <table:table-cell office:value-type="string" calcext:value-type="string">
            <text:p>Esos becerritos son illas; seres generadores de riqueza. </text:p>
          </table:table-cell>
          <table:table-cell table:style-name="ce7" office:value-type="string" calcext:value-type="string">
            <text:p>Tsay wishikuna illam kayan; imaykapis miratsiqkuna.</text:p>
          </table:table-cell>
          <table:table-cell office:value-type="string" calcext:value-type="string">
            <text:p>AKH-413</text:p>
          </table:table-cell>
          <table:table-cell/>
        </table:table-row>
        <table:table-row table:style-name="ro1">
          <table:table-cell office:value-type="string" calcext:value-type="string">
            <text:p>Waatatapis, mikuytapis, imaykatapis miratsiyanmi paykunaqa.</text:p>
          </table:table-cell>
          <table:table-cell office:value-type="string" calcext:value-type="string">
            <text:p>Ellos hacen que abunde el ganado, la comida, todo lo que el hombre necesita.</text:p>
          </table:table-cell>
          <table:table-cell table:style-name="ce7" office:value-type="string" calcext:value-type="string">
            <text:p>Waatatapis, mikuytapis, imaykatapis miratsiyanmi paykunaqa.</text:p>
          </table:table-cell>
          <table:table-cell office:value-type="string" calcext:value-type="string">
            <text:p>AKH-414</text:p>
          </table:table-cell>
          <table:table-cell/>
        </table:table-row>
        <table:table-row table:style-name="ro1">
          <table:table-cell office:value-type="string" calcext:value-type="string">
            <text:p>Illa rikaq runakunapaqa allaapam imankunapis miraykun.</text:p>
          </table:table-cell>
          <table:table-cell office:value-type="string" calcext:value-type="string">
            <text:p>De las personas que ven illas mucho aumentas sus cosas.</text:p>
          </table:table-cell>
          <table:table-cell table:style-name="ce7" office:value-type="string" calcext:value-type="string">
            <text:p>Illa rikaq runakunapaqa allaapam imankunapis miraykun.</text:p>
          </table:table-cell>
          <table:table-cell office:value-type="string" calcext:value-type="string">
            <text:p>AKH-415</text:p>
          </table:table-cell>
          <table:table-cell/>
        </table:table-row>
        <table:table-row table:style-name="ro1">
          <table:table-cell office:value-type="string" calcext:value-type="string">
            <text:p>Huk awkishmi illakunata rikaarir niykan: <text:s text:c="2"/>“Illakuna kushikuytam apayaamushqa.</text:p>
          </table:table-cell>
          <table:table-cell office:value-type="string" calcext:value-type="string">
            <text:p>Un anciano dice mientras los mira: “Esos illas nos han traído alegría. </text:p>
          </table:table-cell>
          <table:table-cell table:style-name="ce7" office:value-type="string" calcext:value-type="string">
            <text:p>Huk awkishmi illakunata rikaarir niykan: <text:s text:c="2"/>“Illakuna kushikuytam apayaamushqa.</text:p>
          </table:table-cell>
          <table:table-cell office:value-type="string" calcext:value-type="string">
            <text:p>AKH-416</text:p>
          </table:table-cell>
          <table:table-cell/>
        </table:table-row>
        <table:table-row table:style-name="ro4">
          <table:table-cell office:value-type="string" calcext:value-type="string">
            <text:p>Amash aywakushuntsu, manash llapantsu ushakashqa noqantsikpaq nikaamantsikmi; qellayllatsu, imaykapis kaychoo kanraqshi shumaq ayllukarkur uryaptintsikqa; kanan rikaatsimaashunmi tsaychoo uryar tarinapaq; alliq rikaarishun musyanantsikpaq”.</text:p>
          </table:table-cell>
          <table:table-cell office:value-type="string" calcext:value-type="string">
            <text:p>Han venido a decirnos que no nos marchemos, que no todo se ha acabado para nosotros; que no sólo plata queda en estos lugares; que todavía hay otras riquezas si trabajamos uniéndonos y con alegría; que nos han de mostrar para encontrarlos trabajando. Miremos atentamente para saberlo”.</text:p>
          </table:table-cell>
          <table:table-cell table:style-name="ce7" office:value-type="string" calcext:value-type="string">
            <text:p>Amash aywakushuntsu, manash llapantsu ushakashqa nuqantsikpaq nikaamantsikmi; qillayllatsu, imaykapis kaychaw kanraqshi shumaq ayllukarkur uryaptintsikqa; kanan rikaatsimaashunmi tsaychaw uryar tarinapaq; alliq rikaarishun musyanantsikpaq”.</text:p>
          </table:table-cell>
          <table:table-cell office:value-type="string" calcext:value-type="string">
            <text:p>AKH-417</text:p>
          </table:table-cell>
          <table:table-cell/>
        </table:table-row>
        <table:table-row table:style-name="ro1">
          <table:table-cell office:value-type="string" calcext:value-type="string">
            <text:p>Nuqapis niimi: razonpam tsay awkin ninqan.</text:p>
          </table:table-cell>
          <table:table-cell office:value-type="string" calcext:value-type="string">
            <text:p>Y yo también digo que es cierto lo que dice el anciano. </text:p>
          </table:table-cell>
          <table:table-cell table:style-name="ce7" office:value-type="string" calcext:value-type="string">
            <text:p>Nuqapis niimi: razonpam tsay awkin ninqan.</text:p>
          </table:table-cell>
          <table:table-cell office:value-type="string" calcext:value-type="string">
            <text:p>AKH-418</text:p>
          </table:table-cell>
          <table:table-cell/>
        </table:table-row>
        <table:table-row table:style-name="ro1">
          <table:table-cell office:value-type="string" calcext:value-type="string">
            <text:p>Mana pukutaypis kanqanpitam tayta Katekillapis tillapyaratsimushqa illapanta.</text:p>
          </table:table-cell>
          <table:table-cell office:value-type="string" calcext:value-type="string">
            <text:p>De un cielo sin nubes, el dios Katekilla ha hecho brillar su relámpago.</text:p>
          </table:table-cell>
          <table:table-cell table:style-name="ce7" office:value-type="string" calcext:value-type="string">
            <text:p>Mana pukutaypis kanqanpitam tayta Katekillapis tillapyaratsimushqa illapanta.</text:p>
          </table:table-cell>
          <table:table-cell office:value-type="string" calcext:value-type="string">
            <text:p>AKH-419</text:p>
          </table:table-cell>
          <table:table-cell/>
        </table:table-row>
        <table:table-row table:style-name="ro1">
          <table:table-cell office:value-type="string" calcext:value-type="string">
            <text:p>Kanannam tsay qanchis illakuna rakikaykaayan.</text:p>
          </table:table-cell>
          <table:table-cell office:value-type="string" calcext:value-type="string">
            <text:p>Ahora se separan las siete illas.</text:p>
          </table:table-cell>
          <table:table-cell table:style-name="ce7" office:value-type="string" calcext:value-type="string">
            <text:p>Kanannam tsay qanchis illakuna rakikaykaayan.</text:p>
          </table:table-cell>
          <table:table-cell office:value-type="string" calcext:value-type="string">
            <text:p>AKH-420</text:p>
          </table:table-cell>
          <table:table-cell/>
        </table:table-row>
        <table:table-row table:style-name="ro1">
          <table:table-cell office:value-type="string" calcext:value-type="string">
            <text:p>Itsachi rikatsikuyanqa maychoo qellay kanqanta, imapis runakunapaq kanqanta.</text:p>
          </table:table-cell>
          <table:table-cell office:value-type="string" calcext:value-type="string">
            <text:p>Quizás les muestren dónde hay plata, dónde hay riquezas.</text:p>
          </table:table-cell>
          <table:table-cell table:style-name="ce7" office:value-type="string" calcext:value-type="string">
            <text:p>Itsachi rikatsikuyanqa maychaw qillay kanqanta, imapis runakunapaq kanqanta.</text:p>
          </table:table-cell>
          <table:table-cell office:value-type="string" calcext:value-type="string">
            <text:p>AKH-421</text:p>
          </table:table-cell>
          <table:table-cell/>
        </table:table-row>
        <table:table-row table:style-name="ro2">
          <table:table-cell office:value-type="string" calcext:value-type="string">
            <text:p>Pintikachaypa, pintikacharmi hukllayllapayan aywaykaayan; pero alli rikaypaqa aywaykaayan uryaymannoomi, imapis rurapakuymannoomi.</text:p>
          </table:table-cell>
          <table:table-cell office:value-type="string" calcext:value-type="string">
            <text:p>Avanzan uno por uno como jugueteando, alegres; pero en verdad, viendo bien, avanzan como a trabajar, como a cumplir una faena.</text:p>
          </table:table-cell>
          <table:table-cell table:style-name="ce7" office:value-type="string" calcext:value-type="string">
            <text:p>Pintikachaypa, pintikacharmi hukllayllapayan aywaykaayan; pero alli rikaypaqa aywaykaayan uryaymannawmi, imapis rurapakuymannawmi.</text:p>
          </table:table-cell>
          <table:table-cell office:value-type="string" calcext:value-type="string">
            <text:p>AKH-422</text:p>
          </table:table-cell>
          <table:table-cell/>
        </table:table-row>
        <table:table-row table:style-name="ro8">
          <table:table-cell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oqta kaqmi Tayta Alpamayuman witsaykan, qanchis kaqqa kikin Qanchis Qochamanmi kutiykan.</text:p>
          </table:table-cell>
          <table:table-cell office:value-type="string" calcext:value-type="string">
            <text:p>Uno está juntándose a los ganados de los cutacanchinos; el segundo se dirige por las aguas del Tampu; el tercero avanza a las tumbas de los muertos, el cuarto camina hacia los sembríos de los cutacanchinos, el quinto desciende hacia la hidroeléctrica arañando la montaña de relave, el sexto sube a las alturas del Apu Alpamayo, el séptimo está retornando a las aguas de Qanchis Qocha.</text:p>
          </table:table-cell>
          <table:table-cell table:style-name="ce7"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uqta kaqmi Tayta Alpamayuman witsaykan, qanchis kaqqa kikin Qanchis Quchamanmi kutiykan.</text:p>
          </table:table-cell>
          <table:table-cell office:value-type="string" calcext:value-type="string">
            <text:p>AKH-423</text:p>
          </table:table-cell>
          <table:table-cell/>
        </table:table-row>
        <table:table-row table:style-name="ro5">
          <table:table-cell office:value-type="string" calcext:value-type="string">
            <text:p>Hanaq pachapeqpis, kay pachapeqpis, ukhu pachapeqpis, Apukunapis, runakunapis kushishqam rikaraykaayan illakuna mayman aywaqta.</text:p>
          </table:table-cell>
          <table:table-cell office:value-type="string" calcext:value-type="string">
            <text:p>Del hanaq pacha, el mundo de arriba, del kay pacha, el mundo de aquí, del ukhu pacha el mundo de abajo, miran cómo avanzan los illas hacía su faena elegida.</text:p>
          </table:table-cell>
          <table:table-cell table:style-name="ce7" office:value-type="string" calcext:value-type="string">
            <text:p>Hanaq pachapiqpis, kay pachapiqpis, ukhu pachapiqpis, Apukunapis, runakunapis kushishqam rikaraykaayan illakuna mayman aywaqta.</text:p>
          </table:table-cell>
          <table:table-cell office:value-type="string" calcext:value-type="string">
            <text:p>AKH-424</text:p>
          </table:table-cell>
          <table:table-cell/>
        </table:table-row>
        <table:table-row table:style-name="ro5">
          <table:table-cell office:value-type="string" calcext:value-type="string">
            <text:p>Paykunapa naaninpam aywaykaayan Kuta Kanchakuna, minero runakuna warminkunawan, wamrankunawan; hina allí shunqu wanuqkunapa haaninkunapis.</text:p>
          </table:table-cell>
          <table:table-cell office:value-type="string" calcext:value-type="string">
            <text:p>Hacia ellos avanzan los cutacanchinos, los obreros de la mina, con sus esposas y sus hijos, también las almas de todos los que vinieron con su buen corazón.</text:p>
          </table:table-cell>
          <table:table-cell table:style-name="ce7" office:value-type="string" calcext:value-type="string">
            <text:p>Paykunapa naaninpam aywaykaayan Kuta Kanchakuna, minero runakuna warminkunawan, wamrankunawan; hina allí shunqu wanuqkunapa haaninkunapis.</text:p>
          </table:table-cell>
          <table:table-cell office:value-type="string" calcext:value-type="string">
            <text:p>AKH-425</text:p>
          </table:table-cell>
          <table:table-cell/>
        </table:table-row>
        <table:table-row table:style-name="ro5">
          <table:table-cell office:value-type="string" calcext:value-type="string">
            <text:p>Noqapis yapaychi qellayniita pashtatsimushaq patsa rurinpeq mushuq vetakuna yurinanpaq.</text:p>
          </table:table-cell>
          <table:table-cell office:value-type="string" calcext:value-type="string">
            <text:p>También yo haré que mi plata aflore otra vez desde las profundidades de la tierra para que se formen nuevas vetas de plata pura.</text:p>
          </table:table-cell>
          <table:table-cell table:style-name="ce7" office:value-type="string" calcext:value-type="string">
            <text:p>Nuqapis yapaychi qillayniita pashtatsimushaq patsa rurinpiq mushuq vetakuna yurinanpaq.</text:p>
          </table:table-cell>
          <table:table-cell office:value-type="string" calcext:value-type="string">
            <text:p>AKH-426</text:p>
          </table:table-cell>
          <table:table-cell/>
        </table:table-row>
        <table:table-row table:style-name="ro5">
          <table:table-cell office:value-type="string" calcext:value-type="string">
            <text:p>Tsaynoo kananpaq, niimi shunqunkunaman, qarayniikunam churayaamunayki Mama Patsapaq, llapan hirka apukunapaq, Qanchis Qochapaq, wanushqaakunapa haaninpaq.</text:p>
          </table:table-cell>
          <table:table-cell office:value-type="string" calcext:value-type="string">
            <text:p>Para que eso ocurra, mi condición será, les transmito a sus corazones, que nos ofrenden primero a la madre tierra, a todos los apus montañas, al Qanchis Qocha, a las almas de los muertos.</text:p>
          </table:table-cell>
          <table:table-cell table:style-name="ce7" office:value-type="string" calcext:value-type="string">
            <text:p>Tsaynaw kananpaq, niimi shunqunkunaman, qarayniikunam churayaamunayki Mama Patsapaq, llapan hirka apukunapaq, Qanchis Quchapaq, wanushqaakunapa haaninpaq.</text:p>
          </table:table-cell>
          <table:table-cell office:value-type="string" calcext:value-type="string">
            <text:p>AKH-427</text:p>
          </table:table-cell>
          <table:table-cell/>
        </table:table-row>
        <table:table-row table:style-name="ro1">
          <table:table-cell office:value-type="string" calcext:value-type="string">
            <text:p>Tsayman hina rakchataayaanaykitsu ni patsata ni wayrata ni yakuta.</text:p>
          </table:table-cell>
          <table:table-cell office:value-type="string" calcext:value-type="string">
            <text:p>Y mi condición será también que no contaminen ni el aire ni el agua ni la tierra.</text:p>
          </table:table-cell>
          <table:table-cell table:style-name="ce7" office:value-type="string" calcext:value-type="string">
            <text:p>Tsayman hina rakchataayaanaykitsu ni patsata ni wayrata ni yakuta.</text:p>
          </table:table-cell>
          <table:table-cell office:value-type="string" calcext:value-type="string">
            <text:p>AKH-428</text:p>
          </table:table-cell>
          <table:table-cell/>
        </table:table-row>
        <table:table-row table:style-name="ro2">
          <table:table-cell office:value-type="string" calcext:value-type="string">
            <text:p>Huk rukulla runa, llapan yanaqinkunawan yarpakachaariykur, niykaamun: “Kaayiykaayaqmi, tayta Kolki Hirka, llapallan kuyay apukuna.</text:p>
          </table:table-cell>
          <table:table-cell office:value-type="string" calcext:value-type="string">
            <text:p>Otro de los mayores, luego de reflexionar con los demás, dice al fin: “Estamos entendiendo, tayta Kolki Hirka, amados apus.</text:p>
          </table:table-cell>
          <table:table-cell table:style-name="ce7" office:value-type="string" calcext:value-type="string">
            <text:p>Huk rukulla runa, llapan yanaqinkunawan yarpakachaariykur, niykaamun: “Kaayiykaayaqmi, tayta Kolki Hirka, llapallan kuyay apukuna.</text:p>
          </table:table-cell>
          <table:table-cell office:value-type="string" calcext:value-type="string">
            <text:p>AKH-429</text:p>
          </table:table-cell>
          <table:table-cell/>
        </table:table-row>
        <table:table-row table:style-name="ro1">
          <table:table-cell office:value-type="string" calcext:value-type="string">
            <text:p>Kuyayaanaa, rispitayaanaa, taapayaanaa llapan Mama Pachata.</text:p>
          </table:table-cell>
          <table:table-cell office:value-type="string" calcext:value-type="string">
            <text:p>Tenemos que amar, respetar y cuidar a la Pacha Mama toda. </text:p>
          </table:table-cell>
          <table:table-cell table:style-name="ce7" office:value-type="string" calcext:value-type="string">
            <text:p>Kuyayaanaa, rispitayaanaa, taapayaanaa llapan Mama Pachata.</text:p>
          </table:table-cell>
          <table:table-cell office:value-type="string" calcext:value-type="string">
            <text:p>AKH-430</text:p>
          </table:table-cell>
          <table:table-cell/>
        </table:table-row>
        <table:table-row table:style-name="ro1">
          <table:table-cell office:value-type="string" calcext:value-type="string">
            <text:p>Tsaynoopalla kaway alli kaway kananpaq.</text:p>
          </table:table-cell>
          <table:table-cell office:value-type="string" calcext:value-type="string">
            <text:p>Que solo de ese modo la vida será vida plena.</text:p>
          </table:table-cell>
          <table:table-cell table:style-name="ce7" office:value-type="string" calcext:value-type="string">
            <text:p>Tsaynawpalla kaway alli kaway kananpaq.</text:p>
          </table:table-cell>
          <table:table-cell office:value-type="string" calcext:value-type="string">
            <text:p>AKH-431</text:p>
          </table:table-cell>
          <table:table-cell/>
        </table:table-row>
        <table:table-row table:style-name="ro2">
          <table:table-cell office:value-type="string" calcext:value-type="string">
            <text:p>Tukuy runakuna yapay chaamuptinqa hina, yachatsiyaashaqmi imanoo kaway kananta, alli kaway hatun yachakuyta.”</text:p>
          </table:table-cell>
          <table:table-cell office:value-type="string" calcext:value-type="string">
            <text:p>Y si llegaran diversas gentes nuevamente, hemos de enseñarles cómo tiene que ser la vida, el supremo principio del buen vivir”.</text:p>
          </table:table-cell>
          <table:table-cell table:style-name="ce7" office:value-type="string" calcext:value-type="string">
            <text:p>Tukuy runakuna yapay chaamuptinqa hina, yachatsiyaashaqmi imanaw kaway kananta, alli kaway hatun yachakuyta.”</text:p>
          </table:table-cell>
          <table:table-cell office:value-type="string" calcext:value-type="string">
            <text:p>AKH-432</text:p>
          </table:table-cell>
          <table:table-cell/>
        </table:table-row>
        <table:table-row table:style-name="ro2">
          <table:table-cell office:value-type="string" calcext:value-type="string">
            <text:p>Tsaynoo kaptinqa barrosu torukuna, llullu mukikuna shayaamonqachi hina imaykatapis llapan runakuna kushikuyninpaq apakurkur.</text:p>
          </table:table-cell>
          <table:table-cell office:value-type="string" calcext:value-type="string">
            <text:p>Y si es así, pronto vendrán nuevos toros barrosos y muquis tiernos para regalar abundancia y alegría a todos los runas.</text:p>
          </table:table-cell>
          <table:table-cell table:style-name="ce7" office:value-type="string" calcext:value-type="string">
            <text:p>Tsaynaw kaptinqa barrosu torukuna, llullu mukikuna shayaamonqachi hina imaykatapis llapan runakuna kushikuyninpaq apakurkur.</text:p>
          </table:table-cell>
          <table:table-cell office:value-type="string" calcext:value-type="string">
            <text:p>AKH-433</text:p>
          </table:table-cell>
          <table:table-cell/>
        </table:table-row>
        <table:table-row table:style-name="ro1">
          <table:table-cell office:value-type="string" calcext:value-type="string">
            <text:p>Imachi hina Tayta Amarupis kutimunqa.</text:p>
          </table:table-cell>
          <table:table-cell office:value-type="string" calcext:value-type="string">
            <text:p>Y quizás también retorne el dios Amaru.</text:p>
          </table:table-cell>
          <table:table-cell table:style-name="ce7" office:value-type="string" calcext:value-type="string">
            <text:p>Imachi hina Tayta Amarupis kutimunqa.</text:p>
          </table:table-cell>
          <table:table-cell office:value-type="string" calcext:value-type="string">
            <text:p>AKH-434</text:p>
          </table:table-cell>
          <table:table-cell/>
        </table:table-row>
        <table:table-row table:style-name="ro2">
          <table:table-cell office:value-type="string" calcext:value-type="string">
            <text:p>Tsay imayka kallpayuq kuru kayninwan kananqa Qanchis Qocha rurinchoo allipam kuyuykaamun.</text:p>
          </table:table-cell>
          <table:table-cell office:value-type="string" calcext:value-type="string">
            <text:p>Esta vez sí está moviendo verdaderamente su ser de serpiente poderosa en las profundidades del Qanchis Qocha, la gran laguna de siete colores.</text:p>
          </table:table-cell>
          <table:table-cell table:style-name="ce7" office:value-type="string" calcext:value-type="string">
            <text:p>Tsay imayka kallpayuq kuru kayninwan kananqa Qanchis Qucha rurinchaw allipam kuyuykaamun.</text:p>
          </table:table-cell>
          <table:table-cell office:value-type="string" calcext:value-type="string">
            <text:p>AKH-435</text:p>
          </table:table-cell>
          <table:table-cell/>
        </table:table-row>
        <table:table-row table:style-name="ro1" table:number-rows-repeated="104813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4:18:09.306476337</meta:creation-date>
    <dc:date>2024-01-23T22:25:08.123195451</dc:date>
    <meta:editing-duration>P4DT13H48M25S</meta:editing-duration>
    <meta:editing-cycles>52</meta:editing-cycles>
    <meta:generator>LibreOffice/7.3.7.2$Linux_X86_64 LibreOffice_project/30$Build-2</meta:generator>
    <meta:document-statistic meta:table-count="1" meta:cell-count="1754" meta:object-count="0"/>
  </office:meta>
</office:document-meta>
</file>